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2">
          <table:table-cell office:value-type="string">
            <text:p>tale_id</text:p>
          </table:table-cell>
          <table:table-cell office:value-type="string">
            <text:p>episode_id</text:p>
          </table:table-cell>
          <table:table-cell office:value-type="string">
            <text:p>sentence</text:p>
          </table:table-cell>
          <table:table-cell office:value-type="string">
            <text:p>num_words</text:p>
          </table:table-cell>
          <table:table-cell office:value-type="string">
            <text:p>num_clauses</text:p>
          </table:table-cell>
          <table:table-cell office:value-type="string">
            <text:p>dep_distance</text:p>
          </table:table-cell>
          <table:table-cell office:value-type="string">
            <text:p>Eventfulness</text:p>
          </table:table-cell>
          <table:table-cell office:value-type="string">
            <text:p>I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Cuentan que en un tiempo muy lejano el rey decidiÃ³ pasear por sus dominios, que incluÃ­an una pequeÃ±a aldea en la que vivÃ­a un molinero junto con su bella hija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0.25">
            <text:p>0.25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Al interesarse el rey por ella, el molinero mintiÃ³ para darse importancia: "AdemÃ¡s de bonita, es capaz de convertir la paja en oro hilÃ¡ndola con una rueca."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  <table:table-cell office:value-type="float" office:value="0.25">
            <text:p>0.25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El rey, francamente contento con dicha cualidad de la muchacha, no lo dudÃ³ un instante y la llevÃ³ con Ã©l a palacio.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0.25">
            <text:p>0.2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a vez en el castillo, el rey ordenÃ³ que condujesen a la hija del molinero a una habitaciÃ³n repleta de paja, donde habÃ­a tambiÃ©n una rueca: "Tienes hasta el alba para demostrarme que tu padre decÃ­a la verdad y convertir esta paja en oro.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0.333333333333333">
            <text:p>0.33</text:p>
          </table:table-cell>
          <table:table-cell office:value-type="float" office:value="265.333333333333">
            <text:p>265.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e lo contrario, serÃ¡s desterrada."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333333333333333">
            <text:p>0.33</text:p>
          </table:table-cell>
          <table:table-cell office:value-type="float" office:value="9.33333333333333">
            <text:p>9.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a pobre niÃ±a llorÃ³ desconsolada, pero he aquÃ­ que apareciÃ³ un estrafalario enano que le ofreciÃ³ hilar la paja en oro a cambio de su collar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0.333333333333333">
            <text:p>0.33</text:p>
          </table:table-cell>
          <table:table-cell office:value-type="float" office:value="75.3333333333333">
            <text:p>75.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a hija del molinero le entregÃ³ la joya y... zis-zas, zis-zas, el enano hilaba la paja que se iba convirtiendo en oro en las canillas, hasta que no quedÃ³ ni una brizna de paja y la habitaciÃ³n refulgÃ­a por el oro.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949">
            <text:p>949</text:p>
          </table:table-cell>
          <table:table-cell office:value-type="float" office:value="0.333333333333333">
            <text:p>0.33</text:p>
          </table:table-cell>
          <table:table-cell office:value-type="float" office:value="316.333333333333">
            <text:p>316.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uando el rey vio la proeza, guiado por la avaricia, espetÃ³: "Veremos si puedes hacer lo mismo en esta habitaciÃ³n."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0.333333333333333">
            <text:p>0.33</text:p>
          </table:table-cell>
          <table:table-cell office:value-type="float" office:value="66.3333333333333">
            <text:p>66.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Y le seÃ±alÃ³ una estancia mÃ¡s grande y mÃ¡s repleta de paja que la del dÃ­a anterior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0.333333333333333">
            <text:p>0.33</text:p>
          </table:table-cell>
          <table:table-cell office:value-type="float" office:value="45.6666666666667">
            <text:p>45.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La muchacha estaba desesperada, pues creÃ­a imposible cumplir la tarea pero, como el dÃ­a anterior, apareciÃ³ el enano saltarÃ­n: "Â¿QuÃ© me das si hilo la paja para convertirla en oro?"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598">
            <text:p>598</text:p>
          </table:table-cell>
          <table:table-cell office:value-type="float" office:value="0.0588235294117647">
            <text:p>0.06</text:p>
          </table:table-cell>
          <table:table-cell office:value-type="float" office:value="35.1764705882353">
            <text:p>35.1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reguntÃ³ al hacerse visible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88235294117647">
            <text:p>0.06</text:p>
          </table:table-cell>
          <table:table-cell office:value-type="float" office:value="0.588235294117647">
            <text:p>0.5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"SÃ³lo tengo esta sortija.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588235294117647">
            <text:p>0.06</text:p>
          </table:table-cell>
          <table:table-cell office:value-type="float" office:value="1.23529411764706">
            <text:p>1.2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ijo la doncella tendiÃ©ndole el anillo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588235294117647">
            <text:p>0.06</text:p>
          </table:table-cell>
          <table:table-cell office:value-type="float" office:value="1.23529411764706">
            <text:p>1.2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"Empecemos pues," respondiÃ³ el enan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588235294117647">
            <text:p>0.06</text:p>
          </table:table-cell>
          <table:table-cell office:value-type="float" office:value="1.23529411764706">
            <text:p>1.2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 zis-zas, zis-zas, toda la paja se convirtiÃ³ en oro hilad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588235294117647">
            <text:p>0.06</text:p>
          </table:table-cell>
          <table:table-cell office:value-type="float" office:value="5.35294117647059">
            <text:p>5.3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ero la codicia del rey no tenÃ­a fin, y cuando comprobÃ³ que se habÃ­an cumplido sus Ã³rdenes, anunciÃ³: "RepetirÃ¡s la hazaÃ±a una vez mÃ¡s, si lo consigues, te harÃ© mi esposa."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0.0588235294117647">
            <text:p>0.06</text:p>
          </table:table-cell>
          <table:table-cell office:value-type="float" office:value="35.5882352941176">
            <text:p>35.5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ues pensaba que, a pesar de ser hija de un molinero, nunca encontrarÃ­a mujer con dote mejor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0.0588235294117647">
            <text:p>0.06</text:p>
          </table:table-cell>
          <table:table-cell office:value-type="float" office:value="10.1176470588235">
            <text:p>10.1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Una noche mÃ¡s llorÃ³ la muchacha, y de nuevo apareciÃ³ el grotesco enano: "Â¿QuÃ© me darÃ¡s a cambio de solucionar tu problema?"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0.0588235294117647">
            <text:p>0.06</text:p>
          </table:table-cell>
          <table:table-cell office:value-type="float" office:value="12.1764705882353">
            <text:p>12.1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reguntÃ³, saltando, a la chica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588235294117647">
            <text:p>0.06</text:p>
          </table:table-cell>
          <table:table-cell office:value-type="float" office:value="1.64705882352941">
            <text:p>1.6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"No tengo mÃ¡s joyas que ofrecerte," y pensando que esta vez estaba perdida, gimiÃ³ desconsolada.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0.0588235294117647">
            <text:p>0.06</text:p>
          </table:table-cell>
          <table:table-cell office:value-type="float" office:value="8.35294117647059">
            <text:p>8.3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"Bien, en ese caso, me darÃ¡s tu primer hijo," demandÃ³ el enanillo.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0.0588235294117647">
            <text:p>0.06</text:p>
          </table:table-cell>
          <table:table-cell office:value-type="float" office:value="4.76470588235294">
            <text:p>4.7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eptÃ³ la muchacha: "QuiÃ©n sabe cÃ³mo irÃ¡n las cosas en el futuro."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0588235294117647">
            <text:p>0.06</text:p>
          </table:table-cell>
          <table:table-cell office:value-type="float" office:value="4.11764705882353">
            <text:p>4.1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 "Dijo para sus adentros."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588235294117647">
            <text:p>0.06</text:p>
          </table:table-cell>
          <table:table-cell office:value-type="float" office:value="1.64705882352941">
            <text:p>1.6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 como ya habÃ­a ocurrido antes, la paja se iba convirtiendo en oro a medida que el extraÃ±o ser la hilaba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588235294117647">
            <text:p>0.06</text:p>
          </table:table-cell>
          <table:table-cell office:value-type="float" office:value="14.8823529411765">
            <text:p>14.8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uando el rey entrÃ³ en la habitaciÃ³n, sus ojos brillaron mÃ¡s aÃºn que el oro que estaba contemplando, y convocÃ³ a sus sÃºbditos para la celebraciÃ³n de los esponsales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office:value-type="float" office:value="0.0588235294117647">
            <text:p>0.06</text:p>
          </table:table-cell>
          <table:table-cell office:value-type="float" office:value="16.8235294117647">
            <text:p>16.8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Vivieron ambos felices y al cabo de una aÃ±o, tuvieron un precioso retoÃ±o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125">
            <text:p>0.1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La ahora reina habÃ­a olvidado el incidente con la rueca, la paja, el oro y el enano, y por eso se asustÃ³ enormemente cuando una noche apareciÃ³ el duende saltarÃ­n reclamando su recompensa.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31">
            <text:p>631</text:p>
          </table:table-cell>
          <table:table-cell office:value-type="float" office:value="0.125">
            <text:p>0.13</text:p>
          </table:table-cell>
          <table:table-cell office:value-type="float" office:value="78.875">
            <text:p>78.8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"Por favor, enano, por favor, ahora poseo riqueza, te darÃ© todo lo que quieras."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125">
            <text:p>0.13</text:p>
          </table:table-cell>
          <table:table-cell office:value-type="float" office:value="26.25">
            <text:p>26.2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Â¿CÃ³mo puedes comparar el valor de una vida con algo material?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.125">
            <text:p>0.1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Quiero a tu hijo," exigiÃ³ el desaliÃ±ado enano.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0.125">
            <text:p>0.13</text:p>
          </table:table-cell>
          <table:table-cell office:value-type="float" office:value="6.875">
            <text:p>6.8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ero tanto rogÃ³ y suplicÃ³ la mujer, que conmoviÃ³ al enano: "Tienes tres dÃ­as para averiguar cuÃ¡l es mi nombre, si lo aciertas, dejarÃ© que te quedes con el niÃ±o.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0.125">
            <text:p>0.13</text:p>
          </table:table-cell>
          <table:table-cell office:value-type="float" office:value="40.75">
            <text:p>40.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or mÃ¡s que pensÃ³ y se devanÃ³ los sesos la molinerita para buscar el nombre del enano, nunca acertaba la respuesta correcta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125">
            <text:p>0.13</text:p>
          </table:table-cell>
          <table:table-cell office:value-type="float" office:value="34.5">
            <text:p>34.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l tercer dÃ­a, enviÃ³ a sus exploradores a buscar nombres diferentes por todos los confines del mundo.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office:value-type="float" office:value="0.333333333333333">
            <text:p>0.33</text:p>
          </table:table-cell>
          <table:table-cell office:value-type="float" office:value="38.3333333333333">
            <text:p>38.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De vuelta, uno de ellos contÃ³ la anÃ©cdota de un duende al que habÃ­a visto saltar a la puerta de una pequeÃ±a cabaÃ±a cantando:"Hoy tomo vino,y maÃ±ana cerveza,despuÃ©s al niÃ±o sin falta traerÃ¡n.Nunca, se rompan o no la cabeza,el nombre Rumpelstiltskin adivinarÃ¡n!"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877">
            <text:p>877</text:p>
          </table:table-cell>
          <table:table-cell office:value-type="float" office:value="0.333333333333333">
            <text:p>0.33</text:p>
          </table:table-cell>
          <table:table-cell office:value-type="float" office:value="292.333333333333">
            <text:p>292.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uando volviÃ³ el enano la tercera noche, y preguntÃ³ su propio nombre a la reina, Ã©sta le contestÃ³: "Â¡Te llamas Rumpelstiltskin!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0.166666666666667">
            <text:p>0.17</text:p>
          </table:table-cell>
          <table:table-cell office:value-type="float" office:value="33.1666666666667">
            <text:p>33.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""Â¡No puede ser!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66666666666667">
            <text:p>0.17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itÃ³ Ã©l, "Â¡no lo puedes saber!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166666666666667">
            <text:p>0.17</text:p>
          </table:table-cell>
          <table:table-cell office:value-type="float" office:value="4.83333333333333">
            <text:p>4.8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Â¡Te lo ha dicho el diablo!"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166666666666667">
            <text:p>0.17</text:p>
          </table:table-cell>
          <table:table-cell office:value-type="float" office:value="4.66666666666667">
            <text:p>4.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 tanto y tan grande fue su enfado, que dio una patada en el suelo que le dejÃ³ la pierna enterrada hasta la mitad, y cuando intentÃ³ sacarla, el enano se partiÃ³ por la mitad.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float" office:value="0.166666666666667">
            <text:p>0.17</text:p>
          </table:table-cell>
          <table:table-cell office:value-type="float" office:value="123.5">
            <text:p>123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Ãrase una vez una vieja cabra que tenÃ­a siete cabritas, a las que querÃ­a tan tiernamente como una madre puede querer a sus hijos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0.125">
            <text:p>0.13</text:p>
          </table:table-cell>
          <table:table-cell office:value-type="float" office:value="24.875">
            <text:p>24.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n dÃ­a quiso salir al bosque a buscar comida y llamÃ³ a sus pequeÃ±uelas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125">
            <text:p>0.13</text:p>
          </table:table-cell>
          <table:table-cell office:value-type="float" office:value="8.125">
            <text:p>8.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"Hijas mÃ­as," les dijo, "me voy al bosque; mucho ojo con el lobo, pues si entra en la casa os devorarÃ¡ a todas sin dejar ni un pelo.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80">
            <text:p>480</text:p>
          </table:table-cell>
          <table:table-cell office:value-type="float" office:value="0.125">
            <text:p>0.1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l muy bribÃ³n suele disfrazarse, pero lo conocerÃ©is enseguida por su bronca voz y sus negras patas."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125">
            <text:p>0.13</text:p>
          </table:table-cell>
          <table:table-cell office:value-type="float" office:value="23.75">
            <text:p>23.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s cabritas respondieron: "Tendremos mucho cuidado, madrecit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125">
            <text:p>0.13</text:p>
          </table:table-cell>
          <table:table-cell office:value-type="float" office:value="6.875">
            <text:p>6.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dÃ©is marcharos tranquila."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25">
            <text:p>0.13</text:p>
          </table:table-cell>
          <table:table-cell office:value-type="float" office:value="1.25">
            <text:p>1.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spidiÃ³se la vieja con un balido y, confiada, emprendiÃ³ su camin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125">
            <text:p>0.13</text:p>
          </table:table-cell>
          <table:table-cell office:value-type="float" office:value="11.375">
            <text:p>11.38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No habÃ­a transcurrido mucho tiempo cuando llamaron a la puerta y una voz dijo: "Abrid, hijitas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.0625">
            <text:p>0.06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Soy vuestra madre, que estoy de vuelta y os traigo algo para cada una."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0625">
            <text:p>0.06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Pero las cabritas comprendieron, por lo rudo de la voz, que era el lobo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0.0625">
            <text:p>0.06</text:p>
          </table:table-cell>
          <table:table-cell office:value-type="float" office:value="7.5625">
            <text:p>7.56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"No te abriremos," exclamaron, "no eres nuestra madre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625">
            <text:p>0.06</text:p>
          </table:table-cell>
          <table:table-cell office:value-type="float" office:value="5.6875">
            <text:p>5.69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Ella tiene una voz suave y cariÃ±osa, y la tuya es bronca: eres el lobo."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0.0625">
            <text:p>0.06</text:p>
          </table:table-cell>
          <table:table-cell office:value-type="float" office:value="7.1875">
            <text:p>7.19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Fuese Ã©ste a la tienda y se comprÃ³ un buen trozo de yes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625">
            <text:p>0.06</text:p>
          </table:table-cell>
          <table:table-cell office:value-type="float" office:value="5.6875">
            <text:p>5.69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Se lo comiÃ³ para suavizarse la voz y volviÃ³ a la casita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.0625">
            <text:p>0.06</text:p>
          </table:table-cell>
          <table:table-cell office:value-type="float" office:value="4.1875">
            <text:p>4.19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Llamando nuevamente a la puerta: "Abrid hijitas," dijo, "vuestra madre os trae algo a cada una."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0.0625">
            <text:p>0.06</text:p>
          </table:table-cell>
          <table:table-cell office:value-type="float" office:value="15.875">
            <text:p>15.88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Pero el lobo habÃ­a puesto una negra pata en la ventana, y al verla las cabritas, exclamaron: "No, no te abriremos; nuestra madre no tiene las patas negras como tÃº.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42">
            <text:p>442</text:p>
          </table:table-cell>
          <table:table-cell office:value-type="float" office:value="0.0625">
            <text:p>0.06</text:p>
          </table:table-cell>
          <table:table-cell office:value-type="float" office:value="27.625">
            <text:p>27.6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Â¡Eres el lobo!"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0625">
            <text:p>0.06</text:p>
          </table:table-cell>
          <table:table-cell office:value-type="float" office:value="0.4375">
            <text:p>0.44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CorriÃ³ entonces el muy bribÃ³n a un tahonero y le dijo: "Mira, me he lastimado un pie; Ãºntamelo con un poco de pasta."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office:value-type="float" office:value="0.0625">
            <text:p>0.06</text:p>
          </table:table-cell>
          <table:table-cell office:value-type="float" office:value="22.125">
            <text:p>22.1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Untada que tuvo ya la pata, fue al encuentro del molinero: "Ãchame harina blanca en el pie," dÃ­jole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0625">
            <text:p>0.06</text:p>
          </table:table-cell>
          <table:table-cell office:value-type="float" office:value="17.25">
            <text:p>17.25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El molinero, comprendiendo que el lobo tramaba alguna tropelÃ­a, negÃ³se al principio, pero la fiera lo amenazÃ³: "Si no lo haces, te devoro."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0.0625">
            <text:p>0.06</text:p>
          </table:table-cell>
          <table:table-cell office:value-type="float" office:value="29.0625">
            <text:p>29.06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El hombre, asustado, le blanqueÃ³ la pata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625">
            <text:p>0.06</text:p>
          </table:table-cell>
          <table:table-cell office:value-type="float" office:value="2.8125">
            <text:p>2.8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SÃ­, asÃ­ es la gente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625">
            <text:p>0.06</text:p>
          </table:table-cell>
          <table:table-cell office:value-type="float" office:value="1.3125">
            <text:p>1.3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olviÃ³ el rufiÃ¡n por tercera vez a la puerta y, llamando, dijo: "Abrid, pequeÃ±as; es vuestra madrecita querida, que estÃ¡ de regreso y os trae buenas cosas del bosque."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office:value-type="float" office:value="0.1">
            <text:p>0.1</text:p>
          </table:table-cell>
          <table:table-cell office:value-type="float" office:value="54.3">
            <text:p>54.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as cabritas replicaron: "EnsÃ©Ã±anos la pata; queremos asegurarnos de que eres nuestra madre."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1">
            <text:p>0.1</text:p>
          </table:table-cell>
          <table:table-cell office:value-type="float" office:value="15.3">
            <text:p>15.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a fiera puso la pata en la ventana, y, al ver ellas que era blanca, creyeron que eran verdad sus palabras y se apresuraron a abrir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0.1">
            <text:p>0.1</text:p>
          </table:table-cell>
          <table:table-cell office:value-type="float" office:value="22.5">
            <text:p>22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ero fue el lobo quien entrÃ³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">
            <text:p>0.1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Â¡QuÃ© sobresalto, Dios mÃ­o!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Â¡Y quÃ© prisas por esconderse todas!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">
            <text:p>0.1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tiÃ³se una debajo de la mesa; la otra, en la cama; la tercera, en el horno; la cuarta, en la cocina; la quinta, en el armario; la sexta, debajo de la fregadera, y la mÃ¡s pequeÃ±a, en la caja del reloj.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749">
            <text:p>749</text:p>
          </table:table-cell>
          <table:table-cell office:value-type="float" office:value="0.1">
            <text:p>0.1</text:p>
          </table:table-cell>
          <table:table-cell office:value-type="float" office:value="74.9">
            <text:p>74.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ero el lobo fue descubriÃ©ndolas una tras otra y, sin gastar cumplidos, se las engullÃ³ a todas menos a la mÃ¡s pequeÃ±ita que, oculta en la caja del reloj, pudo escapar a sus pesquisas.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0.1">
            <text:p>0.1</text:p>
          </table:table-cell>
          <table:table-cell office:value-type="float" office:value="60.5">
            <text:p>60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a ahÃ­to y satisfecho, el lobo se alejÃ³ a un trote ligero y, llegado a un verde prado, tumbÃ³se a dormir a la sombra de un Ã¡rbol.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436">
            <text:p>436</text:p>
          </table:table-cell>
          <table:table-cell office:value-type="float" office:value="0.1">
            <text:p>0.1</text:p>
          </table:table-cell>
          <table:table-cell office:value-type="float" office:value="43.6">
            <text:p>43.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l cabo de poco regresÃ³ a casa la vieja cabr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125">
            <text:p>0.13</text:p>
          </table:table-cell>
          <table:table-cell office:value-type="float" office:value="3.875">
            <text:p>3.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Â¡Santo Dios, lo que vio!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25">
            <text:p>0.13</text:p>
          </table:table-cell>
          <table:table-cell office:value-type="float" office:value="2.625">
            <text:p>2.6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La puerta, abierta de par en par; la mesa, las sillas y bancos, todo volcado y revuelto; la jofaina, rota en mil pedazos; las mantas y almohadas, por el suelo.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float" office:value="0.125">
            <text:p>0.13</text:p>
          </table:table-cell>
          <table:table-cell office:value-type="float" office:value="50.625">
            <text:p>50.6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uscÃ³ a sus hijitas, pero no aparecieron por ninguna parte; llamÃ³las a todas por sus nombres, pero ninguna contestÃ³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0.125">
            <text:p>0.13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asta que llegÃ³le la vez a la Ãºltima, la cual, con vocecita queda, dijo: "Madre querida, estoy en la caja del reloj."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0.125">
            <text:p>0.13</text:p>
          </table:table-cell>
          <table:table-cell office:value-type="float" office:value="54.375">
            <text:p>54.3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acÃ³la la cabra, y entonces la pequeÃ±a le explicÃ³ que habÃ­a venido el lobo y se habÃ­a comido a las demÃ¡s.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0.125">
            <text:p>0.13</text:p>
          </table:table-cell>
          <table:table-cell office:value-type="float" office:value="19.625">
            <text:p>19.6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Â¡Imaginad con quÃ© desconsuelo lloraba la madre la pÃ©rdida de sus hijitas!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125">
            <text:p>0.13</text:p>
          </table:table-cell>
          <table:table-cell office:value-type="float" office:value="9.75">
            <text:p>9.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uando ya no le quedaban mÃ¡s lÃ¡grimas, saliÃ³ al campo en compaÃ±Ã­a de su pequeÃ±a, y, al llegar al prado, vio al lobo dormido debajo del Ã¡rbol, roncando tan fuertemente que hacÃ­a temblar las ramas.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0.0769230769230769">
            <text:p>0.08</text:p>
          </table:table-cell>
          <table:table-cell office:value-type="float" office:value="63.0769230769231">
            <text:p>63.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l observarlo de cerca, pareciÃ³le que algo se movÃ­a y agitaba en su abultada barriga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0.0769230769230769">
            <text:p>0.08</text:p>
          </table:table-cell>
          <table:table-cell office:value-type="float" office:value="8.30769230769231">
            <text:p>8.3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Â¡VÃ¡lgame Dios!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769230769230769">
            <text:p>0.08</text:p>
          </table:table-cell>
          <table:table-cell office:value-type="float" office:value="0.230769230769231">
            <text:p>0.2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pensÃ³, Â¿si serÃ¡n mis pobres hijitas, que se las ha merendado y que estÃ¡n vivas aÃºn?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0.0769230769230769">
            <text:p>0.08</text:p>
          </table:table-cell>
          <table:table-cell office:value-type="float" office:value="9.69230769230769">
            <text:p>9.6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Y enviÃ³ a la pequeÃ±a a casa, a toda prisa, en busca de tijeras, aguja e hilo.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0.0769230769230769">
            <text:p>0.08</text:p>
          </table:table-cell>
          <table:table-cell office:value-type="float" office:value="14.6923076923077">
            <text:p>14.6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briÃ³ la panza al monstruo, y apenas habÃ­a empezado a cortar cuando una de las cabritas asomÃ³ la cabeza.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0.0769230769230769">
            <text:p>0.08</text:p>
          </table:table-cell>
          <table:table-cell office:value-type="float" office:value="8.53846153846154">
            <text:p>8.5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l seguir cortando saltaron las seis afuera, una tras otra, todas vivitas y sin daÃ±o alguno, pues la bestia, en su glotonerÃ­a, las habÃ­a engullido enteras.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66">
            <text:p>466</text:p>
          </table:table-cell>
          <table:table-cell office:value-type="float" office:value="0.0769230769230769">
            <text:p>0.08</text:p>
          </table:table-cell>
          <table:table-cell office:value-type="float" office:value="35.8461538461538">
            <text:p>35.8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Â¡AllÃ­ era de ver su regocijo!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769230769230769">
            <text:p>0.08</text:p>
          </table:table-cell>
          <table:table-cell office:value-type="float" office:value="1.61538461538462">
            <text:p>1.6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Â¡Con cuÃ¡nto cariÃ±o abrazaron a su mamaÃ­ta, brincando como sastre en bodas!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.0769230769230769">
            <text:p>0.08</text:p>
          </table:table-cell>
          <table:table-cell office:value-type="float" office:value="4.69230769230769">
            <text:p>4.6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Pero la cabra dijo: "Traedme ahora piedras; llenaremos con ellas la panza de esta condenada bestia, aprovechando que duerme."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0.0769230769230769">
            <text:p>0.08</text:p>
          </table:table-cell>
          <table:table-cell office:value-type="float" office:value="12.0769230769231">
            <text:p>12.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Las siete cabritas corrieron en busca de piedras y las fueron metiendo en la barriga, hasta que ya no cupieron mÃ¡s.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0.0769230769230769">
            <text:p>0.08</text:p>
          </table:table-cell>
          <table:table-cell office:value-type="float" office:value="15.0769230769231">
            <text:p>15.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La madre cosiÃ³ la piel con tanta presteza y suavidad, que la fiera no se dio cuenta de nada ni hizo el menor movimiento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0769230769230769">
            <text:p>0.08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rminada ya su siesta, el lobo se levantÃ³, y, como los guijarros que le llenaban el estÃ³mago le diesen mucha sed, encaminÃ³se a un pozo para beber.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38">
            <text:p>438</text:p>
          </table:table-cell>
          <table:table-cell office:value-type="float" office:value="0.333333333333333">
            <text:p>0.33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ientras andaba, moviÃ©ndose de un lado a otro, los guijarros de su panza chocaban entre sÃ­ con gran ruido, por lo que exclamÃ³:"Â¿QuÃ© serÃ¡ este ruidoque suena en mi barriga?CreÃ­ que eran seis cabritas,mas ahora me parecen chinitas."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37">
            <text:p>637</text:p>
          </table:table-cell>
          <table:table-cell office:value-type="float" office:value="0.333333333333333">
            <text:p>0.33</text:p>
          </table:table-cell>
          <table:table-cell office:value-type="float" office:value="212.333333333333">
            <text:p>212.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l llegar al pozo e inclinarse sobre el brocal, el peso de las piedras lo arrastrÃ³ y lo hizo caer al fondo, donde se ahogÃ³ miserablemente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0.2">
            <text:p>0.2</text:p>
          </table:table-cell>
          <table:table-cell office:value-type="float" office:value="42.2">
            <text:p>42.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ViÃ©ndolo las cabritas, acudieron corriendo y gritando jubilosas: "Â¡Muerto estÃ¡ el lobo!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2">
            <text:p>0.2</text:p>
          </table:table-cell>
          <table:table-cell office:value-type="float" office:value="15.2">
            <text:p>15.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Â¡Muerto estÃ¡ el lobo!"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Y, con su madre, pusiÃ©ronse a bailar en corro en torno al pozo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2">
            <text:p>0.2</text:p>
          </table:table-cell>
          <table:table-cell office:value-type="float" office:value="13.2">
            <text:p>13.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HabÃ­a una vez un hombre y una mujer que vivÃ­an solos y desconsolados por no tener hijos, hasta que, por fin, la mujer concibiÃ³ la esperanza de que Dios Nuestro SeÃ±or se disponÃ­a a satisfacer su anhelo.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69">
            <text:p>469</text:p>
          </table:table-cell>
          <table:table-cell office:value-type="float" office:value="0.0454545454545455">
            <text:p>0.05</text:p>
          </table:table-cell>
          <table:table-cell office:value-type="float" office:value="21.3181818181818">
            <text:p>21.3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casa en que vivÃ­an tenÃ­a en la pared trasera una ventanita que daba a un magnÃ­fico jardÃ­n, en el que crecÃ­an esplÃ©ndidas flores y plantas; pero estaba rodeado de un alto muro y nadie osaba entrar en Ã©l, ya que pertenecÃ­a a una bruja muy poderosa y temida de todo el mundo.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1212">
            <text:p>1212</text:p>
          </table:table-cell>
          <table:table-cell office:value-type="float" office:value="0.0454545454545455">
            <text:p>0.05</text:p>
          </table:table-cell>
          <table:table-cell office:value-type="float" office:value="55.0909090909091">
            <text:p>55.0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 dÃ­a asomÃ³se la mujer a aquella ventana a contemplar el jardÃ­n, y vio un bancal plantado de hermosÃ­simas verdezuelas, tan frescas y verdes, que despertaron en ella un violento antojo de comerlas.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38">
            <text:p>538</text:p>
          </table:table-cell>
          <table:table-cell office:value-type="float" office:value="0.0454545454545455">
            <text:p>0.05</text:p>
          </table:table-cell>
          <table:table-cell office:value-type="float" office:value="24.4545454545455">
            <text:p>24.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l antojo fue en aumento cada dÃ­a que pasaba, y como la mujer lo creÃ­a irrealizable, iba perdiendo la color y desmirriÃ¡ndose, a ojos vistas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0454545454545455">
            <text:p>0.05</text:p>
          </table:table-cell>
          <table:table-cell office:value-type="float" office:value="18.4545454545455">
            <text:p>18.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iÃ©ndola tan desmejorada, le preguntÃ³ asustado su marido: "Â¿QuÃ© te ocurre, mujer?"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0454545454545455">
            <text:p>0.05</text:p>
          </table:table-cell>
          <table:table-cell office:value-type="float" office:value="6.95454545454546">
            <text:p>6.9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- "Â¡Ay!"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454545454545455">
            <text:p>0.05</text:p>
          </table:table-cell>
          <table:table-cell office:value-type="float" office:value="0.454545454545455">
            <text:p>0.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xclamÃ³ ella, "me morirÃ© si no puedo comer las verdezuelas del jardÃ­n que hay detrÃ¡s de nuestra casa."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0.0454545454545455">
            <text:p>0.05</text:p>
          </table:table-cell>
          <table:table-cell office:value-type="float" office:value="6.86363636363636">
            <text:p>6.8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l hombre, que querÃ­a mucho a su esposa, pensÃ³: "Antes que dejarla morir conseguirÃ© las verdezuelas, cueste lo que cueste."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0.0454545454545455">
            <text:p>0.05</text:p>
          </table:table-cell>
          <table:table-cell office:value-type="float" office:value="11.1818181818182">
            <text:p>11.1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, al anochecer, saltÃ³ el muro del jardÃ­n de la bruja, arrancÃ³ precipitadamente un puÃ±ado de verdezuelas y las llevÃ³ a su mujer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0.0454545454545455">
            <text:p>0.05</text:p>
          </table:table-cell>
          <table:table-cell office:value-type="float" office:value="11.9545454545455">
            <text:p>11.9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Ãsta se preparÃ³ enseguida una ensalada y se la comiÃ³ muy a gusto; y tanto le y tanto le gustaron, que, al dÃ­a siguiente, su afÃ¡n era tres veces mÃ¡s intenso.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0.0454545454545455">
            <text:p>0.05</text:p>
          </table:table-cell>
          <table:table-cell office:value-type="float" office:value="17.2727272727273">
            <text:p>17.2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i querÃ­a gozar de paz, el marido debÃ­a saltar nuevamente al jardÃ­n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454545454545455">
            <text:p>0.05</text:p>
          </table:table-cell>
          <table:table-cell office:value-type="float" office:value="4.13636363636364">
            <text:p>4.1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 asÃ­ lo hizo, al anochecer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454545454545455">
            <text:p>0.05</text:p>
          </table:table-cell>
          <table:table-cell office:value-type="float" office:value="1.27272727272727">
            <text:p>1.2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ero apenas habÃ­a puesto los pies en el suelo, tuvo un terrible sobresalto, pues vio surgir ante sÃ­ la bruja.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32">
            <text:p>232</text:p>
          </table:table-cell>
          <table:table-cell office:value-type="float" office:value="0.0454545454545455">
            <text:p>0.05</text:p>
          </table:table-cell>
          <table:table-cell office:value-type="float" office:value="10.5454545454545">
            <text:p>10.5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"Â¿CÃ³mo te atreves," dÃ­jole Ã©sta con mirada iracunda, "a entrar cual un ladrÃ³n en mi jardÃ­n y robarme las verdezuelas?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0454545454545455">
            <text:p>0.05</text:p>
          </table:table-cell>
          <table:table-cell office:value-type="float" office:value="14.7727272727273">
            <text:p>14.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o pagarÃ¡s muy caro."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454545454545455">
            <text:p>0.05</text:p>
          </table:table-cell>
          <table:table-cell office:value-type="float" office:value="0.681818181818182">
            <text:p>0.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- "Â¡Ay!"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454545454545455">
            <text:p>0.05</text:p>
          </table:table-cell>
          <table:table-cell office:value-type="float" office:value="0.454545454545455">
            <text:p>0.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spondiÃ³ el hombre, "tened compasiÃ³n de mÃ­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454545454545455">
            <text:p>0.05</text:p>
          </table:table-cell>
          <table:table-cell office:value-type="float" office:value="1.13636363636364">
            <text:p>1.1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i lo he hecho, ha sido por una gran necesidad: mi esposa vio desde la ventana vuestras verdezuelas y sintiÃ³ un antojo tan grande de comerlas, que si no las tuviera se morirÃ­a."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office:value-type="float" office:value="0.0454545454545455">
            <text:p>0.05</text:p>
          </table:table-cell>
          <table:table-cell office:value-type="float" office:value="27.3181818181818">
            <text:p>27.3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hechicera se dejÃ³ ablandar y le dijo: "Si es como dices, te dejarÃ© coger cuantas verdezuelas quieras, con una sola condiciÃ³n: tienes que darme el hijo que os nazca.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0.0454545454545455">
            <text:p>0.05</text:p>
          </table:table-cell>
          <table:table-cell office:value-type="float" office:value="14.8181818181818">
            <text:p>14.8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starÃ¡ bien y lo cuidarÃ© como una madre."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454545454545455">
            <text:p>0.05</text:p>
          </table:table-cell>
          <table:table-cell office:value-type="float" office:value="2.04545454545455">
            <text:p>2.0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an apurado estaba el hombre, que se avino a todo y, cuando naciÃ³ el hijo, que era una niÃ±a, presentÃ³se la bruja y, despuÃ©s de ponerle el nombre de Verdezuela; se la llevÃ³.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office:value-type="float" office:value="0.0454545454545455">
            <text:p>0.05</text:p>
          </table:table-cell>
          <table:table-cell office:value-type="float" office:value="35.4545454545455">
            <text:p>35.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Verdezuela era la niÃ±a mÃ¡s hermosa que viera el sol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25">
            <text:p>0.25</text:p>
          </table:table-cell>
          <table:table-cell office:value-type="float" office:value="13.75">
            <text:p>13.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uando cumpliÃ³ los doce aÃ±os, la hechicera la encerrÃ³ en una torre que se alzaba en medio de un bosque y no tenÃ­a puertas ni escaleras; Ãºnicamente en lo alto habÃ­a una diminuta ventana.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0.25">
            <text:p>0.25</text:p>
          </table:table-cell>
          <table:table-cell office:value-type="float" office:value="87.75">
            <text:p>87.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uando la bruja querÃ­a entrar, colocÃ¡base al pie y gritaba:"Â¡Verdezuela, Verdezuela,SuÃ©ltame tu cabellera!"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0.25">
            <text:p>0.25</text:p>
          </table:table-cell>
          <table:table-cell office:value-type="float" office:value="44.25">
            <text:p>44.25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Verdezuela tenÃ­a un cabello magnÃ­fico y larguÃ­simo, fino como hebras de or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333333333333333">
            <text:p>0.33</text:p>
          </table:table-cell>
          <table:table-cell office:value-type="float" office:value="30.3333333333333">
            <text:p>30.3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Cuando oÃ­a la voz de la hechicera se soltaba las trenzas, las envolvÃ­a en torno a un gancho de la ventana y las dejaba colgantes: y como tenÃ­an veinte varas de longitud, la bruja trepaba por ellas.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44">
            <text:p>744</text:p>
          </table:table-cell>
          <table:table-cell office:value-type="float" office:value="0.333333333333333">
            <text:p>0.33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l cabo de algunos aÃ±os, sucediÃ³ que el hijo del Rey, encontrÃ¡ndose en el bosque, acertÃ³ a pasar junto a la torre y oyÃ³ un canto tan melodioso, que hubo de detenerse a escucharlo.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office:value-type="float" office:value="0.166666666666667">
            <text:p>0.17</text:p>
          </table:table-cell>
          <table:table-cell office:value-type="float" office:value="63.5">
            <text:p>63.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ra Verdezuela, que entretenÃ­a su soledad lanzando al aire su dulcÃ­sima voz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166666666666667">
            <text:p>0.17</text:p>
          </table:table-cell>
          <table:table-cell office:value-type="float" office:value="15.1666666666667">
            <text:p>15.1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l prÃ­ncipe quiso subir hasta ella y buscÃ³ la puerta de la torre, pero, no encontrando ninguna, se volviÃ³ a palacio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166666666666667">
            <text:p>0.17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No obstante, aquel canto lo habÃ­a arrobado de tal modo, que todos los dÃ­as iba al bosque a escucharlo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166666666666667">
            <text:p>0.17</text:p>
          </table:table-cell>
          <table:table-cell office:value-type="float" office:value="38.5">
            <text:p>38.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llÃ¡ndose una vez oculto detrÃ¡s de un Ã¡rbol, vio que se acercaba la hechicera, y la oyÃ³ que gritaba, dirigiÃ©ndose a o alto:"Â¡Verdezuela, Verdezuela,SuÃ©ltame tu cabellera!"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0.166666666666667">
            <text:p>0.17</text:p>
          </table:table-cell>
          <table:table-cell office:value-type="float" office:value="59.6666666666667">
            <text:p>59.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Verdezuela soltÃ³ sus trenzas, y la bruja se encaramÃ³ a lo alto de la torre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0.25">
            <text:p>0.25</text:p>
          </table:table-cell>
          <table:table-cell office:value-type="float" office:value="30.25">
            <text:p>30.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"Si Ã©sta es la escalera para subir hasta allÃ­," se dijo el prÃ­ncipe, "tambiÃ©n yo probarÃ© fortuna."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0.25">
            <text:p>0.25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Y al dÃ­a siguiente, cuando ya comenzaba a oscurecer, encaminÃ³se al pie de la torre y dijo:"Â¡Verdezuela, Verdezuela,SuÃ©ltame tu cabellera!"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0.25">
            <text:p>0.25</text:p>
          </table:table-cell>
          <table:table-cell office:value-type="float" office:value="70.25">
            <text:p>70.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Enseguida descendiÃ³ la trenza, y el prÃ­ncipe subiÃ³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5">
            <text:p>0.5</text:p>
          </table:table-cell>
          <table:table-cell office:value-type="float" office:value="22.5">
            <text:p>22.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En el primer momento, Verdezuela se asustÃ³ Verdezuela se asustÃ³ mucho al ver un hombre, pues jamÃ¡s sus ojos habÃ­an visto ninguno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0.0833333333333333">
            <text:p>0.0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ero el prÃ­ncipe le dirigiÃ³ la palabra con gran afabilidad y le explicÃ³ que su canto habÃ­a impresionado de tal manera su corazÃ³n, que ya no habÃ­a gozado de un momento de paz hasta hallar la manera de subir a verla.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office:value-type="float" office:value="0.0833333333333333">
            <text:p>0.08</text:p>
          </table:table-cell>
          <table:table-cell office:value-type="float" office:value="75.25">
            <text:p>75.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l escucharlo perdiÃ³ Verdezuela el miedo, y cuando Ã©l le preguntÃ³ si lo querÃ­a por esposo, viendo la muchacha que era joven y apuesto, pensÃ³, "Me querrÃ¡ mÃ¡s que la vieja", y le respondiÃ³, poniendo la mano en la suya: "SÃ­; mucho deseo irme contigo; pero no sÃ© cÃ³mo bajar de aquÃ­.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540">
            <text:p>1540</text:p>
          </table:table-cell>
          <table:table-cell office:value-type="float" office:value="0.0833333333333333">
            <text:p>0.08</text:p>
          </table:table-cell>
          <table:table-cell office:value-type="float" office:value="128.333333333333">
            <text:p>128.3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Cada vez que vengas, trÃ¡ete una madeja de seda; con ellas trenzarÃ© una escalera y, cuando estÃ© terminada, bajarÃ© y tÃº me llevarÃ¡s en tu caballo."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0.0833333333333333">
            <text:p>0.08</text:p>
          </table:table-cell>
          <table:table-cell office:value-type="float" office:value="22.3333333333333">
            <text:p>22.3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Convinieron en que hasta entonces el prÃ­ncipe acudirÃ­a todas las noches, ya que de dÃ­a iba la vieja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833333333333333">
            <text:p>0.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La hechicera nada sospechaba, hasta que un dÃ­a Verdezuela le preguntÃ³: "Decidme, tÃ­a Gothel, Â¿cÃ³mo es que me cuesta mucho mÃ¡s subiros a vos que al prÃ­ncipe, que estÃ¡ arriba en un santiamÃ©n?"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0.0833333333333333">
            <text:p>0.08</text:p>
          </table:table-cell>
          <table:table-cell office:value-type="float" office:value="43.3333333333333">
            <text:p>43.3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- "Â¡Ah, malvada!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833333333333333">
            <text:p>0.08</text:p>
          </table:table-cell>
          <table:table-cell office:value-type="float" office:value="1.75">
            <text:p>1.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exclamÃ³ la bruja, "Â¿quÃ© es lo que oigo?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833333333333333">
            <text:p>0.08</text:p>
          </table:table-cell>
          <table:table-cell office:value-type="float" office:value="4.58333333333333">
            <text:p>4.5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ensÃ© que te habÃ­a aislado de todo el mundo, y, sin embargo, me has engaÃ±ado."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0.0833333333333333">
            <text:p>0.08</text:p>
          </table:table-cell>
          <table:table-cell office:value-type="float" office:value="11.8333333333333">
            <text:p>11.8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Y, furiosa, cogiÃ³ las hermosas trenzas de Verdezuela, les dio unas vueltas alrededor de su mano izquierda y, empujando unas tijeras con la derecha, zis, zas, en un abrir y cerrar de ojos cerrar de ojos se las cortÃ³, y tirÃ³ al suelo la esplÃ©ndida cabellera.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197">
            <text:p>1197</text:p>
          </table:table-cell>
          <table:table-cell office:value-type="float" office:value="0.0833333333333333">
            <text:p>0.08</text:p>
          </table:table-cell>
          <table:table-cell office:value-type="float" office:value="99.75">
            <text:p>99.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Y fue tan despiadada, que condujo a la pobre Verdezuela a un lugar desierto, condenÃ¡ndola a una vida de desolaciÃ³n y miseria.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0.0833333333333333">
            <text:p>0.0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El mismo dÃ­a en que se habÃ­a llevado a la muchacha, la bruja atÃ³ las trenzas cortadas al gancho de la ventana, y cuando se presentÃ³ el prÃ­ncipe y dijo:"Â¡Verdezuela, Verdezuela,SuÃ©ltame tu cabellera!"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658">
            <text:p>658</text:p>
          </table:table-cell>
          <table:table-cell office:value-type="float" office:value="0.5">
            <text:p>0.5</text:p>
          </table:table-cell>
          <table:table-cell office:value-type="float" office:value="329">
            <text:p>32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la bruja las soltÃ³, y por ellas subiÃ³ el hijo del Rey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0833333333333333">
            <text:p>0.08</text:p>
          </table:table-cell>
          <table:table-cell office:value-type="float" office:value="4.25">
            <text:p>4.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Pero en vez de encontrar a su adorada Verdezuela hallÃ³se cara a cara con la hechicera, que lo miraba con ojos malignos y perversos: "Â¡AjÃ¡!"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0.0833333333333333">
            <text:p>0.08</text:p>
          </table:table-cell>
          <table:table-cell office:value-type="float" office:value="36.25">
            <text:p>36.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exclamÃ³ en tono de burla, "querÃ­as llevarte a la niÃ±a bonita; pero el pajarillo ya no estÃ¡ en el nido ni volverÃ¡ a cantar.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0.0833333333333333">
            <text:p>0.08</text:p>
          </table:table-cell>
          <table:table-cell office:value-type="float" office:value="18.8333333333333">
            <text:p>18.8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El gato lo ha cazado, y tambiÃ©n a ti te sacarÃ¡ los ojos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0833333333333333">
            <text:p>0.08</text:p>
          </table:table-cell>
          <table:table-cell office:value-type="float" office:value="4.66666666666667">
            <text:p>4.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Verdezuela estÃ¡ perdida para ti; jamÃ¡s volverÃ¡s a verla."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.0833333333333333">
            <text:p>0.08</text:p>
          </table:table-cell>
          <table:table-cell office:value-type="float" office:value="3.16666666666667">
            <text:p>3.1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El prÃ­ncipe, fuera de sÃ­ de dolor y desesperaciÃ³n, se arrojÃ³ desde lo alto de la torre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0833333333333333">
            <text:p>0.08</text:p>
          </table:table-cell>
          <table:table-cell office:value-type="float" office:value="15.8333333333333">
            <text:p>15.8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alvÃ³ la vida, pero los espinos sobre los que fue a caer se le clavaron en los ojos, y el infeliz hubo de vagar errante por el bosque, ciego, alimentÃ¡ndose de raÃ­ces y bayas y llorando sin cesar la pÃ©rdida de su amada mujercita.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796">
            <text:p>796</text:p>
          </table:table-cell>
          <table:table-cell office:value-type="float" office:value="0.0833333333333333">
            <text:p>0.08</text:p>
          </table:table-cell>
          <table:table-cell office:value-type="float" office:value="66.3333333333333">
            <text:p>66.3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Y asÃ­ anduvo sin rumbo por espacio de varios aÃ±os, mÃ­sero y triste, hasta que, al fin, llegÃ³ al desierto en que vivÃ­a Verdezuela con los dos hijitos los dos hijitos gemelos, un niÃ±o y una niÃ±a, a los que habÃ­a dado a luz.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0.0833333333333333">
            <text:p>0.08</text:p>
          </table:table-cell>
          <table:table-cell office:value-type="float" office:value="94.5">
            <text:p>94.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OyÃ³ el prÃ­ncipe una voz que le pareciÃ³ conocida y, al acercarse, reconociÃ³lo Verdezuela y se le echÃ³ al cuello llorando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0.0833333333333333">
            <text:p>0.08</text:p>
          </table:table-cell>
          <table:table-cell office:value-type="float" office:value="14.5">
            <text:p>14.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Dos de sus lÃ¡grimas le humedecieron los ojos, y en el mismo momento se le aclararon, volviendo a ver como antes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0833333333333333">
            <text:p>0.08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LlevÃ³la a su reino, donde fue recibido con gran alegrÃ­a, y vivieron muchos aÃ±os contentos y felices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0833333333333333">
            <text:p>0.08</text:p>
          </table:table-cell>
          <table:table-cell office:value-type="float" office:value="15.8333333333333">
            <text:p>15.8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Ãrase una mujer, casada con un hombre muy rico, que enfermÃ³, y, presintiendo su prÃ³ximo fin, llamÃ³ a su Ãºnica hijita y le dijo: "Hija mÃ­a, sigue siendo siempre buena y piadosa, y el buen Dios no te abandonarÃ¡.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609">
            <text:p>609</text:p>
          </table:table-cell>
          <table:table-cell office:value-type="float" office:value="0.166666666666667">
            <text:p>0.17</text:p>
          </table:table-cell>
          <table:table-cell office:value-type="float" office:value="101.5">
            <text:p>101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o velarÃ© por ti desde el cielo, y me tendrÃ¡s siempre a tu lado."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0.166666666666667">
            <text:p>0.1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, cerrando los ojos, muriÃ³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166666666666667">
            <text:p>0.17</text:p>
          </table:table-cell>
          <table:table-cell office:value-type="float" office:value="4.66666666666667">
            <text:p>4.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muchachita iba todos los dÃ­as a la tumba de su madre a llorar, y siguiÃ³ siendo buena y piadosa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0.166666666666667">
            <text:p>0.17</text:p>
          </table:table-cell>
          <table:table-cell office:value-type="float" office:value="25.1666666666667">
            <text:p>25.1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 llegar el invierno, la nieve cubriÃ³ de un blanco manto la sepultura, y cuando el sol de primavera la hubo derretido, el padre de la niÃ±a contrajo nuevo matrimonio.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0.166666666666667">
            <text:p>0.17</text:p>
          </table:table-cell>
          <table:table-cell office:value-type="float" office:value="48.1666666666667">
            <text:p>48.1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La segunda mujer llevÃ³ a casa dos hijas, de rostro bello y blanca tez, pero negras y malvadas de corazÃ³n.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0.0714285714285714">
            <text:p>0.07</text:p>
          </table:table-cell>
          <table:table-cell office:value-type="float" office:value="16.5714285714286">
            <text:p>16.5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Vinieron entonces dÃ­as muy duros para la pobrecita huÃ©rfana.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0714285714285714">
            <text:p>0.07</text:p>
          </table:table-cell>
          <table:table-cell office:value-type="float" office:value="2.21428571428571">
            <text:p>2.2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"Â¿Esta estÃºpida tiene que estar en la sala con nosotras?"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714285714285714">
            <text:p>0.07</text:p>
          </table:table-cell>
          <table:table-cell office:value-type="float" office:value="5.57142857142857">
            <text:p>5.5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ecÃ­an las reciÃ©n llegadas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714285714285714">
            <text:p>0.07</text:p>
          </table:table-cell>
          <table:table-cell office:value-type="float" office:value="0.428571428571429">
            <text:p>0.4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"Si quiere comer pan, que se lo gane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0714285714285714">
            <text:p>0.07</text:p>
          </table:table-cell>
          <table:table-cell office:value-type="float" office:value="2.42857142857143">
            <text:p>2.4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Â¡Fuera, a la cocina!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714285714285714">
            <text:p>0.07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Le quitaron sus hermosos vestidos,le pusieron una blusa vieja y le dieron un par de zuecos para calzado: "Â¡Mira la orgullosa princesa, quÃ© compuesta!"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0.0714285714285714">
            <text:p>0.07</text:p>
          </table:table-cell>
          <table:table-cell office:value-type="float" office:value="33.2142857142857">
            <text:p>33.2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, burlÃ¡ndose de ella, la llevaron a la cocina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714285714285714">
            <text:p>0.07</text:p>
          </table:table-cell>
          <table:table-cell office:value-type="float" office:value="4.71428571428571">
            <text:p>4.7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lÃ­ tenÃ­a que pasar el dÃ­a entero ocupada en duros trabajos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714285714285714">
            <text:p>0.07</text:p>
          </table:table-cell>
          <table:table-cell office:value-type="float" office:value="4.71428571428571">
            <text:p>4.7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 levantaba de madrugada, iba por agua, encendÃ­a el fuego, preparaba la comida, lavaba la ropa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714285714285714">
            <text:p>0.0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, por aÃ±adidura, sus hermanastras la sometÃ­an a todas las mortificaciones imaginables; se burlaban de ella, le esparcÃ­an, entre la ceniza, los guisantes y las lentejas, para que tuviera que pasarse horas recogiÃ©ndolas.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589">
            <text:p>589</text:p>
          </table:table-cell>
          <table:table-cell office:value-type="float" office:value="0.0714285714285714">
            <text:p>0.07</text:p>
          </table:table-cell>
          <table:table-cell office:value-type="float" office:value="42.0714285714286">
            <text:p>42.0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 la noche, rendida como estaba de tanto trabajar, en vez de acostarse en una cama tenÃ­a que hacerlo en las cenizas del hogar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0.0714285714285714">
            <text:p>0.07</text:p>
          </table:table-cell>
          <table:table-cell office:value-type="float" office:value="18.7857142857143">
            <text:p>18.7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 como por este motivo iba siempre polvorienta y sucia, la llamaban Cenicient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0714285714285714">
            <text:p>0.07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Un dÃ­a en que el padre se disponÃ­a a ir a la feria, preguntÃ³ a sus dos hijastras quÃ© deseaban que les trajese.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81">
            <text:p>181</text:p>
          </table:table-cell>
          <table:table-cell office:value-type="float" office:value="0.1">
            <text:p>0.1</text:p>
          </table:table-cell>
          <table:table-cell office:value-type="float" office:value="18.1">
            <text:p>18.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"Hermosos vestidos," respondiÃ³ una de ellas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1">
            <text:p>0.1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"Perlas y piedras preciosas," dijo la otra.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1">
            <text:p>0.1</text:p>
          </table:table-cell>
          <table:table-cell office:value-type="float" office:value="3.1">
            <text:p>3.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"Â¿Y tÃº, Cenicienta," preguntÃ³, "quÃ© quieres?"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1">
            <text:p>0.1</text:p>
          </table:table-cell>
          <table:table-cell office:value-type="float" office:value="9.1">
            <text:p>9.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- "Padre, corta la primera ramita que toque el sombrero, cuando regreses, y traemela."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1">
            <text:p>0.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omprÃ³ el hombre para sus hijastras magnÃ­ficos vestidos, perlas y piedras preciosas; de vuelta, al atravesar un bosquecillo, un brote de avellano le hizo caer el sombrero, y Ã©l lo cortÃ³ y se lo llevÃ³ consigo.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651">
            <text:p>651</text:p>
          </table:table-cell>
          <table:table-cell office:value-type="float" office:value="0.1">
            <text:p>0.1</text:p>
          </table:table-cell>
          <table:table-cell office:value-type="float" office:value="65.1">
            <text:p>65.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legado a casa, dio a sus hijastras lo que habÃ­an pedido, y a Cenicienta, el brote de avellano.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0.1">
            <text:p>0.1</text:p>
          </table:table-cell>
          <table:table-cell office:value-type="float" office:value="23.1">
            <text:p>23.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a muchacha le dio las gracias, y se fue con la rama a la tumba de su madre, allÃ­ la plantÃ³, regÃ¡ndola con sus lÃ¡grimas, y el brote creciÃ³, convirtiÃ©ndose en un hermoso Ã¡rbol.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06">
            <text:p>706</text:p>
          </table:table-cell>
          <table:table-cell office:value-type="float" office:value="0.1">
            <text:p>0.1</text:p>
          </table:table-cell>
          <table:table-cell office:value-type="float" office:value="70.6">
            <text:p>70.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enicienta iba allÃ­ tres veces al dÃ­a, a llorar y rezar, y siempre encontraba un pajarillo blanco posado en una rama; un pajarillo que, cuando la niÃ±a le pedÃ­a algo, se lo echaba desde arriba.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0.1">
            <text:p>0.1</text:p>
          </table:table-cell>
          <table:table-cell office:value-type="float" office:value="61.6">
            <text:p>61.6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SucediÃ³ que el Rey organizÃ³ unas fiestas, que debÃ­an durar tres dÃ­as, y a las que fueron invitadas todas las doncellas bonitas del paÃ­s, para que el prÃ­ncipe heredero eligiese entre ellas una esposa.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571">
            <text:p>571</text:p>
          </table:table-cell>
          <table:table-cell office:value-type="float" office:value="0.1">
            <text:p>0.1</text:p>
          </table:table-cell>
          <table:table-cell office:value-type="float" office:value="57.1">
            <text:p>57.1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Al enterarse las dos hermanastras que tambiÃ©n ellas figuraban en la lista, se pusieron muy contentas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.1">
            <text:p>0.1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Llamaron a Cenicienta, y le dijeron: "PÃ©inanos, cepÃ­llanos bien los zapatos y abrÃ³chanos las hebillas; vamos a la fiesta de palacio."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68">
            <text:p>268</text:p>
          </table:table-cell>
          <table:table-cell office:value-type="float" office:value="0.1">
            <text:p>0.1</text:p>
          </table:table-cell>
          <table:table-cell office:value-type="float" office:value="26.8">
            <text:p>26.8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Cenicienta obedeciÃ³, aunque llorando, pues tambiÃ©n ella hubiera querido ir al baile, y, asÃ­, rogÃ³ a su madrastra que se lo permitiese.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38">
            <text:p>238</text:p>
          </table:table-cell>
          <table:table-cell office:value-type="float" office:value="0.1">
            <text:p>0.1</text:p>
          </table:table-cell>
          <table:table-cell office:value-type="float" office:value="23.8">
            <text:p>23.8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"Â¿TÃº, la Cenicienta, cubierta de polvo y porquerÃ­a, pretendes ir a la fiesta?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0.1">
            <text:p>0.1</text:p>
          </table:table-cell>
          <table:table-cell office:value-type="float" office:value="9.3">
            <text:p>9.3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No tienes vestido ni zapatos, Â¿y quieres bailar?"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1">
            <text:p>0.1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Pero al insistir la muchacha en sus sÃºplicas, la mujer le dijo, finalmente: "Te he echado un plato de lentejas en la ceniza, si las recoges en dos horas, te dejarÃ© ir."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0.1">
            <text:p>0.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La muchachita, saliendo por la puerta trasera, se fue al jardÃ­n y exclamÃ³: "Â¡Palomitas mansas, tortolillas y avecillas todas del cielo, vengan a ayudarme a recoger lentejas!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float" office:value="0.1">
            <text:p>0.1</text:p>
          </table:table-cell>
          <table:table-cell office:value-type="float" office:value="56.1">
            <text:p>56.1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: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Las buenas, en el pucherito;las malas, en el buchecito."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5">
            <text:p>0.5</text:p>
          </table:table-cell>
          <table:table-cell office:value-type="float" office:value="52.5">
            <text:p>52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Y acudieron a la ventana de la cocina dos palomitas blancas, luego las tortolillas y, finalmente, comparecieron, bulliciosas y presurosas, todas las avecillas del cielo y se posaron en la ceniza.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  <table:table-cell office:value-type="float" office:value="0.1">
            <text:p>0.1</text:p>
          </table:table-cell>
          <table:table-cell office:value-type="float" office:value="63.1">
            <text:p>63.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Y las palomitas, bajando las cabecitas, empezaron: pic, pic, pic, pic; y luego todas las demÃ¡s las imitaron: pic, pic, pic, pic, y en un santiamÃ©n todos los granos buenos estuvieron en la fuente.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68">
            <text:p>568</text:p>
          </table:table-cell>
          <table:table-cell office:value-type="float" office:value="0.1">
            <text:p>0.1</text:p>
          </table:table-cell>
          <table:table-cell office:value-type="float" office:value="56.8">
            <text:p>56.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No habÃ­a transcurrido ni una hora cuando, terminado el trabajo, echaron a volar y desaparecieron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0.1">
            <text:p>0.1</text:p>
          </table:table-cell>
          <table:table-cell office:value-type="float" office:value="9.3">
            <text:p>9.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La muchacha llevÃ³ la fuente a su madrastra, contenta porque creÃ­a que la permitirÃ­an ir a la fiesta, pero la vieja le dijo: "No, Cenicienta, no tienes vestidos y no puedes bailar.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605">
            <text:p>605</text:p>
          </table:table-cell>
          <table:table-cell office:value-type="float" office:value="0.1">
            <text:p>0.1</text:p>
          </table:table-cell>
          <table:table-cell office:value-type="float" office:value="60.5">
            <text:p>60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Todos se burlarÃ­an de ti.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Y como la pobre rompiera a llorar: "Si en una hora eres capaz de limpiar dos fuentes llenas de lentejas que echarÃ© en la ceniza, te permitirÃ© que vayas."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0.1">
            <text:p>0.1</text:p>
          </table:table-cell>
          <table:table-cell office:value-type="float" office:value="29.5">
            <text:p>29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Y pensaba: "JamÃ¡s podrÃ¡ hacerlo."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1">
            <text:p>0.1</text:p>
          </table:table-cell>
          <table:table-cell office:value-type="float" office:value="3.6">
            <text:p>3.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Pero cuando las lentejas estuvieron en la ceniza, la doncella saliÃ³ al jardÃ­n por la puerta trasera y gritÃ³: "Â¡Palomitas mansas, tortolillas y avecillas todas del cielo, vengan a ayudarme a limpiar lentejas!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float" office:value="0.1">
            <text:p>0.1</text:p>
          </table:table-cell>
          <table:table-cell office:value-type="float" office:value="74.1">
            <text:p>74.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: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Las buenas, en el pucherito;las malas, en el buchecito."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5">
            <text:p>0.5</text:p>
          </table:table-cell>
          <table:table-cell office:value-type="float" office:value="52.5">
            <text:p>52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Y enseguida acudieron a la ventana de la cocina dos palomitas blancas y luego las tortolillas, y, finalmente, comparecieron, bulliciosas y presurosas, todas las avecillas del cielo y se posaron en la ceniza.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0.125">
            <text:p>0.13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Y las palomitas, bajando las cabecitas, empezaron: pic, pic, pic, pic; y luego todas las demÃ¡s las imitaron: pic, pic, pic, pic, echando todos los granos buenos en las fuentes.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0.125">
            <text:p>0.13</text:p>
          </table:table-cell>
          <table:table-cell office:value-type="float" office:value="58.25">
            <text:p>58.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No habÃ­a transcurrido aÃºn media hora cuando, terminada ya su tarea, emprendieron todas el vuelo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0.125">
            <text:p>0.13</text:p>
          </table:table-cell>
          <table:table-cell office:value-type="float" office:value="15.375">
            <text:p>15.3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La muchacha llevÃ³ las fuentes a su madrastra, pensando que aquella vez le permitirÃ­a ir a la fiesta.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0.125">
            <text:p>0.13</text:p>
          </table:table-cell>
          <table:table-cell office:value-type="float" office:value="19.5">
            <text:p>19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Pero la mujer le dijo: "Todo es inÃºtil; no vendrÃ¡s, pues no tienes vestidos ni sabes bailar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0.125">
            <text:p>0.13</text:p>
          </table:table-cell>
          <table:table-cell office:value-type="float" office:value="16.625">
            <text:p>16.6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rÃ­as nuestra vergÃ¼enza."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25">
            <text:p>0.13</text:p>
          </table:table-cell>
          <table:table-cell office:value-type="float" office:value="1.25">
            <text:p>1.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Y, volviÃ©ndole la espalda, partiÃ³ apresuradamente con sus dos orgullosas hijas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125">
            <text:p>0.13</text:p>
          </table:table-cell>
          <table:table-cell office:value-type="float" office:value="11.375">
            <text:p>11.3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No habiendo ya nadie en casa, Cenicienta se encaminÃ³ a la tumba de su madre, bajo el avellano, y suplicÃ³:"Â¡Arbolito, sacude tus ramas frondosas,y Ã©chame oro y plata y mÃ¡s cosas!"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597">
            <text:p>597</text:p>
          </table:table-cell>
          <table:table-cell office:value-type="float" office:value="0.5">
            <text:p>0.5</text:p>
          </table:table-cell>
          <table:table-cell office:value-type="float" office:value="298.5">
            <text:p>298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Y he aquÃ­ que el pÃ¡jaro le echÃ³ un vestido bordado en plata y oro, y unas zapatillas con adornos de seda y plata.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0.166666666666667">
            <text:p>0.17</text:p>
          </table:table-cell>
          <table:table-cell office:value-type="float" office:value="46.5">
            <text:p>46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Se vistiÃ³ a toda prisa y corriÃ³ a palacio, donde su madrastra y hermanastras no la reconocieron, y, al verla tan ricamente ataviada, la tomaron por una princesa extranjera.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529">
            <text:p>529</text:p>
          </table:table-cell>
          <table:table-cell office:value-type="float" office:value="0.166666666666667">
            <text:p>0.17</text:p>
          </table:table-cell>
          <table:table-cell office:value-type="float" office:value="88.1666666666667">
            <text:p>88.1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Ni por un momento se les ocurriÃ³ pensar en Cenicienta, a quien creÃ­an en su cocina, sucia y buscando lentejas en la ceniza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0.166666666666667">
            <text:p>0.17</text:p>
          </table:table-cell>
          <table:table-cell office:value-type="float" office:value="35.1666666666667">
            <text:p>35.1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El prÃ­ncipe saliÃ³ a recibirla, y tomÃ¡ndola de la mano, bailÃ³ con ell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166666666666667">
            <text:p>0.17</text:p>
          </table:table-cell>
          <table:table-cell office:value-type="float" office:value="15.6666666666667">
            <text:p>15.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Y es el caso que no quiso bailar con ninguna otra ni la soltÃ³ de la mano, y cada vez que se acercaba otra muchacha a invitarlo, se negaba diciendo: "Ãsta es mi pareja."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office:value-type="float" office:value="0.166666666666667">
            <text:p>0.17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Al anochecer, Cenicienta quiso volver a su casa, y el prÃ­ncipe le dijo: "Te acompaÃ±arÃ©," deseoso de saber de dÃ³nde era la bella muchacha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office:value-type="float" office:value="0.111111111111111">
            <text:p>0.11</text:p>
          </table:table-cell>
          <table:table-cell office:value-type="float" office:value="40.1111111111111">
            <text:p>40.1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Pero ella se le escapÃ³, y se encaramÃ³ de un salto al palomar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111111111111111">
            <text:p>0.11</text:p>
          </table:table-cell>
          <table:table-cell office:value-type="float" office:value="11.6666666666667">
            <text:p>11.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El prÃ­ncipe aguardÃ³ a que llegase su padre, y le dijo que la doncella forastera se habÃ­a escondido en el palomar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0.111111111111111">
            <text:p>0.11</text:p>
          </table:table-cell>
          <table:table-cell office:value-type="float" office:value="23.6666666666667">
            <text:p>23.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Entonces pensÃ³ el viejo: Â¿SerÃ¡ la Cenicienta?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111111111111111">
            <text:p>0.11</text:p>
          </table:table-cell>
          <table:table-cell office:value-type="float" office:value="3.22222222222222">
            <text:p>3.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Y, pidiendo que le trajesen un hacha y un pico, se puso a derribar el palomar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111111111111111">
            <text:p>0.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Pero en su interior no habÃ­a nadie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111111111111111">
            <text:p>0.11</text:p>
          </table:table-cell>
          <table:table-cell office:value-type="float" office:value="3.11111111111111">
            <text:p>3.1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Y cuando todos llegaron a casa, encontraron a Cenicienta entre la ceniza, cubierta con sus sucias ropas, mientras un candil de aceite ardÃ­a en la chimenea; pues la muchacha se habÃ­a dado buena maÃ±a en saltar por detrÃ¡s del palomar y correr hasta el avellano; allÃ­ se quitÃ³ sus hermosos vestidos, y los depositÃ³ sobre la tumba, donde el pajarillo se encargÃ³ de recogerlos.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2352">
            <text:p>2352</text:p>
          </table:table-cell>
          <table:table-cell office:value-type="float" office:value="0.111111111111111">
            <text:p>0.11</text:p>
          </table:table-cell>
          <table:table-cell office:value-type="float" office:value="261.333333333333">
            <text:p>261.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Y enseguida se volviÃ³ a la cocina, vestida con su sucia batita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111111111111111">
            <text:p>0.11</text:p>
          </table:table-cell>
          <table:table-cell office:value-type="float" office:value="10.1111111111111">
            <text:p>10.1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Al dÃ­a siguiente, a la hora de volver a empezar la fiesta, cuando los padres y las hermanastras se hubieron marchado, la muchacha se dirigiÃ³ al avellano y le dijo:"Â¡Arbolito, sacude tus ramas frondosas,y Ã©chame oro y plata y, mÃ¡s cosas!"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846">
            <text:p>846</text:p>
          </table:table-cell>
          <table:table-cell office:value-type="float" office:value="0.5">
            <text:p>0.5</text:p>
          </table:table-cell>
          <table:table-cell office:value-type="float" office:value="423">
            <text:p>42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El pajarillo le enviÃ³ un vestido mucho mÃ¡s esplÃ©ndido aÃºn que el de la vÃ­spera; y al presentarse ella en palacio tan magnÃ­ficamente ataviada, todos los presentes se pasmaron ante su belleza.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0.0909090909090909">
            <text:p>0.09</text:p>
          </table:table-cell>
          <table:table-cell office:value-type="float" office:value="27.8181818181818">
            <text:p>27.8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El hijo del Rey, que la habÃ­a estado aguardando, la tomÃ³ nmediatamente de la mano y sÃ³lo bailÃ³ con ella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909090909090909">
            <text:p>0.09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A las demÃ¡s que fueron a solicitarlo, les respondÃ­a: "Ãsta es mi pareja."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0.0909090909090909">
            <text:p>0.09</text:p>
          </table:table-cell>
          <table:table-cell office:value-type="float" office:value="9.18181818181818">
            <text:p>9.1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Al anochecer, cuando la muchacha quiso retirarse, el prÃ­ncipe la siguiÃ³, para ver a quÃ© casa se dirigÃ­a; pero ella desapareciÃ³ de un brinco en el jardÃ­n de detrÃ¡s de la suya.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0.0909090909090909">
            <text:p>0.09</text:p>
          </table:table-cell>
          <table:table-cell office:value-type="float" office:value="33.3636363636364">
            <text:p>33.3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CrecÃ­a en Ã©l un grande y hermoso peral, del que colgaban peras magnÃ­ficas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0909090909090909">
            <text:p>0.09</text:p>
          </table:table-cell>
          <table:table-cell office:value-type="float" office:value="9.54545454545455">
            <text:p>9.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Se subiÃ³ ella a la copa con la ligereza de una ardilla, saltando entre las ramas, y el prÃ­ncipe la perdiÃ³ de vista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0909090909090909">
            <text:p>0.09</text:p>
          </table:table-cell>
          <table:table-cell office:value-type="float" office:value="29.5454545454545">
            <text:p>29.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El joven aguardÃ³ la llegada del padre, y le dijo: "La joven forastera se me ha escapado; creo que se subiÃ³ al peral."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0909090909090909">
            <text:p>0.09</text:p>
          </table:table-cell>
          <table:table-cell office:value-type="float" office:value="36.9090909090909">
            <text:p>36.9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PensÃ³ el padre: Â¿SerÃ¡ la Cenicienta?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909090909090909">
            <text:p>0.09</text:p>
          </table:table-cell>
          <table:table-cell office:value-type="float" office:value="2.54545454545455">
            <text:p>2.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Y, tomando un hacha, derribÃ³ el Ã¡rbol, pero nadie apareciÃ³ en la copa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0909090909090909">
            <text:p>0.09</text:p>
          </table:table-cell>
          <table:table-cell office:value-type="float" office:value="12.3636363636364">
            <text:p>12.3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Y cuando entraron en la cocina, allÃ­ estaba Cenicienta entre las cenizas, como tenÃ­a por costumbre, pues habÃ­a saltado al suelo por el lado opuesto del Ã¡rbol, y, despuÃ©s de devolver los hermosos vestidos al pÃ¡jaro del avellano, volviÃ³ a ponerse su batita gris.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875">
            <text:p>875</text:p>
          </table:table-cell>
          <table:table-cell office:value-type="float" office:value="0.0909090909090909">
            <text:p>0.09</text:p>
          </table:table-cell>
          <table:table-cell office:value-type="float" office:value="79.5454545454546">
            <text:p>79.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El tercer dÃ­a, en cuanto se hubieron marchado los demÃ¡s, volviÃ³ Cenicienta a la tumba de su madre y suplicÃ³ al arbolillo:"Â¡Arbolito, sacude tus ramas frondosas,y Ã©chame oro y plata y mÃ¡s cosas!"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0.5">
            <text:p>0.5</text:p>
          </table:table-cell>
          <table:table-cell office:value-type="float" office:value="255.5">
            <text:p>255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Y el pÃ¡jaro le echÃ³ un vestido soberbio y brillante como jamÃ¡s se viera otro en el mundo, con unos zapatitos de oro puro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25">
            <text:p>0.25</text:p>
          </table:table-cell>
          <table:table-cell office:value-type="float" office:value="81.25">
            <text:p>81.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Cuando se presentÃ³ a la fiesta, todos los concurrentes se quedaron boquiabiertos de admiraciÃ³n.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0.25">
            <text:p>0.25</text:p>
          </table:table-cell>
          <table:table-cell office:value-type="float" office:value="26.5">
            <text:p>26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El hijo del Rey bailÃ³ exclusivamente con ella, y a todas las que iban a solicitarlo les respondÃ­a: "Ãsta es mi pareja."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office:value-type="float" office:value="0.25">
            <text:p>0.25</text:p>
          </table:table-cell>
          <table:table-cell office:value-type="float" office:value="49.5">
            <text:p>49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Al anochecer se despidiÃ³ Cenicienta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769230769230769">
            <text:p>0.08</text:p>
          </table:table-cell>
          <table:table-cell office:value-type="float" office:value="1.15384615384615">
            <text:p>1.1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El hijo del Rey quiso acompaÃ±arla; pero ella se escapÃ³ con tanta rapidez, que su admirador no pudo darle alcance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0.0769230769230769">
            <text:p>0.08</text:p>
          </table:table-cell>
          <table:table-cell office:value-type="float" office:value="16.3846153846154">
            <text:p>16.3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Pero esta vez recurriÃ³ a una trampa: mandÃ³ embadurnar con pez las escaleras de palacio, por lo cual, al saltar la muchacha los peldaÃ±os, se le quedÃ³ la zapatilla izquierda adherida a uno de ellos.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office:value-type="float" office:value="0.0769230769230769">
            <text:p>0.08</text:p>
          </table:table-cell>
          <table:table-cell office:value-type="float" office:value="51.6923076923077">
            <text:p>51.6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cogiÃ³ el prÃ­ncipe la zapatilla, y observÃ³ que era diminuta, graciosa, y toda ella de oro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0769230769230769">
            <text:p>0.08</text:p>
          </table:table-cell>
          <table:table-cell office:value-type="float" office:value="14.6153846153846">
            <text:p>14.6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A la maÃ±ana siguiente presentÃ³se en casa del hombre y le dijo: "Mi esposa serÃ¡ aquella cuyo pie se ajuste a este zapato."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0.0769230769230769">
            <text:p>0.08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Las dos hermanastras se alegraron, pues ambas tenÃ­an los pies muy lindos.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0769230769230769">
            <text:p>0.08</text:p>
          </table:table-cell>
          <table:table-cell office:value-type="float" office:value="4.69230769230769">
            <text:p>4.6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La mayor fue a su cuarto para probarse la zapatilla, acompaÃ±ada de su madre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0769230769230769">
            <text:p>0.08</text:p>
          </table:table-cell>
          <table:table-cell office:value-type="float" office:value="7.23076923076923">
            <text:p>7.2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Pero no habÃ­a modo de introducir el dedo gordo; y al ver que la zapatilla era demasiado pequeÃ±a, la madre, alargÃ¡ndole un cuchillo, le dijo: "Â¡CÃ³rtate el dedo!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0.0769230769230769">
            <text:p>0.08</text:p>
          </table:table-cell>
          <table:table-cell office:value-type="float" office:value="26.3076923076923">
            <text:p>26.3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Cuando seas reina, no tendrÃ¡s necesidad de andar a pie."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.0769230769230769">
            <text:p>0.08</text:p>
          </table:table-cell>
          <table:table-cell office:value-type="float" office:value="4.46153846153846">
            <text:p>4.4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Lo hizo asÃ­ la muchacha; forzÃ³ el pie en el zapato y, reprimiendo el dolor, se presentÃ³ al prÃ­ncipe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0.0769230769230769">
            <text:p>0.08</text:p>
          </table:table-cell>
          <table:table-cell office:value-type="float" office:value="11.3846153846154">
            <text:p>11.3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Ãl la hizo montar en su caballo y se marchÃ³ con ella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769230769230769">
            <text:p>0.0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Pero hubieron de pasar por delante de la tumba, y dos palomitas que estaban posadas en el avellano gritaron:"Ruke di guk, ruke di guk;sangre hay en el zapato.El zapato no le va,La novia verdadera en casa estÃ¡."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686">
            <text:p>686</text:p>
          </table:table-cell>
          <table:table-cell office:value-type="float" office:value="0.0769230769230769">
            <text:p>0.08</text:p>
          </table:table-cell>
          <table:table-cell office:value-type="float" office:value="52.7692307692308">
            <text:p>52.7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MirÃ³ el prÃ­ncipe el pie y vio que de Ã©l fluÃ­a sangre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111111111111111">
            <text:p>0.11</text:p>
          </table:table-cell>
          <table:table-cell office:value-type="float" office:value="8.66666666666667">
            <text:p>8.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Hizo dar media vuelta al caballo y devolviÃ³ la muchacha a su madre, diciendo que no era aquella la que buscaba, y que la otra hermana tenÃ­a que probarse el zapato.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71">
            <text:p>471</text:p>
          </table:table-cell>
          <table:table-cell office:value-type="float" office:value="0.111111111111111">
            <text:p>0.11</text:p>
          </table:table-cell>
          <table:table-cell office:value-type="float" office:value="52.3333333333333">
            <text:p>52.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SubiÃ³ Ã©sta a su habitaciÃ³n y, aunque los dedos le entraron holgadamente, en cambio no habÃ­a manera de meter el talÃ³n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0.111111111111111">
            <text:p>0.11</text:p>
          </table:table-cell>
          <table:table-cell office:value-type="float" office:value="28.2222222222222">
            <text:p>28.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Le dijo la madre, alargÃ¡ndole un cuchillo: "CÃ³rtate un pedazo del talÃ³n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111111111111111">
            <text:p>0.11</text:p>
          </table:table-cell>
          <table:table-cell office:value-type="float" office:value="13.3333333333333">
            <text:p>13.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Cuando seas reina no tendrÃ¡s necesidad de andar a pie."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.111111111111111">
            <text:p>0.11</text:p>
          </table:table-cell>
          <table:table-cell office:value-type="float" office:value="5.33333333333333">
            <text:p>5.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CortÃ³se la muchacha un trozo del talÃ³n, metiÃ³ a la fuerza el pie en el zapato y, reprimiendo el dolor, se presentÃ³ al hijo del Rey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0.111111111111111">
            <text:p>0.11</text:p>
          </table:table-cell>
          <table:table-cell office:value-type="float" office:value="48.3333333333333">
            <text:p>48.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MontÃ³ Ã©ste en su caballo y se marchÃ³ con ell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111111111111111">
            <text:p>0.11</text:p>
          </table:table-cell>
          <table:table-cell office:value-type="float" office:value="6.11111111111111">
            <text:p>6.1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Pero al pasar por delante del avellano, las dos palomitas posadas en una de sus ramas gritaron:"Ruke di guk, ruke di guk;sangre hay en el zapato.El zapato no le va,La novia verdadera en casa estÃ¡."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661">
            <text:p>661</text:p>
          </table:table-cell>
          <table:table-cell office:value-type="float" office:value="0.111111111111111">
            <text:p>0.11</text:p>
          </table:table-cell>
          <table:table-cell office:value-type="float" office:value="73.4444444444444">
            <text:p>73.4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MirÃ³ el prÃ­ncipe el pie de la muchacha y vio que la sangre manaba del zapato y habÃ­a enrojecido la blanca media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625">
            <text:p>0.06</text:p>
          </table:table-cell>
          <table:table-cell office:value-type="float" office:value="15.8125">
            <text:p>15.8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VolviÃ³ grupas y llevÃ³ a su casa a la falsa novia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.0625">
            <text:p>0.06</text:p>
          </table:table-cell>
          <table:table-cell office:value-type="float" office:value="2.625">
            <text:p>2.6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"Tampoco es Ã©sta la verdadera," dijo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625">
            <text:p>0.06</text:p>
          </table:table-cell>
          <table:table-cell office:value-type="float" office:value="2.8125">
            <text:p>2.8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"Â¿No tienen otra hija?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625">
            <text:p>0.06</text:p>
          </table:table-cell>
          <table:table-cell office:value-type="float" office:value="1.3125">
            <text:p>1.3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- "No," respondiÃ³ el hombre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625">
            <text:p>0.06</text:p>
          </table:table-cell>
          <table:table-cell office:value-type="float" office:value="1.3125">
            <text:p>1.3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SÃ³lo de mi esposa difunta queda una Cenicienta pringosa; pero es imposible que sea la novia."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0625">
            <text:p>0.06</text:p>
          </table:table-cell>
          <table:table-cell office:value-type="float" office:value="5.875">
            <text:p>5.8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MandÃ³ el prÃ­ncipe que la llamasen; pero la madrastra replicÃ³: "Â¡Oh, no!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0625">
            <text:p>0.06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Â¡Va demasiado sucia!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625">
            <text:p>0.06</text:p>
          </table:table-cell>
          <table:table-cell office:value-type="float" office:value="0.375">
            <text:p>0.3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No me atrevo a presentarla.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625">
            <text:p>0.06</text:p>
          </table:table-cell>
          <table:table-cell office:value-type="float" office:value="0.8125">
            <text:p>0.8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Pero como el hijo del Rey insistiera, no hubo mÃ¡s remedio que llamar a Cenicienta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0.0625">
            <text:p>0.06</text:p>
          </table:table-cell>
          <table:table-cell office:value-type="float" office:value="6.0625">
            <text:p>6.0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LavÃ³se ella primero las manos y la cara y, entrando en la habitaciÃ³n, saludÃ³ al prÃ­ncipe con una reverencia, y Ã©l tendiÃ³ el zapato de oro.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0.0625">
            <text:p>0.06</text:p>
          </table:table-cell>
          <table:table-cell office:value-type="float" office:value="20.9375">
            <text:p>20.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Se sentÃ³ la muchacha en un escalÃ³n, se quitÃ³ el pesado zueco y se calzÃ³ la chinela: le venÃ­a como pintada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0625">
            <text:p>0.06</text:p>
          </table:table-cell>
          <table:table-cell office:value-type="float" office:value="17.25">
            <text:p>17.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Y cuando, al levantarse, el prÃ­ncipe le mirÃ³ el rostro, reconociÃ³ en el acto a la hermosa doncella que habÃ­a bailado con Ã©l, y exclamÃ³: "Â¡Ãsta sÃ­ que es mi verdadera novia!"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float" office:value="0.0625">
            <text:p>0.06</text:p>
          </table:table-cell>
          <table:table-cell office:value-type="float" office:value="27.625">
            <text:p>27.6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La madrastra y sus dos hijas palidecieron de rabia</text:p>
          </table:table-cell>
          <table:table-cell office:value-type="string">
            <text:p><text:s/>pero el prÃ­ncipe ayudÃ³ a Cenicienta a montar a caballo y marchÃ³ con ella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0.0625">
            <text:p>0.0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Y al pasar por delante del avellano, gritaron las dos palomitas blancas:"Ruke di guk, ruke di guk;no tiene sangre el zapato.Y pequeÃ±o no le estÃ¡;Es la novia verdadera con la que va."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583">
            <text:p>583</text:p>
          </table:table-cell>
          <table:table-cell office:value-type="float" office:value="0.0625">
            <text:p>0.06</text:p>
          </table:table-cell>
          <table:table-cell office:value-type="float" office:value="36.4375">
            <text:p>36.4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Y, dicho esto, bajaron volando las dos palomitas y se posaron una en cada hombro de Cenicienta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.5">
            <text:p>0.5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Al llegar el dÃ­a de la boda, se presentaron las traidoras hermanas, muy zalameras, deseosas de congraciarse con Cenicienta y participar de su dicha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2">
            <text:p>0.2</text:p>
          </table:table-cell>
          <table:table-cell office:value-type="float" office:value="75.6">
            <text:p>75.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Pero al encaminarse el cortejo a la iglesia, yendo la mayor a la derecha de la novia y la menor a su izquierda, las palomas, de sendos picotazos, les sacaron un ojo a cada una.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42">
            <text:p>742</text:p>
          </table:table-cell>
          <table:table-cell office:value-type="float" office:value="0.2">
            <text:p>0.2</text:p>
          </table:table-cell>
          <table:table-cell office:value-type="float" office:value="148.4">
            <text:p>148.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Luego, al salir, yendo la mayor a la izquierda y la menor a la derecha, las mismas aves les sacaron el otro ojo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0.2">
            <text:p>0.2</text:p>
          </table:table-cell>
          <table:table-cell office:value-type="float" office:value="49.2">
            <text:p>49.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Y de este modo quedaron castigadas por su maldad, condenadas a la ceguera para todos los dÃ­as de su vida.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0.2">
            <text:p>0.2</text:p>
          </table:table-cell>
          <table:table-cell office:value-type="float" office:value="28.2">
            <text:p>28.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Junto a un bosque muy grande vivÃ­a un pobre leÃ±ador con su mujer y dos hijos; el niÃ±o se llamaba HÃ¤nsel, y la niÃ±a, Gretel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0476190476190476">
            <text:p>0.05</text:p>
          </table:table-cell>
          <table:table-cell office:value-type="float" office:value="19.3333333333333">
            <text:p>19.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penas tenÃ­an quÃ© comer, y en una Ã©poca de carestÃ­a que sufriÃ³ el paÃ­s, llegÃ³ un momento en que el hombre ni siquiera podÃ­a ganarse el pan de cada dÃ­a.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  <table:table-cell office:value-type="float" office:value="0.0476190476190476">
            <text:p>0.05</text:p>
          </table:table-cell>
          <table:table-cell office:value-type="float" office:value="25.1428571428571">
            <text:p>25.1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Estaba el leÃ±ador una noche en la cama, cavilando y revolviÃ©ndose, sin que las preocupaciones le dejaran pegar el ojo; finalmente, dijo, suspirando, a su mujer: - Â¿QuÃ© va a ser de nosotros?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0.0476190476190476">
            <text:p>0.05</text:p>
          </table:table-cell>
          <table:table-cell office:value-type="float" office:value="20.4285714285714">
            <text:p>20.4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Â¿CÃ³mo alimentar a los pobres pequeÃ±os, puesto que nada nos queda?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.0476190476190476">
            <text:p>0.05</text:p>
          </table:table-cell>
          <table:table-cell office:value-type="float" office:value="2.19047619047619">
            <text:p>2.1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- Se me ocurre una cosa -respondiÃ³ ella-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476190476190476">
            <text:p>0.05</text:p>
          </table:table-cell>
          <table:table-cell office:value-type="float" office:value="1.71428571428571">
            <text:p>1.7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aÃ±ana, de madrugada, nos llevaremos a los niÃ±os a lo mÃ¡s espeso del bosque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0476190476190476">
            <text:p>0.05</text:p>
          </table:table-cell>
          <table:table-cell office:value-type="float" office:value="3.61904761904762">
            <text:p>3.6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Les encenderemos un fuego, les daremos un pedacito de pan y luego los dejaremos solos para ir a nuestro trabajo.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0.0476190476190476">
            <text:p>0.05</text:p>
          </table:table-cell>
          <table:table-cell office:value-type="float" office:value="7.19047619047619">
            <text:p>7.1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Como no sabrÃ¡n encontrar el camino de vuelta, nos libraremos de ellos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.0476190476190476">
            <text:p>0.05</text:p>
          </table:table-cell>
          <table:table-cell office:value-type="float" office:value="2.9047619047619">
            <text:p>2.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- Â¡Por Dios, mujer!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476190476190476">
            <text:p>0.05</text:p>
          </table:table-cell>
          <table:table-cell office:value-type="float" office:value="0.714285714285714">
            <text:p>0.7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-replicÃ³ el hombre-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476190476190476">
            <text:p>0.05</text:p>
          </table:table-cell>
          <table:table-cell office:value-type="float" office:value="0.285714285714286">
            <text:p>0.2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Eso no lo hago yo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476190476190476">
            <text:p>0.05</text:p>
          </table:table-cell>
          <table:table-cell office:value-type="float" office:value="0.714285714285714">
            <text:p>0.7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Â¡CÃ³mo voy a cargar sobre mÃ­ el abandonar a mis hijos en el bosque!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0.0476190476190476">
            <text:p>0.05</text:p>
          </table:table-cell>
          <table:table-cell office:value-type="float" office:value="4.38095238095238">
            <text:p>4.3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No tardarÃ­an en ser destrozados por las fieras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476190476190476">
            <text:p>0.05</text:p>
          </table:table-cell>
          <table:table-cell office:value-type="float" office:value="1.71428571428571">
            <text:p>1.7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- Â¡No seas necio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0476190476190476">
            <text:p>0.05</text:p>
          </table:table-cell>
          <table:table-cell office:value-type="float" office:value="0.333333333333333">
            <text:p>0.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-exclamÃ³ ella-.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476190476190476">
            <text:p>0.05</text:p>
          </table:table-cell>
          <table:table-cell office:value-type="float" office:value="0.142857142857143">
            <text:p>0.1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Â¿Quieres, pues, que nos muramos de hambre los cuatro?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476190476190476">
            <text:p>0.05</text:p>
          </table:table-cell>
          <table:table-cell office:value-type="float" office:value="3.14285714285714">
            <text:p>3.1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Â¡Ya puedes ponerte a aserrar las tablas de los ataÃºdes!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0476190476190476">
            <text:p>0.05</text:p>
          </table:table-cell>
          <table:table-cell office:value-type="float" office:value="1.85714285714286">
            <text:p>1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0476190476190476">
            <text:p>0.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 no cesÃ³ de importunarle hasta que el hombre accediÃ³-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476190476190476">
            <text:p>0.05</text:p>
          </table:table-cell>
          <table:table-cell office:value-type="float" office:value="2.61904761904762">
            <text:p>2.6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ero me dan mucha lÃ¡stima -decÃ­a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476190476190476">
            <text:p>0.05</text:p>
          </table:table-cell>
          <table:table-cell office:value-type="float" office:value="0.619047619047619">
            <text:p>0.6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Los dos hermanitos, a quienes el hambre mantenÃ­a siempre desvelados, oyeron lo que su madrastra aconsejaba a su padre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125">
            <text:p>0.13</text:p>
          </table:table-cell>
          <table:table-cell office:value-type="float" office:value="28.875">
            <text:p>28.8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Gretel, entre amargas lÃ¡grimas, dijo a HÃ¤nsel: - Â¡Ahora sÃ­ que estamos perdidos!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0.125">
            <text:p>0.13</text:p>
          </table:table-cell>
          <table:table-cell office:value-type="float" office:value="13.5">
            <text:p>13.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- No llores, Gretel -la consolÃ³ el niÃ±o-, y no te aflijas, que yo me las arreglarÃ© para salir del paso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0.125">
            <text:p>0.13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Y cuando los viejos estuvieron dormidos, levantÃ³se, pÃºsose la chaquetita y saliÃ³ a la calle por la puerta trasera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0.125">
            <text:p>0.13</text:p>
          </table:table-cell>
          <table:table-cell office:value-type="float" office:value="15.875">
            <text:p>15.8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rillaba una luna esplendoroso y los blancos guijarros que estaban en el suelo delante de la casa, relucÃ­an como plata pura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0.125">
            <text:p>0.13</text:p>
          </table:table-cell>
          <table:table-cell office:value-type="float" office:value="22.625">
            <text:p>22.6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HÃ¤nsel los fue recogiendo hasta que no le cupieron mÃ¡s en los bolsillos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.125">
            <text:p>0.13</text:p>
          </table:table-cell>
          <table:table-cell office:value-type="float" office:value="9.875">
            <text:p>9.8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De vuelta a su cuarto, dijo a Gretel: - Nada temas, hermanita, y duerme tranquila: Dios no nos abandonarÃ¡ -y se acostÃ³ de nuevo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0.125">
            <text:p>0.13</text:p>
          </table:table-cell>
          <table:table-cell office:value-type="float" office:value="37.125">
            <text:p>37.1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A las primeras luces del dÃ­a, antes aÃºn de que saliera el sol, la mujer fue a llamar a los niÃ±os: - Â¡Vamos, holgazanes, levantaos!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0.1">
            <text:p>0.1</text:p>
          </table:table-cell>
          <table:table-cell office:value-type="float" office:value="36.1">
            <text:p>36.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Hemos de ir al bosque por leÃ±a-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1">
            <text:p>0.1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 dando a cada uno un pedacito de pan, les advirtiÃ³-: AhÃ­ tenÃ©is esto para mediodÃ­a, pero no os lo comÃ¡is antes, pues no os darÃ© mÃ¡s.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466">
            <text:p>466</text:p>
          </table:table-cell>
          <table:table-cell office:value-type="float" office:value="0.1">
            <text:p>0.1</text:p>
          </table:table-cell>
          <table:table-cell office:value-type="float" office:value="46.6">
            <text:p>46.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Gretel se puso el pan debajo del delantal, porque HÃ¤nsel llevaba los bolsillos llenos de piedras, y emprendieron los cuatro el camino del bosque.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0.1">
            <text:p>0.1</text:p>
          </table:table-cell>
          <table:table-cell office:value-type="float" office:value="32.6">
            <text:p>32.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Al cabo de un ratito de andar, HÃ¤nsel se detenÃ­a de cuando en cuando, para volverse a mirar hacia la casa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1">
            <text:p>0.1</text:p>
          </table:table-cell>
          <table:table-cell office:value-type="float" office:value="27.6">
            <text:p>27.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ijo el padre: - HÃ¤nsel, no te quedes rezagado mirando atrÃ¡s, Â¡atenciÃ³n y piernas vivas!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0.1">
            <text:p>0.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- Es que miro el gatito blanco, que desde el tejado me estÃ¡ diciendo adiÃ³s -respondiÃ³ el niÃ±o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.1">
            <text:p>0.1</text:p>
          </table:table-cell>
          <table:table-cell office:value-type="float" office:value="11.2">
            <text:p>11.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 replicÃ³ la mujer: - Tonto, no es el gato, sino el sol de la maÃ±ana, que se refleja en la chimenea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0.1">
            <text:p>0.1</text:p>
          </table:table-cell>
          <table:table-cell office:value-type="float" office:value="35.1">
            <text:p>35.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ero lo que estaba haciendo HÃ¤nsel no era mirar el gato, sino ir echando blancas piedrecitas, que sacaba del bolsillo, a lo largo del camino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1">
            <text:p>0.1</text:p>
          </table:table-cell>
          <table:table-cell office:value-type="float" office:value="40.6">
            <text:p>40.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uando estuvieron en medio del bosque, dijo el padre: - Recoged ahora leÃ±a, pequeÃ±os, os encenderÃ© un fuego para que no tengÃ¡is frÃ­o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0.2">
            <text:p>0.2</text:p>
          </table:table-cell>
          <table:table-cell office:value-type="float" office:value="39.6">
            <text:p>39.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HÃ¤nsel y Gretel reunieron un buen montÃ³n de leÃ±a menud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2">
            <text:p>0.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repararon una hoguera, y cuando ya ardiÃ³ con viva llama, dijo la mujer: - Poneos ahora al lado del fuego, chiquillos, y descansad, mientras nosotros nos vamos por el bosque a cortar leÃ±a.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2">
            <text:p>402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uando hayamos terminado, vendremos a recogeros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2">
            <text:p>0.2</text:p>
          </table:table-cell>
          <table:table-cell office:value-type="float" office:value="5.6">
            <text:p>5.6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Los dos hermanitos se sentaron junto al fuego, y al mediodÃ­a, cada uno se comiÃ³ su pedacito de pan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0714285714285714">
            <text:p>0.07</text:p>
          </table:table-cell>
          <table:table-cell office:value-type="float" office:value="16.5">
            <text:p>16.5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Y como oÃ­an el ruido de los hachazos, creÃ­an que su padre estaba cerc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714285714285714">
            <text:p>0.07</text:p>
          </table:table-cell>
          <table:table-cell office:value-type="float" office:value="8.57142857142857">
            <text:p>8.57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Pero, en realidad, no era el hacha, sino una rama que Ã©l habÃ­a atado a un Ã¡rbol seco, y que el viento hacÃ­a chocar contra el tronco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0.0714285714285714">
            <text:p>0.07</text:p>
          </table:table-cell>
          <table:table-cell office:value-type="float" office:value="18.2857142857143">
            <text:p>18.29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Al cabo de mucho rato de estar allÃ­ sentados, el cansancio les cerrÃ³ los ojos, y se quedaron profundamente dormidos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0714285714285714">
            <text:p>0.07</text:p>
          </table:table-cell>
          <table:table-cell office:value-type="float" office:value="9.71428571428571">
            <text:p>9.71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Despertaron, cuando ya era noche cerrada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714285714285714">
            <text:p>0.07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Gretel se echÃ³ a llorar, diciendo: - Â¿CÃ³mo saldremos del bosque?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0714285714285714">
            <text:p>0.07</text:p>
          </table:table-cell>
          <table:table-cell office:value-type="float" office:value="5.64285714285714">
            <text:p>5.64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Pero HÃ¤nsel la consolÃ³: - Espera un poquitÃ­n a que brille la luna, que ya encontraremos el camino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0.0714285714285714">
            <text:p>0.07</text:p>
          </table:table-cell>
          <table:table-cell office:value-type="float" office:value="8.14285714285714">
            <text:p>8.14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Y cuando la luna estuvo alta en el cielo, el niÃ±o, cogiendo de la mano a su hermanita, guiose por las guijas, que, brillando como plata batida, le indicaron la ruta.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703">
            <text:p>703</text:p>
          </table:table-cell>
          <table:table-cell office:value-type="float" office:value="0.0714285714285714">
            <text:p>0.07</text:p>
          </table:table-cell>
          <table:table-cell office:value-type="float" office:value="50.2142857142857">
            <text:p>50.21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Anduvieron toda la noche, y llegaron a la casa al despuntar el alb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.0714285714285714">
            <text:p>0.07</text:p>
          </table:table-cell>
          <table:table-cell office:value-type="float" office:value="4.07142857142857">
            <text:p>4.07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Llamaron a la puerta y les abriÃ³ la madrastra, que, al verlos, exclamÃ³: - Â¡Diablo de niÃ±os!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0.0714285714285714">
            <text:p>0.07</text:p>
          </table:table-cell>
          <table:table-cell office:value-type="float" office:value="10.7857142857143">
            <text:p>10.79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Â¿QuÃ© es eso de quedarse tantas horas en el bosque?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714285714285714">
            <text:p>0.07</text:p>
          </table:table-cell>
          <table:table-cell office:value-type="float" office:value="2.21428571428571">
            <text:p>2.21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Â¡CreÃ­amos que no querÃ­ais volver!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0714285714285714">
            <text:p>0.07</text:p>
          </table:table-cell>
          <table:table-cell office:value-type="float" office:value="0.785714285714286">
            <text:p>0.79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El padre, en cambio, se alegrÃ³ de que hubieran vuelto, pues le remordÃ­a la conciencia por haberlos abandonado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0.0714285714285714">
            <text:p>0.07</text:p>
          </table:table-cell>
          <table:table-cell office:value-type="float" office:value="9.5">
            <text:p>9.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AlgÃºn tiempo despuÃ©s hubo otra Ã©poca de miseria en el paÃ­s, y los niÃ±os oyeron una noche cÃ³mo la madrastra, estando en la cama, decÃ­a a su marido: - Otra vez se ha terminado todo; sÃ³lo nos queda media hogaza de pan, y sanseacabÃ³.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0.142857142857143">
            <text:p>0.14</text:p>
          </table:table-cell>
          <table:table-cell office:value-type="float" office:value="93.4285714285714">
            <text:p>93.4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Tenemos que deshacernos de los niÃ±os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42857142857143">
            <text:p>0.1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Los llevaremos mÃ¡s adentro del bosque para que no puedan encontrar el camino; de otro modo, no hay salvaciÃ³n para nosotros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0.142857142857143">
            <text:p>0.14</text:p>
          </table:table-cell>
          <table:table-cell office:value-type="float" office:value="20.8571428571429">
            <text:p>20.8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Al padre le dolÃ­a mucho abandonar a los niÃ±os, y pensaba: "Mejor harÃ­as partiendo con tus hijos el Ãºltimo bocado"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0.142857142857143">
            <text:p>0.14</text:p>
          </table:table-cell>
          <table:table-cell office:value-type="float" office:value="29.2857142857143">
            <text:p>29.2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ero la mujer no quiso escuchar sus razones, y lo llenÃ³ de reproches e improperios.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0.142857142857143">
            <text:p>0.14</text:p>
          </table:table-cell>
          <table:table-cell office:value-type="float" office:value="15.4285714285714">
            <text:p>15.4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Quien cede la primera vez, tambiÃ©n ha de ceder la segunda; y, asÃ­, el hombre no tuvo valor para negarse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0.142857142857143">
            <text:p>0.14</text:p>
          </table:table-cell>
          <table:table-cell office:value-type="float" office:value="27.4285714285714">
            <text:p>27.4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Pero los niÃ±os estaban aÃºn despiertos y oyeron la conversaciÃ³n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25">
            <text:p>0.25</text:p>
          </table:table-cell>
          <table:table-cell office:value-type="float" office:value="13.75">
            <text:p>13.7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uando los viejos se hubieron dormido, levantÃ³se HÃ¤nsel con intenciÃ³n de salir a proveerse de guijarros, como la vez anterior; pero no pudo hacerlo, pues la mujer habÃ­a cerrado la puerta.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596">
            <text:p>596</text:p>
          </table:table-cell>
          <table:table-cell office:value-type="float" office:value="0.25">
            <text:p>0.25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ijo, no obstante, a su hermanita, para consolarla: - No llores, Gretel, y duerme tranquila, que Dios Nuestro SeÃ±or nos ayudarÃ¡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25">
            <text:p>0.25</text:p>
          </table:table-cell>
          <table:table-cell office:value-type="float" office:value="101.5">
            <text:p>101.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A la madrugada siguiente se presentÃ³ la mujer a sacarlos de la cama y les dio su pedacito de pan, mÃ¡s pequeÃ±o aÃºn que la vez anterior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1">
            <text:p>0.1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Camino del bosque, HÃ¤nsel iba desmigajando el pan en el bolsillo y, deteniÃ©ndose de trecho en trecho, dejaba caer miguitas en el suelo.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46">
            <text:p>246</text:p>
          </table:table-cell>
          <table:table-cell office:value-type="float" office:value="0.1">
            <text:p>0.1</text:p>
          </table:table-cell>
          <table:table-cell office:value-type="float" office:value="24.6">
            <text:p>24.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 HÃ¤nsel, Â¿por quÃ© te paras a mirar atrÃ¡s?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1">
            <text:p>0.1</text:p>
          </table:table-cell>
          <table:table-cell office:value-type="float" office:value="3.1">
            <text:p>3.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preguntÃ³le el padre-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Â¡Vamos, no te entretengas!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 Estoy mirando mi palomita, que desde el tejado me dice adiÃ³s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1">
            <text:p>0.1</text:p>
          </table:table-cell>
          <table:table-cell office:value-type="float" office:value="9.1">
            <text:p>9.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 Â¡Bobo!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intervino la mujer-, no es tu palomita, sino el sol de la maÃ±ana, que brilla en la chimenea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1">
            <text:p>0.1</text:p>
          </table:table-cell>
          <table:table-cell office:value-type="float" office:value="23.1">
            <text:p>23.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Pero HÃ¤nsel fue sembrando de migas todo el camino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1">
            <text:p>0.1</text:p>
          </table:table-cell>
          <table:table-cell office:value-type="float" office:value="3.1">
            <text:p>3.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La madrastra condujo a los niÃ±os aÃºn mÃ¡s adentro del bosque, a un lugar en el que nunca habÃ­a estado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0.0909090909090909">
            <text:p>0.09</text:p>
          </table:table-cell>
          <table:table-cell office:value-type="float" office:value="17.5454545454545">
            <text:p>17.5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Encendieron una gran hoguera, y la mujer les dijo: - Quedaos aquÃ­, pequeÃ±os, y si os cansÃ¡is, echad una siestecita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0.0909090909090909">
            <text:p>0.09</text:p>
          </table:table-cell>
          <table:table-cell office:value-type="float" office:value="23.5454545454545">
            <text:p>23.5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Nosotros vamos por leÃ±a; al atardecer, cuando hayamos terminado, volveremos a recogemos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909090909090909">
            <text:p>0.09</text:p>
          </table:table-cell>
          <table:table-cell office:value-type="float" office:value="10.9090909090909">
            <text:p>10.9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A mediodÃ­a, Gretel partiÃ³ su pan con HÃ¤nsel, ya que Ã©l habÃ­a esparcido el suyo por el camino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909090909090909">
            <text:p>0.09</text:p>
          </table:table-cell>
          <table:table-cell office:value-type="float" office:value="19.0909090909091">
            <text:p>19.0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Luego se quedaron dormidos, sin que nadie se presentara a buscar a los pobrecillos; se despertaron cuando era ya de noche oscura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0.0909090909090909">
            <text:p>0.09</text:p>
          </table:table-cell>
          <table:table-cell office:value-type="float" office:value="16.4545454545455">
            <text:p>16.4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HÃ¤nsel consolÃ³ a Gretel diciÃ©ndole: - Espera un poco, hermanita, a que salga la luna; entonces veremos las migas de pan que yo he esparcido, y que nos mostrarÃ¡n el camino de vuelta.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704">
            <text:p>704</text:p>
          </table:table-cell>
          <table:table-cell office:value-type="float" office:value="0.0909090909090909">
            <text:p>0.09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Cuando saliÃ³ la luna, se dispusieron a regresar; pero no encontraron ni una sola miga; se las habÃ­an comido los mil pajarillos que volaban por el bosque.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0.0909090909090909">
            <text:p>0.09</text:p>
          </table:table-cell>
          <table:table-cell office:value-type="float" office:value="29.1818181818182">
            <text:p>29.1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Dijo HÃ¤nsel a Gretel: - Ya daremos con el camino -pero no lo encontraron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0909090909090909">
            <text:p>0.09</text:p>
          </table:table-cell>
          <table:table-cell office:value-type="float" office:value="6.90909090909091">
            <text:p>6.9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Anduvieron toda la noche y todo el dÃ­a siguiente, desde la madrugada hasta el atardecer, sin lograr salir del bosque; sufrÃ­an ademÃ¡s de hambre, pues no habÃ­an comido mÃ¡s que unos pocos frutos silvestres, recogidos del suelo.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0.0909090909090909">
            <text:p>0.09</text:p>
          </table:table-cell>
          <table:table-cell office:value-type="float" office:value="46.4545454545455">
            <text:p>46.4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Y como se sentÃ­an tan cansados que las piernas se negaban ya a sostenerlos, echÃ¡ronse al pie de un Ã¡rbol y se quedaron dormidos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0.0909090909090909">
            <text:p>0.09</text:p>
          </table:table-cell>
          <table:table-cell office:value-type="float" office:value="17.1818181818182">
            <text:p>17.1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Y amaneciÃ³ el dÃ­a tercero desde que salieron de cas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909090909090909">
            <text:p>0.0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Reanudaron la marcha, pero cada vez se extraviaban mÃ¡s en el bosque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909090909090909">
            <text:p>0.09</text:p>
          </table:table-cell>
          <table:table-cell office:value-type="float" office:value="8.27272727272727">
            <text:p>8.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i alguien no acudÃ­a pronto en su ayuda, estaban condenados a morir de hambre.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0.0909090909090909">
            <text:p>0.09</text:p>
          </table:table-cell>
          <table:table-cell office:value-type="float" office:value="9.63636363636364">
            <text:p>9.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ero he aquÃ­ que hacia mediodÃ­a vieron un hermoso pajarillo, blanco como la nieve, posado en la rama de un Ã¡rbol; y cantaba tan dulcemente, que se detuvieron a escucharlo.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531">
            <text:p>531</text:p>
          </table:table-cell>
          <table:table-cell office:value-type="float" office:value="0.0909090909090909">
            <text:p>0.09</text:p>
          </table:table-cell>
          <table:table-cell office:value-type="float" office:value="48.2727272727273">
            <text:p>48.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Cuando hubo terminado, abriÃ³ sus alas y emprendiÃ³ el vuelo, y ellos lo siguieron, hasta llegar a una casita, en cuyo tejado se posÃ³; y al acercarse vieron que la casita estaba hecha de pan y cubierta de bizcocho, y las ventanas eran de puro azÃºcar.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063">
            <text:p>1063</text:p>
          </table:table-cell>
          <table:table-cell office:value-type="float" office:value="0.0909090909090909">
            <text:p>0.09</text:p>
          </table:table-cell>
          <table:table-cell office:value-type="float" office:value="96.6363636363636">
            <text:p>96.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- Â¡Mira quÃ© bien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0909090909">
            <text:p>0.09</text:p>
          </table:table-cell>
          <table:table-cell office:value-type="float" office:value="0.909090909090909">
            <text:p>0.9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-exclamÃ³ HÃ¤nsel-, aquÃ­ podremos sacar el vientre de mal aÃ±o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909090909090909">
            <text:p>0.0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Yo comerÃ© un pedacito del tejado; tÃº, Gretel, puedes probar la ventana, verÃ¡s cuÃ¡n dulce es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0.0909090909090909">
            <text:p>0.09</text:p>
          </table:table-cell>
          <table:table-cell office:value-type="float" office:value="10.0909090909091">
            <text:p>10.0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 encaramÃ³ el niÃ±o al tejado y rompiÃ³ un trocito para probar a quÃ© sabÃ­a, mientras su hermanita mordisqueaba en los cristales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0909090909090909">
            <text:p>0.09</text:p>
          </table:table-cell>
          <table:table-cell office:value-type="float" office:value="25.0909090909091">
            <text:p>25.0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Entonces oyeron una voz suave que procedÃ­a del interior:"Â¿SerÃ¡ acaso la ratitala que roe mi casita?"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float" office:value="0.0909090909090909">
            <text:p>0.09</text:p>
          </table:table-cell>
          <table:table-cell office:value-type="float" office:value="17.3636363636364">
            <text:p>17.3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Pero los niÃ±os respondieron:"Es el viento, es el vientoque sopla violento"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5">
            <text:p>0.5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Y siguieron comiendo sin desconcertarse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125">
            <text:p>0.13</text:p>
          </table:table-cell>
          <table:table-cell office:value-type="float" office:value="1.875">
            <text:p>1.8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HÃ¤nsel, que encontraba el tejado sabrosÃ­simo, desgajÃ³ un buen pedazo, y Gretel sacÃ³ todo un cristal redondo y se sentÃ³ en el suelo, comiendo a dos carrillos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0.125">
            <text:p>0.13</text:p>
          </table:table-cell>
          <table:table-cell office:value-type="float" office:value="48.5">
            <text:p>48.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AbriÃ³se entonces la puerta bruscamente, y saliÃ³ una mujer viejÃ­sima, que se apoyaba en una muleta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0.125">
            <text:p>0.13</text:p>
          </table:table-cell>
          <table:table-cell office:value-type="float" office:value="17.375">
            <text:p>17.3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Los niÃ±os se asustaron de tal modo, que soltaron lo que tenÃ­an en las manos; pero la vieja, meneando la cabeza, les dijo: - Hola, pequeÃ±ines, Â¿quiÃ©n os ha traÃ­do?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403">
            <text:p>403</text:p>
          </table:table-cell>
          <table:table-cell office:value-type="float" office:value="0.125">
            <text:p>0.13</text:p>
          </table:table-cell>
          <table:table-cell office:value-type="float" office:value="50.375">
            <text:p>50.3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Entrad y quedaos conmigo, no os harÃ© ningÃºn daÃ±o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125">
            <text:p>0.13</text:p>
          </table:table-cell>
          <table:table-cell office:value-type="float" office:value="4.25">
            <text:p>4.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Y, cogiÃ©ndolos de la mano, los introdujo en la casita, donde habÃ­a servida una apetitosa comida: leche con bollos azucarados, manzanas y nueces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125">
            <text:p>0.13</text:p>
          </table:table-cell>
          <table:table-cell office:value-type="float" office:value="50.75">
            <text:p>50.7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DespuÃ©s los llevÃ³ a dos camitas con ropas blancas, y HÃ¤nsel y Gretel se acostaron en ellas, creyÃ©ndose en el cielo.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0.125">
            <text:p>0.13</text:p>
          </table:table-cell>
          <table:table-cell office:value-type="float" office:value="31.75">
            <text:p>31.7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La vieja aparentaba ser muy buena y amable, pero, en realidad, era una bruja malvada que acechaba a los niÃ±os para cazarlos, y habÃ­a construido la casita de pan con el Ãºnico objeto de atraerlos.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0.0909090909090909">
            <text:p>0.09</text:p>
          </table:table-cell>
          <table:table-cell office:value-type="float" office:value="36.3636363636364">
            <text:p>36.3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Cuando uno caÃ­a en su poder, lo mataba, lo guisaba y se lo comÃ­a; esto era para ella un gran banquete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0909090909090909">
            <text:p>0.09</text:p>
          </table:table-cell>
          <table:table-cell office:value-type="float" office:value="27.2727272727273">
            <text:p>27.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Las brujas tienen los ojos rojizos y son muy cortas de vista; pero, en cambio, su olfato es muy fino, como el de los animales, por lo que desde muy lejos ventean la presencia de las personas.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office:value-type="float" office:value="0.0909090909090909">
            <text:p>0.09</text:p>
          </table:table-cell>
          <table:table-cell office:value-type="float" office:value="82.0909090909091">
            <text:p>82.0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Cuando sintiÃ³ que se acercaban HÃ¤nsel y Gretel, dijo para sus adentros, con una risotada maligna: "Â¡MÃ­os son; Ã©stos no se me escapan!"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0.0909090909090909">
            <text:p>0.09</text:p>
          </table:table-cell>
          <table:table-cell office:value-type="float" office:value="34.9090909090909">
            <text:p>34.9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LevantÃ³se muy de maÃ±ana, antes de que los niÃ±os se despertasen, y, al verlos descansar tan plÃ¡cidamente, con aquellas mejillitas tan sonrosadas y coloreadas, murmurÃ³ entre dientes: "Â¡SerÃ¡n un buen bocado!".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645">
            <text:p>645</text:p>
          </table:table-cell>
          <table:table-cell office:value-type="float" office:value="0.0909090909090909">
            <text:p>0.09</text:p>
          </table:table-cell>
          <table:table-cell office:value-type="float" office:value="58.6363636363636">
            <text:p>58.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Y, agarrando a HÃ¤nsel con su mano seca, llevÃ³lo a un pequeÃ±o establo y lo encerrÃ³ detrÃ¡s de una reja.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0.0909090909090909">
            <text:p>0.09</text:p>
          </table:table-cell>
          <table:table-cell office:value-type="float" office:value="19.3636363636364">
            <text:p>19.3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GritÃ³ y protestÃ³ el niÃ±o con todas sus fuerzas, pero todo fue inÃºtil.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0.0909090909090909">
            <text:p>0.09</text:p>
          </table:table-cell>
          <table:table-cell office:value-type="float" office:value="7.36363636363636">
            <text:p>7.3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DirigiÃ³se entonces a la cama de Gretel y despertÃ³ a la pequeÃ±a, sacudiÃ©ndola rudamente y gritÃ¡ndole: - LevÃ¡ntate, holgazana, ve a buscar agua y guisa algo bueno para tu hermano; lo tengo en el establo y quiero que engorde.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947">
            <text:p>947</text:p>
          </table:table-cell>
          <table:table-cell office:value-type="float" office:value="0.0909090909090909">
            <text:p>0.09</text:p>
          </table:table-cell>
          <table:table-cell office:value-type="float" office:value="86.0909090909091">
            <text:p>86.0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Cuando estÃ© bien cebado, me lo comerÃ©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909090909090909">
            <text:p>0.09</text:p>
          </table:table-cell>
          <table:table-cell office:value-type="float" office:value="2.18181818181818">
            <text:p>2.1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Gretel se echÃ³ a llorar amargamente, pero en vano; hubo de cumplir los mandatos de la bruja.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0.0909090909090909">
            <text:p>0.09</text:p>
          </table:table-cell>
          <table:table-cell office:value-type="float" office:value="15.6363636363636">
            <text:p>15.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Desde entonces a HÃ¤nsel le sirvieron comidas exquisitas, mientras Gretel no recibÃ­a sino cÃ¡scaras de cangrejo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0.0833333333333333">
            <text:p>0.08</text:p>
          </table:table-cell>
          <table:table-cell office:value-type="float" office:value="11.4166666666667">
            <text:p>11.4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Todas las maÃ±anas bajaba la vieja al establo y decÃ­a: - HÃ¤nsel, saca el dedo, que quiero saber si estÃ¡s gordo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office:value-type="float" office:value="0.0833333333333333">
            <text:p>0.08</text:p>
          </table:table-cell>
          <table:table-cell office:value-type="float" office:value="23.0833333333333">
            <text:p>23.0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Pero HÃ¤nsel, en vez del dedo, sacaba un huesecito, y la vieja, que tenÃ­a la vista muy mala, pensaba que era realmente el dedo del niÃ±o, y todo era extraÃ±arse de que no engordara.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0.0833333333333333">
            <text:p>0.08</text:p>
          </table:table-cell>
          <table:table-cell office:value-type="float" office:value="68.3333333333333">
            <text:p>68.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Cuando, al cabo de cuatro semanas, vio que HÃ¤nsel continuaba tan flaco, perdiÃ³ la paciencia y no quiso aguardar mÃ¡s tiempo: - Anda, Gretel -dijo a la niÃ±a-, a buscar agua, Â¡ligera!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2">
            <text:p>402</text:p>
          </table:table-cell>
          <table:table-cell office:value-type="float" office:value="0.0833333333333333">
            <text:p>0.08</text:p>
          </table:table-cell>
          <table:table-cell office:value-type="float" office:value="33.5">
            <text:p>33.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EstÃ© gordo o flaco tu hermano, maÃ±ana me lo comerÃ©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.0833333333333333">
            <text:p>0.08</text:p>
          </table:table-cell>
          <table:table-cell office:value-type="float" office:value="3.16666666666667">
            <text:p>3.1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Â¡QuÃ© desconsuelo el de la hermanita, cuando venÃ­a con el agua, y cÃ³mo le corrÃ­an las lÃ¡grimas por las mejillas!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0.0833333333333333">
            <text:p>0.08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"Â¡Dios mÃ­o, ayÃºdanos!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833333333333333">
            <text:p>0.08</text:p>
          </table:table-cell>
          <table:table-cell office:value-type="float" office:value="1.25">
            <text:p>1.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-rogaba-.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0833333333333333">
            <text:p>0.0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Â¡OjalÃ¡ nos hubiesen devorado las fieras del bosque; por lo menos habrÃ­amos muerto juntos!".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0.0833333333333333">
            <text:p>0.08</text:p>
          </table:table-cell>
          <table:table-cell office:value-type="float" office:value="10.25">
            <text:p>10.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- Â¡Basta de lloriqueos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833333333333333">
            <text:p>0.08</text:p>
          </table:table-cell>
          <table:table-cell office:value-type="float" office:value="0.833333333333333">
            <text:p>0.8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-gritÃ³ la vieja-</text:p>
          </table:table-cell>
          <table:table-cell office:value-type="string">
            <text:p><text:s/>de nada han de servirte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.0833333333333333">
            <text:p>0.0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Por la madrugada, Gretel hubo de salir a llenar de agua el caldero y encender fuego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0666666666666667">
            <text:p>0.07</text:p>
          </table:table-cell>
          <table:table-cell office:value-type="float" office:value="10.2">
            <text:p>10.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- Primero coceremos pan -dijo la bruja-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666666666666667">
            <text:p>0.07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Ya he calentado el horno y preparado la masa -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0666666666666667">
            <text:p>0.07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Y de un empujÃ³n llevÃ³ a la pobre niÃ±a hasta el horno, de cuya boca salÃ­an grandes llamas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0.0666666666666667">
            <text:p>0.07</text:p>
          </table:table-cell>
          <table:table-cell office:value-type="float" office:value="11.4666666666667">
            <text:p>11.4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Entra a ver si estÃ¡ bastante caliente para meter el pan -mandÃ³ la viej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0666666666666667">
            <text:p>0.0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Su intenciÃ³n era cerrar la puerta del horno cuando la niÃ±a estuviese en su interior, asarla y comÃ©rsela tambiÃ©n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666666666666667">
            <text:p>0.07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Pero Gretel le adivinÃ³ el pensamiento y dijo: - No sÃ© cÃ³mo hay que hacerlo</text:p>
          </table:table-cell>
          <table:table-cell office:value-type="string">
            <text:p><text:s/>Â¿cÃ³mo lo harÃ© para entrar?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0.0666666666666667">
            <text:p>0.0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- Â¡HabrÃ¡se visto criatura mÃ¡s tonta!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666666666666667">
            <text:p>0.07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-replicÃ³ la bruja-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666666666666667">
            <text:p>0.07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Bastante grande es la abertura; yo misma podrÃ­a pasar por ella -y, para demostrÃ¡rselo, se adelantÃ³ y metiÃ³ la cabeza en la boca del horno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0.0666666666666667">
            <text:p>0.07</text:p>
          </table:table-cell>
          <table:table-cell office:value-type="float" office:value="17.2666666666667">
            <text:p>17.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Entonces Gretel, de un empujÃ³n, la precipitÃ³ en el interior y, cerrando la puerta de hierro, corriÃ³ el cerrojo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0.0666666666666667">
            <text:p>0.07</text:p>
          </table:table-cell>
          <table:table-cell office:value-type="float" office:value="14.4">
            <text:p>14.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Â¡AllÃ­ era de oÃ­r la de chillidos que daba la bruja!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666666666666667">
            <text:p>0.07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Â¡QuÃ© gritos mÃ¡s pavorosos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666666666666667">
            <text:p>0.07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Pero la niÃ±a echÃ³ a correr, y la malvada hechicera hubo de morir quemada miserablemente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0.0666666666666667">
            <text:p>0.07</text:p>
          </table:table-cell>
          <table:table-cell office:value-type="float" office:value="6.46666666666667">
            <text:p>6.4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CorriÃ³ Gretel al establo donde estaba encerrado HÃ¤nsel y le abriÃ³ la puerta, exclamando: Â¡HÃ¤nsel, estamos salvados; ya estÃ¡ muerta la bruja!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0.0833333333333333">
            <text:p>0.08</text:p>
          </table:table-cell>
          <table:table-cell office:value-type="float" office:value="21.9166666666667">
            <text:p>21.9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SaltÃ³ el niÃ±o afuera, como un pÃ¡jaro al que se le abre la jaul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833333333333333">
            <text:p>0.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Â¡QuÃ© alegrÃ­a sintieron los dos, y cÃ³mo se arrojaron al cuello uno del otro, y quÃ© de abrazos y besos!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833333333333333">
            <text:p>0.08</text:p>
          </table:table-cell>
          <table:table-cell office:value-type="float" office:value="21.0833333333333">
            <text:p>21.0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Y como ya nada tenÃ­an que temer, recorrieron la casa de la bruja, y en todos los rincones encontraron cajas llenas de perlas y piedras preciosas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0.0833333333333333">
            <text:p>0.08</text:p>
          </table:table-cell>
          <table:table-cell office:value-type="float" office:value="20.5">
            <text:p>20.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- Â¡MÃ¡s valen Ã©stas que los guijarros!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833333333333333">
            <text:p>0.08</text:p>
          </table:table-cell>
          <table:table-cell office:value-type="float" office:value="2.33333333333333">
            <text:p>2.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-exclamÃ³ HÃ¤nsel, llenÃ¡ndose de ellas los bolsillos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833333333333333">
            <text:p>0.0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Y dijo Gretel: - TambiÃ©n yo quiero llevar algo a casa -y, a su vez, se llenÃ³ el delantal de pedrerÃ­a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0.0833333333333333">
            <text:p>0.08</text:p>
          </table:table-cell>
          <table:table-cell office:value-type="float" office:value="13.75">
            <text:p>13.7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- VÃ¡monos ahora -dijo el niÃ±o-</text:p>
          </table:table-cell>
          <table:table-cell office:value-type="string">
            <text:p><text:s/>debemos salir de este bosque embrujado -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0833333333333333">
            <text:p>0.0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A unas dos horas de andar llegaron a un gran rÃ­o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833333333333333">
            <text:p>0.08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- No podremos pasarlo -observÃ³ HÃ¤nsel-, no veo ni puente ni pasarela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.0833333333333333">
            <text:p>0.08</text:p>
          </table:table-cell>
          <table:table-cell office:value-type="float" office:value="5.08333333333333">
            <text:p>5.0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- Ni tampoco hay barquita alguna -aÃ±adiÃ³ Gretel-; pero allÃ­ nada un pato blanco, y si se lo pido nos ayudarÃ¡ a pasar el rÃ­o -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0.0833333333333333">
            <text:p>0.08</text:p>
          </table:table-cell>
          <table:table-cell office:value-type="float" office:value="22.8333333333333">
            <text:p>22.8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Y gritÃ³:"Patito, buen patitomÃ­o HÃ¤nsel y Gretel han llegado al rÃ­o.No hay ningÃºn puente por donde pasar;Â¿sobre tu blanca espalda nos quieres llevar?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0.333333333333333">
            <text:p>0.33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".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AcercÃ³se el patito, y el niÃ±o se subiÃ³ en Ã©l, invitando a su hermana a hacer lo mismo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0.111111111111111">
            <text:p>0.11</text:p>
          </table:table-cell>
          <table:table-cell office:value-type="float" office:value="12.6666666666667">
            <text:p>12.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- No -replicÃ³ Gretel-, serÃ­a muy pesado para el patito; vale mÃ¡s que nos lleve uno tras otro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0.111111111111111">
            <text:p>0.11</text:p>
          </table:table-cell>
          <table:table-cell office:value-type="float" office:value="16.2222222222222">
            <text:p>16.2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AsÃ­ lo hizo el buen pato, y cuando ya estuvieron en la orilla opuesta y hubieron caminado otro trecho, el bosque les fue siendo cada vez mÃ¡s familiar, hasta que, al fin, descubrieron a lo lejos la casa de su padre.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036">
            <text:p>1036</text:p>
          </table:table-cell>
          <table:table-cell office:value-type="float" office:value="0.111111111111111">
            <text:p>0.11</text:p>
          </table:table-cell>
          <table:table-cell office:value-type="float" office:value="115.111111111111">
            <text:p>115.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Echaron entonces a correr, entraron como una tromba y se colgaron del cuello de su padre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0.111111111111111">
            <text:p>0.11</text:p>
          </table:table-cell>
          <table:table-cell office:value-type="float" office:value="15.2222222222222">
            <text:p>15.2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El pobre hombre no habÃ­a tenido una sola hora de reposo desde el dÃ­a en que abandonara a sus hijos en el bosque; y en cuanto a la madrastra, habÃ­a muerto.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0.111111111111111">
            <text:p>0.11</text:p>
          </table:table-cell>
          <table:table-cell office:value-type="float" office:value="32.1111111111111">
            <text:p>32.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VolcÃ³ Gretel su delantal, y todas las perlas y piedras preciosas saltaron por el suelo, mientras HÃ¤nsel vaciaba tambiÃ©n a puÃ±ados sus bolsillos.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0.111111111111111">
            <text:p>0.11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Se acabaron las penas, y en adelante vivieron los tres felices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111111111111111">
            <text:p>0.11</text:p>
          </table:table-cell>
          <table:table-cell office:value-type="float" office:value="8.66666666666667">
            <text:p>8.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Y colorÃ­n colorado, este cuento se ha acabado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111111111111111">
            <text:p>0.1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HabÃ­a una vez, en pleno invierno, una reina que se dedicaba a la costura sentada cerca de una venta-na con marco de Ã©bano negro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0.010752688172043">
            <text:p>0.01</text:p>
          </table:table-cell>
          <table:table-cell office:value-type="float" office:value="1.96774193548387">
            <text:p>1.9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os copos de nieve caÃ­an del cielo como plumones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10752688172043">
            <text:p>0.01</text:p>
          </table:table-cell>
          <table:table-cell office:value-type="float" office:value="0.483870967741936">
            <text:p>0.4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irando nevar se pinchÃ³ un dedo con su aguja y tres gotas de sangre cayeron en la nieve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010752688172043">
            <text:p>0.01</text:p>
          </table:table-cell>
          <table:table-cell office:value-type="float" office:value="1.01075268817204">
            <text:p>1.0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omo el efecto que hacÃ­a el rojo sobre la blanca nieve era tan bello, la reina se dijo.-Â¡OjalÃ¡ tuviera una niÃ±a tan blanca como la nie-ve, tan roja como la sangre y tan negra como la madera de Ã©bano!Poco despuÃ©s tuvo una niÃ±ita que era tan blanca como la nieve, tan encarnada como la sangre y cuyos cabellos eran tan negros como el Ã©bano.Por todo eso fue llamada Blancanieves.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247">
            <text:p>2247</text:p>
          </table:table-cell>
          <table:table-cell office:value-type="float" office:value="0.010752688172043">
            <text:p>0.01</text:p>
          </table:table-cell>
          <table:table-cell office:value-type="float" office:value="24.1612903225806">
            <text:p>24.1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Y al na-cer la niÃ±a, la reina muriÃ³.Un aÃ±o mÃ¡s tarde el rey tomÃ³ otra esposa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0.010752688172043">
            <text:p>0.01</text:p>
          </table:table-cell>
          <table:table-cell office:value-type="float" office:value="1.47311827956989">
            <text:p>1.4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ra una mujer bella pero orgullosa y arrogante, y no po-dÃ­a soportar que nadie la superara en belleza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10752688172043">
            <text:p>0.01</text:p>
          </table:table-cell>
          <table:table-cell office:value-type="float" office:value="1.0752688172043">
            <text:p>1.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TenÃ­a un espejo maravilloso y cuando se ponÃ­a frente a Ã©l, mirÃ¡ndose le preguntaba:Â¡Espejito, espejito de mi habitaciÃ³n!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0.010752688172043">
            <text:p>0.01</text:p>
          </table:table-cell>
          <table:table-cell office:value-type="float" office:value="1.51612903225806">
            <text:p>1.5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¿QuiÃ©n es la mÃ¡s hermosa de esta regiÃ³n?Entonces el espejo respondÃ­a:La Reina es la mÃ¡s hermosa de esta regiÃ³n.Ella quedaba satisfecha pues sabÃ­a que su espejo siempre decÃ­a la verdad.Pero Blancanieves crecÃ­a y embellecÃ­a cada vez mÃ¡s; cuando alcanzÃ³ los siete aÃ±os era tan bella co-mo la clara luz del dÃ­a y aÃºn mÃ¡s linda que la reina.OcurriÃ³ que un dÃ­a cuando le preguntÃ³ al espejo:Â¡Espejito, espejito de mi habitaciÃ³n!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401">
            <text:p>2401</text:p>
          </table:table-cell>
          <table:table-cell office:value-type="float" office:value="0.010752688172043">
            <text:p>0.01</text:p>
          </table:table-cell>
          <table:table-cell office:value-type="float" office:value="25.8172043010753">
            <text:p>25.8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¿QuiÃ©n es la mÃ¡s hermosa de esta regiÃ³n?el espejo respondiÃ³:La Reina es la hermosa de este lugar,pero la linda Blancanieves lo es mucho mÃ¡s.Entonces la reina tuvo miedo y se puso amarilla y verde de envidia.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98">
            <text:p>498</text:p>
          </table:table-cell>
          <table:table-cell office:value-type="float" office:value="0.010752688172043">
            <text:p>0.01</text:p>
          </table:table-cell>
          <table:table-cell office:value-type="float" office:value="5.35483870967742">
            <text:p>5.3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 partir de ese momento, cuando veÃ­a a Blancanieves el corazÃ³n le daba un vuelco en el pecho, tal era el odio que sentÃ­a por la niÃ±a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0.010752688172043">
            <text:p>0.01</text:p>
          </table:table-cell>
          <table:table-cell office:value-type="float" office:value="3.02150537634409">
            <text:p>3.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Y su envidia y su orgullo crecÃ­an cada dÃ­a mÃ¡s, como una mala hierba, de tal modo que no encontraba reposo, ni de dÃ­a ni de noche.Entonces hizo llamar a un cazador y le dijo:-Lleva esa niÃ±a al bosque; no quiero que aparez-ca mÃ¡s ante mis ojos.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office:value-type="float" office:value="0.010752688172043">
            <text:p>0.01</text:p>
          </table:table-cell>
          <table:table-cell office:value-type="float" office:value="8.05376344086022">
            <text:p>8.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a matarÃ¡s y me traerÃ¡s sus pulmones y su hÃ­gado como prueba.El cazador obedeciÃ³ y se la llevÃ³, pero cuando quiso atravesar el corazÃ³n de Blancanieves, la niÃ±a se puso a llorar y exclamÃ³:-Â¡Mi buen cazador, no me mates!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702">
            <text:p>702</text:p>
          </table:table-cell>
          <table:table-cell office:value-type="float" office:value="0.010752688172043">
            <text:p>0.01</text:p>
          </table:table-cell>
          <table:table-cell office:value-type="float" office:value="7.54838709677419">
            <text:p>7.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; correrÃ© hacia el bosque espeso y no volverÃ© nunca mÃ¡s.Como era tan linda el cazador tuvo piedad y di-jo:-Â¡Corre, pues, mi pobre niÃ±a!Pensaba, sin embargo, que las fieras pronto la devorarÃ­an.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645">
            <text:p>645</text:p>
          </table:table-cell>
          <table:table-cell office:value-type="float" office:value="0.010752688172043">
            <text:p>0.01</text:p>
          </table:table-cell>
          <table:table-cell office:value-type="float" office:value="6.93548387096774">
            <text:p>6.9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No obstante, no tener que matarla fue para Ã©l como si le quitaran un peso del corazÃ³n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010752688172043">
            <text:p>0.01</text:p>
          </table:table-cell>
          <table:table-cell office:value-type="float" office:value="1.83870967741936">
            <text:p>1.8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Un cerdito venÃ­a saltando; el cazador lo matÃ³, extrajo sus pulmones y su hÃ­gado y los llevÃ³ a la reina como prueba de que habÃ­a cumplido su misiÃ³n.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0.010752688172043">
            <text:p>0.01</text:p>
          </table:table-cell>
          <table:table-cell office:value-type="float" office:value="3.45161290322581">
            <text:p>3.4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l cocine-ro los cocinÃ³ con sal y la mala mujer los comiÃ³ cre-yendo comer los pulmones y el hÃ­gado de Blancanieves.Por su parte, la pobre niÃ±a se encontraba en medio de los grandes bosques, abandonada por todos y con tal miedo que todas las hojas de los Ã¡rbo-les la asustaban.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802">
            <text:p>802</text:p>
          </table:table-cell>
          <table:table-cell office:value-type="float" office:value="0.010752688172043">
            <text:p>0.01</text:p>
          </table:table-cell>
          <table:table-cell office:value-type="float" office:value="8.6236559139785">
            <text:p>8.6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No tenÃ­a idea de cÃ³mo arreglÃ¡rselas y entonces corriÃ³ y corriÃ³ sobre guijarros filosos y a travÃ©s de las zarzas.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0.010752688172043">
            <text:p>0.01</text:p>
          </table:table-cell>
          <table:table-cell office:value-type="float" office:value="1.2258064516129">
            <text:p>1.2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os animales salvajes se cruza-ban con ella pero no le hacÃ­an ningÃºn daÃ±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.010752688172043">
            <text:p>0.01</text:p>
          </table:table-cell>
          <table:table-cell office:value-type="float" office:value="0.849462365591398">
            <text:p>0.8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orriÃ³ hasta la caÃ­da de la tarde</text:p>
          </table:table-cell>
          <table:table-cell office:value-type="string">
            <text:p><text:s/>entonces vio una casita a la que entrÃ³ para descansar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010752688172043">
            <text:p>0.0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n la cabaÃ±ita todo era pequeÃ±o, pero tan lindo y limpio como se pueda imaginar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010752688172043">
            <text:p>0.01</text:p>
          </table:table-cell>
          <table:table-cell office:value-type="float" office:value="1.46236559139785">
            <text:p>1.4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HabÃ­a una mesita pequeÃ±a con un mantel blanco y sobre Ã©l siete platitos, cada uno con su pe-queÃ±a cuchara, mÃ¡s siete cuchillos, siete tenedores y siete vasos, todos pequeÃ±os.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0.010752688172043">
            <text:p>0.01</text:p>
          </table:table-cell>
          <table:table-cell office:value-type="float" office:value="3.10752688172043">
            <text:p>3.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 lo largo de la pared estaban dispuestas, una junto a la otra, siete camitas cubiertas con sÃ¡banas blancas como la nieve.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0.010752688172043">
            <text:p>0.01</text:p>
          </table:table-cell>
          <table:table-cell office:value-type="float" office:value="1.94623655913979">
            <text:p>1.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omo tenÃ­a mucha hambre y mucha sed, Blancanieves co-miÃ³ trozos de legumbres y de pan de cada platito y bebiÃ³ una gota de vino de cada vasito.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0.010752688172043">
            <text:p>0.01</text:p>
          </table:table-cell>
          <table:table-cell office:value-type="float" office:value="2.94623655913978">
            <text:p>2.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uego se sin-tiÃ³ muy cansada y se quiso acostar en una de las ca-mas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0.010752688172043">
            <text:p>0.01</text:p>
          </table:table-cell>
          <table:table-cell office:value-type="float" office:value="0.989247311827957">
            <text:p>0.9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ero ninguna era de su medida; una era demasiado larga, otra un poco corta, hasta que fi-nalmente la sÃ©ptima le vino bien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010752688172043">
            <text:p>0.01</text:p>
          </table:table-cell>
          <table:table-cell office:value-type="float" office:value="3.49462365591398">
            <text:p>3.4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e acostÃ³, se en-comendÃ³ a Dios y se durmiÃ³.Cuando cayÃ³ la noche volvieron los dueÃ±os de casa; eran siete enanos que excavaban y extraÃ­an metal en las montaÃ±as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0.010752688172043">
            <text:p>0.01</text:p>
          </table:table-cell>
          <table:table-cell office:value-type="float" office:value="2.8494623655914">
            <text:p>2.8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ncendieron sus siete faro-litos y vieron que alguien habÃ­a venido, pues las co-sas no estaban en el orden en que las habÃ­an dejado.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0.010752688172043">
            <text:p>0.01</text:p>
          </table:table-cell>
          <table:table-cell office:value-type="float" office:value="2.97849462365591">
            <text:p>2.9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l primero dijo:-Â¿QuiÃ©n se sentÃ³ en mi sillita?El segundo:-Â¿QuiÃ©n comiÃ³ en mi platito?El tercero:-Â¿QuiÃ©n comiÃ³ de mi pan?El cuarto:-Â¿QuiÃ©n comiÃ³ de mis legumbres?El quinto.-Â¿QuiÃ©n pinchÃ³ con mi tenedor?El sexto:-Â¿QuiÃ©n cortÃ³ con mi cuchillo?El sÃ©ptimo:-Â¿QuiÃ©n bebiÃ³ en mi vaso?Luego el primero pasÃ³ su vista alrededor y vio una pequeÃ±a arruga en su cama y dijo:-Â¿QuiÃ©n anduvo en mi lecho?Los otros acudieron y exclamaron:-Â¡Alguien se ha acostado en el mÃ­o tambiÃ©n!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5151">
            <text:p>5151</text:p>
          </table:table-cell>
          <table:table-cell office:value-type="float" office:value="0.010752688172043">
            <text:p>0.01</text:p>
          </table:table-cell>
          <table:table-cell office:value-type="float" office:value="55.3870967741936">
            <text:p>55.3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i-rando en el suyo, el sÃ©ptimo descubriÃ³ a Blancanie-ves, acostada y dormid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010752688172043">
            <text:p>0.01</text:p>
          </table:table-cell>
          <table:table-cell office:value-type="float" office:value="0.602150537634409">
            <text:p>0.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lamÃ³ a los otros, que se precipitaron con exclamaciones de asombro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10752688172043">
            <text:p>0.01</text:p>
          </table:table-cell>
          <table:table-cell office:value-type="float" office:value="0.838709677419355">
            <text:p>0.8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nton-ces fueron a buscar sus siete farolitos para alumbrar a Blancanieves.-Â¡Oh, mi Dios -exclamaron- quÃ© bella es esta ni-Ã±a!Y sintieron una alegrÃ­a tan grande que no la des-pertaron y la dejaron proseguir su sueÃ±o.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667">
            <text:p>667</text:p>
          </table:table-cell>
          <table:table-cell office:value-type="float" office:value="0.010752688172043">
            <text:p>0.01</text:p>
          </table:table-cell>
          <table:table-cell office:value-type="float" office:value="7.17204301075269">
            <text:p>7.1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l sÃ©ptimo enano se acostÃ³ una hora con cada uno de sus com-paÃ±eros y asÃ­ pasÃ³ la noche.Al amanecer, Blancanieves despertÃ³ y viendo a los siete enanos tuvo miedo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010752688172043">
            <text:p>0.01</text:p>
          </table:table-cell>
          <table:table-cell office:value-type="float" office:value="2.96774193548387">
            <text:p>2.9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ero ellos se mostraron amables y le preguntaron.-Â¿CÃ³mo te llamas?-Me llamo Blancanieves -respondiÃ³ ella.-Â¿Como llegaste hasta nuestra casa?Entonces ella les contÃ³ que su madrastra habÃ­a querido matarla pero el cazador habÃ­a tenido piedad de ella permitiÃ©ndole correr durante todo el dÃ­a hasta encontrar la casita.Los enanos le dijeron:-Si quieres hacer la tarea de la casa, cocinar, ha-cer las camas, lavar, coser y tejer y si tienes todo en orden y bien limpio puedes quedarte con nosotros; no te faltarÃ¡ nada.-SÃ­ -respondiÃ³ Blancanieves- acepto de todo co-razÃ³n.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4293">
            <text:p>4293</text:p>
          </table:table-cell>
          <table:table-cell office:value-type="float" office:value="0.010752688172043">
            <text:p>0.01</text:p>
          </table:table-cell>
          <table:table-cell office:value-type="float" office:value="46.1612903225806">
            <text:p>46.1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Y se quedÃ³ con ellos.Blancanieves tuvo la casa en orden.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0.010752688172043">
            <text:p>0.01</text:p>
          </table:table-cell>
          <table:table-cell office:value-type="float" office:value="0.494623655913979">
            <text:p>0.4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or las ma-Ã±anas los enanos partÃ­an hacia las montaÃ±as, donde buscaban los minerales y el oro, y regresaban por la noche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0.010752688172043">
            <text:p>0.01</text:p>
          </table:table-cell>
          <table:table-cell office:value-type="float" office:value="2.73118279569892">
            <text:p>2.7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ara ese entonces la comida estaba lista.Durante todo el dÃ­a la niÃ±a permanecÃ­a sola</text:p>
          </table:table-cell>
          <table:table-cell office:value-type="string">
            <text:p><text:s/>los buenos enanos la previnieron:-Â¡CuÃ­date de tu madrastra</text:p>
          </table:table-cell>
          <table:table-cell office:value-type="string">
            <text:p><text:s/>pronto sabrÃ¡ que estÃ¡s aquÃ­!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412">
            <text:p>41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¡No dejes entrar a nadie!La reina, una vez que comiÃ³ los que creÃ­a que eran los pulmones y el hÃ­gado de Blancanieves, se creyÃ³ de nuevo la principal y la mÃ¡s bella de todas las mujeres.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744">
            <text:p>744</text:p>
          </table:table-cell>
          <table:table-cell office:value-type="float" office:value="0.010752688172043">
            <text:p>0.0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e puso ante el espejo y dijo:Â¡Espejito, espejito de mi habitaciÃ³n!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010752688172043">
            <text:p>0.01</text:p>
          </table:table-cell>
          <table:table-cell office:value-type="float" office:value="1.12903225806452">
            <text:p>1.1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¿QuiÃ©n es la mÃ¡s hermosa de esta regiÃ³n?Entonces el espejo respondiÃ³.Pero, pasando los bosques,en la casa de los enanos,la linda Blancanieves lo es mucho mÃ¡s.La Reina es la mÃ¡s hermosa de este lugarLa reina quedÃ³ aterrorizada pues sabÃ­a que el es-pejo no mentÃ­a nunca.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916">
            <text:p>916</text:p>
          </table:table-cell>
          <table:table-cell office:value-type="float" office:value="0.010752688172043">
            <text:p>0.01</text:p>
          </table:table-cell>
          <table:table-cell office:value-type="float" office:value="9.8494623655914">
            <text:p>9.8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e dio cuenta de que el caza-dor la habÃ­a engaÃ±ado y de que Blancanieves vivÃ­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10752688172043">
            <text:p>0.01</text:p>
          </table:table-cell>
          <table:table-cell office:value-type="float" office:value="1.29032258064516">
            <text:p>1.2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flexionÃ³ y buscÃ³ un nuevo modo de deshacerse de ella pues hasta que no fuera la mÃ¡s bella de la re-giÃ³n la envidia no le darÃ­a tregua ni reposo.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  <table:table-cell office:value-type="float" office:value="0.010752688172043">
            <text:p>0.01</text:p>
          </table:table-cell>
          <table:table-cell office:value-type="float" office:value="4.09677419354839">
            <text:p>4.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uando finalmente urdiÃ³ un plan se pintÃ³ la cara, se vistiÃ³ como una vieja buhonera y quedÃ³ totalmente irre-conocible.AsÃ­ disfrazada atravesÃ³ las siete montaÃ±as y llegÃ³ a la casa de los siete enanos, golpeÃ³ a la puerta y gritÃ³:-Â¡Vendo buena mercaderÃ­a!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835">
            <text:p>835</text:p>
          </table:table-cell>
          <table:table-cell office:value-type="float" office:value="0.010752688172043">
            <text:p>0.01</text:p>
          </table:table-cell>
          <table:table-cell office:value-type="float" office:value="8.97849462365591">
            <text:p>8.9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¡Vendo!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010752688172043">
            <text:p>0.0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¡Vendo!Blancanieves mirÃ³ por la ventana y dijo:-Buen dÃ­a, buena mujer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.010752688172043">
            <text:p>0.01</text:p>
          </table:table-cell>
          <table:table-cell office:value-type="float" office:value="0.903225806451613">
            <text:p>0.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¿QuÃ© vende usted?-Una excelente mercaderÃ­a -respondiÃ³-; cintas de todos colores.La vieja sacÃ³ una trenzada en seda multicolor, y Blancanieves pensÃ³:-Bien puedo dejar entrar a esta buena mujer.CorriÃ³ el cerrojo para permitirle el paso y poder comprar esa linda cinta.-Â¡NiÃ±a -dijo la vieja- quÃ© mal te has puesto esa cinta!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434">
            <text:p>1434</text:p>
          </table:table-cell>
          <table:table-cell office:value-type="float" office:value="0.010752688172043">
            <text:p>0.01</text:p>
          </table:table-cell>
          <table:table-cell office:value-type="float" office:value="15.4193548387097">
            <text:p>15.4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cÃ©rcate que te la arreglo como se debe.Blancanieves, que no desconfiaba, se colocÃ³ delante de ella para que le arreglara el lazo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010752688172043">
            <text:p>0.01</text:p>
          </table:table-cell>
          <table:table-cell office:value-type="float" office:value="3.2258064516129">
            <text:p>3.2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ero rÃ¡pi-damente la vieja lo oprimiÃ³ tan fuerte que Blancanieves perdiÃ³ el aliento y cayÃ³ como muerta.-Y bien -dijo la vieja-, dejaste de ser la mÃ¡s bella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0.010752688172043">
            <text:p>0.01</text:p>
          </table:table-cell>
          <table:table-cell office:value-type="float" office:value="2.52688172043011">
            <text:p>2.5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Y se fue.Poco despuÃ©s, a la noche, los siete enanos regre-saron a la casa y se asustaron mucho al ver a Blanca-nieves en el suelo, inmÃ³vil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office:value-type="float" office:value="0.010752688172043">
            <text:p>0.01</text:p>
          </table:table-cell>
          <table:table-cell office:value-type="float" office:value="4.37634408602151">
            <text:p>4.3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a levantaron y descubrieron el lazo que la oprimÃ­a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10752688172043">
            <text:p>0.01</text:p>
          </table:table-cell>
          <table:table-cell office:value-type="float" office:value="0.483870967741936">
            <text:p>0.4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o cortaron y Blancanieves comenzÃ³ a respirar y a reanimarse po-co a poco.Cuando los enanos supieron lo que habÃ­a pasado dijeron:-La vieja vendedora no era otra que la malvada reina.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416">
            <text:p>416</text:p>
          </table:table-cell>
          <table:table-cell office:value-type="float" office:value="0.010752688172043">
            <text:p>0.01</text:p>
          </table:table-cell>
          <table:table-cell office:value-type="float" office:value="4.47311827956989">
            <text:p>4.4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¡Ten mucho cuidado y no dejes entrar a nadie cuando no estamos cerca!Cuando la reina volviÃ³ a su casa se puso frente al espejo y preguntÃ³:Â¡Espejito, espejito, de mi habitaciÃ³n!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67">
            <text:p>567</text:p>
          </table:table-cell>
          <table:table-cell office:value-type="float" office:value="0.010752688172043">
            <text:p>0.01</text:p>
          </table:table-cell>
          <table:table-cell office:value-type="float" office:value="6.09677419354839">
            <text:p>6.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¿QuiÃ©n es la mÃ¡s hermosa de esta regiÃ³n?Entonces, como la vez anterior, respondiÃ³:La Reina es la mÃ¡s hermosa de este lugar,Pero pasando los bosques,en la casa de los enanos,la linda Blancanieves lo es mucho mÃ¡s.Cuando oyÃ³ estas palabras toda la sangre le aflu-yÃ³ al corazÃ³n.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913">
            <text:p>913</text:p>
          </table:table-cell>
          <table:table-cell office:value-type="float" office:value="0.010752688172043">
            <text:p>0.01</text:p>
          </table:table-cell>
          <table:table-cell office:value-type="float" office:value="9.81720430107527">
            <text:p>9.8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l terror la invadiÃ³, pues era claro que Blancanieves habÃ­a recobrado la vida.-Pero ahora -dijo ella- voy a inventar algo que te harÃ¡ perecer.Y con la ayuda de sortilegios, en los que era ex-perta, fabricÃ³ un peine envenenado.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51">
            <text:p>651</text:p>
          </table:table-cell>
          <table:table-cell office:value-type="float" office:value="0.010752688172043">
            <text:p>0.0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uego se disfra-zÃ³ tomando el aspecto de otra vieja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.010752688172043">
            <text:p>0.01</text:p>
          </table:table-cell>
          <table:table-cell office:value-type="float" office:value="0.397849462365591">
            <text:p>0.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sÃ­ vestida atravesÃ³ las siete montaÃ±as y llegÃ³ a la casa de los siete enanos.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0.010752688172043">
            <text:p>0.01</text:p>
          </table:table-cell>
          <table:table-cell office:value-type="float" office:value="0.903225806451613">
            <text:p>0.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GolpeÃ³ a la puerta y gritÃ³:-Â¡Vendo buena mercaderÃ­a!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10752688172043">
            <text:p>0.01</text:p>
          </table:table-cell>
          <table:table-cell office:value-type="float" office:value="0.591397849462366">
            <text:p>0.5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¡Vendo!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010752688172043">
            <text:p>0.0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¡Vendo!Blancanieves mirÃ³ desde adentro y dijo:-Sigue tu camino; no puedo dejar entrar a nadie.-Al menos podrÃ¡s mirar -dijo la vieja, sacando el peine envenenado y levantÃ¡ndolo en el aire.Tanto le gustÃ³ a la niÃ±a que se dejÃ³ seducir y abriÃ³ la puerta.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041">
            <text:p>1041</text:p>
          </table:table-cell>
          <table:table-cell office:value-type="float" office:value="0.010752688172043">
            <text:p>0.01</text:p>
          </table:table-cell>
          <table:table-cell office:value-type="float" office:value="11.1935483870968">
            <text:p>11.1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uando se pusieron de acuerdo so-bre la compra la vieja le dilo:-Ahora te voy a peinar como corresponde.La pobre Blancanieves, que nunca pensaba mal, dejÃ³ hacer a la vieja pero apenas Ã©sta le habÃ­a puesto el peine en los cabellos el veneno hizo su efecto y la pequeÃ±a cayÃ³ sin conocimiento.-Â¡Oh, prodigio de belleza -dijo la mala mujer-ahora sÃ­ que acabÃ© contigo!Por suerte la noche llegÃ³ pronto trayendo a los enanos con ella.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3161">
            <text:p>3161</text:p>
          </table:table-cell>
          <table:table-cell office:value-type="float" office:value="0.010752688172043">
            <text:p>0.01</text:p>
          </table:table-cell>
          <table:table-cell office:value-type="float" office:value="33.989247311828">
            <text:p>33.9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uando vieron a Blancanieves en el suelo, como muerta, sospecharon enseguida de la madrastra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0.010752688172043">
            <text:p>0.01</text:p>
          </table:table-cell>
          <table:table-cell office:value-type="float" office:value="1.3010752688172">
            <text:p>1.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xaminaron a la niÃ±a y encontraron el peine envenenado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10752688172043">
            <text:p>0.01</text:p>
          </table:table-cell>
          <table:table-cell office:value-type="float" office:value="0.483870967741936">
            <text:p>0.4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penas lo retiraron, Blancanieves volviÃ³ en sÃ­ y les contÃ³ lo que habÃ­a sucedido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010752688172043">
            <text:p>0.01</text:p>
          </table:table-cell>
          <table:table-cell office:value-type="float" office:value="0.752688172043011">
            <text:p>0.7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n-tonces le advirtieron una vez mÃ¡s que deberÃ­a cui-darse y no abrir la puerta a nadie.En cuanto llegÃ³ a su casa la reina se colocÃ³ frente al espejo y dijo:Â¡Espejito, espejito de mi habitaciÃ³n!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493">
            <text:p>493</text:p>
          </table:table-cell>
          <table:table-cell office:value-type="float" office:value="0.010752688172043">
            <text:p>0.01</text:p>
          </table:table-cell>
          <table:table-cell office:value-type="float" office:value="5.30107526881721">
            <text:p>5.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¿QuiÃ©n es la mÃ¡s hermosa de esta regiÃ³n?Y el espejito, respondiÃ³ nuevamente:La Reina es la mÃ¡s hermosa de este lugar.Pero pasando los bosques,en la casa de los enanos,la linda Blancanieves lo es mucho mÃ¡s.La reina al oÃ­r hablar al espejo de ese modo, se estremeciÃ³ y temblÃ³ de cÃ³lera.-Es necesario que Blancanieves muera -exclamÃ³-aunque me cueste la vida a mÃ­ misma.Se dirigiÃ³ entonces a una habitaciÃ³n escondida y solitaria a la que nadie podÃ­a entrar y fabricÃ³ una manzana envenenada.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2799">
            <text:p>2799</text:p>
          </table:table-cell>
          <table:table-cell office:value-type="float" office:value="0.010752688172043">
            <text:p>0.01</text:p>
          </table:table-cell>
          <table:table-cell office:value-type="float" office:value="30.0967741935484">
            <text:p>30.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xteriormente parecÃ­a buena, blanca y roja y tan bien hecha que tentaba a quien la veÃ­a; pero apenas se comÃ­a un trocito sobrevenÃ­a la muerte.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0.010752688172043">
            <text:p>0.01</text:p>
          </table:table-cell>
          <table:table-cell office:value-type="float" office:value="2.12903225806452">
            <text:p>2.1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uando la manzana estuvo pronta, se pintÃ³ la cara, se disfrazÃ³ de campesina y atravesÃ³ las siete montaÃ±as hasta llegar a la casa de los siete enanos.GolpeÃ³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0.010752688172043">
            <text:p>0.01</text:p>
          </table:table-cell>
          <table:table-cell office:value-type="float" office:value="2.87096774193548">
            <text:p>2.8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lancanieves sacÃ³ la cabeza por la ven-tana y dijo:-No puedo dejar entrar a nadie</text:p>
          </table:table-cell>
          <table:table-cell office:value-type="string">
            <text:p><text:s/>los enanos me lo han prohibido.-No es nada -dijo la campesina- me voy a librar de mis manzanas.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596">
            <text:p>596</text:p>
          </table:table-cell>
          <table:table-cell office:value-type="float" office:value="0.010752688172043">
            <text:p>0.0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Toma, te voy a dar una.-No-dijo Blancanieves -tampoco debo aceptar nada.-Â¿Ternes que estÃ© envenenada?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.010752688172043">
            <text:p>0.01</text:p>
          </table:table-cell>
          <table:table-cell office:value-type="float" office:value="0.903225806451613">
            <text:p>0.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-dijo la vieja-; mi-ra, corto la manzana en dos partes; tÃº comerÃ¡s la parte roja y yo la blanca.La manzana estaba tan ingeniosamente hecha que solamente la parte roja contenÃ­a veneno.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562">
            <text:p>562</text:p>
          </table:table-cell>
          <table:table-cell office:value-type="float" office:value="0.010752688172043">
            <text:p>0.01</text:p>
          </table:table-cell>
          <table:table-cell office:value-type="float" office:value="6.04301075268817">
            <text:p>6.0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a be-lla manzana tentaba a Blancanieves y cuando vio a la campesina comer no pudo resistir mÃ¡s, estirÃ³ la ma-no y tomÃ³ la mitad envenenada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0.010752688172043">
            <text:p>0.01</text:p>
          </table:table-cell>
          <table:table-cell office:value-type="float" office:value="3.03225806451613">
            <text:p>3.0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penas tuvo un trozo en la boca, cayÃ³ muerta.Entonces la vieja la examinÃ³ con mirada horri-ble, riÃ³ muy fuerte y dijo.-Blanca como la nieve, roja como la sangre, ne-gra como el Ã©bano.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010752688172043">
            <text:p>0.01</text:p>
          </table:table-cell>
          <table:table-cell office:value-type="float" office:value="4.36559139784946">
            <text:p>4.3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¡Esta vez los enanos no podrÃ¡n reanimarte!Vuelta a su casa interrogÃ³ al espejo:Â¡Espejito, espejito de mi habitaciÃ³n!Â¿QuiÃ©n es la mÃ¡s hermosa de esta regiÃ³n?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0.010752688172043">
            <text:p>0.01</text:p>
          </table:table-cell>
          <table:table-cell office:value-type="float" office:value="4.43010752688172">
            <text:p>4.4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Y el espejo finalmente respondiÃ³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10752688172043">
            <text:p>0.01</text:p>
          </table:table-cell>
          <table:table-cell office:value-type="float" office:value="0.161290322580645">
            <text:p>0.1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a Reina es la mÃ¡s hermosa de esta regiÃ³n.Entonces su corazÃ³n envidioso encontrÃ³ repo-so, si es que los corazones envidiosos pueden en-contrar alguna vez reposo.A la noche, al volver a la casa, los enanitos en-contraron a Blancanieves tendida en el suelo sin que un solo aliento escapara de su boca: estaba muerta.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488">
            <text:p>1488</text:p>
          </table:table-cell>
          <table:table-cell office:value-type="float" office:value="0.010752688172043">
            <text:p>0.0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a levantaron, buscaron alguna cosa envenenada, aflojaron sus lazos, le peinaron los cabellos, la lava-ron con agua y con vino pelo todo esto no sirviÃ³ de nada: la querida niÃ±a estaba muerta y siguiÃ³ estÃ¡n-dolo.La pusieron en una parihuela.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702">
            <text:p>702</text:p>
          </table:table-cell>
          <table:table-cell office:value-type="float" office:value="0.010752688172043">
            <text:p>0.01</text:p>
          </table:table-cell>
          <table:table-cell office:value-type="float" office:value="7.54838709677419">
            <text:p>7.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e sentaron junto a ella y durante tres dÃ­as lloraron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010752688172043">
            <text:p>0.01</text:p>
          </table:table-cell>
          <table:table-cell office:value-type="float" office:value="0.419354838709678">
            <text:p>0.4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uego quisieron enterrarla pero ella estaba tan fresca como una per-sona viva y mantenÃ­a aÃºn sus mejillas sonrosadas.Los enanos se dijeron:-No podemos ponerla bajo la negra tierra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010752688172043">
            <text:p>0.01</text:p>
          </table:table-cell>
          <table:table-cell office:value-type="float" office:value="2.48387096774194">
            <text:p>2.4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 hi-cieron un ataÃºd de vidrio para que se la pudiera ver desde todos los Ã¡ngulos, la pusieron adentro e inscribieron su nombre en letras de oro proclamando que era hija de un rey.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float" office:value="0.010752688172043">
            <text:p>0.01</text:p>
          </table:table-cell>
          <table:table-cell office:value-type="float" office:value="6.7741935483871">
            <text:p>6.7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uego expusieron el ataÃºd en la montaÃ±a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10752688172043">
            <text:p>0.01</text:p>
          </table:table-cell>
          <table:table-cell office:value-type="float" office:value="0.301075268817204">
            <text:p>0.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Uno de ellos permanecerÃ­a siempre a su lado para cuidarl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10752688172043">
            <text:p>0.01</text:p>
          </table:table-cell>
          <table:table-cell office:value-type="float" office:value="0.591397849462366">
            <text:p>0.5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os animales tambiÃ©n vinieron a llorarla: primero un mochuelo, luego un cuervo y mÃ¡s tarde una palomita.Blancanieves permaneciÃ³ mucho tiempo en el ataÃºd sin descomponerse; al contrario, parecÃ­a dor-mir, ya que siempre estaba blanca como la nieve, roja como la sangre y sus cabellos eran negros como el Ã©bano.OcurriÃ³ una vez que el hijo de un rey llegÃ³, por azar, al bosque y fue a casa de los enanos a pasar la noche.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3241">
            <text:p>3241</text:p>
          </table:table-cell>
          <table:table-cell office:value-type="float" office:value="0.010752688172043">
            <text:p>0.01</text:p>
          </table:table-cell>
          <table:table-cell office:value-type="float" office:value="34.8494623655914">
            <text:p>34.8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n la montaÃ±a vio el ataÃºd con la hermosa Blancanieves en su interior y leyÃ³ lo que estaba es-crito en letras de oro.Entonces dijo a los enanos:-DÃ©nme ese ataÃºd</text:p>
          </table:table-cell>
          <table:table-cell office:value-type="string">
            <text:p><text:s/>les darÃ© lo que quieran a cambio.-No lo darÃ­amos por todo el oro del mundo -respondieron los enanos.-En ese caso -replicÃ³ el prÃ­ncipe- regÃ¡lenmelo pues no puedo vivir sin ver a Blancanieves.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1281">
            <text:p>1281</text:p>
          </table:table-cell>
          <table:table-cell office:value-type="float" office:value="0.010752688172043">
            <text:p>0.0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a hon-rarÃ©, la estimarÃ© como a lo que mÃ¡s quiero en el mundo.Al oÃ­rlo hablar de este modo los enanos tuvieron piedad de Ã©l y le dieron el ataÃºd.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0.010752688172043">
            <text:p>0.01</text:p>
          </table:table-cell>
          <table:table-cell office:value-type="float" office:value="3.65591397849462">
            <text:p>3.6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l prÃ­ncipe lo hizo llevar sobre las espaldas de sus servidores, pero su-cediÃ³ que Ã©stos tropezaron contra un arbusto y co-mo consecuencia del sacudÃ³n el trozo de manzana envenenada que Blancanieves aÃºn conservaba en su garganta fue despedido hacia afuera.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573">
            <text:p>573</text:p>
          </table:table-cell>
          <table:table-cell office:value-type="float" office:value="0.010752688172043">
            <text:p>0.01</text:p>
          </table:table-cell>
          <table:table-cell office:value-type="float" office:value="6.16129032258065">
            <text:p>6.1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oco despuÃ©s abriÃ³ los ojos, levantÃ³ la tapa del ataÃºd y se irguiÃ³, resucitada.-Â¡Oh, Dios!, Â¿dÃ³nde estoy?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10752688172043">
            <text:p>0.01</text:p>
          </table:table-cell>
          <table:table-cell office:value-type="float" office:value="2.72043010752688">
            <text:p>2.7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-exclamÃ³.-EstÃ¡s a mi lado -le dijo el prÃ­ncipe lleno de ale-grÃ­a.Le contÃ³ lo que habÃ­a pasado y le dijo:-Te amo como a nadie en el mundo</text:p>
          </table:table-cell>
          <table:table-cell office:value-type="string">
            <text:p><text:s/>ven conmi-go al castillo de mi padre</text:p>
          </table:table-cell>
          <table:table-cell office:value-type="string">
            <text:p><text:s/>serÃ¡s mi mujer.Entonces Blancanieves comenzÃ³ a sentir cariÃ±o por Ã©l y se preparÃ³ la boda con gran pompa y mag-nificencia.TambiÃ©n fue invitada a la fiesta la madrastra criminal de Blancanieves.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2278">
            <text:p>227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espuÃ©s de vestirse con sus hermosos trajes fue ante el espejo y preguntÃ³:Â¡Espejito, espejito de mi habitaciÃ³n!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10752688172043">
            <text:p>0.01</text:p>
          </table:table-cell>
          <table:table-cell office:value-type="float" office:value="2.25806451612903">
            <text:p>2.2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Â¿QuiÃ©n es la mÃ¡s hermosa de esta regiÃ³n?El espejo respondiÃ³:La Reina es la mÃ¡s hermosa de este lugar.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0.010752688172043">
            <text:p>0.01</text:p>
          </table:table-cell>
          <table:table-cell office:value-type="float" office:value="1.43010752688172">
            <text:p>1.4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ero la joven Reina lo es mucho mÃ¡s.Entonces la mala mujer lanzÃ³ un juramento y tuvo tanto, tanto miedo, que no supo quÃ© hacer.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0.010752688172043">
            <text:p>0.01</text:p>
          </table:table-cell>
          <table:table-cell office:value-type="float" office:value="3.50537634408602">
            <text:p>3.5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l principio no querÃ­a ir de ningÃºn modo a la boda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010752688172043">
            <text:p>0.01</text:p>
          </table:table-cell>
          <table:table-cell office:value-type="float" office:value="0.602150537634409">
            <text:p>0.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ero no encontrÃ³ reposo hasta no ver a la joven reina.Al entrar reconociÃ³ a Blancanieves y la angustia y el espanto que le produjo el descubrimiento la de-jaron clavada al piso sin poder moverse.Pero ya habÃ­an puesto zapatos de hierro sobre carbones encendidos y luego los colocaron delante de ella con tenazas.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958">
            <text:p>958</text:p>
          </table:table-cell>
          <table:table-cell office:value-type="float" office:value="0.010752688172043">
            <text:p>0.01</text:p>
          </table:table-cell>
          <table:table-cell office:value-type="float" office:value="10.3010752688172">
            <text:p>10.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e obligÃ³ a la bruja a entrar en esos zapatos incandescentes y a bailar hasta que le llegara la muerte.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91">
            <text:p>191</text:p>
          </table:table-cell>
          <table:table-cell office:value-type="float" office:value="0.010752688172043">
            <text:p>0.01</text:p>
          </table:table-cell>
          <table:table-cell office:value-type="float" office:value="2.05376344086021">
            <text:p>2.0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HabÃ­a una vez una adorable niÃ±a que era querida por todo aquÃ©l que la conociera, pero sobre todo por su abuelita, y no quedaba nada que no le hubiera dado a la niÃ±a.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office:value-type="float" office:value="0.037037037037037">
            <text:p>0.04</text:p>
          </table:table-cell>
          <table:table-cell office:value-type="float" office:value="13.1111111111111">
            <text:p>13.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na vez le regalÃ³ una pequeÃ±a caperuza o gorrito de un color rojo, que le quedaba tan bien que ella nunca querÃ­a usar otra cosa, asÃ­ que la empezaron a llamar Caperucita Roja.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0.037037037037037">
            <text:p>0.04</text:p>
          </table:table-cell>
          <table:table-cell office:value-type="float" office:value="17.7777777777778">
            <text:p>17.7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n dÃ­a su madre le dijo: "Ven, Caperucita Roja, aquÃ­ tengo un pastel y una botella de vino, llÃ©vaselas en esta canasta a tu abuelita que esta enfermita y dÃ©bil y esto le ayudarÃ¡.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float" office:value="0.037037037037037">
            <text:p>0.04</text:p>
          </table:table-cell>
          <table:table-cell office:value-type="float" office:value="16.3703703703704">
            <text:p>16.3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ete ahora temprano, antes de que caliente el dÃ­a, y en el camino, camina tranquila y con cuidado, no te apartes de la ruta, no vayas a caerte y se quiebre la botella y no quede nada para tu abuelita.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949">
            <text:p>949</text:p>
          </table:table-cell>
          <table:table-cell office:value-type="float" office:value="0.037037037037037">
            <text:p>0.04</text:p>
          </table:table-cell>
          <table:table-cell office:value-type="float" office:value="35.1481481481481">
            <text:p>35.1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Y cuando entres a su dormitorio no olvides decirle, "Buenos dÃ­as," ah, y no andes curioseando por todo el aposento.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0.037037037037037">
            <text:p>0.04</text:p>
          </table:table-cell>
          <table:table-cell office:value-type="float" office:value="10.3333333333333">
            <text:p>10.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""No te preocupes, harÃ© bien todo," dijo Caperucita Roja, y tomÃ³ las cosas y se despidiÃ³ cariÃ±osamente.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0.037037037037037">
            <text:p>0.04</text:p>
          </table:table-cell>
          <table:table-cell office:value-type="float" office:value="7.40740740740741">
            <text:p>7.4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La abuelita vivÃ­a en el bosque, como a un kilÃ³metro de su cas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037037037037037">
            <text:p>0.04</text:p>
          </table:table-cell>
          <table:table-cell office:value-type="float" office:value="2.07407407407407">
            <text:p>2.0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Y no mÃ¡s habÃ­a entrado Caperucita Roja en el bosque, siempre dentro del sendero, cuando se encontrÃ³ con un lobo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37037037037037">
            <text:p>0.04</text:p>
          </table:table-cell>
          <table:table-cell office:value-type="float" office:value="9.37037037037037">
            <text:p>9.3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Caperucita Roja no sabÃ­a que esa criatura pudiera hacer algÃºn daÃ±o, y no tuvo ningÃºn temor hacia Ã©l.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0.037037037037037">
            <text:p>0.04</text:p>
          </table:table-cell>
          <table:table-cell office:value-type="float" office:value="4.44444444444444">
            <text:p>4.4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"Buenos dÃ­as, Caperucita Roja," dijo el lobo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.037037037037037">
            <text:p>0.04</text:p>
          </table:table-cell>
          <table:table-cell office:value-type="float" office:value="1.55555555555556">
            <text:p>1.5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"Buenos dÃ­as, amable lobo."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37037037037037">
            <text:p>0.04</text:p>
          </table:table-cell>
          <table:table-cell office:value-type="float" office:value="1.03703703703704">
            <text:p>1.0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- "Â¿Adonde vas tan temprano, Caperucita Roja?"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37037037037037">
            <text:p>0.04</text:p>
          </table:table-cell>
          <table:table-cell office:value-type="float" office:value="2.03703703703704">
            <text:p>2.0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- "A casa de mi abuelita."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37037037037037">
            <text:p>0.04</text:p>
          </table:table-cell>
          <table:table-cell office:value-type="float" office:value="1.33333333333333">
            <text:p>1.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- "Â¿Y quÃ© llevas en esa canasta?"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37037037037037">
            <text:p>0.04</text:p>
          </table:table-cell>
          <table:table-cell office:value-type="float" office:value="1.66666666666667">
            <text:p>1.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- "Pastel y vino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37037037037037">
            <text:p>0.04</text:p>
          </table:table-cell>
          <table:table-cell office:value-type="float" office:value="0.555555555555556">
            <text:p>0.5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yer fue dÃ­a de hornear, asÃ­ que mi pobre abuelita enferma va a tener algo bueno para fortalecerse."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37037037037037">
            <text:p>0.04</text:p>
          </table:table-cell>
          <table:table-cell office:value-type="float" office:value="7.77777777777778">
            <text:p>7.7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- "Â¿Y adonde vive tu abuelita, Caperucita Roja?"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37037037037037">
            <text:p>0.04</text:p>
          </table:table-cell>
          <table:table-cell office:value-type="float" office:value="2.44444444444444">
            <text:p>2.4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- "Como a medio kilÃ³metro mÃ¡s adentro en el bosque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.037037037037037">
            <text:p>0.04</text:p>
          </table:table-cell>
          <table:table-cell office:value-type="float" office:value="1.77777777777778">
            <text:p>1.7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u casa estÃ¡ bajo tres grandes robles, al lado de unos avellanos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37037037037037">
            <text:p>0.04</text:p>
          </table:table-cell>
          <table:table-cell office:value-type="float" office:value="2.03703703703704">
            <text:p>2.0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eguramente ya los habrÃ¡s visto," contestÃ³ inocentemente Caperucita Roja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.037037037037037">
            <text:p>0.04</text:p>
          </table:table-cell>
          <table:table-cell office:value-type="float" office:value="1.77777777777778">
            <text:p>1.7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El lobo se dijo en silencio a sÃ­ mismo: "Â¡QuÃ© criatura tan tierna!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0.037037037037037">
            <text:p>0.04</text:p>
          </table:table-cell>
          <table:table-cell office:value-type="float" office:value="3.92592592592593">
            <text:p>3.9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quÃ© buen bocadito - y serÃ¡ mÃ¡s sabroso que esa viejita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37037037037037">
            <text:p>0.04</text:p>
          </table:table-cell>
          <table:table-cell office:value-type="float" office:value="2.44444444444444">
            <text:p>2.4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sÃ­ que debo actuar con delicadeza para obtener a ambas fÃ¡cilmente."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37037037037037">
            <text:p>0.04</text:p>
          </table:table-cell>
          <table:table-cell office:value-type="float" office:value="2.88888888888889">
            <text:p>2.8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Entonces acompaÃ±Ã³ a Caperucita Roja un pequeÃ±o tramo del camino y luego le dijo: "Mira Caperucita Roja, que lindas flores se ven por allÃ¡, Â¿por quÃ© no vas y recoges algunas?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96">
            <text:p>596</text:p>
          </table:table-cell>
          <table:table-cell office:value-type="float" office:value="0.037037037037037">
            <text:p>0.04</text:p>
          </table:table-cell>
          <table:table-cell office:value-type="float" office:value="22.0740740740741">
            <text:p>22.0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Y yo creo tambiÃ©n que no te has dado cuenta de lo dulce que cantan los pajaritos.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0.037037037037037">
            <text:p>0.04</text:p>
          </table:table-cell>
          <table:table-cell office:value-type="float" office:value="4.55555555555556">
            <text:p>4.5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Es que vas tan apurada en el camino como si fueras para la escuela, mientras que todo el bosque estÃ¡ lleno de maravillas."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037037037037037">
            <text:p>0.04</text:p>
          </table:table-cell>
          <table:table-cell office:value-type="float" office:value="6.33333333333333">
            <text:p>6.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Caperucita Roja levantÃ³ sus ojos, y cuando vio los rayos del sol danzando aquÃ­ y allÃ¡ entre los Ã¡rboles, y vio las bellas flores y el canto de los pÃ¡jaros, pensÃ³: "Supongo que podrÃ­a llevarle unas de estas flores frescas a mi abuelita y que le encantarÃ¡n.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278">
            <text:p>1278</text:p>
          </table:table-cell>
          <table:table-cell office:value-type="float" office:value="0.0714285714285714">
            <text:p>0.07</text:p>
          </table:table-cell>
          <table:table-cell office:value-type="float" office:value="91.2857142857143">
            <text:p>91.2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AdemÃ¡s, aÃºn es muy temprano y no habrÃ¡ problema si me atraso un poquito, siempre llegarÃ© a buena hora."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0.0714285714285714">
            <text:p>0.07</text:p>
          </table:table-cell>
          <table:table-cell office:value-type="float" office:value="11.2142857142857">
            <text:p>11.2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Y asÃ­, ella se saliÃ³ del camino y se fue a cortar flores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0714285714285714">
            <text:p>0.07</text:p>
          </table:table-cell>
          <table:table-cell office:value-type="float" office:value="4.64285714285714">
            <text:p>4.6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Y cuando cortaba una, veÃ­a otra mÃ¡s bonita, y otra y otra, y sin darse cuenta se fue adentrando en el bosque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0714285714285714">
            <text:p>0.07</text:p>
          </table:table-cell>
          <table:table-cell office:value-type="float" office:value="23.2142857142857">
            <text:p>23.2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ientras tanto el lobo aprovechÃ³ el tiempo y corriÃ³ directo a la casa de la abuelita y tocÃ³ a la puerta.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0.0714285714285714">
            <text:p>0.07</text:p>
          </table:table-cell>
          <table:table-cell office:value-type="float" office:value="8.78571428571429">
            <text:p>8.7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"Â¿QuiÃ©n es?"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0714285714285714">
            <text:p>0.07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preguntÃ³ la abuelita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714285714285714">
            <text:p>0.07</text:p>
          </table:table-cell>
          <table:table-cell office:value-type="float" office:value="0.428571428571429">
            <text:p>0.4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"Caperucita Roja," contestÃ³ el lob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714285714285714">
            <text:p>0.07</text:p>
          </table:table-cell>
          <table:table-cell office:value-type="float" office:value="1.71428571428571">
            <text:p>1.7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"Traigo pastel y vino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714285714285714">
            <text:p>0.07</text:p>
          </table:table-cell>
          <table:table-cell office:value-type="float" office:value="1.07142857142857">
            <text:p>1.0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Ãbreme, por favor."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714285714285714">
            <text:p>0.07</text:p>
          </table:table-cell>
          <table:table-cell office:value-type="float" office:value="1.07142857142857">
            <text:p>1.0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- "Mueve la cerradura y abre tÃº," gritÃ³ la abuelita, "estoy muy dÃ©bil y no me puedo levantar."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0714285714285714">
            <text:p>0.07</text:p>
          </table:table-cell>
          <table:table-cell office:value-type="float" office:value="21.4285714285714">
            <text:p>21.4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El lobo moviÃ³ la cerradura, abriÃ³ la puerta, y sin decir una palabra mÃ¡s, se fue directo a la cama de la abuelita y de un bocado se la tragÃ³.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29">
            <text:p>529</text:p>
          </table:table-cell>
          <table:table-cell office:value-type="float" office:value="0.0714285714285714">
            <text:p>0.07</text:p>
          </table:table-cell>
          <table:table-cell office:value-type="float" office:value="37.7857142857143">
            <text:p>37.7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Y enseguida se puso ropa de ella, se colocÃ³ un gorro, se metiÃ³ en la cama y cerrÃ³ las cortinas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714285714285714">
            <text:p>0.07</text:p>
          </table:table-cell>
          <table:table-cell office:value-type="float" office:value="18.0714285714286">
            <text:p>18.0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Mientras tanto, Caperucita Roja se habÃ­a quedado colectando flores, y cuando vio que tenÃ­a tantas que ya no podÃ­a llevar mÃ¡s, se acordÃ³ de su abuelita y se puso en camino hacia ella.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511">
            <text:p>511</text:p>
          </table:table-cell>
          <table:table-cell office:value-type="float" office:value="0.0625">
            <text:p>0.06</text:p>
          </table:table-cell>
          <table:table-cell office:value-type="float" office:value="31.9375">
            <text:p>31.9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Cuando llegÃ³, se sorprendiÃ³ al encontrar la puerta abierta, y al entrar a la casa, sintiÃ³ tan extraÃ±o presentimiento que se dijo para sÃ­ misma: "Â¡Oh Dios!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0.0625">
            <text:p>0.06</text:p>
          </table:table-cell>
          <table:table-cell office:value-type="float" office:value="17.5625">
            <text:p>17.5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que incÃ³moda me siento hoy, y otras veces que me ha gustado tanto estar con abuelita."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0.0625">
            <text:p>0.06</text:p>
          </table:table-cell>
          <table:table-cell office:value-type="float" office:value="9.625">
            <text:p>9.6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Entonces gritÃ³: "Â¡Buenos dÃ­as!," pero no hubo respuesta, asÃ­ que fue al dormitorio y abriÃ³ las cortinas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0625">
            <text:p>0.06</text:p>
          </table:table-cell>
          <table:table-cell office:value-type="float" office:value="9.375">
            <text:p>9.3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AllÃ­ parecÃ­a estar la abuelita con su gorro cubriÃ©ndole toda la cara, y con una apariencia muy extraÃ±a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0625">
            <text:p>0.06</text:p>
          </table:table-cell>
          <table:table-cell office:value-type="float" office:value="11.875">
            <text:p>11.8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"Â¡!Oh, abuelita!"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625">
            <text:p>0.06</text:p>
          </table:table-cell>
          <table:table-cell office:value-type="float" office:value="1.75">
            <text:p>1.7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dijo, "quÃ© orejas tan grandes que tienes."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625">
            <text:p>0.06</text:p>
          </table:table-cell>
          <table:table-cell office:value-type="float" office:value="3.4375">
            <text:p>3.4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- "Es para oÃ­rte mejor, mi niÃ±a," fue la respuest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0625">
            <text:p>0.06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"Pero abuelita, quÃ© ojos tan grandes que tienes."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625">
            <text:p>0.06</text:p>
          </table:table-cell>
          <table:table-cell office:value-type="float" office:value="4.125">
            <text:p>4.1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- "Son para verte mejor, querida."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625">
            <text:p>0.06</text:p>
          </table:table-cell>
          <table:table-cell office:value-type="float" office:value="2.8125">
            <text:p>2.8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- "Pero abuelita, quÃ© brazos tan grandes que tienes."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625">
            <text:p>0.06</text:p>
          </table:table-cell>
          <table:table-cell office:value-type="float" office:value="4.875">
            <text:p>4.8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- "Para abrazarte mejor.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625">
            <text:p>0.06</text:p>
          </table:table-cell>
          <table:table-cell office:value-type="float" office:value="1.3125">
            <text:p>1.3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- "Y quÃ© boca tan grande que tienes."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625">
            <text:p>0.06</text:p>
          </table:table-cell>
          <table:table-cell office:value-type="float" office:value="3.4375">
            <text:p>3.4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- "Para comerte mejor.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625">
            <text:p>0.06</text:p>
          </table:table-cell>
          <table:table-cell office:value-type="float" office:value="1.3125">
            <text:p>1.3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Y no habÃ­a terminado de decir lo anterior, cuando de un salto saliÃ³ de la cama y se tragÃ³ tambiÃ©n a Caperucita Roja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0.0625">
            <text:p>0.06</text:p>
          </table:table-cell>
          <table:table-cell office:value-type="float" office:value="13.75">
            <text:p>13.7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Entonces el lobo decidiÃ³ hacer una siesta y se volviÃ³ a tirar en la cama, y una vez dormido empezÃ³ a roncar fuertemente.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0.0769230769230769">
            <text:p>0.08</text:p>
          </table:table-cell>
          <table:table-cell office:value-type="float" office:value="21.3076923076923">
            <text:p>21.3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n cazador que por casualidad pasaba en ese momento por allÃ­, escuchÃ³ los fuertes ronquidos y pensÃ³, Â¡CÃ³mo ronca esa viejita!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0.0769230769230769">
            <text:p>0.0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Voy a ver si necesita alguna ayuda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769230769230769">
            <text:p>0.08</text:p>
          </table:table-cell>
          <table:table-cell office:value-type="float" office:value="2.15384615384615">
            <text:p>2.1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Entonces ingresÃ³ al dormitorio, y cuando se acercÃ³ a la cama vio al lobo tirado allÃ­.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0.0769230769230769">
            <text:p>0.08</text:p>
          </table:table-cell>
          <table:table-cell office:value-type="float" office:value="10.5384615384615">
            <text:p>10.5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"Â¡AsÃ­ que te encuentro aquÃ­, viejo pecador!"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769230769230769">
            <text:p>0.08</text:p>
          </table:table-cell>
          <table:table-cell office:value-type="float" office:value="4.23076923076923">
            <text:p>4.2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ijo Ã©l.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769230769230769">
            <text:p>0.08</text:p>
          </table:table-cell>
          <table:table-cell office:value-type="float" office:value="0.230769230769231">
            <text:p>0.2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"Â¡HacÃ­a tiempo que te buscaba!"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769230769230769">
            <text:p>0.08</text:p>
          </table:table-cell>
          <table:table-cell office:value-type="float" office:value="2.15384615384615">
            <text:p>2.1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Y ya se disponÃ­a a disparar su arma contra Ã©l, cuando pensÃ³ que el lobo podrÃ­a haber devorado a la viejita y que aÃºn podrÃ­a ser salvada, por lo que decidiÃ³ no disparar.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64">
            <text:p>564</text:p>
          </table:table-cell>
          <table:table-cell office:value-type="float" office:value="0.0769230769230769">
            <text:p>0.08</text:p>
          </table:table-cell>
          <table:table-cell office:value-type="float" office:value="43.3846153846154">
            <text:p>43.3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En su lugar tomÃ³ unas tijeras y empezÃ³ a cortar el vientre del lobo durmiente.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0.0769230769230769">
            <text:p>0.08</text:p>
          </table:table-cell>
          <table:table-cell office:value-type="float" office:value="5.07692307692308">
            <text:p>5.0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En cuanto habÃ­a hecho dos cortes, vio brillar una gorrita roja, entonces hizo dos cortes mÃ¡s y la pequeÃ±a Caperucita Roja saliÃ³ rapidÃ­simo, gritando: "Â¡QuÃ© asustada que estuve, quÃ© oscuro que estÃ¡ ahÃ­ dentro del lobo!," y enseguida saliÃ³ tambiÃ©n la abuelita, vivita, pero que casi no podÃ­a respirar.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219">
            <text:p>1219</text:p>
          </table:table-cell>
          <table:table-cell office:value-type="float" office:value="0.0769230769230769">
            <text:p>0.08</text:p>
          </table:table-cell>
          <table:table-cell office:value-type="float" office:value="93.7692307692308">
            <text:p>93.7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RÃ¡pidamente, Caperucita Roja trajo muchas piedras con las que llenaron el vientre del lobo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769230769230769">
            <text:p>0.08</text:p>
          </table:table-cell>
          <table:table-cell office:value-type="float" office:value="5.07692307692308">
            <text:p>5.0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Y cuando el lobo despertÃ³, quizo correr e irse lejos, pero las piedras estaban tan pesadas que no soportÃ³ el esfuerzo y cayÃ³ muerto.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0.0769230769230769">
            <text:p>0.08</text:p>
          </table:table-cell>
          <table:table-cell office:value-type="float" office:value="14.0769230769231">
            <text:p>14.0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Las tres personas se sintieron felices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El cazador le quitÃ³ la piel al lobo y se la llevÃ³ a su cas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2">
            <text:p>0.2</text:p>
          </table:table-cell>
          <table:table-cell office:value-type="float" office:value="15.2">
            <text:p>15.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La abuelita comiÃ³ el pastel y bebiÃ³ el vino que le trajo Caperucita Roja y se reanimÃ³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0.2">
            <text:p>0.2</text:p>
          </table:table-cell>
          <table:table-cell office:value-type="float" office:value="24.6">
            <text:p>24.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Pero Caperucita Roja solamente pensÃ³: "Mientras viva, nunca me retirarÃ© del sendero para internarme en el bosque, cosa que mi madre me habÃ­a ya prohibido hacer."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12">
            <text:p>412</text:p>
          </table:table-cell>
          <table:table-cell office:value-type="float" office:value="0.2">
            <text:p>0.2</text:p>
          </table:table-cell>
          <table:table-cell office:value-type="float" office:value="82.4">
            <text:p>82.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TambiÃ©n se dice que otra vez que Caperucita Roja llevaba pasteles a la abuelita, otro lobo le hablÃ³, y tratÃ³ de hacer que se saliera del sendero.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0.0769230769230769">
            <text:p>0.08</text:p>
          </table:table-cell>
          <table:table-cell office:value-type="float" office:value="19.6153846153846">
            <text:p>19.6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in embargo Caperucita Roja ya estaba a la defensiva, y siguiÃ³ directo en su camino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.0769230769230769">
            <text:p>0.08</text:p>
          </table:table-cell>
          <table:table-cell office:value-type="float" office:value="6.23076923076923">
            <text:p>6.2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Al llegar, le contÃ³ a su abuelita que se habÃ­a encontrado con otro lobo y que la habÃ­a saludado con "buenos dÃ­as," pero con una mirada tan sospechosa, que si no hubiera sido porque ella estaba en la vÃ­a pÃºblica, de seguro que se la hubiera tragado.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431">
            <text:p>1431</text:p>
          </table:table-cell>
          <table:table-cell office:value-type="float" office:value="0.0769230769230769">
            <text:p>0.08</text:p>
          </table:table-cell>
          <table:table-cell office:value-type="float" office:value="110.076923076923">
            <text:p>110.0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"Bueno," dijo la abuelita, "cerraremos bien la puerta, de modo que no pueda ingresar."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0.0769230769230769">
            <text:p>0.08</text:p>
          </table:table-cell>
          <table:table-cell office:value-type="float" office:value="12.5384615384615">
            <text:p>12.5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Luego, al cabo de un rato, llegÃ³ el lobo y tocÃ³ a la puerta y gritÃ³: "Â¡Abre abuelita que soy Caperucita Roja y te traigo unos pasteles!"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0.0769230769230769">
            <text:p>0.08</text:p>
          </table:table-cell>
          <table:table-cell office:value-type="float" office:value="22.1538461538462">
            <text:p>22.1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Pero ellas callaron y no abrieron la puerta, asÃ­ que aquel hocicÃ³n se puso a dar vueltas alrededor de la casa y de Ãºltimo saltÃ³ sobre el techo y se sentÃ³ a esperar que Caperucita Roja regresara a su casa al atardecer para entonces saltar sobre ella y devorarla en la oscuridad.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885">
            <text:p>885</text:p>
          </table:table-cell>
          <table:table-cell office:value-type="float" office:value="0.0769230769230769">
            <text:p>0.08</text:p>
          </table:table-cell>
          <table:table-cell office:value-type="float" office:value="68.0769230769231">
            <text:p>68.0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Pero la abuelita conocÃ­a muy bien sus malas intenciones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769230769230769">
            <text:p>0.08</text:p>
          </table:table-cell>
          <table:table-cell office:value-type="float" office:value="3.46153846153846">
            <text:p>3.4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Al frente de la casa habÃ­a una gran olla, asÃ­ que le dijo a la niÃ±a: "Mira Caperucita Roja, ayer hice algunas ricas salsas, por lo que trae con agua la cubeta en las que las cocinÃ©, a la olla que estÃ¡ afuera."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794">
            <text:p>794</text:p>
          </table:table-cell>
          <table:table-cell office:value-type="float" office:value="0.0769230769230769">
            <text:p>0.08</text:p>
          </table:table-cell>
          <table:table-cell office:value-type="float" office:value="61.0769230769231">
            <text:p>61.0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Y llenaron la gran olla a su mÃ¡ximo, agregando deliciosos condimentos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0769230769230769">
            <text:p>0.08</text:p>
          </table:table-cell>
          <table:table-cell office:value-type="float" office:value="3.92307692307692">
            <text:p>3.9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Y empezaron aquellos deliciosos aromas a llegar a la nariz del lobo, y empezÃ³ a aspirar y a caminar hacia aquel exquisito olor.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0.0769230769230769">
            <text:p>0.08</text:p>
          </table:table-cell>
          <table:table-cell office:value-type="float" office:value="16.9230769230769">
            <text:p>16.9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Y caminÃ³ hasta llegar a la orilla del techo y estirÃ³ tanto su cabeza que resbalÃ³ y cayÃ³ de bruces exactamente al centro de la olla hirviente, ahogÃ¡ndose y cocinÃ¡ndose inmediatamente.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441">
            <text:p>441</text:p>
          </table:table-cell>
          <table:table-cell office:value-type="float" office:value="0.0769230769230769">
            <text:p>0.08</text:p>
          </table:table-cell>
          <table:table-cell office:value-type="float" office:value="33.9230769230769">
            <text:p>33.9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Y Caperucita Roja retornÃ³ segura a su casa y en adelante siempre se cuidÃ³ de no caer en las trampas de los que buscan hacer daÃ±o.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0.0769230769230769">
            <text:p>0.08</text:p>
          </table:table-cell>
          <table:table-cell office:value-type="float" office:value="20.2307692307692">
            <text:p>20.2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No hace mucho tiempo que existÃ­a un humilde sastrecillo que se ganaba la vida trabajando con sus hilos y su costura, sentado sobre su mesa, junto a la ventana; risueÃ±o y de buen humor, se habÃ­a puesto a coser a todo trapo.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68">
            <text:p>568</text:p>
          </table:table-cell>
          <table:table-cell office:value-type="float" office:value="0.333333333333333">
            <text:p>0.33</text:p>
          </table:table-cell>
          <table:table-cell office:value-type="float" office:value="189.333333333333">
            <text:p>189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En esto pasÃ³ par la calle una campesina que gritaba: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333333333333333">
            <text:p>0.3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-Â¡Rica mermeladaaaa... Barataaaa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33333333333333">
            <text:p>0.33</text:p>
          </table:table-cell>
          <table:table-cell office:value-type="float" office:value="3.33333333333333">
            <text:p>3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Â¡Rica mermeladaaa, barataaa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33333333333333">
            <text:p>0.33</text:p>
          </table:table-cell>
          <table:table-cell office:value-type="float" office:value="3.33333333333333">
            <text:p>3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Este pregÃ³n sonÃ³ a gloria en sus oÃ­dos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333333333333333">
            <text:p>0.3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Asomando el sastrecito su fina cabeza por la ventana, llamÃ³: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333333333333333">
            <text:p>0.33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-Â¡Eh, mi amiga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33333333333333">
            <text:p>0.33</text:p>
          </table:table-cell>
          <table:table-cell office:value-type="float" office:value="3.33333333333333">
            <text:p>3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Â¡Sube, que aquÃ­ te aliviaremos de tu mercancÃ­a!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333333333333333">
            <text:p>0.3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SubiÃ³ la campesina los tres tramos de escalera con su pesada cesta a cuestas, y el sastrecito le hizo abrir todos y cada uno de sus pomos.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office:value-type="float" office:value="0.333333333333333">
            <text:p>0.33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Los inspeccionÃ³ uno por uno acercÃ¡ndoles la nariz y, por fin, dijo: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.333333333333333">
            <text:p>0.33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-Esta mermelada no me parece mala; asÃ­ que pÃ¡same cuatro onzas, muchacha, y si te pasas del cuarto de libra, no vamos a pelearnos por eso.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436">
            <text:p>436</text:p>
          </table:table-cell>
          <table:table-cell office:value-type="float" office:value="0.5">
            <text:p>0.5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La mujer, que esperaba una mejor venta, se marchÃ³ malhumorada y refunfuÃ±ando: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5">
            <text:p>0.5</text:p>
          </table:table-cell>
          <table:table-cell office:value-type="float" office:value="52.5">
            <text:p>52.5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string">
            <text:p>-Â¡Vaya!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string">
            <text:p>-exclamo el sastrecito, frotÃ¡ndose las manos-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25">
            <text:p>0.25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string">
            <text:p>Â¡Que Dios me bendiga esta mermelada y me de salud y fuerza!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25">
            <text:p>0.25</text:p>
          </table:table-cell>
          <table:table-cell office:value-type="float" office:value="12.75">
            <text:p>12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Y, sacando el pan del armario, cortÃ³ una gran rebanada y la untÃ³ a su gusto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25">
            <text:p>0.25</text:p>
          </table:table-cell>
          <table:table-cell office:value-type="float" office:value="42.75">
            <text:p>42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"Parece que no sabrÃ¡ mal", se dijo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25">
            <text:p>0.25</text:p>
          </table:table-cell>
          <table:table-cell office:value-type="float" office:value="13.75">
            <text:p>13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"Pero antes de probarla, terminarÃ© esta chaqueta."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25">
            <text:p>0.25</text:p>
          </table:table-cell>
          <table:table-cell office:value-type="float" office:value="9.75">
            <text:p>9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DejÃ³ el pan sobre la mesa y reanudÃ³ la costura; y tan contento estaba, que las puntadas le salÃ­an cada vez mas largas.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float" office:value="0.5">
            <text:p>0.5</text:p>
          </table:table-cell>
          <table:table-cell office:value-type="float" office:value="150.5">
            <text:p>150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Mientras tanto, el dulce aroma que se desprendÃ­a del pan subÃ­a hasta donde estaban las moscas sentadas en gran nÃºmero y Ã©stas, sintiÃ©ndose atraÃ­das por el olor, bajaron en verdaderas legiones.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42">
            <text:p>342</text:p>
          </table:table-cell>
          <table:table-cell office:value-type="float" office:value="0.5">
            <text:p>0.5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-Â¡Eh, quiÃ©n las invitÃ³ a ustedes!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-dijo el sastrecito, tratando de espantar a tan indeseables huÃ©spedes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.25">
            <text:p>0.2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Pero las moscas, que no entendÃ­an su idioma, lejos de hacerle caso, volvÃ­an a la carga en bandadas cada vez mÃ¡s numerosas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25">
            <text:p>0.25</text:p>
          </table:table-cell>
          <table:table-cell office:value-type="float" office:value="81.25">
            <text:p>81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Por fin el sastrecito perdiÃ³ la paciencia, sacÃ³ un pedazo de paÃ±o del hueco que habÃ­a bajo su mesa, y exclamando: "Â¡Esperen, que yo mismo voy a servirles!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float" office:value="0.1">
            <text:p>0.1</text:p>
          </table:table-cell>
          <table:table-cell office:value-type="float" office:value="56.1">
            <text:p>56.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", descargÃ³ sin misericordia un gran golpe sobre ellas, y otro y otro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1">
            <text:p>0.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Al retirar el paÃ±o y contarlas, vio que por lo menos habÃ­a aniquilado a veinte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.1">
            <text:p>0.1</text:p>
          </table:table-cell>
          <table:table-cell office:value-type="float" office:value="8.8">
            <text:p>8.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"Â¡De lo que soy capaz!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">
            <text:p>0.1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", se dijo, admirado de su propia audaci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1">
            <text:p>0.1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"La ciudad entera tendrÃ¡ que enterarse de esto" y, de prisa y corriendo, el sastrecito se cortÃ³ un cinturÃ³n a su medida, lo cosiÃ³ y luego le bordÃ³ en grandes letras el siguiente letrero: SIETE DE UN GOLPE.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675">
            <text:p>675</text:p>
          </table:table-cell>
          <table:table-cell office:value-type="float" office:value="0.1">
            <text:p>0.1</text:p>
          </table:table-cell>
          <table:table-cell office:value-type="float" office:value="67.5">
            <text:p>67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"Â¡QuÃ© digo la ciudad!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", aÃ±adiÃ³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"Â¡El mundo entero se enterarÃ¡ de esto!"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1">
            <text:p>0.1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Y de puro contento, el corazÃ³n le temblaba como el rabo al corderito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5">
            <text:p>0.5</text:p>
          </table:table-cell>
          <table:table-cell office:value-type="float" office:value="52.5">
            <text:p>52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Luego se ciÃ±Ã³ el cinturÃ³n y se dispuso a salir por el mundo, convencido de que su taller era demasiado pequeÃ±o para su valentÃ­a.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0.2">
            <text:p>0.2</text:p>
          </table:table-cell>
          <table:table-cell office:value-type="float" office:value="60.2">
            <text:p>60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Antes de marcharse, estuvo rebuscando por toda la casa a ver si encontraba algo que le sirviera para el viaje; pero sÃ³lo encontrÃ³ un queso viejo que se guardÃ³ en el bolsillo.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0.2">
            <text:p>0.2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Frente a la puerta vio un pÃ¡jaro que se habÃ­a enredado en un matorral, y tambiÃ©n se lo guardÃ³ en el bolsillo para que acompaÃ±ara al queso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2">
            <text:p>0.2</text:p>
          </table:table-cell>
          <table:table-cell office:value-type="float" office:value="81.2">
            <text:p>81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Luego se puso animosamente en camino, y como era Ã¡gil y ligero de pies, no se cansaba nunca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0.2">
            <text:p>0.2</text:p>
          </table:table-cell>
          <table:table-cell office:value-type="float" office:value="38.2">
            <text:p>38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El camino lo llevÃ³ por una montaÃ±a arriba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Cuando llegÃ³ a lo mas alto, se encontrÃ³ con un gigante que estaba allÃ­ sentado, mirando pacÃ­ficamente el paisaje.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0.25">
            <text:p>0.25</text:p>
          </table:table-cell>
          <table:table-cell office:value-type="float" office:value="52.75">
            <text:p>52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El sastrecito se le acercÃ³ animoso y le dijo: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25">
            <text:p>0.25</text:p>
          </table:table-cell>
          <table:table-cell office:value-type="float" office:value="11.25">
            <text:p>11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-Â¡Buenos dÃ­as, camarada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Â¿QuÃ©, contemplando el ancho mundo?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">
            <text:p>0.2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Por Ã©l me voy yo, precisamente, a correr fortuna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2">
            <text:p>0.2</text:p>
          </table:table-cell>
          <table:table-cell office:value-type="float" office:value="13.2">
            <text:p>13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Â¿Te decides a venir conmigo?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El gigante lo mirÃ³ con desprecio y dijo: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-Â¡QuÃ­tate de mi vista, monigote, miserable criatura!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5">
            <text:p>0.5</text:p>
          </table:table-cell>
          <table:table-cell office:value-type="float" office:value="22.5">
            <text:p>22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-Â¿Ah, sÃ­?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-contestÃ³ el sastrecito, y, desabrochÃ¡ndose la chaqueta, le enseÃ±Ã³ el cinturÃ³n--Â¡AquÃ­ puedes leer quÃ© clase de hombre soy!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0.333333333333333">
            <text:p>0.33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El gigante leyÃ³: SIETE DE UN GOLPE, y pensando que se tratara de hombres derribados por el sastre, empezÃ³ a tenerle un poco de respeto.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0.25">
            <text:p>0.25</text:p>
          </table:table-cell>
          <table:table-cell office:value-type="float" office:value="53.5">
            <text:p>53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De todos modos decidiÃ³ ponerlo a prueba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AgarrÃ³ una piedra y la exprimiÃ³ hasta sacarle unas gotas de agua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25">
            <text:p>0.25</text:p>
          </table:table-cell>
          <table:table-cell office:value-type="float" office:value="19.5">
            <text:p>19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-Â¡A ver si lo haces -dijo-, ya que eres tan fuerte!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.5">
            <text:p>0.5</text:p>
          </table:table-cell>
          <table:table-cell office:value-type="float" office:value="21.5">
            <text:p>21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-Â¿Nada mÃ¡s que eso?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-contestÃ³ el sastrecito-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Â¡Es un juego de niÃ±os!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25">
            <text:p>0.25</text:p>
          </table:table-cell>
          <table:table-cell office:value-type="float" office:value="3.75">
            <text:p>3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Y metiendo la mano en el bolsillo sacÃ³ el queso y lo apretÃ³ hasta sacarle todo el jugo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5">
            <text:p>0.5</text:p>
          </table:table-cell>
          <table:table-cell office:value-type="float" office:value="85.5">
            <text:p>85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-Â¿QuÃ© me dices?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Un poquito mejor, Â¿no te parece?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333333333333333">
            <text:p>0.3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El gigante no supo quÃ© contestar, y apenas podÃ­a creer que hiciera tal cosa aquel hombrecito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0.333333333333333">
            <text:p>0.33</text:p>
          </table:table-cell>
          <table:table-cell office:value-type="float" office:value="45.6666666666667">
            <text:p>45.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Tomando entonces otra piedra, la arrojÃ³ tan alto que la vista apenas podÃ­a seguirl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333333333333333">
            <text:p>0.33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-Anda, pedazo de hombre, a ver si haces algo parecido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.5">
            <text:p>0.5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-Un buen tiro -dijo el sastre-, aunque la piedra volviÃ³ a caer a tierr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25">
            <text:p>0.2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Ahora verÃ¡s -y sacando al pÃ¡jaro del bolsillo, lo arrojÃ³ al aire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25">
            <text:p>0.25</text:p>
          </table:table-cell>
          <table:table-cell office:value-type="float" office:value="22.75">
            <text:p>22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El pÃ¡jaro, encantado con su libertad, alzÃ³ rÃ¡pido el vuelo y se perdiÃ³ de vista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25">
            <text:p>0.25</text:p>
          </table:table-cell>
          <table:table-cell office:value-type="float" office:value="38.25">
            <text:p>38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-Â¿QuÃ© te pareciÃ³ este tiro, camarada?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333333333333333">
            <text:p>0.33</text:p>
          </table:table-cell>
          <table:table-cell office:value-type="float" office:value="9.33333333333333">
            <text:p>9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-preguntÃ³ el sastrecito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-Tirar, sabes -admitiÃ³ el gigante-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333333333333333">
            <text:p>0.3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Ahora veremos si puedes soportar alguna carga digna de este nombre-y llevando al sastrecito hasta un inmenso roble que estaba derribado en el suelo, le dijo-: Ya que te las das de forzudo, ayÃºdame a sacar este Ã¡rbol del bosque.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790">
            <text:p>790</text:p>
          </table:table-cell>
          <table:table-cell office:value-type="float" office:value="0.333333333333333">
            <text:p>0.33</text:p>
          </table:table-cell>
          <table:table-cell office:value-type="float" office:value="263.333333333333">
            <text:p>263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-Con gusto -respondiÃ³ el sastrecito-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333333333333333">
            <text:p>0.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TÃº cÃ¡rgate el tronco al hombro y yo me encargarÃ© del ramaje, que es lo mÃ¡s pesado 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333333333333333">
            <text:p>0.33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string">
            <text:p>En cuanto estuvo el tronco en su puesto, el sastrecito se acomodÃ³ sobre una rama, de modo que el gigante, que no podÃ­a volverse, tuvo de cargar tambiÃ©n con Ã©l, ademÃ¡s de todo el peso del Ã¡rbol.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office:value-type="float" office:value="0.333333333333333">
            <text:p>0.33</text:p>
          </table:table-cell>
          <table:table-cell office:value-type="float" office:value="301">
            <text:p>30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string">
            <text:p>El sastrecito iba de lo mÃ¡s contento allÃ­ detrÃ¡s, silbando aquella tonadilla que dice: "A caballo salieron los tres sastres", como si la tarea de cargar Ã¡rboles fuese un juego de niÃ±os.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667">
            <text:p>667</text:p>
          </table:table-cell>
          <table:table-cell office:value-type="float" office:value="0.333333333333333">
            <text:p>0.33</text:p>
          </table:table-cell>
          <table:table-cell office:value-type="float" office:value="222.333333333333">
            <text:p>222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string">
            <text:p>El gigante, despuÃ©s de arrastrar un buen trecho la pesada carga, no pudo mÃ¡s y gritÃ³: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5">
            <text:p>0.5</text:p>
          </table:table-cell>
          <table:table-cell office:value-type="float" office:value="85.5">
            <text:p>85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-Â¡Eh, tÃº!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Â¡Cuidado, que tengo que soltar el Ã¡rbol!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333333333333333">
            <text:p>0.3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string">
            <text:p>El sastre saltÃ³ Ã¡gilmente al suelo, sujetÃ³ el roble con los dos brazos, como si lo hubiese sostenido asÃ­ todo el tiempo, y dijo: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0.5">
            <text:p>0.5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-Â¡Un grandullÃ³n como tÃº y ni siquiera eres capaz de cargar un Ã¡rbol!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.5">
            <text:p>0.5</text:p>
          </table:table-cell>
          <table:table-cell office:value-type="float" office:value="24.5">
            <text:p>24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string">
            <text:p>Siguieron andando y, al pasar junto a un cerezo, el gigante, echando mano a la copa, donde colgaban las frutas maduras, inclinÃ³ el Ã¡rbol hacia abajo y lo puso en manos del sastre, invitÃ¡ndolo a comer las cerezas.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0.25">
            <text:p>0.25</text:p>
          </table:table-cell>
          <table:table-cell office:value-type="float" office:value="126.75">
            <text:p>126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string">
            <text:p>Pero el hombrecito era demasiado dÃ©bil para sujetar el Ã¡rbol, y en cuanto lo soltÃ³ el gigante, volviÃ³ la copa a su primera posiciÃ³n, arrastrando consigo al sastrecito por los aires.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0.25">
            <text:p>0.25</text:p>
          </table:table-cell>
          <table:table-cell office:value-type="float" office:value="80.5">
            <text:p>80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string">
            <text:p>CayÃ³ al suelo sin hacerse daÃ±o, y el gigante le dijo: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25">
            <text:p>0.25</text:p>
          </table:table-cell>
          <table:table-cell office:value-type="float" office:value="19.5">
            <text:p>19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string">
            <text:p>-Â¿QuÃ© es eso?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string">
            <text:p>Â¿No tienes fuerza para sujetar este tallito enclenque?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333333333333333">
            <text:p>0.3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-No es que me falte fuerza -respondiÃ³ el sastrecito-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6.2">
            <text:p>6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Â¿Crees que semejante minucia es para un hombre que matÃ³ a siete de un golpe?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0.2">
            <text:p>0.2</text:p>
          </table:table-cell>
          <table:table-cell office:value-type="float" office:value="21.2">
            <text:p>21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Es que saltÃ© por encima del Ã¡rbol, porque hay unos cazadores allÃ¡ abajo disparando contra los matorrales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0.2">
            <text:p>0.2</text:p>
          </table:table-cell>
          <table:table-cell office:value-type="float" office:value="19.8">
            <text:p>19.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Â¡Haz tÃº lo mismo, si puedes!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2">
            <text:p>0.2</text:p>
          </table:table-cell>
          <table:table-cell office:value-type="float" office:value="5.6">
            <text:p>5.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El gigante lo intentÃ³, pero se quedÃ³ colgando entre las ramas; de modo que tambiÃ©n esta vez el sastrecito se llevÃ³ la victoria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333333333333333">
            <text:p>0.33</text:p>
          </table:table-cell>
          <table:table-cell office:value-type="float" office:value="108.333333333333">
            <text:p>108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Dijo entonces el gigante: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-Ya que eres tan valiente, ven conmigo a nuestra casa y pasa la noche con nosotros.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0.5">
            <text:p>0.5</text:p>
          </table:table-cell>
          <table:table-cell office:value-type="float" office:value="61.5">
            <text:p>61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El sastrecito aceptÃ³ la invitaciÃ³n y lo siguiÃ³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Cuando llegaron a la caverna, encontraron a varios gigantes sentados junto al fuego: cada uno tenÃ­a en la mano un cordero asado y se lo estaba comiendo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07">
            <text:p>407</text:p>
          </table:table-cell>
          <table:table-cell office:value-type="float" office:value="0.25">
            <text:p>0.25</text:p>
          </table:table-cell>
          <table:table-cell office:value-type="float" office:value="101.75">
            <text:p>101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El sastrecito mirÃ³ a su alrededor y pensÃ³: "Esto es mucho mÃ¡s espacioso que mi taller."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0.25">
            <text:p>0.25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El gigante le enseÃ±Ã³ una cama y lo invitÃ³ a acostarse y dormir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142857142857143">
            <text:p>0.14</text:p>
          </table:table-cell>
          <table:table-cell office:value-type="float" office:value="7.28571428571429">
            <text:p>7.2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La cama, sin embargo, era demasiado grande para el hombrecito; asÃ­ que, en vez de acomodarse en ella, se acurrucÃ³ en un rincÃ³n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142857142857143">
            <text:p>0.14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A medianoche, creyendo el gigante que su invitado estarÃ­a profundamente dormido, se levantÃ³ y, empuÃ±ando una enorme barra de hierro, descargÃ³ un formidable golpe sobre la cama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0.142857142857143">
            <text:p>0.14</text:p>
          </table:table-cell>
          <table:table-cell office:value-type="float" office:value="70.8571428571428">
            <text:p>70.8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Luego volviÃ³ a acostarse, en la certeza de que habÃ­a despachado para siempre a tan impertinente grillo.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0.142857142857143">
            <text:p>0.14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A la madrugada, los gigantes, sin acordarse ya del sastrecito, se disponÃ­an a marcharse al bosque cuando, de pronto, lo vieron tan alegre y tranquilo como de costumbre.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0.142857142857143">
            <text:p>0.14</text:p>
          </table:table-cell>
          <table:table-cell office:value-type="float" office:value="42.1428571428571">
            <text:p>42.1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Aquello fue mÃ¡s de lo que podÃ­an soportar, y pensando que iba a matarlos a todos, salieron corriendo, cada uno por su lado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0.142857142857143">
            <text:p>0.14</text:p>
          </table:table-cell>
          <table:table-cell office:value-type="float" office:value="26.1428571428571">
            <text:p>26.1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El sastrecito prosiguiÃ³ su camino, siempre con su puntiaguda nariz por delante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25">
            <text:p>0.25</text:p>
          </table:table-cell>
          <table:table-cell office:value-type="float" office:value="22.75">
            <text:p>22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Tras mucho caminar, llegÃ³ al jardÃ­n de un palacio real, y como se sentÃ­a muy cansado, se echÃ³ a dormir sobre la hierba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0.25">
            <text:p>0.25</text:p>
          </table:table-cell>
          <table:table-cell office:value-type="float" office:value="87.75">
            <text:p>87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Mientras estaba asÃ­ durmiendo, se le acercaron varios cortesanos, lo examinaron par todas partes y leyeron la inscripciÃ³n: SIETE DE UN GOLPE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0.25">
            <text:p>0.25</text:p>
          </table:table-cell>
          <table:table-cell office:value-type="float" office:value="43.75">
            <text:p>43.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-Â¡Ah!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-exclamaron-.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Â¿QuÃ© hace aquÃ­ tan terrible hombre de guerra, ahora que estamos en paz?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2">
            <text:p>0.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Sin duda, serÃ¡ algÃºn poderoso caballero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2">
            <text:p>0.2</text:p>
          </table:table-cell>
          <table:table-cell office:value-type="float" office:value="5.6">
            <text:p>5.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Y corrieron a dar la noticia al rey, diciÃ©ndole que en su opiniÃ³n serÃ­a un hombre extremadamente valioso en caso de guerra y que en modo alguno debÃ­a perder la oportunidad de ponerlo a su servicio.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office:value-type="float" office:value="0.25">
            <text:p>0.25</text:p>
          </table:table-cell>
          <table:table-cell office:value-type="float" office:value="166.75">
            <text:p>166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Al rey le complaciÃ³ el consejo, y enviÃ³ a uno de sus nobles para que le hiciese una oferta tan pronto despertara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0.25">
            <text:p>0.25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El emisario permaneciÃ³ en guardia junto al durmiente, y cuando vio que Ã©ste se estiraba y abrÃ­a los ojos, le comunicÃ³ la proposiciÃ³n del rey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25">
            <text:p>0.25</text:p>
          </table:table-cell>
          <table:table-cell office:value-type="float" office:value="94.5">
            <text:p>94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-Justamente he venido con ese propÃ³sito -contestÃ³ el sastrecito-.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333333333333333">
            <text:p>0.33</text:p>
          </table:table-cell>
          <table:table-cell office:value-type="float" office:value="10.3333333333333">
            <text:p>10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Estoy dispuesto a servir al rey -asÃ­ que lo recibieron honrosamente y le prepararon toda una residencia para Ã©l solo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0.333333333333333">
            <text:p>0.33</text:p>
          </table:table-cell>
          <table:table-cell office:value-type="float" office:value="63.6666666666667">
            <text:p>63.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Pero los soldados del rey lo miraban con malos ojos y, en realidad, deseaban tenerlo a mil millas de distancia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5">
            <text:p>0.5</text:p>
          </table:table-cell>
          <table:table-cell office:value-type="float" office:value="126.5">
            <text:p>126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-Â¿En quÃ© pararÃ¡ todo esto?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-comentaban entre sÃ­-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Si nos peleamos con Ã©l y la emprende con nosotros, a cada golpe derribarÃ¡ a siete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0.2">
            <text:p>0.2</text:p>
          </table:table-cell>
          <table:table-cell office:value-type="float" office:value="22.2">
            <text:p>22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No hay aquÃ­ quien pueda enfrentÃ¡rsele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">
            <text:p>0.2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Tomaron, pues, la decisiÃ³n de presentarse al rey y pedirle que los licenciase del ejÃ©rcito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5">
            <text:p>0.5</text:p>
          </table:table-cell>
          <table:table-cell office:value-type="float" office:value="76.5">
            <text:p>76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string">
            <text:p>-No estamos preparados -le dijeron- para luchar al lado de un hombre capaz de matar a siete de un golpe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5">
            <text:p>0.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string">
            <text:p>El rey se disgustÃ³ mucho cuando vio que por culpa de uno iba a perder tan fieles servidores: ya se lamentaba hasta de haber visto al sastrecito y de muy buena gana se habrÃ­a deshecho de Ã©l.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float" office:value="0.25">
            <text:p>0.25</text:p>
          </table:table-cell>
          <table:table-cell office:value-type="float" office:value="185.25">
            <text:p>185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string">
            <text:p>Pero no se atrevÃ­a a despedirlo, por miedo a que acabara con Ã©l y todos los suyos, y luego se instalara en el trono.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82">
            <text:p>282</text:p>
          </table:table-cell>
          <table:table-cell office:value-type="float" office:value="0.25">
            <text:p>0.25</text:p>
          </table:table-cell>
          <table:table-cell office:value-type="float" office:value="70.5">
            <text:p>70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string">
            <text:p>Estuvo pensÃ¡ndolo por horas y horas y, al fin, encontrÃ³ una soluciÃ³n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25">
            <text:p>0.25</text:p>
          </table:table-cell>
          <table:table-cell office:value-type="float" office:value="16.25">
            <text:p>16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MandÃ³ decir al sastrecito que, siendo tan poderoso hombre de armas como era, tenÃ­a una oferta que hacerle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111111111111111">
            <text:p>0.11</text:p>
          </table:table-cell>
          <table:table-cell office:value-type="float" office:value="23.3333333333333">
            <text:p>23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En un bosque del paÃ­s vivÃ­an dos gigantes que causaban enormes daÃ±os con sus robos, asesinatos, incendios y otras atrocidades; nadie podÃ­a acercÃ¡rseles sin correr peligro de muerte.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28">
            <text:p>328</text:p>
          </table:table-cell>
          <table:table-cell office:value-type="float" office:value="0.111111111111111">
            <text:p>0.11</text:p>
          </table:table-cell>
          <table:table-cell office:value-type="float" office:value="36.4444444444444">
            <text:p>36.4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Si el sastrecito lograba vencer y exterminar a estos gigantes, recibirÃ­a la mano de su hija y la mitad del reino como recompensa.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0.111111111111111">
            <text:p>0.11</text:p>
          </table:table-cell>
          <table:table-cell office:value-type="float" office:value="21.3333333333333">
            <text:p>21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AdemÃ¡s, cien soldados de caballerÃ­a lo auxiliarÃ­an en la empresa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111111111111111">
            <text:p>0.11</text:p>
          </table:table-cell>
          <table:table-cell office:value-type="float" office:value="7.33333333333333">
            <text:p>7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"Â¡No estÃ¡ mal para un hombre como tÃº!"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111111111111111">
            <text:p>0.11</text:p>
          </table:table-cell>
          <table:table-cell office:value-type="float" office:value="6.11111111111111">
            <text:p>6.1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se dijo el sastrecito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11111111111111">
            <text:p>0.11</text:p>
          </table:table-cell>
          <table:table-cell office:value-type="float" office:value="1.11111111111111">
            <text:p>1.1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"Que a uno le ofrezcan una bella princesa y la mitad de un reino es cosa que no sucede todos los dÃ­as."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0.111111111111111">
            <text:p>0.11</text:p>
          </table:table-cell>
          <table:table-cell office:value-type="float" office:value="30.7777777777778">
            <text:p>30.7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AsÃ­ que contestÃ³: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11111111111111">
            <text:p>0.11</text:p>
          </table:table-cell>
          <table:table-cell office:value-type="float" office:value="0.666666666666667">
            <text:p>0.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string">
            <text:p>-Claro que acepto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string">
            <text:p>AcabarÃ© muy pronto con los dos gigantes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2">
            <text:p>0.2</text:p>
          </table:table-cell>
          <table:table-cell office:value-type="float" office:value="5.6">
            <text:p>5.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string">
            <text:p>Y no me hacen falta los cien jinetes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">
            <text:p>0.2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string">
            <text:p>El que derriba a siete de un golpe no tiene por quÃ© asustarse con dos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2">
            <text:p>0.2</text:p>
          </table:table-cell>
          <table:table-cell office:value-type="float" office:value="18.8">
            <text:p>18.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string">
            <text:p>AsÃ­, pues, el sastrecito se puso en camino, seguido por cien jinetes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333333333333333">
            <text:p>0.33</text:p>
          </table:table-cell>
          <table:table-cell office:value-type="float" office:value="25.3333333333333">
            <text:p>25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string">
            <text:p>Cuando llegÃ³ a las afueras del bosque, dijo a sus seguidores: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0.333333333333333">
            <text:p>0.33</text:p>
          </table:table-cell>
          <table:table-cell office:value-type="float" office:value="22.3333333333333">
            <text:p>22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string">
            <text:p>-Esperen aquÃ­.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office:value-type="float" office:value="0.666666666666667">
            <text:p>0.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string">
            <text:p>Yo solo acabarÃ© con los gigantes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333333333333333">
            <text:p>0.3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string">
            <text:p>Y de un salto se internÃ³ en el bosque, donde empezÃ³ a buscar a diestro y siniestro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166666666666667">
            <text:p>0.17</text:p>
          </table:table-cell>
          <table:table-cell office:value-type="float" office:value="15.6666666666667">
            <text:p>15.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string">
            <text:p>Al cabo de un rato descubriÃ³ a los dos gigantes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166666666666667">
            <text:p>0.1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string">
            <text:p>Estaban durmiendo al pie de un Ã¡rbol y roncaban tan fuerte, que las ramas se balanceaban arriba y abajo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166666666666667">
            <text:p>0.17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string">
            <text:p>El sastrecito, ni corto ni perezoso, eligiÃ³ especialmente dos grandes piedras que guardÃ³ en los bolsillos y trepÃ³ al Ã¡rbol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0.166666666666667">
            <text:p>0.17</text:p>
          </table:table-cell>
          <table:table-cell office:value-type="float" office:value="22.1666666666667">
            <text:p>22.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string">
            <text:p>A medio camino se deslizÃ³ por una rama hasta situarse justo encima de los durmientes, y, acto seguido, hizo muy buena punterÃ­a (pues no podÃ­a fallar) pues de lo contrario estarÃ­a perdido.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417">
            <text:p>417</text:p>
          </table:table-cell>
          <table:table-cell office:value-type="float" office:value="0.166666666666667">
            <text:p>0.17</text:p>
          </table:table-cell>
          <table:table-cell office:value-type="float" office:value="69.5">
            <text:p>69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string">
            <text:p>Los gigantes, al recibir cada uno un fuerte golpe con la piedra, despertaron echÃ¡ndose entre ellos las culpas de los golpes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0.333333333333333">
            <text:p>0.33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string">
            <text:p>Uno dio un empujÃ³n a su compaÃ±ero y le dijo: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333333333333333">
            <text:p>0.33</text:p>
          </table:table-cell>
          <table:table-cell office:value-type="float" office:value="11.3333333333333">
            <text:p>11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string">
            <text:p>-Â¿Por quÃ© me pegas?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-EstÃ¡s soÃ±ando -respondiÃ³ el otro-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333333333333333">
            <text:p>0.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Yo no te he pegado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333333333333333">
            <text:p>0.33</text:p>
          </table:table-cell>
          <table:table-cell office:value-type="float" office:value="3.66666666666667">
            <text:p>3.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string">
            <text:p>Se volvieron a dormir, y entonces el sastrecito le tirÃ³ una piedra al segundo.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0.5">
            <text:p>0.5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string">
            <text:p>-Â¿QuÃ© significa esto?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string">
            <text:p>-gruÃ±Ã³ el gigante-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string">
            <text:p>Â¿Por quÃ© me tiras piedras?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25">
            <text:p>0.25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string">
            <text:p>-Yo no te he tirado nada -gruÃ±Ã³ el primero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2.5">
            <text:p>12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Discutieron todavÃ­a un rato; pero como los dos estaban cansados, dejaron las cosas como estaban y cerraron otra vez los ojos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0.25">
            <text:p>0.25</text:p>
          </table:table-cell>
          <table:table-cell office:value-type="float" office:value="43.5">
            <text:p>43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El sastrecito volviÃ³ a las andadas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5">
            <text:p>0.25</text:p>
          </table:table-cell>
          <table:table-cell office:value-type="float" office:value="5.25">
            <text:p>5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Escogiendo la mÃ¡s grande de sus piedras, la tirÃ³ con toda su fuerza al pecho del primer gigante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25">
            <text:p>0.25</text:p>
          </table:table-cell>
          <table:table-cell office:value-type="float" office:value="47.5">
            <text:p>47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string">
            <text:p>-Â¡Esto ya es demasiado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25">
            <text:p>0.13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string">
            <text:p>-vociferÃ³ furioso.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25">
            <text:p>0.13</text:p>
          </table:table-cell>
          <table:table-cell office:value-type="float" office:value="0.375">
            <text:p>0.3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string">
            <text:p>Y saltando como un loco, arremetiÃ³ contra su compaÃ±ero y lo empujÃ³ con tal fuerza contra el Ã¡rbol, que lo hizo estremecerse hasta la copa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125">
            <text:p>0.13</text:p>
          </table:table-cell>
          <table:table-cell office:value-type="float" office:value="47.25">
            <text:p>47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string">
            <text:p>El segundo gigante le pagÃ³ con la misma moneda, y los dos se enfurecieron tanto que arrancaron de cuajo dos Ã¡rboles enteros y estuvieron aporreÃ¡ndose el uno al otro hasta que los dos cayeron muertos.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office:value-type="float" office:value="0.125">
            <text:p>0.13</text:p>
          </table:table-cell>
          <table:table-cell office:value-type="float" office:value="44.75">
            <text:p>44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string">
            <text:p>Entonces bajÃ³ del Ã¡rbol el sastrecito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125">
            <text:p>0.1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string">
            <text:p>"Suerte que no arrancaron el Ã¡rbol en que yo estaba", se dijo, "pues habrÃ­a tenido que saltar a otro como una ardilla.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0.125">
            <text:p>0.13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string">
            <text:p>Menos mal que nosotros los sastres somos livianos."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125">
            <text:p>0.13</text:p>
          </table:table-cell>
          <table:table-cell office:value-type="float" office:value="3.125">
            <text:p>3.1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string">
            <text:p>Y desenvainando la espada, dio un par de tajos a cada uno en el pecho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333333333333333">
            <text:p>0.33</text:p>
          </table:table-cell>
          <table:table-cell office:value-type="float" office:value="45.3333333333333">
            <text:p>45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string">
            <text:p>Enseguida se presentÃ³ donde estaban los caballeros y les dijo: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333333333333333">
            <text:p>0.33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-Se acabaron los gigantes, aunque debo confesar que la faena fue dura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25">
            <text:p>0.25</text:p>
          </table:table-cell>
          <table:table-cell office:value-type="float" office:value="22.75">
            <text:p>22.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Se pusieron a arrancar Ã¡rboles para defenderse.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25">
            <text:p>0.25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Â¡Venirle con tronquitos a un hombre como yo, que mata a siete de un golpe!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0.25">
            <text:p>0.25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-Â¿Y no estÃ¡s herido?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33333333333333">
            <text:p>0.33</text:p>
          </table:table-cell>
          <table:table-cell office:value-type="float" office:value="3.33333333333333">
            <text:p>3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-preguntaron los jinetes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string">
            <text:p>-No piensen tal cosa -dijo el sastrecito-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333333333333333">
            <text:p>0.3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string">
            <text:p>Ni siquiera, despeinado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33333333333333">
            <text:p>0.33</text:p>
          </table:table-cell>
          <table:table-cell office:value-type="float" office:value="3.33333333333333">
            <text:p>3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string">
            <text:p>Los jinetes no podÃ­an creerlo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333333333333333">
            <text:p>0.33</text:p>
          </table:table-cell>
          <table:table-cell office:value-type="float" office:value="3.66666666666667">
            <text:p>3.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string">
            <text:p>Se internaron con Ã©l en el bosque y allÃ­ encontraron a los dos gigantes flotando en su propia sangre y, a su alrededor, los Ã¡rboles arrancados de cuajo.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0.333333333333333">
            <text:p>0.33</text:p>
          </table:table-cell>
          <table:table-cell office:value-type="float" office:value="120.333333333333">
            <text:p>120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office:value-type="string">
            <text:p>El sastrecito se presentÃ³ al rey para pedirle la recompensa ofrecida</text:p>
          </table:table-cell>
          <table:table-cell office:value-type="string">
            <text:p><text:s/>pero el rey se hizo el remolÃ³n y maquinÃ³ otra manera de deshacerse del hÃ©roe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-Antes de que recibas la mano de mi hija y la mitad de mi reino -le dijo-, tendrÃ¡s que llevar a cabo una nueva hazaÃ±a.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0.333333333333333">
            <text:p>0.33</text:p>
          </table:table-cell>
          <table:table-cell office:value-type="float" office:value="108.666666666667">
            <text:p>108.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Por el bosque corre un unicornio que hace grandes destrozos, y debes capturarlo primero.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0.333333333333333">
            <text:p>0.33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string">
            <text:p>-Menos temo yo a un unicornio que a dos gigantes -respondiÃ³ el sastrecito--Siete de un golpe: Ã©sa es mi especialidad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0.5">
            <text:p>0.5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string">
            <text:p>Y se internÃ³ en el bosque con un hacha y una cuerda, despuÃ©s de haber rogado a sus seguidores que lo aguardasen afuera.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77">
            <text:p>277</text:p>
          </table:table-cell>
          <table:table-cell office:value-type="float" office:value="0.5">
            <text:p>0.5</text:p>
          </table:table-cell>
          <table:table-cell office:value-type="float" office:value="138.5">
            <text:p>138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string">
            <text:p>No tuvo que buscar mucho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333333333333333">
            <text:p>0.3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string">
            <text:p>El unicornio se presentÃ³ de pronto y lo embistiÃ³ ferozmente, decidido a ensartarlo de una vez con su Ãºnico cuerno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0.333333333333333">
            <text:p>0.33</text:p>
          </table:table-cell>
          <table:table-cell office:value-type="float" office:value="40.3333333333333">
            <text:p>40.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string">
            <text:p>-Poco a poco</text:p>
          </table:table-cell>
          <table:table-cell office:value-type="string">
            <text:p><text:s/>la cosa no es tan fÃ¡cil como piensas -dijo el sastrecito.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string">
            <text:p>PlantÃ¡ndose muy quieto delante de un Ã¡rbol, esperÃ³ a que el unicornio estuviese cerca y, entonces, saltÃ³ Ã¡gilmente detrÃ¡s del Ã¡rbol.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166666666666667">
            <text:p>0.17</text:p>
          </table:table-cell>
          <table:table-cell office:value-type="float" office:value="42.6666666666667">
            <text:p>42.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string">
            <text:p>Como el unicornio habÃ­a embestido con fuerza, el cuerno se clavÃ³ en el tronco tan profundamente, que por mÃ¡s que hizo no pudo sacarlo, y quedÃ³ prisionero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0.166666666666667">
            <text:p>0.17</text:p>
          </table:table-cell>
          <table:table-cell office:value-type="float" office:value="48.1666666666667">
            <text:p>48.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string">
            <text:p>"Â¡Ya cayÃ³ el pajarito!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166666666666667">
            <text:p>0.17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string">
            <text:p>", dijo el sastre, saliendo de detrÃ¡s del Ã¡rbol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166666666666667">
            <text:p>0.1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string">
            <text:p>AtÃ³ la cuerda al cuello de la bestia, cortÃ³ el cuerno de un hachazo y llevÃ³ su presa al rey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166666666666667">
            <text:p>0.17</text:p>
          </table:table-cell>
          <table:table-cell office:value-type="float" office:value="38.5">
            <text:p>38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Pero Ã©ste aÃºn no quiso entregarle el premio ofrecido y le exigiÃ³ un tercer trabajo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25">
            <text:p>0.25</text:p>
          </table:table-cell>
          <table:table-cell office:value-type="float" office:value="23.5">
            <text:p>23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Antes de que la boda se celebrase, el sastrecito tendrÃ­a que cazar un feroz jabalÃ­ que rondaba por el bosque causando enormes daÃ±os.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0.25">
            <text:p>0.25</text:p>
          </table:table-cell>
          <table:table-cell office:value-type="float" office:value="69.25">
            <text:p>69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string">
            <text:p>Para ello contarÃ­a con la ayuda de los cazadores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25">
            <text:p>0.25</text:p>
          </table:table-cell>
          <table:table-cell office:value-type="float" office:value="11.25">
            <text:p>11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string">
            <text:p>-Â¡No faltaba mÃ¡s!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string">
            <text:p>-dijo el sastrecito-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string">
            <text:p>Â¡Si es un juego de niÃ±os!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5">
            <text:p>0.25</text:p>
          </table:table-cell>
          <table:table-cell office:value-type="float" office:value="5.25">
            <text:p>5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DejÃ³ a los cazadores a la entrada del bosque, con gran alegrÃ­a de ellos, pues de tal modo los habÃ­a recibido el feroz jabalÃ­ en otras ocasiones, que no les quedaban ganas de enfrentarse con Ã©l de nuevo.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0.5">
            <text:p>0.5</text:p>
          </table:table-cell>
          <table:table-cell office:value-type="float" office:value="373.5">
            <text:p>373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string">
            <text:p>Tan pronto vio al sastrecito, el jabalÃ­ lo acometiÃ³ con los agudos colmillos de su boca espumeante, y ya estaba a punto de derribarlo, cuando el hÃ©roe huyÃ³ a todo correr, se precipitÃ³ dentro de una capilla que se levantaba por aquellas cercanÃ­as.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0.2">
            <text:p>0.2</text:p>
          </table:table-cell>
          <table:table-cell office:value-type="float" office:value="116.4">
            <text:p>116.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string">
            <text:p>subiÃ³ de un salto a la ventana del fondo y, de otro salto, estuvo enseguida afuera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2">
            <text:p>0.2</text:p>
          </table:table-cell>
          <table:table-cell office:value-type="float" office:value="34.2">
            <text:p>34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string">
            <text:p>El jabalÃ­ se abalanzÃ³ tras Ã©l en la capilla; pero ya el sastrecito habÃ­a dado la vuelta y le cerraba la puerta de un golpe, con lo que la enfurecida bestia quedÃ³ prisionera, pues era demasiado torpe y pesada para saltar a su vez por la ventana.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050">
            <text:p>1050</text:p>
          </table:table-cell>
          <table:table-cell office:value-type="float" office:value="0.2">
            <text:p>0.2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string">
            <text:p>El sastrecito se apresurÃ³ a llamar a los cazadores, para que la contemplasen con su propios ojos.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0.2">
            <text:p>0.2</text:p>
          </table:table-cell>
          <table:table-cell office:value-type="float" office:value="25.2">
            <text:p>25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string">
            <text:p>El rey tuvo ahora que cumplir su promesa y le dio la mano de su hija y la mitad del reino, agregÃ¡ndole: "Ya eres mi heredero al trono".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0.5">
            <text:p>0.5</text:p>
          </table:table-cell>
          <table:table-cell office:value-type="float" office:value="196.5">
            <text:p>196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string">
            <text:p>Se celebrÃ³ la boda con gran esplendor, y allÃ­ fue que se convirtiÃ³ en todo un rey el sastrecito valiente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5">
            <text:p>0.5</text:p>
          </table:table-cell>
          <table:table-cell office:value-type="float" office:value="115.5">
            <text:p>115.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Hace muchos aÃ±os vivÃ­an un rey y una reina quienes cada dÃ­a decÃ­an: "Â¡Ah, si al menos tuviÃ©ramos un hijo!"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0.25">
            <text:p>0.2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Pero el hijo no llegaba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25">
            <text:p>0.25</text:p>
          </table:table-cell>
          <table:table-cell office:value-type="float" office:value="3.75">
            <text:p>3.7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in embargo, una vez que la reina tomaba un baÃ±o, una rana saltÃ³ del agua a la tierra, y le dijo: "Tu deseo serÃ¡ realizado y antes de un aÃ±o, tendrÃ¡s una hija."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36">
            <text:p>436</text:p>
          </table:table-cell>
          <table:table-cell office:value-type="float" office:value="0.25">
            <text:p>0.25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Lo que dijo la rana se hizo realidad, y la reina tuvo una niÃ±a tan preciosa que el rey no podÃ­a ocultar su gran dicha, y ordenÃ³ una fiesta.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0.25">
            <text:p>0.25</text:p>
          </table:table-cell>
          <table:table-cell office:value-type="float" office:value="65.5">
            <text:p>65.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Ãl no solamente invitÃ³ a sus familiares, amigos y conocidos, sino tambiÃ©n a un grupo de hadas, para que ellas fueran amables y generosas con la niÃ±a.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84">
            <text:p>384</text:p>
          </table:table-cell>
          <table:table-cell office:value-type="float" office:value="0.25">
            <text:p>0.25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Eran trece estas hadas en su reino, pero solamente tenÃ­a doce platos de oro para servir en la cena, asÃ­ que tuvo que prescindir de una de ellas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0.25">
            <text:p>0.25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La fiesta se llevÃ³ a cabo con el mÃ¡ximo esplendor, y cuando llegÃ³ a su fin, las hadas fueron obsequiando a la niÃ±a con los mejores y mÃ¡s portentosos regalos que pudieron: una le regalÃ³ la Virtud, otra la Belleza, la siguiente Riquezas, y asÃ­ todas las demÃ¡s, con todo lo que alguien pudiera desear en el mundo.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1959">
            <text:p>1959</text:p>
          </table:table-cell>
          <table:table-cell office:value-type="float" office:value="0.5">
            <text:p>0.5</text:p>
          </table:table-cell>
          <table:table-cell office:value-type="float" office:value="979.5">
            <text:p>979.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uando la dÃ©cimoprimera de ellas habÃ­a dado sus obsequios, entrÃ³ de pronto la dÃ©cimotercer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25">
            <text:p>0.2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Ella querÃ­a vengarse por no haber sido invitada, y sin ningÃºn aviso, y sin mirar a nadie, gritÃ³ con voz bien fuerte: "Â¡La hija del rey, cuando cumpla sus quince aÃ±os, se punzarÃ¡ con un huso de hilar, y caerÃ¡ muerta inmediatamente!"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6">
            <text:p>766</text:p>
          </table:table-cell>
          <table:table-cell office:value-type="float" office:value="0.25">
            <text:p>0.25</text:p>
          </table:table-cell>
          <table:table-cell office:value-type="float" office:value="191.5">
            <text:p>191.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Y sin mÃ¡s decir, dio media vuelta y abandonÃ³ el salÃ³n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.25">
            <text:p>0.25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Todos quedaron atÃ³nitos, pero la duodÃ©cima, que aÃºn no habÃ­a anunciado su obsequio, se puso al frente, y aunque no podÃ­a evitar la malvada sentencia, sÃ­ podÃ­a disminuirla, y dijo: "Â¡Ella no morirÃ¡, pero entrarÃ¡ en un profundo sueÃ±o por cien aÃ±os!"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378">
            <text:p>1378</text:p>
          </table:table-cell>
          <table:table-cell office:value-type="float" office:value="0.5">
            <text:p>0.5</text:p>
          </table:table-cell>
          <table:table-cell office:value-type="float" office:value="689">
            <text:p>68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El rey trataba por todos los medios de evitar aquella desdicha para la joven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2">
            <text:p>0.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Dio Ã³rdenes para que toda mÃ¡quina hilandera o huso en el reino fuera destruÃ­do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.2">
            <text:p>0.2</text:p>
          </table:table-cell>
          <table:table-cell office:value-type="float" office:value="16.2">
            <text:p>16.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Mientras tanto, los regalos de las otras doce hadas, se cumplÃ­an plenamente en aquella joven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2">
            <text:p>0.2</text:p>
          </table:table-cell>
          <table:table-cell office:value-type="float" office:value="30.6">
            <text:p>30.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AsÃ­ ella era hermosa, modesta, de buena naturaleza y sabia, y cuanta persona la conocÃ­a, la llegaba a querer profundamente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2">
            <text:p>0.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SucediÃ³ que en el mismo dÃ­a en que cumplÃ­a sus quince aÃ±os, el rey y la reina no se encontraban en casa, y la doncella estaba sola en palacio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0.1">
            <text:p>0.1</text:p>
          </table:table-cell>
          <table:table-cell office:value-type="float" office:value="49.6">
            <text:p>49.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AsÃ­ que ella fue recorriendo todo sitio que pudo, miraba las habitaciones y los dormitorios como ella quiso, y al final llegÃ³ a una vieja torre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0.1">
            <text:p>0.1</text:p>
          </table:table-cell>
          <table:table-cell office:value-type="float" office:value="21.4">
            <text:p>21.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Ella subiÃ³ por las angostas escaleras de caracol hasta llegar a una pequeÃ±a puert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1">
            <text:p>0.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Una vieja llave estaba en la cerradura, y cuando la girÃ³, la puerta sÃºbitamente se abriÃ³.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0.1">
            <text:p>0.1</text:p>
          </table:table-cell>
          <table:table-cell office:value-type="float" office:value="13.9">
            <text:p>13.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En el cuarto estaba una anciana sentada frente a un huso, muy ocupada hilando su lino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.1">
            <text:p>0.1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"Buen dÃ­a, seÃ±ora," dijo la hija del rey, "Â¿QuÃ© haces con eso?"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0.1">
            <text:p>0.1</text:p>
          </table:table-cell>
          <table:table-cell office:value-type="float" office:value="10.6">
            <text:p>10.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 "Estoy hilando," dijo la anciana, y moviÃ³ su cabez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.1">
            <text:p>0.1</text:p>
          </table:table-cell>
          <table:table-cell office:value-type="float" office:value="5.7">
            <text:p>5.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"Â¿QuÃ© es esa cosa que da vueltas sonando tan lindo?"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.1">
            <text:p>0.1</text:p>
          </table:table-cell>
          <table:table-cell office:value-type="float" office:value="4.6">
            <text:p>4.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ijo la joven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Y ella tomÃ³ el huso y quiso hilar tambiÃ©n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333333333333333">
            <text:p>0.3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Pero nada mÃ¡s habÃ­a tocado el huso, cuando el mÃ¡gico decreto se cumpliÃ³, y ellÃ¡ se punzÃ³ el dedo con Ã©l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333333333333333">
            <text:p>0.33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string">
            <text:p>En cuanto sintiÃ³ el pinchazo, cayÃ³ sobre una cama que estaba allÃ­, y entrÃ³ en un profundo sueÃ±o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166666666666667">
            <text:p>0.17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string">
            <text:p>Y ese sueÃ±o se hizo extensivo para todo el territorio del palacio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166666666666667">
            <text:p>0.17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string">
            <text:p>El rey y la reina quienes estaban justo llegando a casa, y habÃ­an entrado al gran salÃ³n, quedaron dormidos, y toda la corte con ellos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0.166666666666667">
            <text:p>0.17</text:p>
          </table:table-cell>
          <table:table-cell office:value-type="float" office:value="45.6666666666667">
            <text:p>45.67</text:p>
          </table:table-cell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string">
            <text:p>Los caballos tambiÃ©n se durmieron en el establo, los perros en el cÃ©sped, las palomas en los aleros del techo, las moscas en las paredes, incluso el fuego del hogar que bien flameaba, quedÃ³ sin calor, la carne que se estaba asando parÃ³ de asarse, y el cocinero que en ese momento iba a jalarle el pelo al joven ayudante por haber olvidado algo, lo dejÃ³ y quedÃ³ dormido.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2171">
            <text:p>2171</text:p>
          </table:table-cell>
          <table:table-cell office:value-type="float" office:value="0.166666666666667">
            <text:p>0.17</text:p>
          </table:table-cell>
          <table:table-cell office:value-type="float" office:value="361.833333333333">
            <text:p>361.83</text:p>
          </table:table-cell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string">
            <text:p>El viento se detuvo, y en los Ã¡rboles cercanos al castillo, ni una hoja se movÃ­a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166666666666667">
            <text:p>0.1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ero alrededor del castillo comenzÃ³ a crecer una red de espinos, que cada aÃ±o se hacÃ­an mÃ¡s y mÃ¡s grandes, tanto que lo rodearon y cubrieron totalmente, de modo que nada de Ã©l se veÃ­a, ni siquiera una bandera que estaba sobre el techo.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0.25">
            <text:p>0.25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ero la historia de la bella durmiente "Preciosa Rosa," que asÃ­ la habÃ­an llamado, se corriÃ³ por toda la regiÃ³n, de modo que de tiempo en tiempo hijos de reyes llegaban y trataban de atravesar el muro de espinos queriendo alcanzar el castillo.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721">
            <text:p>721</text:p>
          </table:table-cell>
          <table:table-cell office:value-type="float" office:value="0.25">
            <text:p>0.25</text:p>
          </table:table-cell>
          <table:table-cell office:value-type="float" office:value="180.25">
            <text:p>180.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ero era imposible, pues los espinos se unÃ­an tan fuertemente como si tuvieran manos, y los jÃ³venes eran atrapados por ellos, y sin poderse liberar, obtenÃ­an una miserable muerte.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21">
            <text:p>421</text:p>
          </table:table-cell>
          <table:table-cell office:value-type="float" office:value="0.25">
            <text:p>0.25</text:p>
          </table:table-cell>
          <table:table-cell office:value-type="float" office:value="105.25">
            <text:p>105.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Y pasados cien aÃ±os, otro prÃ­ncipe llegÃ³ tambiÃ©n al lugar, y oyÃ³ a un anciano hablando sobre la cortina de espinos, y que se decÃ­a que detrÃ¡s de los espinos se escondÃ­a una bellÃ­sima princesa, llamada Preciosa Rosa, quien ha estado dormida por cien aÃ±os, y que tambiÃ©n el rey, la reina y toda la corte se durmieron por igual.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576">
            <text:p>1576</text:p>
          </table:table-cell>
          <table:table-cell office:value-type="float" office:value="0.25">
            <text:p>0.25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Y ademÃ¡s habÃ­a oÃ­do de su abuelo, que muchos hijos de reyes habÃ­an venido y tratado de atravesar el muro de espinos, pero quedaban pegados en ellos y tenÃ­an una muerte sin piedad.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float" office:value="0.25">
            <text:p>0.25</text:p>
          </table:table-cell>
          <table:table-cell office:value-type="float" office:value="157.5">
            <text:p>157.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Entonces el joven prÃ­ncipe dijo: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25">
            <text:p>0.25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-"No tengo miedo, irÃ© y verÃ© a la bella Preciosa Ros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333333333333333">
            <text:p>0.3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El buen anciano tratÃ³ de disuadirlo lo mÃ¡s que pudo, pero el joven no hizo caso a sus advertencias.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0.5">
            <text:p>0.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Pero en esa fecha los cien aÃ±os ya se habÃ­an cumplido, y el dÃ­a en que Preciosa Rosa debÃ­a despertar habÃ­a llegado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.333333333333333">
            <text:p>0.33</text:p>
          </table:table-cell>
          <table:table-cell office:value-type="float" office:value="66.6666666666667">
            <text:p>66.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Cuando el prÃ­ncipe se acercÃ³ a donde estaba el muro de espinas, no habÃ­a otra cosa mÃ¡s que bellÃ­simas flores, que se apartaban unas de otras de comÃºn acuerdo, y dejaban pasar al prÃ­ncipe sin herirlo, y luego se juntaban de nuevo detrÃ¡s de Ã©l como formando una cerca.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235">
            <text:p>1235</text:p>
          </table:table-cell>
          <table:table-cell office:value-type="float" office:value="0.333333333333333">
            <text:p>0.33</text:p>
          </table:table-cell>
          <table:table-cell office:value-type="float" office:value="411.666666666667">
            <text:p>411.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En el establo del castillo Ã©l vio a los caballos y en los cÃ©spedes a los perros de caza con pintas yaciendo dormidos, en los aleros del techo estaban las palomas con sus cabezas bajo sus alas.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549">
            <text:p>549</text:p>
          </table:table-cell>
          <table:table-cell office:value-type="float" office:value="0.333333333333333">
            <text:p>0.33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Y cuando entrÃ³ al palacio, las moscas estaban dormidas sobre las paredes, el cocinero en la cocina aÃºn tenÃ­a extendida su mano para regaÃ±ar al ayudante, y la criada estaba sentada con la gallina negra que tenÃ­a lista para desplumar.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0.333333333333333">
            <text:p>0.33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Ãl siguio avanzando, y en el gran salÃ³n viÃ³ a toda la corte yaciendo dormida, y por el trono estaban el rey y la reina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5">
            <text:p>0.5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Entonces avanzÃ³ aÃºn mÃ¡s, y todo estaba tan silencioso que un respiro podÃ­a oirse, y por fin llegÃ³ hasta la torre y abriÃ³ la puerta del pequeÃ±o cuarto donde Preciosa Rosa estaba dormida.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96">
            <text:p>596</text:p>
          </table:table-cell>
          <table:table-cell office:value-type="float" office:value="0.25">
            <text:p>0.25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AhÃ­ yacÃ­a, tan hermosa que Ã©l no podÃ­a mirar para otro lado, entonces se detuvo y la besÃ³.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0.25">
            <text:p>0.25</text:p>
          </table:table-cell>
          <table:table-cell office:value-type="float" office:value="31.5">
            <text:p>31.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Pero tan pronto la besÃ³, Preciosa Rosa abriÃ³ sus ojos y despertÃ³, y lo mirÃ³ muy dulcemente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.25">
            <text:p>0.25</text:p>
          </table:table-cell>
          <table:table-cell office:value-type="float" office:value="25.5">
            <text:p>25.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Entonces ambos bajaron juntos, y el rey y la reina despertaron, y toda la corte, y se miraban unos a otros con gran asombro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0.166666666666667">
            <text:p>0.17</text:p>
          </table:table-cell>
          <table:table-cell office:value-type="float" office:value="58.6666666666667">
            <text:p>58.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Y los caballos en el establo se levantaron y se sacudieron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166666666666667">
            <text:p>0.17</text:p>
          </table:table-cell>
          <table:table-cell office:value-type="float" office:value="9.33333333333333">
            <text:p>9.3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Los perros cazadores saltaron y menearon sus colas, las palomas en los aleros del techo sacaron sus cabezas de debajo de las alas, miraron alrededor y volaron al cielo abierto.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  <table:table-cell office:value-type="float" office:value="0.166666666666667">
            <text:p>0.17</text:p>
          </table:table-cell>
          <table:table-cell office:value-type="float" office:value="73.5">
            <text:p>73.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Las moscas de la pared revolotearon de nuev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166666666666667">
            <text:p>0.1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El fuego del hogar alzÃ³ sus llamas y cocinÃ³ la carne, y el cocinero le jalÃ³ los pelos al ayudante de tal manera que hasta gritÃ³, y la criada desplumÃ³ la gallina dejÃ¡ndola lista para el cocido.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office:value-type="float" office:value="0.166666666666667">
            <text:p>0.17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DÃ­as despuÃ©s se celebrÃ³ la boda del prÃ­ncipe y Preciosa Rosa con todo esplendor, y vivieron muy felices hasta el fin de sus vidas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0.5">
            <text:p>0.5</text:p>
          </table:table-cell>
          <table:table-cell office:value-type="float" office:value="105.5">
            <text:p>105.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Cierta viuda tenÃ­a dos hijas, una de ellas hermosa y diligente; la otra, fea y perezosa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03125">
            <text:p>0.03</text:p>
          </table:table-cell>
          <table:table-cell office:value-type="float" office:value="5.9375">
            <text:p>5.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in embargo, querÃ­a mucho mÃ¡s a esta segunda, porque era verdadera hija suya, y cargaba a la otra todas las faenas del hogar, haciendo de ella la cenicienta de la casa.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80">
            <text:p>480</text:p>
          </table:table-cell>
          <table:table-cell office:value-type="float" office:value="0.03125">
            <text:p>0.0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a pobre muchacha tenÃ­a que sentarse todos los dÃ­as junto a un pozo, al borde de la carretera, y estarse hilando hasta que le sangraban los dedos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0.03125">
            <text:p>0.03</text:p>
          </table:table-cell>
          <table:table-cell office:value-type="float" office:value="13.59375">
            <text:p>13.5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an manchado de sangre se le puso un dÃ­a el huso, que la muchacha quiso lavarlo en el pozo, y he aquÃ­ que se le escapÃ³ de la mano y le cayÃ³ al fondo.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0.03125">
            <text:p>0.03</text:p>
          </table:table-cell>
          <table:table-cell office:value-type="float" office:value="11.46875">
            <text:p>11.4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lorando, se fue a contar lo ocurrido a su madrastra, y Ã©sta, que era muy dura de corazÃ³n, la riÃ±Ã³ Ã¡speramente y le dijo: "Â¡Puesto que has dejado caer el huso al pozo, irÃ¡s a sacarlo!"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906">
            <text:p>906</text:p>
          </table:table-cell>
          <table:table-cell office:value-type="float" office:value="0.03125">
            <text:p>0.03</text:p>
          </table:table-cell>
          <table:table-cell office:value-type="float" office:value="28.3125">
            <text:p>28.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VolviÃ³ la muchacha al pozo, sin saber quÃ© hacer, y, en su angustia, se arrojÃ³ al agua en busca del huso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03125">
            <text:p>0.03</text:p>
          </table:table-cell>
          <table:table-cell office:value-type="float" office:value="10.15625">
            <text:p>10.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PerdiÃ³ el sentido, y al despertarse y volver en sÃ­, encontrÃ³se en un bellÃ­simo prado baÃ±ado de sol y cubierto de millares de florecillas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0.03125">
            <text:p>0.03</text:p>
          </table:table-cell>
          <table:table-cell office:value-type="float" office:value="10.96875">
            <text:p>10.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Caminando por Ã©l, llegÃ³ a un horno lleno de pan, el cual le gritÃ³: "Â¡SÃ¡came de aquÃ­!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0.03125">
            <text:p>0.03</text:p>
          </table:table-cell>
          <table:table-cell office:value-type="float" office:value="5.09375">
            <text:p>5.0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Â¡SÃ¡came de aquÃ­, que me quemo!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3125">
            <text:p>0.03</text:p>
          </table:table-cell>
          <table:table-cell office:value-type="float" office:value="0.875">
            <text:p>0.8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Ya estoy bastante cocido."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3125">
            <text:p>0.03</text:p>
          </table:table-cell>
          <table:table-cell office:value-type="float" office:value="0.46875">
            <text:p>0.4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AcercÃ³se ella, y, con la pala, fue sacando las hogazas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3125">
            <text:p>0.03</text:p>
          </table:table-cell>
          <table:table-cell office:value-type="float" office:value="2.84375">
            <text:p>2.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Prosiguiendo su camino, vio un manzano cargado de manzanas, que le gritÃ³, a su vez: "Â¡SacÃºdeme, sacÃºdeme!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03125">
            <text:p>0.03</text:p>
          </table:table-cell>
          <table:table-cell office:value-type="float" office:value="8.625">
            <text:p>8.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odas las manzanas estamos ya maduras."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03125">
            <text:p>0.03</text:p>
          </table:table-cell>
          <table:table-cell office:value-type="float" office:value="0.6875">
            <text:p>0.6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acudiendo ella el Ã¡rbol, comenzÃ³ a caer una lluvia de manzanas, hasta no quedar ninguna, y despuÃ©s que las hubo reunido en un montÃ³n, siguiÃ³ adelante.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40">
            <text:p>340</text:p>
          </table:table-cell>
          <table:table-cell office:value-type="float" office:value="0.03125">
            <text:p>0.03</text:p>
          </table:table-cell>
          <table:table-cell office:value-type="float" office:value="10.625">
            <text:p>10.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Finalmente, llegÃ³ a una casita, a una de cuyas ventanas estaba asomada una vieja; pero como tenÃ­a los dientes muy grandes, la niÃ±a echÃ³ a correr, asustada.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468">
            <text:p>468</text:p>
          </table:table-cell>
          <table:table-cell office:value-type="float" office:value="0.03125">
            <text:p>0.03</text:p>
          </table:table-cell>
          <table:table-cell office:value-type="float" office:value="14.625">
            <text:p>14.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a vieja la llamÃ³: "Â¿De quÃ© tienes miedo, hijita?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3125">
            <text:p>0.03</text:p>
          </table:table-cell>
          <table:table-cell office:value-type="float" office:value="2.4375">
            <text:p>2.4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QuÃ©date conmigo.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3125">
            <text:p>0.03</text:p>
          </table:table-cell>
          <table:table-cell office:value-type="float" office:value="0.09375">
            <text:p>0.0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i quieres cuidar de mi casa, lo pasarÃ¡s muy bien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03125">
            <text:p>0.03</text:p>
          </table:table-cell>
          <table:table-cell office:value-type="float" office:value="1.75">
            <text:p>1.7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Ã³lo tienes que poner cuidado en sacudir bien mi cama para que vuelen las plumas, pues entonces nieva en la Tierra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0.03125">
            <text:p>0.03</text:p>
          </table:table-cell>
          <table:table-cell office:value-type="float" office:value="6.125">
            <text:p>6.1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Yo soy la Madre Nieve.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3125">
            <text:p>0.03</text:p>
          </table:table-cell>
          <table:table-cell office:value-type="float" office:value="0.65625">
            <text:p>0.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Al oÃ­r a la vieja hablarle en tono tan cariÃ±oso, la muchacha cobrÃ³ Ã¡nimos, y, aceptando el ofrecimiento, entrÃ³ a su servicio.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0.03125">
            <text:p>0.03</text:p>
          </table:table-cell>
          <table:table-cell office:value-type="float" office:value="10.1875">
            <text:p>10.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HacÃ­a todas las cosas a plena satisfacciÃ³n de su ama, sacudiÃ©ndole vigorosamente la cama, de modo que las plumas volaban cual copos de nieve.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0.03125">
            <text:p>0.03</text:p>
          </table:table-cell>
          <table:table-cell office:value-type="float" office:value="9.46875">
            <text:p>9.4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En recompensa, disfrutaba de buena vida, no tenÃ­a que escuchar ni una palabra dura, y todos los dÃ­as comÃ­a cocido y asado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03125">
            <text:p>0.03</text:p>
          </table:table-cell>
          <table:table-cell office:value-type="float" office:value="10.15625">
            <text:p>10.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Cuando ya llevaba una temporada en casa de Madre Nieve, entrÃ³le una extraÃ±a tristeza, que ni ella misma sabÃ­a explicarse, hasta que, al fin, se dio cuenta de que era nostalgia de su tierra.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706">
            <text:p>706</text:p>
          </table:table-cell>
          <table:table-cell office:value-type="float" office:value="0.03125">
            <text:p>0.03</text:p>
          </table:table-cell>
          <table:table-cell office:value-type="float" office:value="22.0625">
            <text:p>22.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Aunque estuviera allÃ­ mil veces mejor que en su casa, aÃ±oraba a los suyos, y, asÃ­, un dÃ­a dijo a su ama: "Siento nostalgia de casa, y aunque estoy muy bien aquÃ­, no me siento con fuerzas para continuar; tengo que volverme a los mÃ­os."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290">
            <text:p>1290</text:p>
          </table:table-cell>
          <table:table-cell office:value-type="float" office:value="0.03125">
            <text:p>0.03</text:p>
          </table:table-cell>
          <table:table-cell office:value-type="float" office:value="40.3125">
            <text:p>40.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espondiÃ³ Madre Nieve: "Me place que sientas deseos de regresar a tu casa, y, puesto que me has servido tan fielmente, yo misma te acompaÃ±arÃ©."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98">
            <text:p>298</text:p>
          </table:table-cell>
          <table:table-cell office:value-type="float" office:value="0.03125">
            <text:p>0.03</text:p>
          </table:table-cell>
          <table:table-cell office:value-type="float" office:value="9.3125">
            <text:p>9.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Y, tomÃ¡ndola de la mano, la condujo hasta un gran portal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3125">
            <text:p>0.03</text:p>
          </table:table-cell>
          <table:table-cell office:value-type="float" office:value="2.84375">
            <text:p>2.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El portal estaba abierto, y, en el momento de traspasarlo la muchacha, cayÃ³le encima una copiosÃ­sima lluvia de oro; y el oro se le quedÃ³ adherido a los vestidos, por lo que todo su cuerpo estaba cubierto del precioso metal.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0.03125">
            <text:p>0.03</text:p>
          </table:table-cell>
          <table:table-cell office:value-type="float" office:value="18.28125">
            <text:p>18.2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"Esto es para ti, en premio de la diligencia con que me has servido," dÃ­jole Madre Nieve, al tiempo que le devolvÃ­a el huso que le habÃ­a caÃ­do al pozo.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0.03125">
            <text:p>0.03</text:p>
          </table:table-cell>
          <table:table-cell office:value-type="float" office:value="10.5">
            <text:p>10.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CerrÃ³se entonces el portal, y la doncella se encontrÃ³ de nuevo en el mundo, no lejos de la casa de su madre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0.03125">
            <text:p>0.0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Y cuando llegÃ³ al patio, el gallo, que estaba encaramado en el pretil del pozo, gritÃ³:"Â¡QuiquiriquÃ­,nuestra doncella de oro vuelve a estar aquÃ­!"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  <table:table-cell office:value-type="float" office:value="0.03125">
            <text:p>0.03</text:p>
          </table:table-cell>
          <table:table-cell office:value-type="float" office:value="16.5">
            <text:p>16.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EntrÃ³ la muchacha, y tanto su madrastra como la hija de Ã©sta la recibieron muy bien al ver que venÃ­a cubierta de oro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5">
            <text:p>0.5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ContÃ³les la muchacha todo lo que le habÃ­a ocurrido, y al enterarse la madrastra de cÃ³mo habÃ­a adquirido tanta riqueza, quiso procurar la misma fortuna a su hija, la fea y perezosa.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0.0434782608695652">
            <text:p>0.04</text:p>
          </table:table-cell>
          <table:table-cell office:value-type="float" office:value="17.2173913043478">
            <text:p>17.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MandÃ³la, pues, a hilar junto al pozo, y para que el huso se manchase de sangre, la hizo que se pinchase en un dedo y pusiera la mano en un espino.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float" office:value="0.0434782608695652">
            <text:p>0.04</text:p>
          </table:table-cell>
          <table:table-cell office:value-type="float" office:value="27.3913043478261">
            <text:p>27.3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Luego arrojÃ³ el huso al pozo, y a continuaciÃ³n saltÃ³ ella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.0434782608695652">
            <text:p>0.04</text:p>
          </table:table-cell>
          <table:table-cell office:value-type="float" office:value="1.8695652173913">
            <text:p>1.8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LlegÃ³, como su hermanastra, al delicioso prado, y echÃ³ a andar por el mismo sendero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0434782608695652">
            <text:p>0.04</text:p>
          </table:table-cell>
          <table:table-cell office:value-type="float" office:value="4.08695652173913">
            <text:p>4.0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Al pasar junto al horno, volviÃ³ el pan a exclamar: "Â¡SÃ¡came de aquÃ­!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0434782608695652">
            <text:p>0.04</text:p>
          </table:table-cell>
          <table:table-cell office:value-type="float" office:value="5.91304347826087">
            <text:p>5.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Â¡SÃ¡came de aquÃ­, que me quemo!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434782608695652">
            <text:p>0.04</text:p>
          </table:table-cell>
          <table:table-cell office:value-type="float" office:value="1.21739130434783">
            <text:p>1.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Ya estoy bastante cocido."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434782608695652">
            <text:p>0.04</text:p>
          </table:table-cell>
          <table:table-cell office:value-type="float" office:value="0.652173913043478">
            <text:p>0.6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Pero le replicÃ³ la holgazana: "Â¿Crees que tengo ganas de ensuciarme?"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.0434782608695652">
            <text:p>0.04</text:p>
          </table:table-cell>
          <table:table-cell office:value-type="float" office:value="2.47826086956522">
            <text:p>2.4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y pasÃ³ de largo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434782608695652">
            <text:p>0.04</text:p>
          </table:table-cell>
          <table:table-cell office:value-type="float" office:value="0.434782608695652">
            <text:p>0.4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No tardÃ³ en encontrar el manzano, el cual le gritÃ³: "Â¡SacÃºdeme, sacÃºdeme!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0.0434782608695652">
            <text:p>0.04</text:p>
          </table:table-cell>
          <table:table-cell office:value-type="float" office:value="4.69565217391304">
            <text:p>4.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Todas las manzanas estamos ya maduras."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0434782608695652">
            <text:p>0.04</text:p>
          </table:table-cell>
          <table:table-cell office:value-type="float" office:value="0.956521739130435">
            <text:p>0.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eplicÃ³le ella: "Â¡Me guardarÃ© muy bien!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434782608695652">
            <text:p>0.04</text:p>
          </table:table-cell>
          <table:table-cell office:value-type="float" office:value="1.56521739130435">
            <text:p>1.5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Â¿Y si me cayese una en la cabeza?"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.0434782608695652">
            <text:p>0.04</text:p>
          </table:table-cell>
          <table:table-cell office:value-type="float" office:value="1.60869565217391">
            <text:p>1.6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y siguiÃ³ adelante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434782608695652">
            <text:p>0.04</text:p>
          </table:table-cell>
          <table:table-cell office:value-type="float" office:value="0.260869565217391">
            <text:p>0.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Al llegar frente a la casa de Madre Nieve, no se asustÃ³ de sus dientes porque ya tenÃ­a noticia de ellos, y se quedÃ³ a su servicio.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0.0434782608695652">
            <text:p>0.04</text:p>
          </table:table-cell>
          <table:table-cell office:value-type="float" office:value="16.5652173913043">
            <text:p>16.5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El primer dÃ­a se dominÃ³ y trabajÃ³ con aplicaciÃ³n, obedeciendo puntualmente a su ama, pues pensaba en el oro que iba a regalarle.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float" office:value="0.0434782608695652">
            <text:p>0.04</text:p>
          </table:table-cell>
          <table:table-cell office:value-type="float" office:value="7.60869565217391">
            <text:p>7.6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Pero al segundo dÃ­a empezÃ³ ya a haraganear; el tercero se hizo la remolona al levantarse por la maÃ±ana, y asÃ­, cada dÃ­a peor.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352">
            <text:p>352</text:p>
          </table:table-cell>
          <table:table-cell office:value-type="float" office:value="0.0434782608695652">
            <text:p>0.04</text:p>
          </table:table-cell>
          <table:table-cell office:value-type="float" office:value="15.304347826087">
            <text:p>15.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Tampoco hacÃ­a la cama segÃºn las indicaciones de Madre Nieve, ni la sacudÃ­a de manera que volasen las plumas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434782608695652">
            <text:p>0.04</text:p>
          </table:table-cell>
          <table:table-cell office:value-type="float" office:value="9.1304347826087">
            <text:p>9.1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Al fin, la seÃ±ora se cansÃ³ y la despidiÃ³, con gran satisfacciÃ³n de la holgazana, pues creÃ­a llegada la hora de la lluvia de oro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0.0434782608695652">
            <text:p>0.04</text:p>
          </table:table-cell>
          <table:table-cell office:value-type="float" office:value="10.2173913043478">
            <text:p>10.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Madre Nieve la condujo tambiÃ©n al portal</text:p>
          </table:table-cell>
          <table:table-cell office:value-type="string">
            <text:p><text:s/>pero en vez de oro vertieron sobre ella un gran caldero de pez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0434782608695652">
            <text:p>0.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"Esto es el pago de tus servicios," le dijo su ama, cerrando el portal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434782608695652">
            <text:p>0.04</text:p>
          </table:table-cell>
          <table:table-cell office:value-type="float" office:value="3.95652173913043">
            <text:p>3.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Y asÃ­ se presentÃ³ la perezosa en su casa, con todo el cuerpo cubierto de pez, y el gallo del pozo, al verla, se puso a gritar:"Â¡QuiquiriquÃ­,nuestra sucia doncella vuelve a estar aquÃ­!"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office:value-type="float" office:value="0.0434782608695652">
            <text:p>0.04</text:p>
          </table:table-cell>
          <table:table-cell office:value-type="float" office:value="32.8695652173913">
            <text:p>32.8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La pez le quedÃ³ adherida, y en todo el resto de su vida no se la pudo quitar del cuerpo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0.5">
            <text:p>0.5</text:p>
          </table:table-cell>
          <table:table-cell office:value-type="float" office:value="75.5">
            <text:p>75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HabÃ­a una vez un pescador que vivÃ­a con su mujer en una choza, a la orilla del mar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333333333333333">
            <text:p>0.33</text:p>
          </table:table-cell>
          <table:table-cell office:value-type="float" office:value="63.3333333333333">
            <text:p>63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El pescador iba todos los dÃ­as a echar su anzuelo, y le echaba y le echaba sin cesar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333333333333333">
            <text:p>0.33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Estaba un dÃ­a sentado junto a su caÃ±a en la ribera, con la vista dirigida hacia su lÃ­mpida agua, cuando de repente vio hundirse el anzuelo y bajar hasta lo mÃ¡s profundo y al sacarle tenÃ­a en la punta un barbo muy grande, el cual le dijo: -Te suplico que no me quites la vida; no soy un barbo verdadero, soy un prÃ­ncipe encantado; Â¿de quÃ© te servirÃ­a matarme si no puedo serte de mucho regalo?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3170">
            <text:p>3170</text:p>
          </table:table-cell>
          <table:table-cell office:value-type="float" office:value="0.333333333333333">
            <text:p>0.33</text:p>
          </table:table-cell>
          <table:table-cell office:value-type="float" office:value="1056.66666666667">
            <text:p>1056.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Ãchame al agua y dÃ©jame nadar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333333333333333">
            <text:p>0.3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-Ciertamente, le dijo el pescador, no tenÃ­as necesidad de hablar tanto, pues no harÃ© tampoco otra cosa que dejar nadar a sus anchas a un barbo que sabe hablar.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0.5">
            <text:p>0.5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Le echÃ³ al agua y el barbo se sumergiÃ³ en el fondo, dejando tras sÃ­ una larga huella de sangre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0.5">
            <text:p>0.5</text:p>
          </table:table-cell>
          <table:table-cell office:value-type="float" office:value="70.5">
            <text:p>70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El pescador se fue a la choza con su mujer: -Marido mÃ­o, le dijo, Â¿no has cogido hoy nada?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0.5">
            <text:p>0.5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-No, contestÃ³ el marido; he cogido un barbo que me ha dicho ser un prÃ­ncipe encantado y le he dejado nadar lo mismo que antes.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0.5">
            <text:p>0.5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-Â¿No le has pedido nada para ti?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333333333333333">
            <text:p>0.3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-replicÃ³ la mujer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-No, repuso el marido; Â¿y quÃ© habÃ­a de pedirle?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0.5">
            <text:p>0.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-Â¡Ah!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-respondiÃ³ la mujer; es tan triste, es tan triste vivir siempre en una choza tan sucia e infecta como esta; hubieras debido pedirle una casa pequeÃ±ita para nosotros; vuelve y llama al barbo, dile que quisiÃ©ramos tener una casa pequeÃ±ita, pues nos la darÃ¡ de seguro.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706">
            <text:p>706</text:p>
          </table:table-cell>
          <table:table-cell office:value-type="float" office:value="0.333333333333333">
            <text:p>0.33</text:p>
          </table:table-cell>
          <table:table-cell office:value-type="float" office:value="235.333333333333">
            <text:p>235.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-Â¡Ah!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-dijo el marido, Â¿y por quÃ© he de volver?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333333333333333">
            <text:p>0.33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string">
            <text:p>-Â¿No le has cogido, continuÃ³ la mujer, y dejado nadar como antes?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0.333333333333333">
            <text:p>0.33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string">
            <text:p>Pues lo harÃ¡s</text:p>
          </table:table-cell>
          <table:table-cell office:value-type="string">
            <text:p><text:s/>ve corriendo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333333333333333">
            <text:p>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El marido no hacÃ­a mucho caso; sin embargo, fue a la orilla del mar, y cuando llegÃ³ allÃ­, la vio toda amarilla y toda verde, se acercÃ³ al agua y dijo: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31">
            <text:p>631</text:p>
          </table:table-cell>
          <table:table-cell office:value-type="float" office:value="0.5">
            <text:p>0.5</text:p>
          </table:table-cell>
          <table:table-cell office:value-type="float" office:value="315.5">
            <text:p>315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Tararira ondino, tararira ondino,hermoso pescado, pequeÃ±o vecino,mi pobre Isabel grita y se enfurece,es preciso darla lo que se merece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5">
            <text:p>0.5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El barbo avanzÃ³ hacia Ã©l y le dijo: -Â¿QuÃ© quieres?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-Â¡Ah!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-repuso el hombre, hace poco que te he cogido; mi mujer sostiene que hubiera debido pedirte algo.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25">
            <text:p>0.25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No estÃ¡ contenta con vivir en una choza de juncos, quisiera mejor una casa de madera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0.25">
            <text:p>0.25</text:p>
          </table:table-cell>
          <table:table-cell office:value-type="float" office:value="30.75">
            <text:p>30.7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-Puedes volver, le dijo el barbo, pues ya la tiene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5">
            <text:p>0.5</text:p>
          </table:table-cell>
          <table:table-cell office:value-type="float" office:value="25.5">
            <text:p>25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VolviÃ³ el marido y su mujer no estaba ya en la choza, pero en su lugar habÃ­a una casa pequeÃ±a, y su mujer estaba a la puerta sentada en un banco.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21">
            <text:p>421</text:p>
          </table:table-cell>
          <table:table-cell office:value-type="float" office:value="0.333333333333333">
            <text:p>0.33</text:p>
          </table:table-cell>
          <table:table-cell office:value-type="float" office:value="140.333333333333">
            <text:p>14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Le cogiÃ³ de la mano y le dijo: -Entra y mira: esto es mucho mejor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333333333333333">
            <text:p>0.3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>Entraron los dos y hallaron dentro de la casa una bonita sala y una alcoba donde estaba su lecho, un comedor y una cocina con su espetera de cobre y estaÃ±o muy reluciente, y todos los demÃ¡s utensilios completos.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861">
            <text:p>861</text:p>
          </table:table-cell>
          <table:table-cell office:value-type="float" office:value="0.25">
            <text:p>0.25</text:p>
          </table:table-cell>
          <table:table-cell office:value-type="float" office:value="215.25">
            <text:p>215.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>DetrÃ¡s habÃ­a un patio pequeÃ±o con gallinas y patos, y un canastillo con legumbres y frutas.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0.25">
            <text:p>0.25</text:p>
          </table:table-cell>
          <table:table-cell office:value-type="float" office:value="20.75">
            <text:p>20.7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>-Â¿Ves, le dijo la mujer, quÃ© bonito es esto?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25">
            <text:p>0.25</text:p>
          </table:table-cell>
          <table:table-cell office:value-type="float" office:value="16.5">
            <text:p>16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-SÃ­, la dijo el marido; si vivimos siempre aquÃ­, seremos muy felices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-Veremos lo que nos conviene, replicÃ³ la mujer.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0.5">
            <text:p>0.5</text:p>
          </table:table-cell>
          <table:table-cell office:value-type="float" office:value="18.5">
            <text:p>18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DespuÃ©s comieron y se acostaron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Continuaron asÃ­ durante ocho o quince dÃ­as, pero al fin dijo la mujer: -Â¡Escucha, marido mÃ­o: esta casa es demasiado estrecha, y el patio y el huerto son tan pequeÃ±os!...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0.25">
            <text:p>0.25</text:p>
          </table:table-cell>
          <table:table-cell office:value-type="float" office:value="141.75">
            <text:p>141.7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El barbo hubiera debido en realidad darnos una casa mucho mÃ¡s grande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25">
            <text:p>0.25</text:p>
          </table:table-cell>
          <table:table-cell office:value-type="float" office:value="19.5">
            <text:p>19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Yo quisiera vivir en un palacio de piedra</text:p>
          </table:table-cell>
          <table:table-cell office:value-type="string">
            <text:p><text:s/>ve a buscar al barbo</text:p>
          </table:table-cell>
          <table:table-cell office:value-type="string">
            <text:p><text:s/>es preciso que nos dÃ© un palacio.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-Â¡Ah!, mujer, replicÃ³ el marido, esta casa es en realidad muy buena; Â¿de quÃ© nos servirÃ­a vivir en un palacio?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0.5">
            <text:p>0.5</text:p>
          </table:table-cell>
          <table:table-cell office:value-type="float" office:value="112.5">
            <text:p>112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string">
            <text:p>-Ve, dijo la mujer, el barbo puede muy bien hacerlo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5">
            <text:p>0.5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string">
            <text:p>-No, mujer, replicÃ³ el marido, el barbo acaba de darnos esta casa, no quiero volver, temerÃ­a importunarle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0.5">
            <text:p>0.5</text:p>
          </table:table-cell>
          <table:table-cell office:value-type="float" office:value="90.5">
            <text:p>90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-Ve, insistiÃ³ la mujer, puede hacerlo y lo harÃ¡ con mucho gusto; ve, te digo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.5">
            <text:p>0.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string">
            <text:p>El marido sentÃ­a en el alma dar este paso, y no tenÃ­a mucha prisa, pues se decÃ­a: -No me parece bien, -pero obedeciÃ³ sin embargo.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office:value-type="float" office:value="0.5">
            <text:p>0.5</text:p>
          </table:table-cell>
          <table:table-cell office:value-type="float" office:value="122.5">
            <text:p>122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string">
            <text:p>Cuando llegÃ³ cerca del mar, el agua tenÃ­a un color de violeta y azul oscuro, pareciendo prÃ³xima a hincharse; no estaba verde y amarilla como la vez primera; sin embargo, reinaba la mÃ¡s completa calma.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781">
            <text:p>781</text:p>
          </table:table-cell>
          <table:table-cell office:value-type="float" office:value="0.333333333333333">
            <text:p>0.33</text:p>
          </table:table-cell>
          <table:table-cell office:value-type="float" office:value="260.333333333333">
            <text:p>26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string">
            <text:p>El pescador se acercÃ³ y dijo: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333333333333333">
            <text:p>0.3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string">
            <text:p>Tararira ondino, tararira ondino,hermoso pescado, pequeÃ±o vecino,mi pobre Isabel grita y se enfurece,es preciso darla lo que se merece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5">
            <text:p>0.5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Â¿QuÃ© quiere tu mujer?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dijo el barbo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string">
            <text:p>-Â¡Ah!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string">
            <text:p>-contestÃ³ el marido medio turbado, quiere habitar un palacio grande de piedra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333333333333333">
            <text:p>0.33</text:p>
          </table:table-cell>
          <table:table-cell office:value-type="float" office:value="30.3333333333333">
            <text:p>3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-Vete, replicÃ³ el barbo, la encontrarÃ¡s a la puerta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.5">
            <text:p>0.5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string">
            <text:p>MarchÃ³ el marido, creyendo volver a su morada; pero cuando se acercaba a ella, vio en su lugar un gran palacio de piedra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0.166666666666667">
            <text:p>0.17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string">
            <text:p>Su mujer, que se hallaba en lo alto de las gradas, iba a entrar dentro; le cogiÃ³ de la mano y le dijo: -Entra conmigo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float" office:value="0.166666666666667">
            <text:p>0.17</text:p>
          </table:table-cell>
          <table:table-cell office:value-type="float" office:value="37.8333333333333">
            <text:p>37.8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string">
            <text:p>-La siguiÃ³.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6666666667">
            <text:p>0.17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string">
            <text:p>TenÃ­a el palacio un inmenso vestÃ­bulo, cuyas paredes eran de mÃ¡rmol; numerosos criados abrÃ­an las puertas con grande estrÃ©pito delante de sÃ­; las paredes resplandecÃ­an con los dorados y estaban cubiertas de hermosas colgaduras; las sillas y las mesas de las habitaciones eran de oro; veÃ­anse suspendidas de los techos millares de araÃ±as de cristal, y habÃ­a alfombras en todas las salas y piezas; las mesas estaban cargadas de los vinos y manjares mÃ¡s exquisitos, hasta el punto que parecÃ­a iban a romperse bajo su peso.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3700">
            <text:p>3700</text:p>
          </table:table-cell>
          <table:table-cell office:value-type="float" office:value="0.166666666666667">
            <text:p>0.17</text:p>
          </table:table-cell>
          <table:table-cell office:value-type="float" office:value="616.666666666667">
            <text:p>616.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string">
            <text:p>DetrÃ¡s del palacio habÃ­a un patio muy grande, con establos para las vacas y caballerizas para los caballos y magnÃ­ficos coches; habÃ­a ademÃ¡s un grande y hermoso jardÃ­n, adornado de las flores mÃ¡s hermosas y de Ã¡rboles frutales, y por Ãºltimo, un parque de lo menos una legua de largo, donde se veÃ­an ciervos, gamos, liebres y todo cuanto se pudiera apetecer.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1744">
            <text:p>1744</text:p>
          </table:table-cell>
          <table:table-cell office:value-type="float" office:value="0.166666666666667">
            <text:p>0.17</text:p>
          </table:table-cell>
          <table:table-cell office:value-type="float" office:value="290.666666666667">
            <text:p>290.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string">
            <text:p>-Â¿No es muy hermoso todo esto?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333333333333333">
            <text:p>0.3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string">
            <text:p>-dijo la mujer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string">
            <text:p>-Â¡Oh!, Â¡sÃ­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33333333333333">
            <text:p>0.33</text:p>
          </table:table-cell>
          <table:table-cell office:value-type="float" office:value="3.33333333333333">
            <text:p>3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string">
            <text:p>-repuso el marido</text:p>
          </table:table-cell>
          <table:table-cell office:value-type="string">
            <text:p><text:s/>quedÃ©monos aquÃ­ y viviremos muy contentos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333333333333333">
            <text:p>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string">
            <text:p>-Ya reflexionaremos, dijo la mujer, durmamos primero; y nuestras gentes se acostaron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5">
            <text:p>0.5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string">
            <text:p>A la maÃ±ana siguiente despertÃ³ la mujer siendo ya muy de dÃ­a y vio desde su cama la hermosa campiÃ±a que se ofrecÃ­a a su vista</text:p>
          </table:table-cell>
          <table:table-cell office:value-type="string">
            <text:p><text:s/>el marido se estirÃ³ al despertarse</text:p>
          </table:table-cell>
          <table:table-cell office:value-type="string">
            <text:p><text:s/>diole ella con el codo y le dijo: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string">
            <text:p>-Marido mÃ­o, levÃ¡ntate y mira por la ventana; Â¿ves?, Â¿no podÃ­amos llegar a ser reyes de todo este paÃ­s?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0.333333333333333">
            <text:p>0.33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string">
            <text:p>Corre a buscar al barbo y seremos reyes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333333333333333">
            <text:p>0.3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string">
            <text:p>-Â¡Ah!, mujer, repuso el marido, y por quÃ© hemos de ser reyes, yo no tengo ganas de serlo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0.5">
            <text:p>0.5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-Pues si tÃº no quieres ser rey, replicÃ³ la mujer, yo quiero ser reina.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0.333333333333333">
            <text:p>0.33</text:p>
          </table:table-cell>
          <table:table-cell office:value-type="float" office:value="40.3333333333333">
            <text:p>4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Ve a buscar al barbo, yo quiero ser rein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333333333333333">
            <text:p>0.33</text:p>
          </table:table-cell>
          <table:table-cell office:value-type="float" office:value="18.3333333333333">
            <text:p>18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-Â¡Ah!, mujer, insistiÃ³ el marido; Â¿para quÃ© quieres ser reina?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.333333333333333">
            <text:p>0.33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Yo no quiero decirle eso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333333333333333">
            <text:p>0.3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-Â¿Y por quÃ© no?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33333333333333">
            <text:p>0.33</text:p>
          </table:table-cell>
          <table:table-cell office:value-type="float" office:value="3.33333333333333">
            <text:p>3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-dijo la mujer</text:p>
          </table:table-cell>
          <table:table-cell office:value-type="string">
            <text:p><text:s/>ve al instante</text:p>
          </table:table-cell>
          <table:table-cell office:value-type="string">
            <text:p><text:s/>es preciso que yo sea reina.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string">
            <text:p>El marido fue, pero estaba muy apesadumbrado de que su mujer quisiese ser rein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25">
            <text:p>0.2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string">
            <text:p>No me parece bien, no me parece bien en realidad, pensaba para sÃ­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string">
            <text:p>No quiero ir</text:p>
          </table:table-cell>
          <table:table-cell office:value-type="string">
            <text:p><text:s/>y fue sin embarg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Cuando se acercÃ³ al mar, estaba de un color gris, el agua subÃ­a a borbotones desde el fondo a la superficie y tenÃ­a un olor fÃ©tido; se adelantÃ³ y dijo: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529">
            <text:p>529</text:p>
          </table:table-cell>
          <table:table-cell office:value-type="float" office:value="0.5">
            <text:p>0.5</text:p>
          </table:table-cell>
          <table:table-cell office:value-type="float" office:value="264.5">
            <text:p>264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string">
            <text:p>Tararira ondino, tararira ondino,hermoso pescado, pequeÃ±o vecino,mi pobre Isabel grita y se enfurece;es preciso darla lo que se merece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0.5">
            <text:p>0.5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string">
            <text:p>-Â¿Y quÃ© quiere tu mujer?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333333333333333">
            <text:p>0.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string">
            <text:p>-dijo el barbo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string">
            <text:p>-Â¡Ah!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string">
            <text:p>-contestÃ³ el marido</text:p>
          </table:table-cell>
          <table:table-cell office:value-type="string">
            <text:p><text:s/>quiere ser reina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333333333333333">
            <text:p>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string">
            <text:p>-Vuelve, que ya lo es, replicÃ³ el barbo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PartiÃ³ el marido, y cuando se acercaba al palacio, vio que se habÃ­a hecho mucho mayor y tenÃ­a una torre muy alta decorada con magnÃ­ficos adornos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166666666666667">
            <text:p>0.17</text:p>
          </table:table-cell>
          <table:table-cell office:value-type="float" office:value="67.6666666666667">
            <text:p>67.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A la puerta habÃ­a guardias de centinela y una multitud de soldados con trompetas y timbales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0.166666666666667">
            <text:p>0.17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Cuando entrÃ³ en el edificio vio por todas partes mÃ¡rmol del mÃ¡s puro, enriquecido con oro, tapices de terciopelo y grandes cofres de oro macizo.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0.166666666666667">
            <text:p>0.17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Le abrieron las puertas de la sala: toda la corte se hallaba reunida y su mujer estaba sentada en un elevado trono de oro y de diamantes; llevaba en la cabeza una gran corona de oro, tenÃ­a en la mano un cetro de oro puro enriquecido de piedras preciosas, y a su lado estaban colocadas en una doble fila seis jÃ³venes, cuyas estaturas eran tales, que cada una la llevaba la cabeza a la otra.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2233">
            <text:p>2233</text:p>
          </table:table-cell>
          <table:table-cell office:value-type="float" office:value="0.166666666666667">
            <text:p>0.17</text:p>
          </table:table-cell>
          <table:table-cell office:value-type="float" office:value="372.166666666667">
            <text:p>372.1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Se adelantÃ³ y dijo: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66666666666667">
            <text:p>0.17</text:p>
          </table:table-cell>
          <table:table-cell office:value-type="float" office:value="1.66666666666667">
            <text:p>1.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-Â¡Ah, mujer!, Â¿ya eres reina?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office:value-type="float" office:value="14.5">
            <text:p>14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string">
            <text:p>-SÃ­, le contestÃ³, ya soy reina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string">
            <text:p>Se colocÃ³ delante de ella y la mirÃ³, y en cuanto la hubo contemplado por un instante, dijo: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5">
            <text:p>0.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string">
            <text:p>-Â¡Ah, mujer!, Â¡quÃ© bueno es que seas reina!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333333333333333">
            <text:p>0.33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string">
            <text:p>Ahora no tendrÃ¡s ya nada que desear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333333333333333">
            <text:p>0.33</text:p>
          </table:table-cell>
          <table:table-cell office:value-type="float" office:value="9.33333333333333">
            <text:p>9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-De ningÃºn modo, marido mÃ­o, le contestÃ³ muy agitada; hace mucho tiempo que soy reina, quiero ser mucho mÃ¡s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333333333333333">
            <text:p>0.33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Ve a buscar al barbo y dile que ya soy reina, pero que necesito ser emperatriz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333333333333333">
            <text:p>0.3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-Â¡Ah, mujer!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-replicÃ³ el marido, yo sÃ© que no puede hacerte emperatriz y no me atrevo a decirle eso.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0.333333333333333">
            <text:p>0.33</text:p>
          </table:table-cell>
          <table:table-cell office:value-type="float" office:value="30.3333333333333">
            <text:p>3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string">
            <text:p>-Â¡Yo soy reina, dijo la mujer, y tÃº eres mi marido!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0.25">
            <text:p>0.25</text:p>
          </table:table-cell>
          <table:table-cell office:value-type="float" office:value="17.25">
            <text:p>17.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string">
            <text:p>Ve, si ha podido hacernos reyes, tambiÃ©n podrÃ¡ hacernos emperadores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25">
            <text:p>0.25</text:p>
          </table:table-cell>
          <table:table-cell office:value-type="float" office:value="19.5">
            <text:p>19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string">
            <text:p>Ve, te digo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string">
            <text:p>Tuvo que marchar</text:p>
          </table:table-cell>
          <table:table-cell office:value-type="string">
            <text:p><text:s/>pero al alejarse se hallaba turbado y se decÃ­a a sÃ­ mismo: No me parece bien.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string">
            <text:p>Â¿Emperador?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string">
            <text:p>Es pedir demasiado y el barbo se cansarÃ¡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string">
            <text:p>Pensando esto vio que el agua estaba negra y hervÃ­a a borbotones, la espuma subÃ­a a la superficie y el viento la levantaba soplando con violencia, se estremeciÃ³, pero se acercÃ³ y dijo: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office:value-type="float" office:value="0.5">
            <text:p>0.5</text:p>
          </table:table-cell>
          <table:table-cell office:value-type="float" office:value="211.5">
            <text:p>211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string">
            <text:p>Tararira ondino, tararira ondino,hermoso pescado, pequeÃ±o vecino,mi pobre Isabel grita y se enfurece,es preciso darla lo que se merece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5">
            <text:p>0.5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string">
            <text:p>-Â¿Y quÃ© quiere?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string">
            <text:p>-dijo el barbo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string">
            <text:p>-Â¡Ah, barbo!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string">
            <text:p>-le contestÃ³</text:p>
          </table:table-cell>
          <table:table-cell office:value-type="string">
            <text:p><text:s/>mi mujer quiere llegar a ser emperatriz.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333333333333333">
            <text:p>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string">
            <text:p>-Vuelve, dijo el barbo; lo es desde este instante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.5">
            <text:p>0.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string">
            <text:p>VolviÃ³ el marido, y cuando estuvo de regreso, todo el palacio era de mÃ¡rmol pulimentado, enriquecido con estatuas de alabastro y adornado con oro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25">
            <text:p>0.25</text:p>
          </table:table-cell>
          <table:table-cell office:value-type="float" office:value="94.5">
            <text:p>94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string">
            <text:p>Delante de la puerta habÃ­a muchas legiones de soldados, que tocaban trompetas, timbales y tambores; en el interior del palacio los barones y los condes y los duques iban y venÃ­an en calidad de simples criados, y le abrÃ­an las puertas, que eran de oro macizo.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5">
            <text:p>0.25</text:p>
          </table:table-cell>
          <table:table-cell office:value-type="float" office:value="196.5">
            <text:p>196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string">
            <text:p>En cuanto entrÃ³, vio a su mujer sentada en un trono de oro de una sola pieza y de mÃ¡s de mil pies de alto, llevaba una enorme corona de oro de cinco codos, guarnecida de brillantes y carbunclos; en una mano tenÃ­a el cetro y en la otra el globo imperial; a un lado estaban sus guardias en dos filas, mÃ¡s pequeÃ±os unos que otros; ademÃ¡s habÃ­a gigantes enormes de cien pies de altos y pequeÃ±os enanos que no eran mayores que el dedo pulgar.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2965">
            <text:p>2965</text:p>
          </table:table-cell>
          <table:table-cell office:value-type="float" office:value="0.25">
            <text:p>0.25</text:p>
          </table:table-cell>
          <table:table-cell office:value-type="float" office:value="741.25">
            <text:p>741.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Delante de ella habÃ­a de pie una multitud de prÃ­ncipes y de duques: el marido avanzÃ³ por en medio de ellos, y la dijo: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0.5">
            <text:p>0.5</text:p>
          </table:table-cell>
          <table:table-cell office:value-type="float" office:value="151.5">
            <text:p>151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string">
            <text:p>-Mujer, ya eres emperatriz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string">
            <text:p>-SÃ­, le contestÃ³, ya soy emperatriz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string">
            <text:p>Entonces se puso delante de ella y comenzÃ³ a mirarla y le parecÃ­a que veÃ­a al sol.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0.333333333333333">
            <text:p>0.33</text:p>
          </table:table-cell>
          <table:table-cell office:value-type="float" office:value="45.6666666666667">
            <text:p>45.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string">
            <text:p>En cuanto la hubo contemplado asÃ­ un momento: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333333333333333">
            <text:p>0.3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string">
            <text:p>-Â¡Ah, mujer, la dijo, quÃ© buena cosa es ser emperatriz!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5">
            <text:p>0.5</text:p>
          </table:table-cell>
          <table:table-cell office:value-type="float" office:value="45.5">
            <text:p>45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>
            <text:p>Pero permanecÃ­a tiesa, muy tiesa y no decÃ­a palabr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office:value-type="float" office:value="15.5">
            <text:p>15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string">
            <text:p>Al fin exclamÃ³ el marido: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string">
            <text:p>-Â¡Mujer, ya estarÃ¡s contenta, ya eres emperatriz!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333333333333333">
            <text:p>0.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string">
            <text:p>Â¿QuÃ© mÃ¡s puedes desear?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33333333333333">
            <text:p>0.33</text:p>
          </table:table-cell>
          <table:table-cell office:value-type="float" office:value="3.33333333333333">
            <text:p>3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string">
            <text:p>-Veamos, contestÃ³ la mujer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string">
            <text:p>Fueron enseguida a acostarse, pero ella no estaba contenta; la ambiciÃ³n la impedÃ­a dormir y pensaba siempre en ser todavÃ­a mÃ¡s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0.5">
            <text:p>0.5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string">
            <text:p>El marido durmiÃ³ profundamente; habÃ­a andado todo el dÃ­a, pero la mujer no pudo descansar un momento; se volvÃ­a de un lado a otro durante toda la noche, pensando siempre en ser todavÃ­a mÃ¡s; y no encontrando nada por quÃ© decidirse.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841">
            <text:p>841</text:p>
          </table:table-cell>
          <table:table-cell office:value-type="float" office:value="0.333333333333333">
            <text:p>0.33</text:p>
          </table:table-cell>
          <table:table-cell office:value-type="float" office:value="280.333333333333">
            <text:p>28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string">
            <text:p>Sin embargo, comenzÃ³ a amanecer, y cuando percibiÃ³ la aurora, se incorporÃ³ un poco y mirÃ³ hacia la luz, y al ver entrar por su ventana los rayos del sol...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0.333333333333333">
            <text:p>0.33</text:p>
          </table:table-cell>
          <table:table-cell office:value-type="float" office:value="167.333333333333">
            <text:p>167.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string">
            <text:p>-Â¡Ah!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string">
            <text:p>-pensÃ³</text:p>
          </table:table-cell>
          <table:table-cell office:value-type="string">
            <text:p><text:s/>Â¿por quÃ© no he de poder mandar salir al Sol y a la Luna?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string">
            <text:p>Marido mÃ­o, dijo empujÃ¡ndole con el codo, Â¡despiÃ©rtate, ve a buscar al barbo; quiero ser semejante a Dios!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0.25">
            <text:p>0.25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string">
            <text:p>El marido estaba dormido todavÃ­a, pero se asustÃ³ de tal manera, que se cayÃ³ de la cama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333333333333333">
            <text:p>0.33</text:p>
          </table:table-cell>
          <table:table-cell office:value-type="float" office:value="63.3333333333333">
            <text:p>63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string">
            <text:p>Creyendo que habÃ­a oÃ­do mal, se frotÃ³ los ojos y preguntÃ³: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333333333333333">
            <text:p>0.33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string">
            <text:p>-Â¡Ah, mujer!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string">
            <text:p>Â¿QuÃ© dices?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333333333333333">
            <text:p>0.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string">
            <text:p>-Marido mÃ­o, si no puedo mandar salir al Sol y a la Luna, y si es preciso que los vea salir sin orden mÃ­a, no podrÃ© descansar y no tendrÃ© una hora de tranquilidad, pues estarÃ© siempre pensando en que no los puedo mandar salir.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087">
            <text:p>1087</text:p>
          </table:table-cell>
          <table:table-cell office:value-type="float" office:value="0.5">
            <text:p>0.5</text:p>
          </table:table-cell>
          <table:table-cell office:value-type="float" office:value="543.5">
            <text:p>543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string">
            <text:p>Y al decir esto le mirÃ³ con un ceÃ±o tan horrible, que sintiÃ³ baÃ±arse todo su cuerpo de un sudor frÃ­o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5">
            <text:p>0.5</text:p>
          </table:table-cell>
          <table:table-cell office:value-type="float" office:value="126.5">
            <text:p>126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string">
            <text:p>-Ve al instante, quiero ser semejante a Dios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5">
            <text:p>0.5</text:p>
          </table:table-cell>
          <table:table-cell office:value-type="float" office:value="13.5">
            <text:p>13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string">
            <text:p>-Â¡Ah, mujer!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string">
            <text:p>-dijo el marido arrojÃ¡ndose a sus pies; el barbo no puede hacer eso; ha podido muy bien hacerte reina y emperatriz, pero, te lo suplico, contÃ©ntate con ser emperatriz.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502">
            <text:p>502</text:p>
          </table:table-cell>
          <table:table-cell office:value-type="float" office:value="0.333333333333333">
            <text:p>0.33</text:p>
          </table:table-cell>
          <table:table-cell office:value-type="float" office:value="167.333333333333">
            <text:p>167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string">
            <text:p>Entonces echÃ³ a llorar; sus cabellos volaron en desorden alrededor de su cabeza, despedazÃ³ su cinturÃ³n y dio a su marido un puntapiÃ© gritando: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0.5">
            <text:p>0.5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3">
            <text:p>83</text:p>
          </table:table-cell>
          <table:table-cell office:value-type="string">
            <text:p>-No puedo, no quiero contentarme con esto; marcha al instante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.5">
            <text:p>0.5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office:value-type="string">
            <text:p>El marido se vistiÃ³ rÃ¡pidamente y echÃ³ a correr, como un insensat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.5">
            <text:p>0.5</text:p>
          </table:table-cell>
          <table:table-cell office:value-type="float" office:value="24.5">
            <text:p>24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string">
            <text:p>Pero la tempestad se habÃ­a desencadenado y rugÃ­a furiosa; las casas y los Ã¡rboles se movÃ­an; pedazos de roca rodaban por el mar, y el cielo estaba negro como la pez; tronaba, relampagueaba y el mar levantaba olas negras tan altas como campanarios y montaÃ±as, y todas llevaban en su cima una corona blanca de espuma.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392">
            <text:p>1392</text:p>
          </table:table-cell>
          <table:table-cell office:value-type="float" office:value="0.333333333333333">
            <text:p>0.33</text:p>
          </table:table-cell>
          <table:table-cell office:value-type="float" office:value="464">
            <text:p>46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string">
            <text:p>PÃºsose a gritar, pues apenas podÃ­a oÃ­rse Ã©l mismo sus propias palabras: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0.333333333333333">
            <text:p>0.33</text:p>
          </table:table-cell>
          <table:table-cell office:value-type="float" office:value="30.3333333333333">
            <text:p>30.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  <table:table-cell office:value-type="string">
            <text:p>Tararira ondino, tararira ondino,hermoso pescado, pequeÃ±o vecino,mi pobre Isabel grita y se enfurece,es preciso darla lo que se merece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5">
            <text:p>0.5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string">
            <text:p>-Â¿QuÃ© quieres tÃº, amigo?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333333333333333">
            <text:p>0.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string">
            <text:p>-dijo el barbo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string">
            <text:p>-Â¡Ah, contestÃ³, quiere ser semejante a Dios!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2.5">
            <text:p>12.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string">
            <text:p>-Vuelve y la encontrarÃ¡s en la choza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string">
            <text:p>Y a estas horas viven allÃ­ todavÃ­a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Ãrase una vez un rey que tenÃ­a doce hijas, a cual mÃ¡s hermos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0181818181818182">
            <text:p>0.02</text:p>
          </table:table-cell>
          <table:table-cell office:value-type="float" office:value="1.90909090909091">
            <text:p>1.9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DormÃ­an todas juntas en una misma sala, con las camas alineadas, y por la noche, a la hora de acostarse, el Rey cerraba la puerta con llave y corrÃ­a el cerrojo.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534">
            <text:p>534</text:p>
          </table:table-cell>
          <table:table-cell office:value-type="float" office:value="0.0181818181818182">
            <text:p>0.02</text:p>
          </table:table-cell>
          <table:table-cell office:value-type="float" office:value="9.70909090909091">
            <text:p>9.7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Mas por la maÃ±ana, al abrir de nuevo el aposento, advertÃ­a que todos los zapatos estaban estropeados de tanto bailar sin que nadie pudiese poner en claro el misterio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0.0181818181818182">
            <text:p>0.02</text:p>
          </table:table-cell>
          <table:table-cell office:value-type="float" office:value="9.01818181818182">
            <text:p>9.0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l fin, el Rey mandÃ³ pregonar que quien descubriese dÃ³nde iban a bailar sus hijas por la noche, podrÃ­a elegir a una por esposa, y, a la muerte del Monarca, heredarÃ­a el trono; pero con la condiciÃ³n de que quien se ofreciese y al cabo de tres dÃ­as con sus noches no hubiese esclarecido el caso, perderÃ­a la vida.Al cabo de poco tiempo presentÃ³se un prÃ­ncipe, que se declarÃ³ dispuesto a intentar la empresa.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122">
            <text:p>2122</text:p>
          </table:table-cell>
          <table:table-cell office:value-type="float" office:value="0.0181818181818182">
            <text:p>0.02</text:p>
          </table:table-cell>
          <table:table-cell office:value-type="float" office:value="38.5818181818182">
            <text:p>38.5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Fue bien recibido, y al llegar la noche se le condujo a una habitaciÃ³n contigua al dormitorio de las princesas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0.0181818181818182">
            <text:p>0.02</text:p>
          </table:table-cell>
          <table:table-cell office:value-type="float" office:value="2.2">
            <text:p>2.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PusiÃ©ronle allÃ­ la cama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181818181818182">
            <text:p>0.02</text:p>
          </table:table-cell>
          <table:table-cell office:value-type="float" office:value="0.181818181818182">
            <text:p>0.1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Ãl debÃ­a averiguar adÃ³nde se iban ellas a bailar, y para que no pudiesen hacerlo en secreto o escaparse a otro lugar, dejaron abierta la puerta de la sala.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0.0181818181818182">
            <text:p>0.02</text:p>
          </table:table-cell>
          <table:table-cell office:value-type="float" office:value="6.29090909090909">
            <text:p>6.2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Mas al prÃ­ncipe le pareciÃ³ que tenÃ­a plomo en los ojos y se quedÃ³ dormido; y cuando se despertÃ³ por la maÃ±ana, encontrÃ³se con que las doce habÃ­an ido al baile, pues todas tenÃ­an agujereadas las suelas de los zapatos.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504">
            <text:p>504</text:p>
          </table:table-cell>
          <table:table-cell office:value-type="float" office:value="0.0181818181818182">
            <text:p>0.02</text:p>
          </table:table-cell>
          <table:table-cell office:value-type="float" office:value="9.16363636363636">
            <text:p>9.1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Lo mismo se repitiÃ³ la segunda noche y la tercera, por lo cual el prÃ­ncipe fue decapitado sin compasiÃ³n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181818181818182">
            <text:p>0.02</text:p>
          </table:table-cell>
          <table:table-cell office:value-type="float" office:value="3.81818181818182">
            <text:p>3.8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DespuÃ©s de Ã©l vinieron otros muchos dispuestos a correr la suerte, y todos dejaron la vida en la empresa.En esto, un pobre soldado que, habiendo recibido una herida, no podÃ­a seguir en el servicio, acertÃ³ a pasar por las inmediaciones de la ciudad donde aquel rey vivÃ­a.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102">
            <text:p>1102</text:p>
          </table:table-cell>
          <table:table-cell office:value-type="float" office:value="0.0181818181818182">
            <text:p>0.02</text:p>
          </table:table-cell>
          <table:table-cell office:value-type="float" office:value="20.0363636363636">
            <text:p>20.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TopÃ³se con una vieja, que le preguntÃ³ adÃ³nde iba.- Ni yo mismo lo sÃ© - respondiÃ³le Ã©l y, en broma, aÃ±adiÃ³ -: Me entran ganas de averiguar dÃ³nde se desgastan los zapatos bailando las hijas del Rey.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747">
            <text:p>747</text:p>
          </table:table-cell>
          <table:table-cell office:value-type="float" office:value="0.0181818181818182">
            <text:p>0.02</text:p>
          </table:table-cell>
          <table:table-cell office:value-type="float" office:value="13.5818181818182">
            <text:p>13.5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sÃ­, un dÃ­a podrÃ­a subir al trono.- Pues no es tan difÃ­cil - replicÃ³ la vieja -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0181818181818182">
            <text:p>0.02</text:p>
          </table:table-cell>
          <table:table-cell office:value-type="float" office:value="1.70909090909091">
            <text:p>1.7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Para ello, basta con que no bebas el vino que te servirÃ¡n por la noche y simules que estÃ¡s dormido -.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0.0181818181818182">
            <text:p>0.02</text:p>
          </table:table-cell>
          <table:table-cell office:value-type="float" office:value="2.56363636363636">
            <text:p>2.5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Luego, dÃ¡ndole una pequeÃ±a capa, aÃ±adiÃ³ -: Cuando te la pongas, quedarÃ¡s invisible y podrÃ¡s seguir a las doce muchachas.Con aquellas instrucciones, el soldado se tomÃ³ en serio la cosa y, cobrando Ã¡nimos, presentÃ³se al Rey como pretendiente.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661">
            <text:p>661</text:p>
          </table:table-cell>
          <table:table-cell office:value-type="float" office:value="0.0181818181818182">
            <text:p>0.02</text:p>
          </table:table-cell>
          <table:table-cell office:value-type="float" office:value="12.0181818181818">
            <text:p>12.0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RecibiÃ©ronle con las mismas atenciones que a los demÃ¡s y le dieron vestidos principescos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181818181818182">
            <text:p>0.02</text:p>
          </table:table-cell>
          <table:table-cell office:value-type="float" office:value="1.09090909090909">
            <text:p>1.0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 la hora de acostarse, lo condujeron a la antesala de costumbre, y, cuando ya se dispuso a meterse en la cama, entrÃ³ la princesa mayor a ofrecerle un vaso de vino.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0.0181818181818182">
            <text:p>0.02</text:p>
          </table:table-cell>
          <table:table-cell office:value-type="float" office:value="8.41818181818182">
            <text:p>8.4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Pero Ã©l se habÃ­a atado una esponja bajo la barbilla y, echando en ella el lÃ­quido, no se tragÃ³ ni una gota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0.0181818181818182">
            <text:p>0.02</text:p>
          </table:table-cell>
          <table:table-cell office:value-type="float" office:value="4.65454545454545">
            <text:p>4.6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costÃ³se luego y, al cabo de un ratito, se puso a roncar como si durmiese profundamente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0181818181818182">
            <text:p>0.02</text:p>
          </table:table-cell>
          <table:table-cell office:value-type="float" office:value="3.10909090909091">
            <text:p>3.1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l oÃ­rlo, las princesas soltaron las carcajadas, y la mayor exclamÃ³:- He aquÃ­ otro que podrÃ­a haberse ahorrado la muerte.Se levantaron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0.0181818181818182">
            <text:p>0.02</text:p>
          </table:table-cell>
          <table:table-cell office:value-type="float" office:value="3.29090909090909">
            <text:p>3.2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brieron armarios, arcas y cajones y sacaron de ellos magnÃ­ficos vestidos; y mientras se ataviaban y acicalaban ante el espejo, saltaban de alegrÃ­a pensando en el baile.SÃ³lo la mÃ¡s joven dijo:- No sÃ©.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office:value-type="float" office:value="0.0181818181818182">
            <text:p>0.02</text:p>
          </table:table-cell>
          <table:table-cell office:value-type="float" office:value="9.98181818181818">
            <text:p>9.9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Vosotras estÃ¡is muy contentas, y yo, en cambio, siento una impresiÃ³n rar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181818181818182">
            <text:p>0.02</text:p>
          </table:table-cell>
          <table:table-cell office:value-type="float" office:value="2.18181818181818">
            <text:p>2.1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Presiento que nos ocurrirÃ¡ una desgracia.- Eres una boba - replicÃ³ la mayor -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0181818181818182">
            <text:p>0.02</text:p>
          </table:table-cell>
          <table:table-cell office:value-type="float" office:value="1.30909090909091">
            <text:p>1.3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Siempre tienes miedo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181818181818182">
            <text:p>0.02</text:p>
          </table:table-cell>
          <table:table-cell office:value-type="float" office:value="0.109090909090909">
            <text:p>0.1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Â¿Olvidaste ya cuÃ¡ntos prÃ­ncipes han tratado, en vano, de descubrirnos?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.0181818181818182">
            <text:p>0.02</text:p>
          </table:table-cell>
          <table:table-cell office:value-type="float" office:value="1.05454545454545">
            <text:p>1.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 este soldado ni siquiera hacÃ­a falta darle narcÃ³tico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181818181818182">
            <text:p>0.02</text:p>
          </table:table-cell>
          <table:table-cell office:value-type="float" office:value="0.818181818181818">
            <text:p>0.8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o se habrÃ­a despertado el muy zopenco.Cuando todas estuvieron listas, salieron a echar una mirada al mozo; pero Ã©ste mantenÃ­a los ojos cerrados y permaneciÃ³ inmÃ³vil, por lo que ellas se creyeron seguras.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98">
            <text:p>598</text:p>
          </table:table-cell>
          <table:table-cell office:value-type="float" office:value="0.0181818181818182">
            <text:p>0.02</text:p>
          </table:table-cell>
          <table:table-cell office:value-type="float" office:value="10.8727272727273">
            <text:p>10.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Entonces la mayor se acercÃ³ a su cama y le dio unos golpes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.0181818181818182">
            <text:p>0.02</text:p>
          </table:table-cell>
          <table:table-cell office:value-type="float" office:value="1.43636363636364">
            <text:p>1.4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Inmediatamente, el mueble empezÃ³ a hundirse en el suelo, y todas pasaron por aquella abertura, una tras otra, guiadas por la mayor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0.0181818181818182">
            <text:p>0.02</text:p>
          </table:table-cell>
          <table:table-cell office:value-type="float" office:value="5.50909090909091">
            <text:p>5.5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El soldado, que lo habÃ­a visto todo, sin titubear se puso su capita y bajÃ³ tambiÃ©n detrÃ¡s de la menor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181818181818182">
            <text:p>0.02</text:p>
          </table:table-cell>
          <table:table-cell office:value-type="float" office:value="4.6">
            <text:p>4.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 mitad de la escalera le pisÃ³ ligeramente el vestido, por lo cual la princesa, asustada, exclamÃ³:- Â¿QuÃ© es eso?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0181818181818182">
            <text:p>0.02</text:p>
          </table:table-cell>
          <table:table-cell office:value-type="float" office:value="5.90909090909091">
            <text:p>5.9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Â¿QuiÃ©n me tira de la falda?- Â¡No seas tonta!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181818181818182">
            <text:p>0.02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- exclamÃ³ la mayor -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181818181818182">
            <text:p>0.02</text:p>
          </table:table-cell>
          <table:table-cell office:value-type="float" office:value="0.272727272727273">
            <text:p>0.2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Te habrÃ¡s cogido en un gancho.Llegaron todos abajo, encontrÃ¡ndose en una maravillosa avenida de Ã¡rboles, cuyas hojas, de plata, brillaban y refulgÃ­an esplendorosamente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0181818181818182">
            <text:p>0.02</text:p>
          </table:table-cell>
          <table:table-cell office:value-type="float" office:value="6.87272727272727">
            <text:p>6.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PensÃ³ el soldado: "Es cuestiÃ³n de proporcionarme una prueba", y rompiÃ³ una rama, produciendo un fuerte crujido al quebrarla.La mÃ¡s joven volviÃ³ a exclamar:- Pasa algo extraÃ±o.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0.0181818181818182">
            <text:p>0.02</text:p>
          </table:table-cell>
          <table:table-cell office:value-type="float" office:value="6.45454545454545">
            <text:p>6.4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Â¿No oÃ­steis un crujido?Pero la mayor replicÃ³: - Son disparos de regocijo, por la pronta liberaciÃ³n de nuestros prÃ­ncipes.Llegaron luego a otra avenida cuyos Ã¡rboles eran de oro, y, finalmente, a una tercera, en que eran de diamantes; y de cada una desgajÃ³ el soldado una rama, con gran susto de la pequeÃ±a; pero la mayor insistiÃ³ en que eran disparos de regocijo.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470">
            <text:p>1470</text:p>
          </table:table-cell>
          <table:table-cell office:value-type="float" office:value="0.0181818181818182">
            <text:p>0.02</text:p>
          </table:table-cell>
          <table:table-cell office:value-type="float" office:value="26.7272727272727">
            <text:p>26.7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Prosiguiendo, no tardaron en hallarse a la orilla de un gran rÃ­o, en el que habÃ­a doce barquitas, y, en cada una, un gallardo prÃ­ncipe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office:value-type="float" office:value="0.0181818181818182">
            <text:p>0.02</text:p>
          </table:table-cell>
          <table:table-cell office:value-type="float" office:value="6.56363636363636">
            <text:p>6.5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guardaban a las princesas, y cada cual subiÃ³ a una en su barca, sentÃ¡ndose el soldado en la de la menor.Dijo el prÃ­ncipe:- No sÃ© por quÃ©, pero esta barca es hoy mucho mÃ¡s pesada que de costumbre.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float" office:value="0.0181818181818182">
            <text:p>0.02</text:p>
          </table:table-cell>
          <table:table-cell office:value-type="float" office:value="13.1636363636364">
            <text:p>13.1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Tengo que remar con todas mis fuerzas para hacerla avanzar.- Debe de ser el tiempo - respondiÃ³ la princesa -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0.0181818181818182">
            <text:p>0.02</text:p>
          </table:table-cell>
          <table:table-cell office:value-type="float" office:value="2.07272727272727">
            <text:p>2.0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Hoy estÃ¡ bochornoso, y tambiÃ©n yo me siento deprimida.En la orilla opuesta levantÃ¡base un magnÃ­fico y bien iluminado castillo, de cuyo interior llegaba una alegre mÃºsica de timbales y trompetas.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0.0181818181818182">
            <text:p>0.02</text:p>
          </table:table-cell>
          <table:table-cell office:value-type="float" office:value="6.10909090909091">
            <text:p>6.1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Entraron en Ã©l, y cada prÃ­ncipe bailÃ³ con su preferida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181818181818182">
            <text:p>0.02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Y tambiÃ©n el soldado bailÃ³, invisible, y cuando la princesa menor levantaba un vaso de vino, Ã©l se lo bebÃ­a, vaciÃ¡ndolo antes de que llegase a los labios de la muchacha, con el consiguiente azoramiento de ella; pero la mayor siempre le imponÃ­a silencio.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275">
            <text:p>1275</text:p>
          </table:table-cell>
          <table:table-cell office:value-type="float" office:value="0.0181818181818182">
            <text:p>0.02</text:p>
          </table:table-cell>
          <table:table-cell office:value-type="float" office:value="23.1818181818182">
            <text:p>23.1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DurÃ³ la danza hasta las tres de la madrugada, hora en que todos los zapatos estaban agujereados y hubieron de darla por terminada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0181818181818182">
            <text:p>0.02</text:p>
          </table:table-cell>
          <table:table-cell office:value-type="float" office:value="5.45454545454545">
            <text:p>5.4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Los prÃ­ncipes las devolvieron a la orilla opuesta, y esta vez el soldado se embarcÃ³ con la mayor.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0.0181818181818182">
            <text:p>0.02</text:p>
          </table:table-cell>
          <table:table-cell office:value-type="float" office:value="3.12727272727273">
            <text:p>3.1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En la ribera se despidieron de sus acompaÃ±antes, prometiÃ©ndoles volver a la noche siguiente.Al llegar a la escalera, el soldado pasÃ³ delante y se metiÃ³ en su cama.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0.0181818181818182">
            <text:p>0.02</text:p>
          </table:table-cell>
          <table:table-cell office:value-type="float" office:value="4.81818181818182">
            <text:p>4.8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Cuando las doce muchachas entraron fatigadas y arrastrando los pies, reanudÃ³ Ã©l sus ronquidos, y ellas, al oÃ­rlos, dijÃ©ronse entre sÃ­:- Â¡De Ã©ste nos hallamos seguras!,DesvistiÃ©ronse, guardando sus ricas prendas y, dejando los estropeados zapatos debajo de las respectivas camas, se acostaron.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432">
            <text:p>1432</text:p>
          </table:table-cell>
          <table:table-cell office:value-type="float" office:value="0.0181818181818182">
            <text:p>0.02</text:p>
          </table:table-cell>
          <table:table-cell office:value-type="float" office:value="26.0363636363636">
            <text:p>26.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 la maÃ±ana siguiente, el soldado no quiso decir nada, deseoso de participar de nuevo en la magnÃ­fica fiesta, a la que concurriÃ³ la segunda noche y la tercera.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0.0181818181818182">
            <text:p>0.02</text:p>
          </table:table-cell>
          <table:table-cell office:value-type="float" office:value="7.14545454545455">
            <text:p>7.1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Todo discurriÃ³ como la primera vez, durando el baile hasta el desgaste total de los zapatos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0181818181818182">
            <text:p>0.02</text:p>
          </table:table-cell>
          <table:table-cell office:value-type="float" office:value="2.78181818181818">
            <text:p>2.7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La tercera noche, empero, el soldado se llevÃ³ una copa como prueb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0181818181818182">
            <text:p>0.02</text:p>
          </table:table-cell>
          <table:table-cell office:value-type="float" office:value="1.90909090909091">
            <text:p>1.9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Cuando sonÃ³ la hora de rendir cuentas, cogiÃ³ el mozo las tres ramas y la copa y se presentÃ³ al Rey, mientras las doce hermanas escuchaban detrÃ¡s de la puerta lo que decÃ­a.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0.0181818181818182">
            <text:p>0.02</text:p>
          </table:table-cell>
          <table:table-cell office:value-type="float" office:value="6.43636363636364">
            <text:p>6.4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l preguntar el Rey:- Â¿DÃ³nde han estropeado mis hijas sus zapatos?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0181818181818182">
            <text:p>0.02</text:p>
          </table:table-cell>
          <table:table-cell office:value-type="float" office:value="0.927272727272727">
            <text:p>0.9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- respondiÃ³ Ã©l:- Bailando con doce prÃ­ncipes en un palacio subterrÃ¡neo Â­ y relatÃ³ cÃ³mo habÃ­an ocurrido las cosas, aportando en prueba las ramas y la copa.MandÃ³ entonces el Rey que compareciesen sus hijas, y les preguntÃ³ si el soldado decÃ­a la verdad.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582">
            <text:p>582</text:p>
          </table:table-cell>
          <table:table-cell office:value-type="float" office:value="0.0181818181818182">
            <text:p>0.02</text:p>
          </table:table-cell>
          <table:table-cell office:value-type="float" office:value="10.5818181818182">
            <text:p>10.5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l verse ellas descubiertas, y que de nada les servirÃ­a el seguir negando, hubieron de confesar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181818181818182">
            <text:p>0.02</text:p>
          </table:table-cell>
          <table:table-cell office:value-type="float" office:value="1.65454545454545">
            <text:p>1.6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Entonces preguntÃ³ el Rey al soldado a cuÃ¡l de ellas querÃ­a por mujer.- Como ya no soy joven, dadme a la mayor - contestÃ³.El mismo dÃ­a se celebrÃ³ la boda, y el Rey lo nombrÃ³ heredero del trono.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781">
            <text:p>781</text:p>
          </table:table-cell>
          <table:table-cell office:value-type="float" office:value="0.0181818181818182">
            <text:p>0.02</text:p>
          </table:table-cell>
          <table:table-cell office:value-type="float" office:value="14.2">
            <text:p>14.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En cuanto a los prÃ­ncipes, quedaron encantados durante tantos dÃ­as como noches habÃ­an bailado con las princesas.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0.0181818181818182">
            <text:p>0.02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Ãrase una vez una mujer muy pobre que dio a luz un niÃ±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0119047619047619">
            <text:p>0.01</text:p>
          </table:table-cell>
          <table:table-cell office:value-type="float" office:value="0.607142857142857">
            <text:p>0.6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Como el pequeÃ±o vino al mundo envuelto en la tela de la suerte, predijÃ©ronle que al cumplir los catorce aÃ±os se casarÃ­a con la hija del Rey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0.0119047619047619">
            <text:p>0.01</text:p>
          </table:table-cell>
          <table:table-cell office:value-type="float" office:value="3.69047619047619">
            <text:p>3.6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OcurriÃ³ que unos dÃ­as despuÃ©s el Rey pasÃ³ por el pueblo, sin darse a conocer, y al preguntar quÃ© novedades habÃ­a, le respondieron:- Uno de estos dÃ­as ha nacido un niÃ±o con una tela de la suerte.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 office:value-type="float" office:value="0.0119047619047619">
            <text:p>0.01</text:p>
          </table:table-cell>
          <table:table-cell office:value-type="float" office:value="5.51190476190476">
            <text:p>5.5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A quien esto sucede, la fortuna lo protege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119047619047619">
            <text:p>0.01</text:p>
          </table:table-cell>
          <table:table-cell office:value-type="float" office:value="0.535714285714286">
            <text:p>0.5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TambiÃ©n le han pronosticado que a los catorce aÃ±os se casarÃ¡ con la hija del Rey.El Rey, que era hombre de corazÃ³n duro, se irritÃ³ al oÃ­r aquella profecÃ­a, y, yendo a encontrar a los padres, les dijo con tono muy amable:- Vosotros sois muy pobres; dejadme, pues, a vuestro hijo, que yo lo cuidarÃ©.Al principio, el matrimonio se negaba, pero al ofrecerles el forastero un buen bolso de oro, pensaron: "Ha nacido con buena estrella; serÃ¡, pues, por su bien" y, al fin, aceptaron y le entregaron el niÃ±o.El Rey lo metiÃ³ en una cajita y prosiguiÃ³ con Ã©l su camino, hasta que llegÃ³ al borde de un profundo rÃ­o.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5645">
            <text:p>5645</text:p>
          </table:table-cell>
          <table:table-cell office:value-type="float" office:value="0.0119047619047619">
            <text:p>0.01</text:p>
          </table:table-cell>
          <table:table-cell office:value-type="float" office:value="67.202380952381">
            <text:p>67.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ArrojÃ³ al agua la caja, y pensÃ³: "AsÃ­ he librado a mi hija de un pretendiente bien inesperado"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0.0119047619047619">
            <text:p>0.01</text:p>
          </table:table-cell>
          <table:table-cell office:value-type="float" office:value="1.58333333333333">
            <text:p>1.5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Pero la caja, en lugar de irse al fondo, se puso a flotar como un barquito, sin que entrara en ella ni una gota de agua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0.0119047619047619">
            <text:p>0.01</text:p>
          </table:table-cell>
          <table:table-cell office:value-type="float" office:value="5.17857142857143">
            <text:p>5.1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Y asÃ­ continuÃ³, corriente abajo, hasta cosa de dos millas de la capital del reino, donde quedÃ³ detenida en la presa de un molino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0119047619047619">
            <text:p>0.01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Uno de los mozos, que por fortuna se encontraba presente y la vio, sacÃ³ la caja con un gancho, creyendo encontrar en ella algÃºn tesoro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0119047619047619">
            <text:p>0.01</text:p>
          </table:table-cell>
          <table:table-cell office:value-type="float" office:value="4.83333333333333">
            <text:p>4.8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Al abrirla ofreciÃ³se a su vista un hermoso chiquillo, alegre y vivarach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.0119047619047619">
            <text:p>0.01</text:p>
          </table:table-cell>
          <table:table-cell office:value-type="float" office:value="0.94047619047619">
            <text:p>0.9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LlevÃ³lo el mozo al molinero Y su mujer, que, como no tenÃ­an hijos, exclamaron:- Â¡Es Dios que nos lo envÃ­a!Y cuidaron con todo cariÃ±o al niÃ±o abandonado, el cual creciÃ³ en edad, salud y buenas cualidades.He aquÃ­ que un dÃ­a el Rey, sorprendido por una tempestad, entrÃ³ a guarecerse en el molino y preguntÃ³ a los molineros si aquel guapo muchacho era hijo suyo.- No -respondieron ellos-, es un niÃ±o expÃ³sito; hace catorce aÃ±os que lo encontramos en una caja, en la presa del molino.ComprendiÃ³ el Rey que no podÃ­a ser otro sino aquel niÃ±o de la suerte que habÃ­a arrojado al rÃ­o, y dijo.- Buena gente, Â¿dejarÃ­ais que el chico llevara una carta mÃ­a a la SeÃ±ora Reina?</text:p>
          </table:table-cell>
          <table:table-cell office:value-type="float" office:value="136">
            <text:p>136</text:p>
          </table:table-cell>
          <table:table-cell office:value-type="float" office:value="8">
            <text:p>8</text:p>
          </table:table-cell>
          <table:table-cell office:value-type="float" office:value="7816">
            <text:p>7816</text:p>
          </table:table-cell>
          <table:table-cell office:value-type="float" office:value="0.0119047619047619">
            <text:p>0.01</text:p>
          </table:table-cell>
          <table:table-cell office:value-type="float" office:value="93.047619047619">
            <text:p>93.0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Le darÃ© en pago dos monedas de oro.- Â¡Como mande el SeÃ±or Rey!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119047619047619">
            <text:p>0.01</text:p>
          </table:table-cell>
          <table:table-cell office:value-type="float" office:value="1.08333333333333">
            <text:p>1.0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respondieron los dos viejos, y mandaron al mozo que se preparase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119047619047619">
            <text:p>0.01</text:p>
          </table:table-cell>
          <table:table-cell office:value-type="float" office:value="0.928571428571428">
            <text:p>0.9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l Rey escribiÃ³ entonces una carta a la Reina, en los siguientes tÃ©rminos: "En cuanto se presente el muchacho con esta carta, lo mandarÃ¡s matar y enterrar, y esta orden debe cumplirse antes de mi regreso".PÃºsose el muchacho en camino con la carta, pero se extraviÃ³, y al anochecer llegÃ³ a un gran bosque.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726">
            <text:p>1726</text:p>
          </table:table-cell>
          <table:table-cell office:value-type="float" office:value="0.0119047619047619">
            <text:p>0.01</text:p>
          </table:table-cell>
          <table:table-cell office:value-type="float" office:value="20.547619047619">
            <text:p>20.5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Vio una lucecita en la oscuridad y se dirigiÃ³ allÃ­, resultando ser una casita muy pequeÃ±a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0.0119047619047619">
            <text:p>0.01</text:p>
          </table:table-cell>
          <table:table-cell office:value-type="float" office:value="1.03571428571429">
            <text:p>1.0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Al entrar sÃ³lo habÃ­a una anciana sentada junto al fuego, la cual asustÃ³se al ver al mozo y le dijo:- Â¿De dÃ³nde vienes y adÃ³nde vas?- Vengo del molino -respondiÃ³ Ã©l- y voy a llevar una carta a la SeÃ±ora Reina.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601">
            <text:p>601</text:p>
          </table:table-cell>
          <table:table-cell office:value-type="float" office:value="0.0119047619047619">
            <text:p>0.01</text:p>
          </table:table-cell>
          <table:table-cell office:value-type="float" office:value="7.1547619047619">
            <text:p>7.1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Pero como me extraviÃ©, me gustarÃ­a pasar aquÃ­ la noche.- Â¡Pobre chico!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0.0119047619047619">
            <text:p>0.01</text:p>
          </table:table-cell>
          <table:table-cell office:value-type="float" office:value="0.726190476190476">
            <text:p>0.7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replicÃ³ la mujer-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119047619047619">
            <text:p>0.01</text:p>
          </table:table-cell>
          <table:table-cell office:value-type="float" office:value="0.0714285714285714">
            <text:p>0.0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Has venido a dar en una guarida de bandidos, y si vienen te matarÃ¡n.- Venga quien venga, no tengo miedo -contestÃ³ el muchacho-.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0.0119047619047619">
            <text:p>0.01</text:p>
          </table:table-cell>
          <table:table-cell office:value-type="float" office:value="3.58333333333333">
            <text:p>3.5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stoy tan cansado que no puedo dar un paso mÃ¡s - y, tendiÃ©ndose sobre un banco, se quedÃ³ dormido en el acto.A poco llegaron los bandidos y preguntaron, enfurecidos, quiÃ©n era el forastero que allÃ­ dormÃ­a.- Â¡Ay!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861">
            <text:p>861</text:p>
          </table:table-cell>
          <table:table-cell office:value-type="float" office:value="0.0119047619047619">
            <text:p>0.01</text:p>
          </table:table-cell>
          <table:table-cell office:value-type="float" office:value="10.25">
            <text:p>10.2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dijo la anciana-, es un chiquillo inocente que se extraviÃ³ en el bosque; lo he acogido por compasiÃ³n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0.0119047619047619">
            <text:p>0.01</text:p>
          </table:table-cell>
          <table:table-cell office:value-type="float" office:value="1.89285714285714">
            <text:p>1.8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Parece que lleva una carta para la Reina.Los bandoleros abrieron el sobre y leyeron el contenido de la carta, es decir, la orden de que se diera muerte al mozo en cuanto llegara.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float" office:value="0.0119047619047619">
            <text:p>0.01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A pesar de su endurecido corazÃ³n, los ladrones se apiadaron, y el capitÃ¡n rompiÃ³ la carta y la cambiÃ³ por otra en la que ordenaba que al llegar el muchacho lo casasen con la hija del Rey.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office:value-type="float" office:value="0.0119047619047619">
            <text:p>0.01</text:p>
          </table:table-cell>
          <table:table-cell office:value-type="float" office:value="9.28571428571429">
            <text:p>9.2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ejÃ¡ronlo luego descansar tranquilamente en su banco hasta la maÃ±ana, y, cuando se despertÃ³, le dieron la carta y le mostraron el camino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0.0119047619047619">
            <text:p>0.01</text:p>
          </table:table-cell>
          <table:table-cell office:value-type="float" office:value="4.17857142857143">
            <text:p>4.1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La Reina, al recibir y leer la misiva, se apresurÃ³ a cumplir lo que en ella se le mandaba: OrganizÃ³ una boda magnÃ­fica, y la princesa fue unida en matrimonio al favorito de la fortuna.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  <table:table-cell office:value-type="float" office:value="0.0119047619047619">
            <text:p>0.01</text:p>
          </table:table-cell>
          <table:table-cell office:value-type="float" office:value="5.61904761904762">
            <text:p>5.6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Y como el muchacho era guapo y apuesto, su esposa vivÃ­a feliz y satisfecha con Ã©l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0119047619047619">
            <text:p>0.01</text:p>
          </table:table-cell>
          <table:table-cell office:value-type="float" office:value="1.82142857142857">
            <text:p>1.8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Transcurrido algÃºn tiempo, regresÃ³ el Rey a palacio y vio que se habÃ­a cumplido el vaticinio: el niÃ±o de la suerte se habÃ­a casado con su hija.- Â¿CÃ³mo pudo ser eso?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45">
            <text:p>445</text:p>
          </table:table-cell>
          <table:table-cell office:value-type="float" office:value="0.0119047619047619">
            <text:p>0.01</text:p>
          </table:table-cell>
          <table:table-cell office:value-type="float" office:value="5.29761904761905">
            <text:p>5.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preguntÃ³-.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0119047619047619">
            <text:p>0.0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n mi carta daba yo una orden muy distinta.Entonces la Reina le presentÃ³ el escrito, para que leyera Ã©l mismo lo que allÃ­ decÃ­a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0.0119047619047619">
            <text:p>0.01</text:p>
          </table:table-cell>
          <table:table-cell office:value-type="float" office:value="2.1547619047619">
            <text:p>2.1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LeyÃ³ el Rey la carta y se dio cuenta de que habÃ­a sido cambiada por otra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0119047619047619">
            <text:p>0.01</text:p>
          </table:table-cell>
          <table:table-cell office:value-type="float" office:value="1.61904761904762">
            <text:p>1.6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PreguntÃ³ entonces al joven quÃ© habÃ­a sucedido con el mensaje que le confiara, y por quÃ© lo habÃ­a sustituido por otro.- No sÃ© nada -respondiÃ³ el muchacho-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0119047619047619">
            <text:p>0.01</text:p>
          </table:table-cell>
          <table:table-cell office:value-type="float" office:value="4.83333333333333">
            <text:p>4.8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ebieron cambiÃ¡rmela durante la noche, mientras dormÃ­a en la casa del bosque.- Esto no puede quedar asÃ­ -dijo el Rey encolerizado-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0.0119047619047619">
            <text:p>0.01</text:p>
          </table:table-cell>
          <table:table-cell office:value-type="float" office:value="2.33333333333333">
            <text:p>2.3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Quien quiera conseguir a mi hija debe ir antes al infierno y traerme tres pelos de oro de la cabeza del diablo.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0.0119047619047619">
            <text:p>0.01</text:p>
          </table:table-cell>
          <table:table-cell office:value-type="float" office:value="1.67857142857143">
            <text:p>1.6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Si lo haces, conservarÃ¡s a mi hija.Esperaba el Rey librarse de Ã©l para siempre con aquel encargo; pero el afortunado muchacho respondiÃ³:- TraerÃ© los tres cabellos de oro.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  <table:table-cell office:value-type="float" office:value="0.0119047619047619">
            <text:p>0.01</text:p>
          </table:table-cell>
          <table:table-cell office:value-type="float" office:value="4.95238095238095">
            <text:p>4.9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l diablo no me da miedo-.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119047619047619">
            <text:p>0.01</text:p>
          </table:table-cell>
          <table:table-cell office:value-type="float" office:value="0.190476190476191">
            <text:p>0.1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Se despidiÃ³ de su esposa y emprendiÃ³ su peregrinaciÃ³n.CondÃºjolo su camino a una gran ciudad</text:p>
          </table:table-cell>
          <table:table-cell office:value-type="string">
            <text:p><text:s/>el centinela de la puerta le preguntÃ³ cuÃ¡l era su oficio y quÃ© cosas sabÃ­a.- Yo lo sÃ© todo -contestÃ³ el muchacho.- En este caso podrÃ¡s prestarnos un servicio -dijo el guarda-.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744">
            <text:p>744</text:p>
          </table:table-cell>
          <table:table-cell office:value-type="float" office:value="0.0119047619047619">
            <text:p>0.0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xplÃ­canos por quÃ© la fuente de la plaza, de la que antes manaba vino, se ha secado y ni siquiera da agua.- Lo sabrÃ©is -afirmÃ³ el mozo-, pero os lo dirÃ© cuando vuelva.SiguiÃ³ adelante y llegÃ³ a una segunda ciudad, donde el guarda de la muralla le preguntÃ³, a su vez, cuÃ¡l era su oficio y quÃ© cosas sabÃ­a.- Yo lo sÃ© todo -repitiÃ³ el muchacho.- Entonces puedes hacernos un favor.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171">
            <text:p>2171</text:p>
          </table:table-cell>
          <table:table-cell office:value-type="float" office:value="0.0119047619047619">
            <text:p>0.01</text:p>
          </table:table-cell>
          <table:table-cell office:value-type="float" office:value="25.8452380952381">
            <text:p>25.8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inos por quÃ© un Ã¡rbol que tenemos en la ciudad, que antes daba manzanas de oro, ahora no tiene ni hojas siquiera.- Lo sabrÃ©is -respondiÃ³ Ã©l-, pero os lo dirÃ© cuando vuelva.Prosiguiendo su ruta, llegÃ³ a la orilla de un ancho y profundo rÃ­o que habÃ­a de cruzar.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871">
            <text:p>871</text:p>
          </table:table-cell>
          <table:table-cell office:value-type="float" office:value="0.0119047619047619">
            <text:p>0.01</text:p>
          </table:table-cell>
          <table:table-cell office:value-type="float" office:value="10.3690476190476">
            <text:p>10.3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PreguntÃ³le el barquero quÃ© oficio tenÃ­a y cuÃ¡les eran sus conocimientos.- Lo sÃ© todo -respondiÃ³ Ã©l.- Siendo asÃ­, puedes hacerme un favor -prosiguiÃ³ el barquero-.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0.0119047619047619">
            <text:p>0.01</text:p>
          </table:table-cell>
          <table:table-cell office:value-type="float" office:value="2.46428571428571">
            <text:p>2.4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ime por quÃ© tengo que estar bogando eternamente de una a otra orilla, sin que nadie venga a relevarme.- Lo sabrÃ¡s -replicÃ³ el joven-, pero te lo dirÃ© cuando vuelva.Cuando hubo cruzado el rÃ­o, encontrÃ³ la entrada del infierno.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78">
            <text:p>478</text:p>
          </table:table-cell>
          <table:table-cell office:value-type="float" office:value="0.0119047619047619">
            <text:p>0.01</text:p>
          </table:table-cell>
          <table:table-cell office:value-type="float" office:value="5.69047619047619">
            <text:p>5.6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Todo estaba lleno de hollÃ­n; el diablo habÃ­a salido, pero su ama se hallaba sentada en un ancho sillÃ³n.- Â¿QuÃ© quieres?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0.0119047619047619">
            <text:p>0.01</text:p>
          </table:table-cell>
          <table:table-cell office:value-type="float" office:value="1.95238095238095">
            <text:p>1.9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preguntÃ³ al mozo; y no parecÃ­a enfadada.- Quisiera tres cabellos de oro de la cabeza del diablo -respondiÃ³le Ã©l-, pues sin ellos no podrÃ© conservar a mi esposa.- Mucho pides -respondiÃ³ la mujer-.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96">
            <text:p>396</text:p>
          </table:table-cell>
          <table:table-cell office:value-type="float" office:value="0.0119047619047619">
            <text:p>0.01</text:p>
          </table:table-cell>
          <table:table-cell office:value-type="float" office:value="4.71428571428571">
            <text:p>4.7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Si viene el diablo y te encuentra aquÃ­, mal lo vas a pasar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0119047619047619">
            <text:p>0.01</text:p>
          </table:table-cell>
          <table:table-cell office:value-type="float" office:value="1.25">
            <text:p>1.2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Pero me das lÃ¡stima; verÃ© de ayudarte.Y, transformÃ¡ndolo en hormiga, le dijo:- DisimÃºlate entre los pliegues de mi falda; aquÃ­ estarÃ¡s seguro.- Bueno -respondiÃ³ Ã©l-, no estÃ¡ mal para empezar; pero es que, ademÃ¡s, quisiera saber tres cosas: por quÃ© una fuente que antes manaba vino se ha secado y no da ni siquiera agua; por quÃ© un Ã¡rbol que daba manzanas de oro no tiene ahora ni hojas, y por quÃ© un barquero ha de estar bogando sin parar de una a otra orilla, sin que nunca lo releven.- Son preguntas muy difÃ­ciles de contestar -dijo la vieja-, pero tÃº quÃ©date aquÃ­ tranquilo y callado y presta atento oÃ­do a lo que diga el diablo cuando yo le arranque los tres cabellos de oro.Al anochecer llegÃ³ el diablo a casa, y ya al entrar notÃ³ que el aire no era puro:- Â¡Huelo, huelo a carne humana!</text:p>
          </table:table-cell>
          <table:table-cell office:value-type="float" office:value="167">
            <text:p>167</text:p>
          </table:table-cell>
          <table:table-cell office:value-type="float" office:value="11">
            <text:p>11</text:p>
          </table:table-cell>
          <table:table-cell office:value-type="float" office:value="8908">
            <text:p>8908</text:p>
          </table:table-cell>
          <table:table-cell office:value-type="float" office:value="0.0119047619047619">
            <text:p>0.01</text:p>
          </table:table-cell>
          <table:table-cell office:value-type="float" office:value="106.047619047619">
            <text:p>106.0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dijo-; aquÃ­ pasa algo extraÃ±o.Y registrÃ³ todos los rincones, buscando y rebuscando, pero no encontrÃ³ nada.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0.0119047619047619">
            <text:p>0.01</text:p>
          </table:table-cell>
          <table:table-cell office:value-type="float" office:value="1.69047619047619">
            <text:p>1.6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l ama le increpÃ³:- Yo venga barrer y arreglar; pero apenas llegas tÃº, lo revuelves todo.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0.0119047619047619">
            <text:p>0.01</text:p>
          </table:table-cell>
          <table:table-cell office:value-type="float" office:value="1.41666666666667">
            <text:p>1.4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Siempre tienes la carne humana pegada en las narices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119047619047619">
            <text:p>0.01</text:p>
          </table:table-cell>
          <table:table-cell office:value-type="float" office:value="0.369047619047619">
            <text:p>0.3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Â¡SiÃ©ntate y cena, vamos!ComiÃ³ y bebiÃ³, y, como estaba cansado, puso la cabeza en el regazo del ama, pidiÃ©ndole que lo despiojara un poco.A los pocos minutos dormÃ­a profundamente, resoplando y roncando.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0.0119047619047619">
            <text:p>0.01</text:p>
          </table:table-cell>
          <table:table-cell office:value-type="float" office:value="9.76190476190476">
            <text:p>9.7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ntonces, la vieja le agarrÃ³ un cabello de oro y, arrancÃ¡ndoselo, lo puso a un lado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0.0119047619047619">
            <text:p>0.01</text:p>
          </table:table-cell>
          <table:table-cell office:value-type="float" office:value="1.54761904761905">
            <text:p>1.5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 Â¡Uy!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119047619047619">
            <text:p>0.01</text:p>
          </table:table-cell>
          <table:table-cell office:value-type="float" office:value="0.0357142857142857">
            <text:p>0.0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gritÃ³ el diablo-, Â¿quÃ© estÃ¡s haciendo?- He tenido un mal sueÃ±o -respondiÃ³ la mujer- y te he tirado de los pelos.- Â¿Y quÃ© has soÃ±ado?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91">
            <text:p>291</text:p>
          </table:table-cell>
          <table:table-cell office:value-type="float" office:value="0.0119047619047619">
            <text:p>0.01</text:p>
          </table:table-cell>
          <table:table-cell office:value-type="float" office:value="3.46428571428571">
            <text:p>3.4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preguntÃ³ el diablo.- He soÃ±ado que una fuente de una plaza de la que manaba vino, se habÃ­a secado y ni siquiera salÃ­a agua de ella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office:value-type="float" office:value="0.0119047619047619">
            <text:p>0.01</text:p>
          </table:table-cell>
          <table:table-cell office:value-type="float" office:value="3.4047619047619">
            <text:p>3.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Â¿QuiÃ©n tiene la culpa?- Â¡Oh, si lo supiesen!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119047619047619">
            <text:p>0.01</text:p>
          </table:table-cell>
          <table:table-cell office:value-type="float" office:value="0.785714285714286">
            <text:p>0.7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contestÃ³ el diablo-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119047619047619">
            <text:p>0.01</text:p>
          </table:table-cell>
          <table:table-cell office:value-type="float" office:value="0.0714285714285714">
            <text:p>0.0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Hay un sapo debajo de una piedra de la fuente; si lo matasen volverÃ­a a manar vino.La vieja se puso a despiojar al diablo, hasta que lo vio nuevamente dormido, y roncando de un modo que hacÃ­a vibrar los cristales de las ventanas.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673">
            <text:p>673</text:p>
          </table:table-cell>
          <table:table-cell office:value-type="float" office:value="0.0119047619047619">
            <text:p>0.01</text:p>
          </table:table-cell>
          <table:table-cell office:value-type="float" office:value="8.01190476190476">
            <text:p>8.0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ArrancÃ³le entonces el segundo cabello.- Â¡Uy!, Â¿quÃ© haces?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0119047619047619">
            <text:p>0.01</text:p>
          </table:table-cell>
          <table:table-cell office:value-type="float" office:value="0.464285714285714">
            <text:p>0.4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gritÃ³ el diablo, montando en cÃ³lera.- No lo tomes a mal -excusÃ³se la vieja- es que estaba soÃ±ando.- Â¿Y quÃ© has soÃ±ado ahora?- He soÃ±ado que en un cierto reino crecÃ­a un manzano que antes producÃ­a manzanas de oro, y, en cambio, ahora ni hojas echa.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991">
            <text:p>991</text:p>
          </table:table-cell>
          <table:table-cell office:value-type="float" office:value="0.0119047619047619">
            <text:p>0.01</text:p>
          </table:table-cell>
          <table:table-cell office:value-type="float" office:value="11.797619047619">
            <text:p>11.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Â¿A quÃ© se deberÃ¡ esto?- Â¡Ah, si lo supiesen!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119047619047619">
            <text:p>0.01</text:p>
          </table:table-cell>
          <table:table-cell office:value-type="float" office:value="0.928571428571428">
            <text:p>0.9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respondiÃ³ el diablo-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119047619047619">
            <text:p>0.01</text:p>
          </table:table-cell>
          <table:table-cell office:value-type="float" office:value="0.0714285714285714">
            <text:p>0.0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n la raÃ­z vive una rata que lo roe; si la matasen, el Ã¡rbol volverÃ­a a dar manzanas de oro; pero si no la matan, el Ã¡rbol se secarÃ¡ del todo.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0.0119047619047619">
            <text:p>0.01</text:p>
          </table:table-cell>
          <table:table-cell office:value-type="float" office:value="4.35714285714286">
            <text:p>4.3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Mas dÃ©jame tranquilo con tus sueÃ±os; si vuelves a molestarme te darÃ© un sopapo.La mujer lo tranquilizÃ³ y siguiÃ³ despiojÃ¡ndolo, hasta que lo vio otra vez dormido y lo oyÃ³ roncar.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office:value-type="float" office:value="0.0119047619047619">
            <text:p>0.01</text:p>
          </table:table-cell>
          <table:table-cell office:value-type="float" office:value="4.29761904761905">
            <text:p>4.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CogiÃ©ndole el tercer cabello, se lo arrancÃ³ de un tirÃ³n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119047619047619">
            <text:p>0.01</text:p>
          </table:table-cell>
          <table:table-cell office:value-type="float" office:value="0.785714285714286">
            <text:p>0.7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l diablo se levantÃ³ de un salto, vociferando y dispuesto a arrearle a la vieja; pero Ã©sta logrÃ³ apaciguarlo por tercera vez, diciÃ©ndole:- Â¿Y quÃ© puedo hacerle, si tengo pesadillas?- Â¿QuÃ© has soÃ±ado, pues?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790">
            <text:p>790</text:p>
          </table:table-cell>
          <table:table-cell office:value-type="float" office:value="0.0119047619047619">
            <text:p>0.01</text:p>
          </table:table-cell>
          <table:table-cell office:value-type="float" office:value="9.40476190476191">
            <text:p>9.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volviÃ³ a preguntar, lleno de curiosidad.- He visto un barquero que se quejaba de tener que estar siempre bogando de una a otra orilla, sin que nadie vaya a relevarlo.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528">
            <text:p>528</text:p>
          </table:table-cell>
          <table:table-cell office:value-type="float" office:value="0.0119047619047619">
            <text:p>0.01</text:p>
          </table:table-cell>
          <table:table-cell office:value-type="float" office:value="6.28571428571429">
            <text:p>6.2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Â¿QuiÃ©n tiene la culpa?- Â¡Bah, el muy bobo!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119047619047619">
            <text:p>0.01</text:p>
          </table:table-cell>
          <table:table-cell office:value-type="float" office:value="0.785714285714286">
            <text:p>0.7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respondiÃ³ el diablo-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119047619047619">
            <text:p>0.01</text:p>
          </table:table-cell>
          <table:table-cell office:value-type="float" office:value="0.0714285714285714">
            <text:p>0.0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Si cuando le llegue alguien a pedirle que lo pase le pone el remo en la mano, el otro tendrÃ¡ que bogar y Ã©l quedarÃ¡ libre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0.0119047619047619">
            <text:p>0.01</text:p>
          </table:table-cell>
          <table:table-cell office:value-type="float" office:value="2.47619047619048">
            <text:p>2.4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Teniendo ya el ama los tres cabellos de oro y habiÃ©ndole sonsacado la respuesta a las tres preguntas, dejÃ³ descansar en paz al viejo ogro, que no se despertÃ³ hasta la madrugada.Marchado que se hubo el diablo, la vieja sacÃ³ la hormiga del pliegue de su falda y devolviÃ³ al hijo de la suerte su figura humana.- AhÃ­ tienes los tres cabellos de oro -dÃ­jole-; y supongo que oirÃ­as lo que el diablo respondiÃ³ a tus tres preguntas.- SÃ­ -replicÃ³ el mozo-, lo he oÃ­do y no lo olvidarÃ©.- Ya tienes, pues, lo que querÃ­as, y puedes volverte.Dando las gracias a la vieja por su ayuda, saliÃ³ el muchacho del infierno, muy contento del Ã©xito de su empresa.</text:p>
          </table:table-cell>
          <table:table-cell office:value-type="float" office:value="129">
            <text:p>129</text:p>
          </table:table-cell>
          <table:table-cell office:value-type="float" office:value="11">
            <text:p>11</text:p>
          </table:table-cell>
          <table:table-cell office:value-type="float" office:value="8004">
            <text:p>8004</text:p>
          </table:table-cell>
          <table:table-cell office:value-type="float" office:value="0.0119047619047619">
            <text:p>0.01</text:p>
          </table:table-cell>
          <table:table-cell office:value-type="float" office:value="95.2857142857143">
            <text:p>95.2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Al llegar al lugar donde estaba el barquero, pidiÃ³le Ã©ste la prometida respuesta.- Primero pÃ¡same -dijo el muchacho-, y te dirÃ© de quÃ© manera puedes librarte-.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0.0119047619047619">
            <text:p>0.01</text:p>
          </table:table-cell>
          <table:table-cell office:value-type="float" office:value="2.60714285714286">
            <text:p>2.6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Cuando estuvieron en la orilla opuesta, le transmitiÃ³ el consejo del diablo: - Al primero que venga a pedirte que lo pases, ponle el remo en la mano.SiguiÃ³ su camino y llegÃ³ a la ciudad del Ã¡rbol estÃ©ril, donde le saliÃ³ al encuentro el guarda, a quien habÃ­a prometido una respuesta.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912">
            <text:p>912</text:p>
          </table:table-cell>
          <table:table-cell office:value-type="float" office:value="0.0119047619047619">
            <text:p>0.01</text:p>
          </table:table-cell>
          <table:table-cell office:value-type="float" office:value="10.8571428571429">
            <text:p>10.8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RepitiÃ³le las palabras del diablo: - Matad la rata que roe la raÃ­z y volverÃ¡ a dar manzanas de oro.AgradeciÃ³selo el guarda y le ofreciÃ³, en recompensa, dos asnos cargados de oro.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0.0119047619047619">
            <text:p>0.01</text:p>
          </table:table-cell>
          <table:table-cell office:value-type="float" office:value="7.0952380952381">
            <text:p>7.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Finalmente, se presentÃ³ a las puertas de la otra ciudad, aquella en que se habÃ­a secado la fuente, y dijo al guarda lo que oyera al diablo:- Hay un sapo bajo una piedra de la fuente.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783">
            <text:p>783</text:p>
          </table:table-cell>
          <table:table-cell office:value-type="float" office:value="0.0119047619047619">
            <text:p>0.01</text:p>
          </table:table-cell>
          <table:table-cell office:value-type="float" office:value="9.32142857142857">
            <text:p>9.3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Buscadlo y matadlo y volverÃ©is a tener vino en abundancia.DiÃ³le las gracias el guarda, y, con ellas, otros dos asnos cargados de oro.Al cabo, el afortunado mozo estuvo de regreso a palacio, junto a su esposa, que sintiÃ³ una gran alegrÃ­a al verlo de nuevo, y a la que contÃ³ sus aventuras.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656">
            <text:p>1656</text:p>
          </table:table-cell>
          <table:table-cell office:value-type="float" office:value="0.0119047619047619">
            <text:p>0.01</text:p>
          </table:table-cell>
          <table:table-cell office:value-type="float" office:value="19.7142857142857">
            <text:p>19.7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ntregÃ³ al Rey los tres cabellos de oro del diablo, y al reparar el monarca en los cuatro asnos con sus cargas de oro, dÃ­jole, muy contento:- Ya que has cumplido todas las condiciones, puedes quedarte con mi hija.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835">
            <text:p>835</text:p>
          </table:table-cell>
          <table:table-cell office:value-type="float" office:value="0.0119047619047619">
            <text:p>0.01</text:p>
          </table:table-cell>
          <table:table-cell office:value-type="float" office:value="9.94047619047619">
            <text:p>9.9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Pero, querido yerno, dime de dÃ³nde has sacado tanto oro.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0.0119047619047619">
            <text:p>0.01</text:p>
          </table:table-cell>
          <table:table-cell office:value-type="float" office:value="0.547619047619048">
            <text:p>0.5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Â¡Es un tesoro inmenso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119047619047619">
            <text:p>0.01</text:p>
          </table:table-cell>
          <table:table-cell office:value-type="float" office:value="0.119047619047619">
            <text:p>0.1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 He cruzado un rÃ­o -respondiÃ³le el mozo- y lo he cogido de la orilla opuesta, donde hay oro en vez de arena.- Â¿Y no podrÃ­a yo ir a buscar un poco?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499">
            <text:p>499</text:p>
          </table:table-cell>
          <table:table-cell office:value-type="float" office:value="0.0119047619047619">
            <text:p>0.01</text:p>
          </table:table-cell>
          <table:table-cell office:value-type="float" office:value="5.94047619047619">
            <text:p>5.9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preguntÃ³ el Rey, que era muy codicioso.- Todo el que querÃ¡is -dijo el joven-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0119047619047619">
            <text:p>0.01</text:p>
          </table:table-cell>
          <table:table-cell office:value-type="float" office:value="1.11904761904762">
            <text:p>1.1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n el rÃ­o hay un barquero que os pasarÃ¡, y en la otra margen podrÃ©is llenar los sacos.El avaro rey se puso en camino sin perder tiempo, y al llegar al rÃ­o hizo seÃ±a al barquero de que lo pasara.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office:value-type="float" office:value="0.0119047619047619">
            <text:p>0.01</text:p>
          </table:table-cell>
          <table:table-cell office:value-type="float" office:value="10.75">
            <text:p>10.7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l barquero le hizo montar en la barca, y, antes de llegar a la orilla opuesta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0119047619047619">
            <text:p>0.01</text:p>
          </table:table-cell>
          <table:table-cell office:value-type="float" office:value="1.11904761904762">
            <text:p>1.1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poniÃ©ndole en la mano la pÃ©rtiga, saltÃ³ a tierr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0119047619047619">
            <text:p>0.01</text:p>
          </table:table-cell>
          <table:table-cell office:value-type="float" office:value="0.404761904761905">
            <text:p>0.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esde aquel dÃ­a, el Rey tiene que estar bogando; es el castigo por sus pecados.- Â¿Y estÃ¡ bogando todavÃ­a?- Â¡Claro que sÃ­!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0.0119047619047619">
            <text:p>0.01</text:p>
          </table:table-cell>
          <table:table-cell office:value-type="float" office:value="2.17857142857143">
            <text:p>2.1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Nadie ha ido a quitarle la pÃ©rtiga de la mano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119047619047619">
            <text:p>0.01</text:p>
          </table:table-cell>
          <table:table-cell office:value-type="float" office:value="0.654761904761905">
            <text:p>0.6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Ãrase una mujer que tenÃ­a tres hijas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111111111111111">
            <text:p>0.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La mayor se llamaba Un Ojito, porque tenÃ­a un solo ojo en medio de la frente; la segunda, Dos Ojitos, porque tenÃ­a dos, como todo el mundo; y la tercera, Tres Ojitos, pues tenÃ­a tres, uno de ellos en medio de la frente.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office:value-type="float" office:value="0.111111111111111">
            <text:p>0.11</text:p>
          </table:table-cell>
          <table:table-cell office:value-type="float" office:value="99.7777777777778">
            <text:p>99.7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Y como la segunda no se diferenciaba en nada de las demÃ¡s personas, sus dos hermanas y su madre no podÃ­an sufrirla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0.111111111111111">
            <text:p>0.1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DecÃ­anle:- Con tus dos ojos no sobresales en nada de la gente ordinaria; no perteneces a nuestra clase.Y, asÃ­, la rechazaban, obligÃ¡ndola a usar vestidos harapientos, y para comer no le daban mÃ¡s que las sobras; y, encima, la mortificaban cuanto podÃ­an.Un dÃ­a en que Dos Ojitos habÃ­a salido al campo a apacentar la cabra, estaba sentada en el borde del camino, llorando desconsoladamente, de tal forma que no parecÃ­a sino que de sus ojos manaran dos arroyos, pues sus hermanas no le habÃ­an dado de comer y se sentÃ­a muy hambrienta.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5071">
            <text:p>5071</text:p>
          </table:table-cell>
          <table:table-cell office:value-type="float" office:value="0.111111111111111">
            <text:p>0.11</text:p>
          </table:table-cell>
          <table:table-cell office:value-type="float" office:value="563.444444444444">
            <text:p>563.4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l levantar un momento la mirada, vio a su lado a una mujer, que le preguntÃ³:- Dos Ojitos, Â¿por quÃ© lloras?Y respondiÃ³ la muchachita:- Â¿CÃ³mo no he de llorar?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0.111111111111111">
            <text:p>0.11</text:p>
          </table:table-cell>
          <table:table-cell office:value-type="float" office:value="51.2222222222222">
            <text:p>51.2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Porque tengo dos ojos como todas las demÃ¡s personas, mi madre y mis hermanas me aborrecen, me empujan de un rincÃ³n a otro, me echan prendas viejas y sÃ³lo me dan para comer lo que ellas dejan.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589">
            <text:p>589</text:p>
          </table:table-cell>
          <table:table-cell office:value-type="float" office:value="0.111111111111111">
            <text:p>0.11</text:p>
          </table:table-cell>
          <table:table-cell office:value-type="float" office:value="65.4444444444444">
            <text:p>65.4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Hoy me han dado tan poco, que el hambre me atormenta.DÃ­jole entonces el hada:- Seca tus lÃ¡grimas, Dos Ojitos, voy a enseÃ±arte unas palabras con las que ya no padecerÃ¡s mÃ¡s hambre.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633">
            <text:p>633</text:p>
          </table:table-cell>
          <table:table-cell office:value-type="float" office:value="0.111111111111111">
            <text:p>0.11</text:p>
          </table:table-cell>
          <table:table-cell office:value-type="float" office:value="70.3333333333333">
            <text:p>70.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Ã³lo tienes que decir lo siguiente, dirigiÃ©ndote a tu cabra:"Bala, cabrita;cÃºbrete, mesita".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0.111111111111111">
            <text:p>0.11</text:p>
          </table:table-cell>
          <table:table-cell office:value-type="float" office:value="19.6666666666667">
            <text:p>19.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Y enseguida tendrÃ¡s ante ti una mesa, primorosamente dispuesta con los mÃ¡s sabrosos manjares, y podrÃ¡s comer hasta saciarte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333333333333333">
            <text:p>0.33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Y cuando ya estÃ©s satisfecha y ya no necesites de la mesa, dirÃ¡s:"Bala, cabrita;retÃ­rate, mesita"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0.333333333333333">
            <text:p>0.33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Y desaparecerÃ¡ en el acto de tu vista.Y dicho esto, el hada se marchÃ³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333333333333333">
            <text:p>0.33</text:p>
          </table:table-cell>
          <table:table-cell office:value-type="float" office:value="25.3333333333333">
            <text:p>25.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os Ojitos pensÃ³: "Es cosa de probar enseguida si es cierto esto que me ha dicho, pues realmente me atormenta el hambre"; y exclamÃ³:"Bala, cabrita;cÃºbrete, mesita".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333333333333333">
            <text:p>0.33</text:p>
          </table:table-cell>
          <table:table-cell office:value-type="float" office:value="133.333333333333">
            <text:p>133.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Apenas hubo pronunciado estas palabras vio ante sÃ­ una mesita cubierta con un mantel blanquÃ­simo, y encima, un plato con su cuchillo, tenedor y cuchara, todo de plata.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office:value-type="float" office:value="0.166666666666667">
            <text:p>0.17</text:p>
          </table:table-cell>
          <table:table-cell office:value-type="float" office:value="69.3333333333333">
            <text:p>69.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HabÃ­a tambiÃ©n viandas magnÃ­ficas, todavÃ­a humeantes, como si acabasen de salir de la cocina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166666666666667">
            <text:p>0.17</text:p>
          </table:table-cell>
          <table:table-cell office:value-type="float" office:value="22.6666666666667">
            <text:p>22.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Dos Ojitos rezÃ³ la oraciÃ³n mÃ¡s breve, de cuantas sabÃ­a: "Â¡Dios mÃ­o, sÃ© nuestro huÃ©sped por los siglos de los siglos, amÃ©n!".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0.166666666666667">
            <text:p>0.17</text:p>
          </table:table-cell>
          <table:table-cell office:value-type="float" office:value="63.5">
            <text:p>63.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Se sirviÃ³ y comiÃ³ con verdadera fruiciÃ³n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166666666666667">
            <text:p>0.17</text:p>
          </table:table-cell>
          <table:table-cell office:value-type="float" office:value="4.66666666666667">
            <text:p>4.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uando ya estuvo satisfecha, dijo, como le enseÃ±ara el hada:"Bala, cabrita;retÃ­rate, mesita"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0.166666666666667">
            <text:p>0.17</text:p>
          </table:table-cell>
          <table:table-cell office:value-type="float" office:value="35.5">
            <text:p>35.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Y en un santiamÃ©n desapareciÃ³ la mesa con todo lo que habÃ­a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111111111111111">
            <text:p>0.11</text:p>
          </table:table-cell>
          <table:table-cell office:value-type="float" office:value="8.66666666666667">
            <text:p>8.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"Â¡He aquÃ­ una manera cÃ³moda de cocinar!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111111111111111">
            <text:p>0.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"; pensÃ³ Dos Ojitos, ya de muy buen humor.Al regresar a su casa al anochecer con la cabra, encontrÃ³ una escudilla de barro con algo de comida que le habÃ­an dejado las hermanas, pero no la tocÃ³.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531">
            <text:p>531</text:p>
          </table:table-cell>
          <table:table-cell office:value-type="float" office:value="0.111111111111111">
            <text:p>0.11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Al dÃ­a siguiente marchÃ³se de nuevo con la cabrita, sin hacer caso de los mendrugos que le habÃ­an puesto para el desayuno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111111111111111">
            <text:p>0.11</text:p>
          </table:table-cell>
          <table:table-cell office:value-type="float" office:value="30.6666666666667">
            <text:p>30.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Al principio, las hermanas no prestaron atenciÃ³n al hecho, pero, al repetirse, dijeron.- Algo ocurre con Dos Ojitos.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0.111111111111111">
            <text:p>0.11</text:p>
          </table:table-cell>
          <table:table-cell office:value-type="float" office:value="20.1111111111111">
            <text:p>20.1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Siempre se deja la comida, cuando antes se zampaba todo lo que le dejÃ¡bamos.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0.111111111111111">
            <text:p>0.11</text:p>
          </table:table-cell>
          <table:table-cell office:value-type="float" office:value="11.7777777777778">
            <text:p>11.7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De seguro que ha encontrado algÃºn otro recurso.Para averiguar lo que sucedÃ­a, convinieron en que Un Ojito la acompaÃ±arÃ­a a apacentar la cabra para espiar sus acciones y ver si alguien le traÃ­a comida y bebida.Al marcharse Dos Ojitos, se le acercÃ³ la hermana mayor y le dijo:- IrÃ© al campo contigo; quiero saber si guardas bien la cabra y la llevas a buenos pastos.Pero Dos Ojitos comprendiÃ³ perfectamente el pensamiento de la otra y, conduciendo la cabra a un prado donde crecÃ­a alta hierba, dijo:- Ven, Un Ojito, sentÃ©monos aquÃ­; te cantarÃ© una canciÃ³n.Un Ojito estaba cansada de la caminata y del ardor del sol; sentÃ³se, y su hermana se puso a cantarle:"Un Ojito, Â¿velas?Un Ojito, Â¿duermes?</text:p>
          </table:table-cell>
          <table:table-cell office:value-type="float" office:value="140">
            <text:p>140</text:p>
          </table:table-cell>
          <table:table-cell office:value-type="float" office:value="12">
            <text:p>12</text:p>
          </table:table-cell>
          <table:table-cell office:value-type="float" office:value="7450">
            <text:p>7450</text:p>
          </table:table-cell>
          <table:table-cell office:value-type="float" office:value="0.111111111111111">
            <text:p>0.11</text:p>
          </table:table-cell>
          <table:table-cell office:value-type="float" office:value="827.777777777778">
            <text:p>827.7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".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111111111111111">
            <text:p>0.1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Repitiendo siempre las mismas palabras, hasta que la otra, cerrando su Ãºnico ojo, se quedÃ³ dormida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333333333333333">
            <text:p>0.33</text:p>
          </table:table-cell>
          <table:table-cell office:value-type="float" office:value="63.3333333333333">
            <text:p>63.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Al ver Dos Ojitos que su hermana dormÃ­a profundamente y no podrÃ­a descubrirla, dijo:"Bala, cabrita;cÃºbrete, mesita"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0.333333333333333">
            <text:p>0.33</text:p>
          </table:table-cell>
          <table:table-cell office:value-type="float" office:value="60.3333333333333">
            <text:p>60.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Y, sentÃ¡ndose a la mesa, comiÃ³ y bebiÃ³ hasta quedar satisfecha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0.333333333333333">
            <text:p>0.33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Luego volviÃ³ a decir:"Bala, cabrita;retÃ­rate, mesita"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0.333333333333333">
            <text:p>0.33</text:p>
          </table:table-cell>
          <table:table-cell office:value-type="float" office:value="30.6666666666667">
            <text:p>30.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Y todo desapareciÃ³ en un momento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11111111111111">
            <text:p>0.11</text:p>
          </table:table-cell>
          <table:table-cell office:value-type="float" office:value="2.33333333333333">
            <text:p>2.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Dos Ojitos despertÃ³ entonces a su hermana y le dijo:- Un Ojito, vienes para guardar la cabra y te duermes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0.111111111111111">
            <text:p>0.1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El animalito podrÃ­a haber dado la vuelta al mundo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111111111111111">
            <text:p>0.1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Anda, volvamos a casa.Y se marcharon, y Dos Ojitos dejÃ³ nuevamente intacta su cena.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0.111111111111111">
            <text:p>0.1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Pero Un Ojito no pudo decir a su madre el motivo de que su hermana se negase a comer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111111111111111">
            <text:p>0.11</text:p>
          </table:table-cell>
          <table:table-cell office:value-type="float" office:value="13.3333333333333">
            <text:p>13.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DisculpÃ³se alegando que se habÃ­a quedado dormida en el prado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111111111111111">
            <text:p>0.11</text:p>
          </table:table-cell>
          <table:table-cell office:value-type="float" office:value="6.11111111111111">
            <text:p>6.1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Al dÃ­a siguiente dijo la madre a Tres Ojitos:- Esta vez irÃ¡s tÃº; fÃ­jate bien si Dos Ojitos come allÃ­, y si alguien le trae comida y bebida, pues es forzoso que coma y beba secretamente.AcercÃ³se Tres Ojitos a Dos Ojitos y le dijo:- IrÃ© contigo a ver si guardas bien la cabra y le das bastante hierba.Pero Dos Ojitos se dio clara cuenta del propÃ³sito de su hermana menor.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2643">
            <text:p>2643</text:p>
          </table:table-cell>
          <table:table-cell office:value-type="float" office:value="0.111111111111111">
            <text:p>0.11</text:p>
          </table:table-cell>
          <table:table-cell office:value-type="float" office:value="293.666666666667">
            <text:p>293.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Condujo la cabra al prado y dijo:- SentÃ©monos, Tres Ojitos, que te cantarÃ© una canciÃ³n.SentÃ³se Tres Ojitos, cansada como se sentÃ­a del camino y de los ardores del sol, y Dos Ojitos volviÃ³ a entonar su cantinela:"Tres Ojitos, Â¿velas?,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819">
            <text:p>819</text:p>
          </table:table-cell>
          <table:table-cell office:value-type="float" office:value="0.111111111111111">
            <text:p>0.11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sÃ³lo que, sin darse cuenta, en vez de decir:"Tres Ojitos, Â¿duermes?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.25">
            <text:p>0.25</text:p>
          </table:table-cell>
          <table:table-cell office:value-type="float" office:value="25.25">
            <text:p>25.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", cantÃ³"Dos Ojitos, Â¿duermes?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",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repitiendo cada vez:"Tres Ojitos, Â¿velas?Dos Ojitos, Â¿duermes?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333333333333333">
            <text:p>0.33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".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Ya Tres Ojitos se le cerraron dos ojos, y se le quedaron dormidos; pero el tercero, a causa de la equivocaciÃ³n en el estribillo, permaneciÃ³ despierto.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436">
            <text:p>436</text:p>
          </table:table-cell>
          <table:table-cell office:value-type="float" office:value="0.25">
            <text:p>0.25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Cierto que lo cerrÃ³ la muchacha, mas por ardid, simulando que dormÃ­a con Ã©l tambiÃ©n, y asÃ­, abriÃ©ndolo disimuladamente, pudo verlo todo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25">
            <text:p>0.25</text:p>
          </table:table-cell>
          <table:table-cell office:value-type="float" office:value="94.5">
            <text:p>94.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Cuando Dos Ojitos creyÃ³ que la otra dormÃ­a profundamente, pronunciÃ³ su fÃ³rmula mÃ¡gica:"Bala, cabrita;cÃºbrete, mesita",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25">
            <text:p>0.25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y despuÃ©s de saciar el hambre y la sed, hizo que la mesa se retirase:"Bala, cabrita;retÃ­rate, mesita"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0.5">
            <text:p>0.5</text:p>
          </table:table-cell>
          <table:table-cell office:value-type="float" office:value="103.5">
            <text:p>103.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Pero resultÃ³ que Tres Ojitos lo habÃ­a presenciado todo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166666666666667">
            <text:p>0.17</text:p>
          </table:table-cell>
          <table:table-cell office:value-type="float" office:value="4.16666666666667">
            <text:p>4.1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AcercÃ³sele Dos Ojitos y le dijo:- Â¿Conque te dormiste, Tres Ojitos?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0.166666666666667">
            <text:p>0.17</text:p>
          </table:table-cell>
          <table:table-cell office:value-type="float" office:value="10.8333333333333">
            <text:p>10.8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Â¡Vaya manera de guardar la cabra!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66666666666667">
            <text:p>0.17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Anda, volvÃ¡monos a casa.Al llegar, Dos Ojitos renunciÃ³ de nuevo a la cena, y Tres Ojitos dijo a la madre:- Ya sÃ© por quÃ© esta orgullosa no come.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499">
            <text:p>499</text:p>
          </table:table-cell>
          <table:table-cell office:value-type="float" office:value="0.166666666666667">
            <text:p>0.17</text:p>
          </table:table-cell>
          <table:table-cell office:value-type="float" office:value="83.1666666666667">
            <text:p>83.1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Cuando, allÃ¡ en el prado, dice a la cabra:"Bala, cabrita;cÃºbrete, mesita",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0.166666666666667">
            <text:p>0.17</text:p>
          </table:table-cell>
          <table:table-cell office:value-type="float" office:value="22.1666666666667">
            <text:p>22.17</text:p>
          </table:table-cell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string">
            <text:p>enseguida tiene ante sÃ­ una mesa con las viandas mÃ¡s sabrosas, mucho mejores de las que comemos nosotras; y cuando ya estÃ¡ harta, dice:"Bala, cabrita;retÃ­rate, mesita",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471">
            <text:p>471</text:p>
          </table:table-cell>
          <table:table-cell office:value-type="float" office:value="0.5">
            <text:p>0.5</text:p>
          </table:table-cell>
          <table:table-cell office:value-type="float" office:value="235.5">
            <text:p>235.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y todo desaparece de nuevo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27027027027027">
            <text:p>0.03</text:p>
          </table:table-cell>
          <table:table-cell office:value-type="float" office:value="0.405405405405405">
            <text:p>0.4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Lo he visto todo perfectamente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027027027027027">
            <text:p>0.03</text:p>
          </table:table-cell>
          <table:table-cell office:value-type="float" office:value="0.243243243243243">
            <text:p>0.2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Con su canciÃ³n hizo que se me durmiesen los dos ojos; mÃ¡s, por fortuna, se me quedÃ³ despierto el de la frente.Llamando entonces la envidiosa madre a Dos Ojitos, la increpÃ³, diciÃ©ndole:- Â¿Conque quieres pasarlo mejor que nosotras?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769">
            <text:p>769</text:p>
          </table:table-cell>
          <table:table-cell office:value-type="float" office:value="0.027027027027027">
            <text:p>0.03</text:p>
          </table:table-cell>
          <table:table-cell office:value-type="float" office:value="20.7837837837838">
            <text:p>20.7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Â¡Pues voy a quitarte las ganas!Y cogiendo un cuchillo lo clavÃ³ en el corazÃ³n de la cabra, matÃ¡ndola.Dos Ojitos saliÃ³ de su casa triste y desolada y, sentÃ¡ndose en la linde del campo, pÃºsose a llorar amargas lÃ¡grimas.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904">
            <text:p>904</text:p>
          </table:table-cell>
          <table:table-cell office:value-type="float" office:value="0.027027027027027">
            <text:p>0.03</text:p>
          </table:table-cell>
          <table:table-cell office:value-type="float" office:value="24.4324324324324">
            <text:p>24.4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PresentÃ³sele por segunda vez el hada, y le dijo:- Â¿Por quÃ© lloras, Dos Ojitos?- Â¡CÃ³mo no he de llorar!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0.027027027027027">
            <text:p>0.03</text:p>
          </table:table-cell>
          <table:table-cell office:value-type="float" office:value="7.54054054054054">
            <text:p>7.5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- respondiÃ³ la muchacha -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27027027027027">
            <text:p>0.03</text:p>
          </table:table-cell>
          <table:table-cell office:value-type="float" office:value="0.405405405405405">
            <text:p>0.4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Mi madre matÃ³ la cabra que todos los dÃ­as, cuando le recitaba el verso que me enseÃ±asteis, me ponÃ­a tan bien la mesa, y ahora tengo que padecer nuevamente hambre y privaciones.DÃ­jole el hada:- Dos Ojitos, te darÃ© un buen consejo: Pide a tus hermanas que te den la tripa de la cabra muerta, y entiÃ©rrala delante la puerta de tu casa.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584">
            <text:p>1584</text:p>
          </table:table-cell>
          <table:table-cell office:value-type="float" office:value="0.027027027027027">
            <text:p>0.03</text:p>
          </table:table-cell>
          <table:table-cell office:value-type="float" office:value="42.8108108108108">
            <text:p>42.8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Te traerÃ¡ suerte.DesapareciÃ³ el hada, y Dos Ojitos, regresando a su casa, dijo a las hermanas:- Dadme un poco de la cabra, hermanas.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0.027027027027027">
            <text:p>0.03</text:p>
          </table:table-cell>
          <table:table-cell office:value-type="float" office:value="6.62162162162162">
            <text:p>6.6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No pido nada bueno; solamente la tripa.EchÃ¡ronse ellas a reÃ­r y le respondieron:- Si no pides otra cosa, puedes quedarte con ella.Y Dos Ojitos cogiÃ³ la tripa, y aquella noche fue a enterrarla, con el mayor sigilo, delante de la puerta, segÃºn le recomendara el hada.A la maÃ±ana siguiente, al despertarse todas y salir a la calle, quedaron maravilladas al ver un magnÃ­fico Ã¡rbol, que se alzaba ante la casa.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3087">
            <text:p>3087</text:p>
          </table:table-cell>
          <table:table-cell office:value-type="float" office:value="0.027027027027027">
            <text:p>0.03</text:p>
          </table:table-cell>
          <table:table-cell office:value-type="float" office:value="83.4324324324324">
            <text:p>83.4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Era un Ã¡rbol prodigioso, con hojas de plata y frutos de or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27027027027027">
            <text:p>0.03</text:p>
          </table:table-cell>
          <table:table-cell office:value-type="float" office:value="2.45945945945946">
            <text:p>2.4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En el mundo entero no se habrÃ­a encontrado nada tan bello y precios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.027027027027027">
            <text:p>0.03</text:p>
          </table:table-cell>
          <table:table-cell office:value-type="float" office:value="1.32432432432432">
            <text:p>1.3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Nadie sabÃ­a cÃ³mo habÃ­a salido allÃ­ aquel Ã¡rbol, de la noche a la maÃ±an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27027027027027">
            <text:p>0.03</text:p>
          </table:table-cell>
          <table:table-cell office:value-type="float" office:value="3.24324324324324">
            <text:p>3.2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SÃ³lo Dos Ojitos sabÃ­a que brotÃ³ de la tripa de la cabra, pues se levantaba precisamente en el lugar donde ella la habÃ­a enterrado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027027027027027">
            <text:p>0.03</text:p>
          </table:table-cell>
          <table:table-cell office:value-type="float" office:value="4.62162162162162">
            <text:p>4.6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Dijo la madre a Un Ojito:- Sube, hija mÃ­a, a coger algunos de los frutos.TrepÃ³ la muchacha a la copa; pero en cuanto trataba de alcanzar una de las doradas manzanas, la rama se le escapaba de las manos, repitiÃ©ndose la cosa todas las veces que intentÃ³ hacerse con un fruto.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599">
            <text:p>1599</text:p>
          </table:table-cell>
          <table:table-cell office:value-type="float" office:value="0.027027027027027">
            <text:p>0.03</text:p>
          </table:table-cell>
          <table:table-cell office:value-type="float" office:value="43.2162162162162">
            <text:p>43.2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Dijo entonces la madre:- Tres Ojitos, sube tÃº, con tus tres ojos verÃ¡s mejor que tu hermana.BajÃ³ Un Ojito y encaramÃ³se Tres Ojitos; pero no fue mÃ¡s afortunada; por mucho que mirara a su alrededor, las manzanas de oro continuaron inasequibles.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1084">
            <text:p>1084</text:p>
          </table:table-cell>
          <table:table-cell office:value-type="float" office:value="0.027027027027027">
            <text:p>0.03</text:p>
          </table:table-cell>
          <table:table-cell office:value-type="float" office:value="29.2972972972973">
            <text:p>29.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Finalmente, la madre, impacientÃ¡ndose, se subiÃ³ ella misma al Ã¡rbol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27027027027027">
            <text:p>0.03</text:p>
          </table:table-cell>
          <table:table-cell office:value-type="float" office:value="2.45945945945946">
            <text:p>2.4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Pero no le fue mejor que a sus hijas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27027027027027">
            <text:p>0.03</text:p>
          </table:table-cell>
          <table:table-cell office:value-type="float" office:value="1.21621621621622">
            <text:p>1.2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Cada vez que creÃ­a agarrar uno de los frutos, se encontraba con la mano llena de aire.Dijo entonces Dos Ojitos:- ProbarÃ© yo; quizÃ¡ tenga mejor suerte.Y aunque las hermanas la increparon:- Â¡QuÃ© quieres hacer tÃº con tus dos ojos!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0.027027027027027">
            <text:p>0.03</text:p>
          </table:table-cell>
          <table:table-cell office:value-type="float" office:value="14.8378378378378">
            <text:p>14.8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- ella trepÃ³ a la copa, y las manzanas de orÃ³ ya no huyeron, sino que espontÃ¡neamente se dejaban caer en su mano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0.027027027027027">
            <text:p>0.03</text:p>
          </table:table-cell>
          <table:table-cell office:value-type="float" office:value="7.54054054054054">
            <text:p>7.5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La muchacha pudo cogerlas una a una, y, despuÃ©s de llenarse el delantal, bajÃ³ del Ã¡rbol.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0.027027027027027">
            <text:p>0.03</text:p>
          </table:table-cell>
          <table:table-cell office:value-type="float" office:value="4.21621621621622">
            <text:p>4.2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La madre se las quitÃ³ todas, y Un Ojito y Tres Ojitos, en vez de dar mejor trato a su hermana, envidiosas al ver que sÃ³lo ella podÃ­a conseguir los frutos, se ensaÃ±aron con ella mÃ¡s aÃºn que antes.He aquÃ­ que hallÃ¡ndose un dÃ­a todas al pie del Ã¡rbol, vieron acercarse un joven caballero.- Â¡Aprisa, Dos Ojitos!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180">
            <text:p>1180</text:p>
          </table:table-cell>
          <table:table-cell office:value-type="float" office:value="0.027027027027027">
            <text:p>0.03</text:p>
          </table:table-cell>
          <table:table-cell office:value-type="float" office:value="31.8918918918919">
            <text:p>31.8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- exclamaron las hermanas -, mÃ©tete ahÃ­ debajo, y asÃ­ no tendremos que avergonzarnos de ti - y, precipitadamente, le echaron encima un barril vacÃ­o que tenÃ­an a mano, metiendo tambiÃ©n las manzanas que Dos Ojitos acababa de coger.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627">
            <text:p>627</text:p>
          </table:table-cell>
          <table:table-cell office:value-type="float" office:value="0.027027027027027">
            <text:p>0.03</text:p>
          </table:table-cell>
          <table:table-cell office:value-type="float" office:value="16.9459459459459">
            <text:p>16.9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Al llegar el caballero resultÃ³ ser un gallardo gentilhombre que, deteniÃ©ndose a admirar el magnÃ­fico Ã¡rbol de oro y plata, dijo a las dos hermanas:- Â¿De quiÃ©n es este hermoso Ã¡rbol?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0.027027027027027">
            <text:p>0.03</text:p>
          </table:table-cell>
          <table:table-cell office:value-type="float" office:value="9.89189189189189">
            <text:p>9.8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Por una de sus ramas darÃ­a cuanto me pidiesen.Tres Ojitos y Un Ojito contestaron que el Ã¡rbol les pertenecÃ­a, y que romperÃ­an una rama para dÃ¡rsela.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0.027027027027027">
            <text:p>0.03</text:p>
          </table:table-cell>
          <table:table-cell office:value-type="float" office:value="6.10810810810811">
            <text:p>6.1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Una y otra se esforzaron cuanto pudieron; pero todos sus intentos resultaron vanos, pues ramas y frutos las rehuÃ­an continuamente.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office:value-type="float" office:value="0.027027027027027">
            <text:p>0.03</text:p>
          </table:table-cell>
          <table:table-cell office:value-type="float" office:value="5.75675675675676">
            <text:p>5.7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Dijo entonces el caballero:- Es muy extraÃ±o que, perteneciÃ©ndoos el Ã¡rbol, no podÃ¡is cortar una rama de Ã©l.Pero ellas persistieron en afirmar que el Ã¡rbol era suyo.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438">
            <text:p>438</text:p>
          </table:table-cell>
          <table:table-cell office:value-type="float" office:value="0.027027027027027">
            <text:p>0.03</text:p>
          </table:table-cell>
          <table:table-cell office:value-type="float" office:value="11.8378378378378">
            <text:p>11.8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Mientras porfiaban, Dos Ojitos, desde el interior del barril, hizo rodar por debajo dos o tres manzanas de oro, que fueran a parar a los pies del caballero, pues la muchacha estaba enojada de que las otras no dijesen la verdad.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553">
            <text:p>553</text:p>
          </table:table-cell>
          <table:table-cell office:value-type="float" office:value="0.027027027027027">
            <text:p>0.03</text:p>
          </table:table-cell>
          <table:table-cell office:value-type="float" office:value="14.9459459459459">
            <text:p>14.9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Al ver el forastero las manzanas, preguntÃ³, asombrado, de dÃ³nde venÃ­an, y Tres Ojitos y Un Ojito le respondieron que tenÃ­an una hermana, pero que no la enseÃ±aban porque sÃ³lo tenÃ­a dos ojos, como las personas vulgares.El caballero quiso verla y gritÃ³: -Â¡Sal, Dos Ojitos!La doncella, cobrando confianza, saliÃ³ de debajo del barril, y el caballero, admirado de su gran hermosura, le dijo:- Seguramente tÃº podrÃ¡s cortarme una rama del Ã¡rbol.- SÃ­ - replicÃ³ Dos Ojitos -, sin duda podrÃ©, pues el Ã¡rbol es mÃ­o - y, subiÃ©ndose a la copa, con gran facilidad quebrÃ³ una rama, con sus hojas de plata y sus frutos de oro, y la entregÃ³ al forastero.Dijo Ã©ste entonces:- Dos Ojitos, Â¿quÃ© quieres a cambio?- Â¡Ay!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8487">
            <text:p>8487</text:p>
          </table:table-cell>
          <table:table-cell office:value-type="float" office:value="0.027027027027027">
            <text:p>0.03</text:p>
          </table:table-cell>
          <table:table-cell office:value-type="float" office:value="229.378378378378">
            <text:p>229.3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- respondiÃ³ la muchacha -, aquÃ­ sufro hambre y sed, pesares y privaciones desde la maÃ±ana a la noche.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0.027027027027027">
            <text:p>0.03</text:p>
          </table:table-cell>
          <table:table-cell office:value-type="float" office:value="3.27027027027027">
            <text:p>3.2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Si quisieseis llevarme con vos y liberarme, serÃ­a feliz.SubiÃ³ el caballero a Dos Ojitos a la grupa de su caballo y la condujo al castillo de su padre, donde le proporcionÃ³ hermosos vestidos y comida en abundancia; y como la doncella era, en verdad, encantadora, enamorÃ³se de ella y, a poco, se celebrÃ³ la boda entre el mayor regocijo.Al ver que el caballero se llevaba a Dos Ojitos, las dos hermanas sintieron gran envidia por su suerte, pero se consolaron pensando: "De todos modos, nos queda el Ã¡rbol maravilloso, y aunque no podamos coger sus frutos, todos los que pasen por aquÃ­ se pararÃ¡n a contemplarlo y llamarÃ¡n a nuestra casa para expresarnos su admiraciÃ³n.</text:p>
          </table:table-cell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float" office:value="8259">
            <text:p>8259</text:p>
          </table:table-cell>
          <table:table-cell office:value-type="float" office:value="0.027027027027027">
            <text:p>0.03</text:p>
          </table:table-cell>
          <table:table-cell office:value-type="float" office:value="223.216216216216">
            <text:p>223.2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Â¡QuiÃ©n sabe donde estÃ¡ nuestra fortuna!"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27027027027027">
            <text:p>0.03</text:p>
          </table:table-cell>
          <table:table-cell office:value-type="float" office:value="0.972972972972973">
            <text:p>0.9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Pero, a la maÃ±ana siguiente, el Ã¡rbol habÃ­a desaparecido y, con Ã©l, sus esperanzas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027027027027027">
            <text:p>0.03</text:p>
          </table:table-cell>
          <table:table-cell office:value-type="float" office:value="4.62162162162162">
            <text:p>4.6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Y cuando Dos Ojitos se asomÃ³ a la ventana de su nuevo aposento, con gran alegrÃ­a vio que el Ã¡rbol se levantaba delante de ella, pues la habÃ­a seguido.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0.027027027027027">
            <text:p>0.03</text:p>
          </table:table-cell>
          <table:table-cell office:value-type="float" office:value="10.4864864864865">
            <text:p>10.4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La muchacha viviÃ³ feliz por mucho tiempo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27027027027027">
            <text:p>0.03</text:p>
          </table:table-cell>
          <table:table-cell office:value-type="float" office:value="0.486486486486487">
            <text:p>0.4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Un dÃ­a se presentaron en el castillo dos pobres mujeres que pedÃ­an limosna, y Dos Ojitos, al verlas, reconociÃ³ a sus hermanas, las cuales habÃ­an llegado a tal extremo de miseria, que debÃ­an ir mendigando su pan de puerta en puerta.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777">
            <text:p>777</text:p>
          </table:table-cell>
          <table:table-cell office:value-type="float" office:value="0.027027027027027">
            <text:p>0.03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Dos Ojitos las acogiÃ³ cariÃ±osamente, las tratÃ³ con gran bondad y las colmÃ³ de favores, por lo que las otras se arrepintieron de todo corazÃ³n de su mal proceder con su hermana.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531">
            <text:p>531</text:p>
          </table:table-cell>
          <table:table-cell office:value-type="float" office:value="0.027027027027027">
            <text:p>0.03</text:p>
          </table:table-cell>
          <table:table-cell office:value-type="float" office:value="14.3513513513514">
            <text:p>14.3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VivÃ­a una vez un hombre tan pobre, que pasaba apuros para alimentar a su Ãºnico hijo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0.0204081632653061">
            <text:p>0.02</text:p>
          </table:table-cell>
          <table:table-cell office:value-type="float" office:value="1.77551020408163">
            <text:p>1.7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DÃ­jole entonces Ã©ste:- Padre mÃ­o, estÃ¡is muy necesitado, y soy una carga para vos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0204081632653061">
            <text:p>0.02</text:p>
          </table:table-cell>
          <table:table-cell office:value-type="float" office:value="3.48979591836735">
            <text:p>3.4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Mejor serÃ¡ que me marche a buscar el modo de ganarme el pan.DiÃ³le el padre su bendiciÃ³n y se despidiÃ³ de Ã©l con honda tristeza.SucediÃ³ que por aquellos dÃ­as el Rey sostenÃ­a una guerra con un imperio muy poderoso.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office:value-type="float" office:value="0.0204081632653061">
            <text:p>0.02</text:p>
          </table:table-cell>
          <table:table-cell office:value-type="float" office:value="13.0612244897959">
            <text:p>13.0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El joven se alistÃ³ en su ejÃ©rcito y partiÃ³ para la guerra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.0204081632653061">
            <text:p>0.02</text:p>
          </table:table-cell>
          <table:table-cell office:value-type="float" office:value="1.18367346938776">
            <text:p>1.1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Apenas llegado al campo de batalla, se trabÃ³ un combate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204081632653061">
            <text:p>0.02</text:p>
          </table:table-cell>
          <table:table-cell office:value-type="float" office:value="1.3469387755102">
            <text:p>1.3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El peligro era grande, y llovÃ­an muchas balas; el mozo veÃ­a caer a sus camaradas de todos lados, y, al sucumbir tambiÃ©n el general, los demÃ¡s se dispusieron a emprender la fuga.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17">
            <text:p>417</text:p>
          </table:table-cell>
          <table:table-cell office:value-type="float" office:value="0.0204081632653061">
            <text:p>0.02</text:p>
          </table:table-cell>
          <table:table-cell office:value-type="float" office:value="8.51020408163265">
            <text:p>8.5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AdelantÃ³se Ã©l entonces, los animÃ³ diciendo:- Â¡No vamos a permitir que se hunda nuestra patria!Seguido de los demÃ¡s, lanzÃ³se a la pelea y derrotÃ³ al enemigo.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0.0204081632653061">
            <text:p>0.02</text:p>
          </table:table-cell>
          <table:table-cell office:value-type="float" office:value="6.85714285714286">
            <text:p>6.8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Al saber el Rey que sÃ³lo a Ã©l le debÃ­a la victoria, ascendiÃ³lo por encima de todos, diÃ³le grandes tesoros y lo nombrÃ³ el primero del reino.TenÃ­a el monarca una hija hermosÃ­sima, pero muy caprichosa.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76">
            <text:p>576</text:p>
          </table:table-cell>
          <table:table-cell office:value-type="float" office:value="0.0204081632653061">
            <text:p>0.02</text:p>
          </table:table-cell>
          <table:table-cell office:value-type="float" office:value="11.7551020408163">
            <text:p>11.7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HabÃ­a hecho voto de no aceptar a nadie por marido y seÃ±or, que no prometiese antes solemnemente que, en caso de morir ella, se harÃ­a enterrar vivo en su misma sepultura: "Si de verdad me ama -decÃ­a la princesa-, Â¿para quÃ© querrÃ¡ seguir viviendo?".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783">
            <text:p>783</text:p>
          </table:table-cell>
          <table:table-cell office:value-type="float" office:value="0.0204081632653061">
            <text:p>0.02</text:p>
          </table:table-cell>
          <table:table-cell office:value-type="float" office:value="15.9795918367347">
            <text:p>15.9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Por su parte, ella se comprometÃ­a a hacer lo mismo si morÃ­a antes el marido.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0.0204081632653061">
            <text:p>0.02</text:p>
          </table:table-cell>
          <table:table-cell office:value-type="float" office:value="1.55102040816327">
            <text:p>1.5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Hasta aquel momento, el singularÃ­simo voto habÃ­a ahuyentado a todos los pretendientes; pero su hermosura impresionÃ³ en tal grado al joven, que, sin pensarlo un instante, la pidiÃ³ a su padre.- Â¿Sabes la promesa que has de hacer?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526">
            <text:p>526</text:p>
          </table:table-cell>
          <table:table-cell office:value-type="float" office:value="0.0204081632653061">
            <text:p>0.02</text:p>
          </table:table-cell>
          <table:table-cell office:value-type="float" office:value="10.734693877551">
            <text:p>10.7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-le preguntÃ³ el Rey.- Que debo bajar con ella a la tumba, si muere antes que yo -respondiÃ³ el mozo-.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0.0204081632653061">
            <text:p>0.02</text:p>
          </table:table-cell>
          <table:table-cell office:value-type="float" office:value="3.93877551020408">
            <text:p>3.9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Tan grande es mi amor, que no me arredra este peligro.ConsintiÃ³ entonces el Rey, y se celebrÃ³ la boda con gran solemnidad y esplendor.Los reciÃ©n casados vivieron una temporada felices y contentos, hasta que, un dÃ­a, la joven princesa contrajo una grave enfermedad, a la que ningÃºn mÃ©dico supo hallar remedio.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1221">
            <text:p>1221</text:p>
          </table:table-cell>
          <table:table-cell office:value-type="float" office:value="0.0204081632653061">
            <text:p>0.02</text:p>
          </table:table-cell>
          <table:table-cell office:value-type="float" office:value="24.9183673469388">
            <text:p>24.9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Cuando hubo muerto, su esposo recordÃ³ la promesa que habÃ­a hecho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204081632653061">
            <text:p>0.02</text:p>
          </table:table-cell>
          <table:table-cell office:value-type="float" office:value="1.59183673469388">
            <text:p>1.5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HorrorizÃ¡bale la idea de ser sepultado en vida</text:p>
          </table:table-cell>
          <table:table-cell office:value-type="string">
            <text:p><text:s/>pero no habÃ­a escapatoria posible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0204081632653061">
            <text:p>0.0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El Rey habÃ­a mandado colocar centinelas en todas las puertas, y era inÃºtil pensar en sustraerse al horrible destino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0.0204081632653061">
            <text:p>0.02</text:p>
          </table:table-cell>
          <table:table-cell office:value-type="float" office:value="3.55102040816327">
            <text:p>3.5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Llegado el dÃ­a en que el cuerpo de la princesa debÃ­a ser bajado a la cripta real, el prÃ­ncipe fue conducido a ella, y tras Ã©l se cerrÃ³ la puerta a piedra y lodo.Junto al fÃ©retro habÃ­a una mesa, y con ella cuatro velas, cuatro hogazas de pan y cuatro botellas de vino.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897">
            <text:p>897</text:p>
          </table:table-cell>
          <table:table-cell office:value-type="float" office:value="0.0204081632653061">
            <text:p>0.02</text:p>
          </table:table-cell>
          <table:table-cell office:value-type="float" office:value="18.3061224489796">
            <text:p>18.3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Cuando hubiera consumido aquellas vituallas, habrÃ­a de morir de hambre y sed.Dolorido y triste, comÃ­a cada dÃ­a sÃ³lo un pedacito de pan y bebÃ­a un sorbo de vino; pero bien veÃ­a que la muerte se iba acercando irremisiblemente.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0.0204081632653061">
            <text:p>0.02</text:p>
          </table:table-cell>
          <table:table-cell office:value-type="float" office:value="9.40816326530612">
            <text:p>9.4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Una vez que tenÃ­a la mirada fija en la pared, vio salir de uno de los rincones de la cripta una serpiente, que se deslizaba en direcciÃ³n al cadÃ¡ver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office:value-type="float" office:value="0.0204081632653061">
            <text:p>0.02</text:p>
          </table:table-cell>
          <table:table-cell office:value-type="float" office:value="6.08163265306122">
            <text:p>6.0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Pensando que venÃ­a para devorarlo, sacÃ³ la espada y exclamÃ³: "Â¡Mientras yo estÃ© vivo, no la tocarÃ¡s!"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0204081632653061">
            <text:p>0.02</text:p>
          </table:table-cell>
          <table:table-cell office:value-type="float" office:value="5.63265306122449">
            <text:p>5.6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Y la partiÃ³ en tres pedazos.Al cabo de un rato saliÃ³ del mismo rincÃ³n otra serpiente, que enseguida retrocediÃ³, al ver a su compaÃ±era muerta y despedazada.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0.0204081632653061">
            <text:p>0.02</text:p>
          </table:table-cell>
          <table:table-cell office:value-type="float" office:value="6.83673469387755">
            <text:p>6.8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Pero regresÃ³ a los pocos momentos, llevando en la boca tres hojas verdes.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0.0204081632653061">
            <text:p>0.02</text:p>
          </table:table-cell>
          <table:table-cell office:value-type="float" office:value="1.87755102040816">
            <text:p>1.8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CogiÃ³ entonces los tres segmentos de la serpiente muerta y, encajÃ¡ndolos debidamente, aplicÃ³ a cada herida una de las hojas.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0.0204081632653061">
            <text:p>0.02</text:p>
          </table:table-cell>
          <table:table-cell office:value-type="float" office:value="4.3469387755102">
            <text:p>4.3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Inmediatamente quedaron soldados los trozos; el animal comenzÃ³ a agitarse, recobrada la vida, y se retirÃ³ junto con su compaÃ±era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0.0204081632653061">
            <text:p>0.02</text:p>
          </table:table-cell>
          <table:table-cell office:value-type="float" office:value="4.77551020408163">
            <text:p>4.7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Las hojas quedaron en el suelo, y al desgraciado prÃ­ncipe, que habÃ­a asistido a aquel prodigio, se le ocurriÃ³ que quizÃ¡s las milagrosas hojas que habÃ­a devuelto la vida a la serpiente, tendrÃ­an tambiÃ©n virtud sobre las personas.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0.0204081632653061">
            <text:p>0.02</text:p>
          </table:table-cell>
          <table:table-cell office:value-type="float" office:value="10.4285714285714">
            <text:p>10.4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RecogiÃ³las y aplicÃ³ una en la boca de la difunta, y las dos restantes, en sus ojos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0.0204081632653061">
            <text:p>0.02</text:p>
          </table:table-cell>
          <table:table-cell office:value-type="float" office:value="3.18367346938775">
            <text:p>3.1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Y he aquÃ­ que apenas lo hubo hecho, la sangre empezÃ³ a circular por las venas y restituyÃ³ al lÃ­vido rostro su color sonrosado.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0.0204081632653061">
            <text:p>0.02</text:p>
          </table:table-cell>
          <table:table-cell office:value-type="float" office:value="5.69387755102041">
            <text:p>5.6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RespirÃ³ la muerta y, abriendo los ojos, dijo:- Â¡Dios mÃ­o!, Â¿dÃ³nde estoy?- EstÃ¡s conmigo, esposa querida -respondiÃ³le el prÃ­ncipe, y le contÃ³ todo lo ocurrido y cÃ³mo la habÃ­a vuelto a la vida.DiÃ³le luego un poco de pan y vino, y cuando la princesa hubo recobrado algo de vigor, ayudÃ³la a levantarse y a ir hasta la puerta, donde ambos se pusieron a golpear y gritar tan fuertemente, que los guardias los oyeron y corrieron a informar al Rey.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419">
            <text:p>2419</text:p>
          </table:table-cell>
          <table:table-cell office:value-type="float" office:value="0.0204081632653061">
            <text:p>0.02</text:p>
          </table:table-cell>
          <table:table-cell office:value-type="float" office:value="49.3673469387755">
            <text:p>49.3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Ãste bajÃ³ personalmente a la cripta y se encontrÃ³ con la pareja sana y llena de vida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0.0204081632653061">
            <text:p>0.02</text:p>
          </table:table-cell>
          <table:table-cell office:value-type="float" office:value="2.51020408163265">
            <text:p>2.5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Todos se alegraron sobremanera ante la inesperada soluciÃ³n del triste caso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204081632653061">
            <text:p>0.02</text:p>
          </table:table-cell>
          <table:table-cell office:value-type="float" office:value="1.3469387755102">
            <text:p>1.3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El joven prÃ­ncipe se guardÃ³ las tres hojas de la serpiente y las entregÃ³ a su criado, diciÃ©ndole:- GuÃ¡rdamelas con el mayor cuidado y llÃ©valas siempre contigo.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0.0204081632653061">
            <text:p>0.02</text:p>
          </table:table-cell>
          <table:table-cell office:value-type="float" office:value="6.20408163265306">
            <text:p>6.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Â¡QuiÃ©n sabe si algÃºn dÃ­a podemos necesitarÃ­as!Sin embargo, habÃ­ase producido un cambio en la resucitada esposa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0204081632653061">
            <text:p>0.02</text:p>
          </table:table-cell>
          <table:table-cell office:value-type="float" office:value="3.87755102040816">
            <text:p>3.8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ParecÃ­a como si su corazÃ³n no sintiera ya afecto alguno por su marid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204081632653061">
            <text:p>0.02</text:p>
          </table:table-cell>
          <table:table-cell office:value-type="float" office:value="1.12244897959184">
            <text:p>1.1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Transcurrido algÃºn tiempo, quiso Ã©l emprender un viaje por mar para ir a ver a su viejo padre, y los dos esposos embarcaron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0.0204081632653061">
            <text:p>0.02</text:p>
          </table:table-cell>
          <table:table-cell office:value-type="float" office:value="3.44897959183673">
            <text:p>3.4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Ya en la nave, olvidÃ³ ella el amor y fidelidad que su esposo le mostrara cuando le salvÃ³ la vida, y comenzÃ³ a sentir una inclinaciÃ³n culpable hacia el piloto que los conducÃ­a.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0.0204081632653061">
            <text:p>0.02</text:p>
          </table:table-cell>
          <table:table-cell office:value-type="float" office:value="10.8979591836735">
            <text:p>10.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Y un dÃ­a, en que el joven prÃ­ncipe se hallaba durmiendo, llamÃ³ al piloto y, cogiendo ella a su marido por la cabeza y el otro por los pies, lo arrojaron al mar.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703">
            <text:p>703</text:p>
          </table:table-cell>
          <table:table-cell office:value-type="float" office:value="0.0204081632653061">
            <text:p>0.02</text:p>
          </table:table-cell>
          <table:table-cell office:value-type="float" office:value="14.3469387755102">
            <text:p>14.3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Cometido el crimen, dijo la princesa al marino:- Regresemos ahora a casa; diremos que muriÃ³ en ruta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0.0204081632653061">
            <text:p>0.02</text:p>
          </table:table-cell>
          <table:table-cell office:value-type="float" office:value="2.51020408163265">
            <text:p>2.5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Yo te alabarÃ© y encomiarÃ© ante mi padre en tÃ©rminos tales, que me casarÃ¡ contigo y te harÃ¡ heredero del reino.Pero el fiel criado, que habÃ­a asistido a la escena, bajÃ³ al agua un botecito sin ser advertido de nadie, y en Ã©l se dirigiÃ³, a fuerza de remos, al lugar donde cayera su seÃ±or, dejando que los traidores siguiesen su camino.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645">
            <text:p>1645</text:p>
          </table:table-cell>
          <table:table-cell office:value-type="float" office:value="0.0204081632653061">
            <text:p>0.02</text:p>
          </table:table-cell>
          <table:table-cell office:value-type="float" office:value="33.5714285714286">
            <text:p>33.5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SacÃ³ del agua el cuerpo del ahogado, y, con ayuda de las tres hojas milagrosas que llevaba consigo y que aplicÃ³ en sus ojos y boca, lo restituyÃ³ felizmente a la vida.Los dos se pusieron entonces a remar con todas sus fuerzas, de dÃ­a y de noche, y con tal rapidez navegaron en su barquita, que llegaron a presencia del Rey antes que la gran nave.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773">
            <text:p>1773</text:p>
          </table:table-cell>
          <table:table-cell office:value-type="float" office:value="0.0204081632653061">
            <text:p>0.02</text:p>
          </table:table-cell>
          <table:table-cell office:value-type="float" office:value="36.1836734693877">
            <text:p>36.1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Asombrado Ã©ste al verlos regresar solos, preguntÃ³les quÃ© les habÃ­a sucedido.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.0204081632653061">
            <text:p>0.02</text:p>
          </table:table-cell>
          <table:table-cell office:value-type="float" office:value="0.877551020408163">
            <text:p>0.8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Al conocer la perversidad de su hija, dijo:- No puedo creer que haya obrado tan criminalmente; mas pronto la verdad saldrÃ¡ a la luz del dÃ­a- y, enviando a los dos a una cÃ¡mara secreta, los retuvo en ella sin que nadie lo supiera.Poco despuÃ©s llegÃ³ el barco, y la impÃ­a mujer se presentÃ³ ante su padre con semblante de tristeza.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194">
            <text:p>1194</text:p>
          </table:table-cell>
          <table:table-cell office:value-type="float" office:value="0.0204081632653061">
            <text:p>0.02</text:p>
          </table:table-cell>
          <table:table-cell office:value-type="float" office:value="24.3673469387755">
            <text:p>24.3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PreguntÃ³le Ã©l:- Â¿Por quÃ© regresas sola?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204081632653061">
            <text:p>0.02</text:p>
          </table:table-cell>
          <table:table-cell office:value-type="float" office:value="0.73469387755102">
            <text:p>0.7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Â¿DÃ³nde estÃ¡ tu marido?- Â¡Ay, padre querido!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204081632653061">
            <text:p>0.02</text:p>
          </table:table-cell>
          <table:table-cell office:value-type="float" office:value="1.12244897959184">
            <text:p>1.1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-exclamÃ³ la princesa-, ha ocurrido una gran desgracia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204081632653061">
            <text:p>0.02</text:p>
          </table:table-cell>
          <table:table-cell office:value-type="float" office:value="0.918367346938775">
            <text:p>0.9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Durante el viaje mi esposo enfermÃ³ sÃºbitamente y muriÃ³ y, de no haber sido por la ayuda que me prestÃ³ el patrÃ³n de la nave, yo tambiÃ©n lo habrÃ­a pasado muy mal.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0.0204081632653061">
            <text:p>0.02</text:p>
          </table:table-cell>
          <table:table-cell office:value-type="float" office:value="6.42857142857143">
            <text:p>6.4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Estuvo presente en el acto de su muerte, y puede contÃ¡roslo todo.Dijo el Rey:- Voy a resucitar al difunto -y, abriendo el aposento, mandÃ³ salir a los dos hombres.Al ver la mujer a su marido, quedÃ³ como herida de un rayo y, cayendo de rodillas, implorÃ³ perdÃ³n.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1090">
            <text:p>1090</text:p>
          </table:table-cell>
          <table:table-cell office:value-type="float" office:value="0.0204081632653061">
            <text:p>0.02</text:p>
          </table:table-cell>
          <table:table-cell office:value-type="float" office:value="22.2448979591837">
            <text:p>22.2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Pero el Rey dijo:- No hay perdÃ³n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204081632653061">
            <text:p>0.02</text:p>
          </table:table-cell>
          <table:table-cell office:value-type="float" office:value="0.918367346938775">
            <text:p>0.9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Ãl se mostrÃ³ dispuesto a morir contigo y te restituyÃ³ la vida; en cambio, tÃº le asesinaste mientras dormÃ­a, y ahora recibirÃ¡s el pago que merece tu acciÃ³n.Fue embarcada junto con su cÃ³mplice en un navÃ­o perforado y llevada a alta mar, donde muy pronto los dos fueron tragados por las olas.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437">
            <text:p>1437</text:p>
          </table:table-cell>
          <table:table-cell office:value-type="float" office:value="0.0204081632653061">
            <text:p>0.02</text:p>
          </table:table-cell>
          <table:table-cell office:value-type="float" office:value="29.3265306122449">
            <text:p>29.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En tiempos remotos vivÃ­a un rey cuyo palacio estaba rodeado de un hermoso parque, donde crecÃ­a un Ã¡rbol que daba manzanas de oro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0714285714285714">
            <text:p>0.07</text:p>
          </table:table-cell>
          <table:table-cell office:value-type="float" office:value="21.4285714285714">
            <text:p>21.4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A medida que maduraban, las contaban; pero una maÃ±ana faltÃ³ una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714285714285714">
            <text:p>0.07</text:p>
          </table:table-cell>
          <table:table-cell office:value-type="float" office:value="6.5">
            <text:p>6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Diose parte del suceso al Rey, y Ã©l ordenÃ³ que todas las noches se montase guardia al pie del Ã¡rbol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0714285714285714">
            <text:p>0.07</text:p>
          </table:table-cell>
          <table:table-cell office:value-type="float" office:value="16.5">
            <text:p>16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TenÃ­a el Rey tres hijos, y al oscurecer enviÃ³ al mayor de centinela al jardÃ­n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0.0714285714285714">
            <text:p>0.07</text:p>
          </table:table-cell>
          <table:table-cell office:value-type="float" office:value="6.92857142857143">
            <text:p>6.9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A la medianoche, el prÃ­ncipe no pudo resistir el sueÃ±o, y a la maÃ±ana siguiente faltaba otra manzana.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46">
            <text:p>146</text:p>
          </table:table-cell>
          <table:table-cell office:value-type="float" office:value="0.0714285714285714">
            <text:p>0.07</text:p>
          </table:table-cell>
          <table:table-cell office:value-type="float" office:value="10.4285714285714">
            <text:p>10.4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A la otra noche hubo de velar el hijo segundo; pero el resultado fue el mismo: al dar las doce se quedÃ³ dormido, y por la maÃ±ana faltaba una manzana mÃ¡s.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0.0714285714285714">
            <text:p>0.07</text:p>
          </table:table-cell>
          <table:table-cell office:value-type="float" office:value="23.6428571428571">
            <text:p>23.6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LlegÃ³ el turno de guardia al hijo tercero; Ã©ste estaba dispuesto a ir, pero el Rey no confiaba mucho en Ã©l, y pensaba que no tendrÃ­a mÃ¡s Ã©xito que sus hermanos; de todos modos, al fin se avino a que se encargara de la guardia.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875">
            <text:p>875</text:p>
          </table:table-cell>
          <table:table-cell office:value-type="float" office:value="0.0714285714285714">
            <text:p>0.07</text:p>
          </table:table-cell>
          <table:table-cell office:value-type="float" office:value="62.5">
            <text:p>62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InstalÃ³se el jovenzuelo bajo el Ã¡rbol, con los ojos bien abiertos, y decidido a que no lo venciese el sueÃ±o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0.0714285714285714">
            <text:p>0.07</text:p>
          </table:table-cell>
          <table:table-cell office:value-type="float" office:value="10.0714285714286">
            <text:p>10.0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Al dar las doce oyÃ³ un rumor en el aire y, al resplandor de la luna, vio acercarse volando un pÃ¡jaro cuyo plumaje brillaba como un ascua de oro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0.0714285714285714">
            <text:p>0.07</text:p>
          </table:table-cell>
          <table:table-cell office:value-type="float" office:value="35.4285714285714">
            <text:p>35.4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El ave se posÃ³ en el Ã¡rbol, y tan pronto como cogiÃ³ una manzana, el joven prÃ­ncipe le disparÃ³ una flecha.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0.0714285714285714">
            <text:p>0.07</text:p>
          </table:table-cell>
          <table:table-cell office:value-type="float" office:value="18.1428571428571">
            <text:p>18.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El pÃ¡jaro pudo aÃºn escapar, pero la saeta lo habÃ­a rozado y cayÃ³ al suelo una pluma de oro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714285714285714">
            <text:p>0.0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RecogiÃ³la el mozo, y a la maÃ±ana la entregÃ³ al Rey, contÃ¡ndole lo ocurrido durante la noche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0.0714285714285714">
            <text:p>0.07</text:p>
          </table:table-cell>
          <table:table-cell office:value-type="float" office:value="9.28571428571429">
            <text:p>9.2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ConvocÃ³ el Rey su Consejo, y los cortesanos declararon unÃ¡nimemente que una pluma como aquella valÃ­a tanto como todo el reino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0.0714285714285714">
            <text:p>0.07</text:p>
          </table:table-cell>
          <table:table-cell office:value-type="float" office:value="10.5714285714286">
            <text:p>10.5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- Si tan preciosa es esta pluma -dijo el Rey-, no me basta con ella; quiero tener el pÃ¡jaro entero.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0.5">
            <text:p>0.5</text:p>
          </table:table-cell>
          <table:table-cell office:value-type="float" office:value="70.5">
            <text:p>70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El hijo mayor se puso en camino; se tenÃ­a por listo, y no dudaba que encontrarÃ­a el pÃ¡jaro de oro.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0.25">
            <text:p>0.25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HabÃ­a andado un cierto trecho, cuando vio en la linde de un bosque una zorra y, descolgÃ¡ndose la escopeta, dispÃºsose a disparar contra ella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0.25">
            <text:p>0.25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Pero la zorra lo detuvo, exclamando: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25">
            <text:p>0.2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- No me mates, y, en cambio, te darÃ© un buen consejo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.111111111111111">
            <text:p>0.11</text:p>
          </table:table-cell>
          <table:table-cell office:value-type="float" office:value="9.33333333333333">
            <text:p>9.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SÃ© que vas en busca del pÃ¡jaro de oro y que esta noche llegarÃ¡s a un pueblo donde hay dos posadas frente a frente.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0.111111111111111">
            <text:p>0.11</text:p>
          </table:table-cell>
          <table:table-cell office:value-type="float" office:value="17.4444444444444">
            <text:p>17.4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Una de ellas estÃ¡ profusamente iluminada, y en su interior hay gran jolgorio; pero guÃ¡rdate de entrar en ella; ve a la otra, aunque sea poco atrayente su aspecto.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float" office:value="0.111111111111111">
            <text:p>0.11</text:p>
          </table:table-cell>
          <table:table-cell office:value-type="float" office:value="62.3333333333333">
            <text:p>62.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"Â¡CÃ³mo puede darme un consejo este necio animal!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111111111111111">
            <text:p>0.1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", pensÃ³ el prÃ­ncipe, oprimiendo el gatillo; pero errÃ³ la punterÃ­a, y la zorra se adentrÃ³ rÃ¡pidamente en el bosque con el rabo tieso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0.111111111111111">
            <text:p>0.11</text:p>
          </table:table-cell>
          <table:table-cell office:value-type="float" office:value="24.3333333333333">
            <text:p>24.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SiguiÃ³ el joven su camino, y al anochecer llegÃ³ al pueblo de las dos posadas, en una de las cuales todo era canto y baile, mientras la otra ofrecÃ­a un aspecto mÃ­sero y triste.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667">
            <text:p>667</text:p>
          </table:table-cell>
          <table:table-cell office:value-type="float" office:value="0.111111111111111">
            <text:p>0.11</text:p>
          </table:table-cell>
          <table:table-cell office:value-type="float" office:value="74.1111111111111">
            <text:p>74.1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"Tonto serÃ­a -dÃ­jose- si me hospedase en ese tabernucho destartalado en vez de hacerlo en esta hermosa fonda".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0.111111111111111">
            <text:p>0.11</text:p>
          </table:table-cell>
          <table:table-cell office:value-type="float" office:value="16.2222222222222">
            <text:p>16.2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AsÃ­, entrÃ³ en la posada alegre, y en ella se entregÃ³ al jolgorio olvidÃ¡ndose del pÃ¡jaro, de su padre y de todas las buenas enseÃ±anzas que habÃ­a recibido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0.111111111111111">
            <text:p>0.11</text:p>
          </table:table-cell>
          <table:table-cell office:value-type="float" office:value="28.4444444444444">
            <text:p>28.4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Transcurrido un tiempo sin que regresara el hijo mayor, pÃºsose el segundo en camino, en busca del pÃ¡jaro de oro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2">
            <text:p>0.2</text:p>
          </table:table-cell>
          <table:table-cell office:value-type="float" office:value="50.6">
            <text:p>50.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Como su hermano, tambiÃ©n Ã©l topÃ³ con la zorra, la cual diole el mismo consejo, sin que tampoco Ã©l lo atendiera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2">
            <text:p>0.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LlegÃ³ a las dos posadas, y su hermano, que estaba asomado a la ventana de la alegre, lo llamÃ³ e invitÃ³ a entrar.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51">
            <text:p>351</text:p>
          </table:table-cell>
          <table:table-cell office:value-type="float" office:value="0.2">
            <text:p>0.2</text:p>
          </table:table-cell>
          <table:table-cell office:value-type="float" office:value="70.2">
            <text:p>70.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o supo resistir el mozo, y, pasando al interior, entregÃ³se a los placeres y diversiones.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0.2">
            <text:p>0.2</text:p>
          </table:table-cell>
          <table:table-cell office:value-type="float" office:value="27.8">
            <text:p>27.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Al cabo de mucho tiempo, el hijo menor del Rey quiso salir, a su vez, a probar suerte; pero el padre se resistÃ­a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office:value-type="float" office:value="0.5">
            <text:p>0.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- Es inÃºtil -dijo-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33333333333333">
            <text:p>0.33</text:p>
          </table:table-cell>
          <table:table-cell office:value-type="float" office:value="3.33333333333333">
            <text:p>3.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Ãste encontrarÃ¡ el pÃ¡jaro de oro menos aÃºn que sus hermanos; y si le ocurre una desgracia, no sabrÃ¡ salir de apuros; es el menos despabilado de los tres.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0.333333333333333">
            <text:p>0.33</text:p>
          </table:table-cell>
          <table:table-cell office:value-type="float" office:value="93.6666666666667">
            <text:p>93.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No obstante, como el joven no lo dejaba en paz, dio al fin su consentimiento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.5">
            <text:p>0.5</text:p>
          </table:table-cell>
          <table:table-cell office:value-type="float" office:value="50.5">
            <text:p>50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A la orilla del bosque encontrÃ³se tambiÃ©n con la zorra, la cual le pidiÃ³ que le perdonase la vida, y le dio su buen consejo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333333333333333">
            <text:p>0.3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El joven, que era de buen corazÃ³n, dijo: - Nada temas, zorrita; no te harÃ© ningÃºn daÃ±o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333333333333333">
            <text:p>0.33</text:p>
          </table:table-cell>
          <table:table-cell office:value-type="float" office:value="84.3333333333333">
            <text:p>84.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- No lo lamentarÃ¡s -respondiÃ³le la zorra-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333333333333333">
            <text:p>0.3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Y para que puedas avanzar mÃ¡s rÃ¡pidamente, sÃºbete en mi rabo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333333333333333">
            <text:p>0.33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No bien se hubo montado en Ã©l, echÃ³ la zorra a correr a campo traviesa, con tal rapidez que los cabellos silbaban al viento.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0.25">
            <text:p>0.25</text:p>
          </table:table-cell>
          <table:table-cell office:value-type="float" office:value="75.75">
            <text:p>75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Al llegar al pueblo desmontÃ³ el muchacho y, siguiendo el buen consejo de la zorra, hospedÃ³se, sin titubeos, en la posada humilde, donde pasÃ³ una noche tranquila.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  <table:table-cell office:value-type="float" office:value="0.25">
            <text:p>0.25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A la maÃ±ana siguiente, en cuanto saliÃ³ al campo esperÃ¡balo ya la zorra, que le dijo: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25">
            <text:p>0.25</text:p>
          </table:table-cell>
          <table:table-cell office:value-type="float" office:value="42.75">
            <text:p>42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- Ahora te dirÃ© lo que debes hacer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Sigue siempre en lÃ­nea recta; al fin, llegarÃ¡s a un palacio, delante del cual habrÃ¡ un gran nÃºmero de soldados tumbados; pero no te preocupes, pues estarÃ¡n durmiendo y roncando; pasa por en medio de ellos, entra en el palacio y recorre todos los aposentos, hasta que llegues a uno mÃ¡s pequeÃ±o, en el que hay un pÃ¡jaro de oro encerrado en una jaula de madera.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2256">
            <text:p>2256</text:p>
          </table:table-cell>
          <table:table-cell office:value-type="float" office:value="0.25">
            <text:p>0.25</text:p>
          </table:table-cell>
          <table:table-cell office:value-type="float" office:value="564">
            <text:p>56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Al lado verÃ¡s otra jaula de oro, bellÃ­sima pero vacÃ­a, pues sÃ³lo estÃ¡ como adorno: guÃ¡rdate muy mucho de cambiar el pÃ¡jaro de la jaula ordinaria a la lujosa, pues lo pasarÃ­as mal.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667">
            <text:p>667</text:p>
          </table:table-cell>
          <table:table-cell office:value-type="float" office:value="0.25">
            <text:p>0.25</text:p>
          </table:table-cell>
          <table:table-cell office:value-type="float" office:value="166.75">
            <text:p>166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Pronunciadas estas palabras, la zorra volviÃ³ a extender la cola, y el prÃ­ncipe montÃ³ en ella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1">
            <text:p>0.1</text:p>
          </table:table-cell>
          <table:table-cell office:value-type="float" office:value="17.1">
            <text:p>17.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Y otra vez empezÃ³ la carrera a campo traviesa, mientras los cabellos silbaban al viento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0.1">
            <text:p>0.1</text:p>
          </table:table-cell>
          <table:table-cell office:value-type="float" office:value="10.8">
            <text:p>10.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Al bajar frente al palacio, lo encontrÃ³ todo tal y como le predijera la zorra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1">
            <text:p>0.1</text:p>
          </table:table-cell>
          <table:table-cell office:value-type="float" office:value="13.6">
            <text:p>13.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EntrÃ³ el prÃ­ncipe en el aposento donde se hallaba el pÃ¡jaro de oro en su jaula de madera, al lado de la cual habÃ­a otra dorada; y en el suelo vio las tres manzanas de su jardÃ­n.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office:value-type="float" office:value="0.1">
            <text:p>0.1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PensÃ³ el joven que era lÃ¡stima que un ave tan bella hubiese de alojarse en una jaula tan fea, por lo que, abriendo la puerta, cogiÃ³ el animal y lo pasÃ³ a la otra.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667">
            <text:p>667</text:p>
          </table:table-cell>
          <table:table-cell office:value-type="float" office:value="0.1">
            <text:p>0.1</text:p>
          </table:table-cell>
          <table:table-cell office:value-type="float" office:value="66.7">
            <text:p>66.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En aquel mismo momento el pÃ¡jaro dejÃ³ oÃ­r un agudo grito; despertÃ¡ronse los soldados y, prendiendo al muchacho, lo encerraron en un calabozo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0.1">
            <text:p>0.1</text:p>
          </table:table-cell>
          <table:table-cell office:value-type="float" office:value="18.2">
            <text:p>18.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A la maÃ±ana siguiente lo llevaron ante un tribunal, y, como confesÃ³ su intento, fue condenado a muerte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1">
            <text:p>0.1</text:p>
          </table:table-cell>
          <table:table-cell office:value-type="float" office:value="23.1">
            <text:p>23.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El Rey, empero, le ofreciÃ³ perdonarle la vida a condiciÃ³n de que le trajese el caballo de oro, que era mÃ¡s veloz que el viento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1">
            <text:p>0.1</text:p>
          </table:table-cell>
          <table:table-cell office:value-type="float" office:value="40.6">
            <text:p>40.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Si lo hacÃ­a, le darÃ­a ademÃ¡s, en premio, el pÃ¡jaro de oro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1">
            <text:p>0.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PÃºsose el prÃ­ncipe en camino, suspirando tristemente; pues, Â¿dÃ³nde iba a encontrar el caballo de oro?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0.333333333333333">
            <text:p>0.33</text:p>
          </table:table-cell>
          <table:table-cell office:value-type="float" office:value="35.3333333333333">
            <text:p>35.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De pronto vio parada en el camino a su antigua amiga, la zorr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333333333333333">
            <text:p>0.33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- Â¡Ves!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25">
            <text:p>0.13</text:p>
          </table:table-cell>
          <table:table-cell office:value-type="float" office:value="0.375">
            <text:p>0.3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-le dijo-.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25">
            <text:p>0.13</text:p>
          </table:table-cell>
          <table:table-cell office:value-type="float" office:value="0.375">
            <text:p>0.3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Esto te ha ocurrido por no hacerme cas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125">
            <text:p>0.13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Pero no te desanimes</text:p>
          </table:table-cell>
          <table:table-cell office:value-type="string">
            <text:p><text:s/>yo me preocupo de ti y te dirÃ© cÃ³mo puedes llegar al caballo de oro.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Marcha siempre de frente, y llegarÃ¡s a un palacio en cuyas cuadras estÃ¡ el animal.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0.125">
            <text:p>0.13</text:p>
          </table:table-cell>
          <table:table-cell office:value-type="float" office:value="9.5">
            <text:p>9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Delante de las cuadras estarÃ¡n tendidos los caballerizos, durmiendo y roncando, y podrÃ¡s sacar tranquilamente el caballo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0.125">
            <text:p>0.13</text:p>
          </table:table-cell>
          <table:table-cell office:value-type="float" office:value="16.25">
            <text:p>16.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Pero una cosa debo advertirte: ponle la silla mala de madera y cuero, y no la de oro que verÃ¡s colgada a su lado; de otro modo, lo pasarÃ¡s mal.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0.125">
            <text:p>0.13</text:p>
          </table:table-cell>
          <table:table-cell office:value-type="float" office:value="38.75">
            <text:p>38.75</text:p>
          </table:table-cell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string">
            <text:p>Y estirando la zorra el rabo, montÃ³ el prÃ­ncipe en Ã©l y emprendieron la carrera a campo traviesa, con tanta velocidad, que los cabellos silbaban al viento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0.142857142857143">
            <text:p>0.14</text:p>
          </table:table-cell>
          <table:table-cell office:value-type="float" office:value="66.4285714285714">
            <text:p>66.43</text:p>
          </table:table-cell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string">
            <text:p>Todo ocurriÃ³ como la zorra habÃ­a predicho</text:p>
          </table:table-cell>
          <table:table-cell office:value-type="string">
            <text:p><text:s/>el muchacho llegÃ³ al establo donde se encontraba el caballo de oro.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0.142857142857143">
            <text:p>0.14</text:p>
          </table:table-cell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string">
            <text:p>Pero al ir a ponerle la silla mala, pensÃ³: "Es una vergÃ¼enza para un caballo tan hermoso el no ponerle la silla que le corresponde".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07">
            <text:p>407</text:p>
          </table:table-cell>
          <table:table-cell office:value-type="float" office:value="0.142857142857143">
            <text:p>0.14</text:p>
          </table:table-cell>
          <table:table-cell office:value-type="float" office:value="58.1428571428571">
            <text:p>58.14</text:p>
          </table:table-cell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string">
            <text:p>Mas apenas la de oro hubo tocado al animal, Ã©ste empezÃ³ a relinchar ruidosamente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142857142857143">
            <text:p>0.14</text:p>
          </table:table-cell>
          <table:table-cell office:value-type="float" office:value="10.8571428571429">
            <text:p>10.86</text:p>
          </table:table-cell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string">
            <text:p>Despertaron los mozos de cuadra, prendieron al joven prÃ­ncipe y lo metieron en el calabozo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142857142857143">
            <text:p>0.14</text:p>
          </table:table-cell>
          <table:table-cell office:value-type="float" office:value="19.4285714285714">
            <text:p>19.43</text:p>
          </table:table-cell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string">
            <text:p>A la maÃ±ana siguiente, un tribunal le condenÃ³ a muerte; pero el Rey le prometiÃ³ la vida y el caballo de oro si era capaz de traerle la bellÃ­sima princesa del Castillo de Oro.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42">
            <text:p>442</text:p>
          </table:table-cell>
          <table:table-cell office:value-type="float" office:value="0.142857142857143">
            <text:p>0.14</text:p>
          </table:table-cell>
          <table:table-cell office:value-type="float" office:value="63.1428571428571">
            <text:p>63.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Se puso en ruta el joven muy acongojado, y, por fortuna suya, no tardÃ³ en salirle al paso la fiel zorra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0.5">
            <text:p>0.5</text:p>
          </table:table-cell>
          <table:table-cell office:value-type="float" office:value="90.5">
            <text:p>90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- DeberÃ­a abandonarte a tu desgracia -le dijo el animal- pero me das lÃ¡stima y te ayudarÃ© una vez mÃ¡s.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0.2">
            <text:p>0.2</text:p>
          </table:table-cell>
          <table:table-cell office:value-type="float" office:value="34.8">
            <text:p>34.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Este camino lleva directamente al Castillo de Or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2">
            <text:p>0.2</text:p>
          </table:table-cell>
          <table:table-cell office:value-type="float" office:value="7.2">
            <text:p>7.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LlegarÃ¡s a Ã©l al atardecer, y por la noche, cuando todo estÃ© tranquilo y silencioso, la hermosa princesa se dirigirÃ¡ a la casa de los baÃ±os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0.2">
            <text:p>0.2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Cuando entre, te lanzas sobre ella y le das un beso; ella te seguirÃ¡ y podrÃ¡s llevÃ¡rtela; pero, Â¡guÃ¡rdate de permitirle que se despida de sus padres, pues de otro modo lo pasarÃ¡s mal!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30">
            <text:p>430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EstirÃ³ la zorra el rabo, montÃ³se el hijo del Rey, y otra vez a todo correr a campo traviesa, mientras los cabellos silbaban al viento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5">
            <text:p>0.5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Al llegar al Castillo de Oro, todo ocurriÃ³ como predijera la zorra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166666666666667">
            <text:p>0.17</text:p>
          </table:table-cell>
          <table:table-cell office:value-type="float" office:value="15.1666666666667">
            <text:p>15.1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EsperÃ³ el prÃ­ncipe hasta medianoche, y cuando todo el mundo dormÃ­a y la bella princesa se dirigiÃ³ a los baÃ±os, avanzando Ã©l de improviso, le dio un beso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office:value-type="float" office:value="0.166666666666667">
            <text:p>0.17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DÃ­jole ella que se marcharÃ­a muy a gusto con Ã©l, pero le suplicÃ³ con lÃ¡grimas que le permitiese antes despedirse de sus padres.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0.166666666666667">
            <text:p>0.17</text:p>
          </table:table-cell>
          <table:table-cell office:value-type="float" office:value="34.1666666666667">
            <text:p>34.1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Al principio, el prÃ­ncipe resistiÃ³ a sus ruegos; pero al ver que la muchacha seguÃ­a llorando y se arrodillaba a sus pies, acabÃ³ por ceder.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0.166666666666667">
            <text:p>0.17</text:p>
          </table:table-cell>
          <table:table-cell office:value-type="float" office:value="48.5">
            <text:p>48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Apenas hubo tocado la princesa el lecho de su padre, despertÃ³se Ã©ste y todas las gentes del castillo; prendieron al doncel y lo encarcelaron.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0.166666666666667">
            <text:p>0.17</text:p>
          </table:table-cell>
          <table:table-cell office:value-type="float" office:value="31.8333333333333">
            <text:p>31.8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A la maÃ±ana siguiente le dijo el Rey: - Te has jugado la vida y la has perdido, sin embargo, te harÃ© gracia de ella, si arrasas la montaÃ±a que se levanta delante de mis ventanas y me quita la vista -, y esto debes realizarlo en el espacio de ocho dÃ­as.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1147">
            <text:p>1147</text:p>
          </table:table-cell>
          <table:table-cell office:value-type="float" office:value="0.333333333333333">
            <text:p>0.33</text:p>
          </table:table-cell>
          <table:table-cell office:value-type="float" office:value="382.333333333333">
            <text:p>382.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Si lo logras, recibirÃ¡s en premio la mano de mi hija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333333333333333">
            <text:p>0.33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string">
            <text:p>El prÃ­ncipe se puso a manejar el pico y la pala sin descanso; pero cuando, transcurridos siete dÃ­as, vio lo poco que habÃ­a conseguido y que todo su esfuerzo ni siquiera se notaba, cayÃ³ en un gran abatimiento, con toda la esperanza perdida.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41">
            <text:p>1041</text:p>
          </table:table-cell>
          <table:table-cell office:value-type="float" office:value="0.333333333333333">
            <text:p>0.33</text:p>
          </table:table-cell>
          <table:table-cell office:value-type="float" office:value="347">
            <text:p>34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string">
            <text:p>Pero al anochecer del dÃ­a sÃ©ptimo se presentÃ³ la zorra y le dijo: - No mereces que me preocupe de ti</text:p>
          </table:table-cell>
          <table:table-cell office:value-type="string">
            <text:p><text:s/>pero vete a dormir</text:p>
          </table:table-cell>
          <table:table-cell office:value-type="string">
            <text:p><text:s/>yo harÃ© el trabajo en tu lugar.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24">
            <text:p>32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string">
            <text:p>A la maÃ±ana, al despertar el mozo y asomarse a la ventana, la montaÃ±a habÃ­a desaparecido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333333333333333">
            <text:p>0.33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string">
            <text:p>CorriÃ³ rebosante de gozo a presencia del Rey, y le dio cuenta de que su condiciÃ³n quedaba satisfecha, por lo que el Monarca, quieras que no, hubo de cumplir su palabra y entregarle a su hija.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0.333333333333333">
            <text:p>0.33</text:p>
          </table:table-cell>
          <table:table-cell office:value-type="float" office:value="273.333333333333">
            <text:p>273.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MarchÃ¡ronse los dos, y al poco rato se les acercÃ³ la zorra: - Tienes lo mejor, es cierto; pero a la doncella del Castillo de Oro le pertenece tambiÃ©n el caballo de oro.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float" office:value="0.5">
            <text:p>0.5</text:p>
          </table:table-cell>
          <table:table-cell office:value-type="float" office:value="225.5">
            <text:p>225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- Â¿Y cÃ³mo podrÃ© ganÃ¡rmelo?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333333333333333">
            <text:p>0.3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-preguntÃ³ el joven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string">
            <text:p>- Voy a decÃ­rtelo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66666666666667">
            <text:p>0.17</text:p>
          </table:table-cell>
          <table:table-cell office:value-type="float" office:value="1.66666666666667">
            <text:p>1.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string">
            <text:p>Ante todo, lleva a la hermosa doncella al Rey que te enviÃ³ al Castillo de Oro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0.166666666666667">
            <text:p>0.17</text:p>
          </table:table-cell>
          <table:table-cell office:value-type="float" office:value="18.5">
            <text:p>18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string">
            <text:p>Se pondrÃ¡ loco de alegrÃ­a y te darÃ¡ gustoso el caballo de or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166666666666667">
            <text:p>0.17</text:p>
          </table:table-cell>
          <table:table-cell office:value-type="float" office:value="15.1666666666667">
            <text:p>15.1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string">
            <text:p>TÃº lo montas sin dilaciÃ³n y alargas la mano a cada uno para estrechÃ¡rsela en despedida, dejando para Ãºltimo lugar a la princesa.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37">
            <text:p>237</text:p>
          </table:table-cell>
          <table:table-cell office:value-type="float" office:value="0.166666666666667">
            <text:p>0.17</text:p>
          </table:table-cell>
          <table:table-cell office:value-type="float" office:value="39.5">
            <text:p>39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string">
            <text:p>Entonces la subes de un tirÃ³n a la grupa y te lanzas al galope; nadie podrÃ¡ alcanzarte, pues el caballo es mÃ¡s veloz que el viento.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379">
            <text:p>379</text:p>
          </table:table-cell>
          <table:table-cell office:value-type="float" office:value="0.166666666666667">
            <text:p>0.17</text:p>
          </table:table-cell>
          <table:table-cell office:value-type="float" office:value="63.1666666666667">
            <text:p>63.1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string">
            <text:p>Todo sucediÃ³ asÃ­ puntual y felizmente, y el prÃ­ncipe se alejÃ³ con la bella princesa, montados ambos en el caballo de oro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333333333333333">
            <text:p>0.33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string">
            <text:p>La zorra no se quedÃ³ rezagada, y dijo al doncel: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333333333333333">
            <text:p>0.33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string">
            <text:p>- Ahora voy a ayudarte a conquistar el pÃ¡jaro de oro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2">
            <text:p>0.2</text:p>
          </table:table-cell>
          <table:table-cell office:value-type="float" office:value="13.2">
            <text:p>13.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string">
            <text:p>Cuando te encuentres en las cercanÃ­as del palacio donde mora el ave, haz que la princesa se apee; yo la guardarÃ©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0.2">
            <text:p>0.2</text:p>
          </table:table-cell>
          <table:table-cell office:value-type="float" office:value="46.8">
            <text:p>46.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string">
            <text:p>TÃº te presentas en el patio del palacio con el caballo de oro; al verlo, habrÃ¡ gran alegrÃ­a, y te entregarÃ¡n el pÃ¡jaro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0.2">
            <text:p>0.2</text:p>
          </table:table-cell>
          <table:table-cell office:value-type="float" office:value="56.4">
            <text:p>56.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string">
            <text:p>Cuando tengas la jaula en la mano, galoparÃ¡s hacia donde estamos nosotras para recoger a la princesa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2">
            <text:p>0.2</text:p>
          </table:table-cell>
          <table:table-cell office:value-type="float" office:value="34.2">
            <text:p>34.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Conseguido tambiÃ©n esto y disponiÃ©ndose el prÃ­ncipe a regresar a casa con sus tesoros, dÃ­jole la zorra: - Ahora debes recompensar mis servicios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0.5">
            <text:p>0.5</text:p>
          </table:table-cell>
          <table:table-cell office:value-type="float" office:value="120.5">
            <text:p>120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string">
            <text:p>- Â¿QuÃ© recompensa deseas?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33333333333333">
            <text:p>0.33</text:p>
          </table:table-cell>
          <table:table-cell office:value-type="float" office:value="3.33333333333333">
            <text:p>3.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string">
            <text:p>-preguntÃ³ el joven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string">
            <text:p>- Cuando lleguemos al bosque, mÃ¡tame de un tiro y cÃ³rtame la cabeza y las patas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5">
            <text:p>0.5</text:p>
          </table:table-cell>
          <table:table-cell office:value-type="float" office:value="76.5">
            <text:p>76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- Â¡Bonita prueba de gratitud serÃ­a Ã©sta!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333333333333333">
            <text:p>0.33</text:p>
          </table:table-cell>
          <table:table-cell office:value-type="float" office:value="9.33333333333333">
            <text:p>9.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-exclamÃ³ el mozo-</text:p>
          </table:table-cell>
          <table:table-cell office:value-type="string">
            <text:p><text:s/>esto no puedo hacerl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333333333333333">
            <text:p>0.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string">
            <text:p>A lo que replicÃ³ la zorra: - Si te niegas, no tengo mÃ¡s remedio que dejarte; pero antes voy a darte aÃºn otro buen consejo.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0.25">
            <text:p>0.25</text:p>
          </table:table-cell>
          <table:table-cell office:value-type="float" office:value="52.5">
            <text:p>52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string">
            <text:p>GuÃ¡rdate de dos cosas: de comprar carne de horca y de sentarte al borde de un pozo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25">
            <text:p>0.25</text:p>
          </table:table-cell>
          <table:table-cell office:value-type="float" office:value="42.75">
            <text:p>42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string">
            <text:p>- Y, dichas estas palabras, se adentrÃ³ en el bosque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25">
            <text:p>0.25</text:p>
          </table:table-cell>
          <table:table-cell office:value-type="float" office:value="19.5">
            <text:p>19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string">
            <text:p>PensÃ³ el muchacho: "Â¡QuÃ© raro es este animal, y vaya ocurrencias las suyas!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0.25">
            <text:p>0.25</text:p>
          </table:table-cell>
          <table:table-cell office:value-type="float" office:value="24.25">
            <text:p>24.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string">
            <text:p>Â¡QuiÃ©n comprarÃ¡ carne de horca!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25">
            <text:p>0.25</text:p>
          </table:table-cell>
          <table:table-cell office:value-type="float" office:value="3.75">
            <text:p>3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string">
            <text:p>Y en cuanto al capricho de sentarme al borde de un pozo, jamÃ¡s me ha pasado por las mientes"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0.25">
            <text:p>0.25</text:p>
          </table:table-cell>
          <table:table-cell office:value-type="float" office:value="31.75">
            <text:p>31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ContinuÃ³ su camino con la bella princesa y hubo de pasar por el pueblo donde se habÃ­an quedado sus hermanos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2">
            <text:p>0.2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NotÃ³ en Ã©l gran revuelo y alboroto, y, al preguntar la causa, contestÃ¡ronle que iban a ahorcar a dos individuos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0.2">
            <text:p>0.2</text:p>
          </table:table-cell>
          <table:table-cell office:value-type="float" office:value="43.2">
            <text:p>43.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Al acercarse vio que eran sus hermanos, los cuales habÃ­an cometido toda clase de tropelÃ­as y derrochado su hacienda.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0.2">
            <text:p>0.2</text:p>
          </table:table-cell>
          <table:table-cell office:value-type="float" office:value="29.2">
            <text:p>29.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PreguntÃ³ Ã©l si no podrÃ­a rescatarlos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string">
            <text:p>- Si querÃ©is pagar por ellos -replicÃ¡ronle-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333333333333333">
            <text:p>0.33</text:p>
          </table:table-cell>
          <table:table-cell office:value-type="float" office:value="9.33333333333333">
            <text:p>9.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string">
            <text:p>Mas, Â¿por quÃ© emplear vuestro dinero en libertar a dos criminales?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333333333333333">
            <text:p>0.33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string">
            <text:p>Pero Ã©l, sin atender a razones, los rescatÃ³, y todos juntos tomaron el camino de su casa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5">
            <text:p>0.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string">
            <text:p>Al llegar al bosque donde por primera vez se encontraran con la zorra, como quiera que en Ã©l era la temperatura fresca y agradable, y fuera caÃ­a un sol achicharrante, dijeron los hermanos: - Vamos a descansar un poco junto al pozo; comeremos un bocado y beberemos un trago.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080">
            <text:p>1080</text:p>
          </table:table-cell>
          <table:table-cell office:value-type="float" office:value="0.5">
            <text:p>0.5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string">
            <text:p>AvÃ­nose el menor y, olvidÃ¡ndose, con la animaciÃ³n de la charla, de la recomendaciÃ³n de la zorra, sentÃ³se al borde del pozo sin pensar nada malo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0.25">
            <text:p>0.25</text:p>
          </table:table-cell>
          <table:table-cell office:value-type="float" office:value="116.25">
            <text:p>116.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string">
            <text:p>Pero los dos hermanos le dieron un empujÃ³n y lo echaron al fondo; seguidamente se pusieron en camino, llevÃ¡ndose a la princesa, el caballo y el pÃ¡jaro.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0.25">
            <text:p>0.25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string">
            <text:p>Al llegar a casa, dijeron al Rey, su padre: - No solamente traemos el pÃ¡jaro de oro, sino tambiÃ©n el caballo de oro y la princesa del Castillo de Oro.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  <table:table-cell office:value-type="float" office:value="0.25">
            <text:p>0.25</text:p>
          </table:table-cell>
          <table:table-cell office:value-type="float" office:value="140.5">
            <text:p>140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string">
            <text:p>Hubo grandes fiestas y regocijos, y todo el mundo estaba muy contento, aparte el caballo, que se negaba a comer; el pÃ¡jaro, que no querÃ­a cantar, y la princesa, que permanecÃ­a retraÃ­da y llorosa.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office:value-type="float" office:value="0.5">
            <text:p>0.5</text:p>
          </table:table-cell>
          <table:table-cell office:value-type="float" office:value="391.5">
            <text:p>391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string">
            <text:p>El hermano menor no habÃ­a muerto, sin embargo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25">
            <text:p>0.25</text:p>
          </table:table-cell>
          <table:table-cell office:value-type="float" office:value="11.25">
            <text:p>11.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string">
            <text:p>Afortunadamente el pozo estaba seco, y Ã©l fue a caer sobre un lecho de musgo, sin sufrir daÃ±o alguno; sÃ³lo que no podÃ­a salir de su prisiÃ³n.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0.25">
            <text:p>0.25</text:p>
          </table:table-cell>
          <table:table-cell office:value-type="float" office:value="72.25">
            <text:p>72.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string">
            <text:p>Tampoco en aquel apuro lo abandonÃ³ su fiel zorra, la cual, acudiendo a toda prisa, le riÃ±Ã³ por no haber seguido sus consejos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0.25">
            <text:p>0.25</text:p>
          </table:table-cell>
          <table:table-cell office:value-type="float" office:value="45.5">
            <text:p>45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string">
            <text:p>- A pesar de todo, no puedo abandonarte a tu suerte -dijo-; te sacarÃ© otra vez de este apuro.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0.25">
            <text:p>0.25</text:p>
          </table:table-cell>
          <table:table-cell office:value-type="float" office:value="31.75">
            <text:p>31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string">
            <text:p>- IndicÃ³le que se cogiese a su rabo, agarrÃ¡ndose fuertemente, y luego tirÃ³ hacia arriba-.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0.25">
            <text:p>0.25</text:p>
          </table:table-cell>
          <table:table-cell office:value-type="float" office:value="27.75">
            <text:p>27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string">
            <text:p>TodavÃ­a no estÃ¡s fuera de peligro -le dijo-, pues tus hermanos no estÃ¡n seguros de tu muerte, y han apostado guardianes en el bosque con orden de matarte si te dejas ver.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0.25">
            <text:p>0.25</text:p>
          </table:table-cell>
          <table:table-cell office:value-type="float" office:value="88.75">
            <text:p>88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string">
            <text:p>El joven trocÃ³ sus vestidos por los de un pobre viejo que encontrÃ³ en el camino, y de esta manera pudo llegar al palacio del Rey, su padre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0.25">
            <text:p>0.25</text:p>
          </table:table-cell>
          <table:table-cell office:value-type="float" office:value="116.25">
            <text:p>116.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string">
            <text:p>Nadie lo reconociÃ³; pero el pÃ¡jaro se puso a cantar, y el caballo a comer, mientras se secaban las lÃ¡grimas de los ojos de la princesa.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07">
            <text:p>407</text:p>
          </table:table-cell>
          <table:table-cell office:value-type="float" office:value="0.25">
            <text:p>0.25</text:p>
          </table:table-cell>
          <table:table-cell office:value-type="float" office:value="101.75">
            <text:p>101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string">
            <text:p>Admirado, preguntÃ³ el Rey: - Â¿QuÃ© significa esto?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25">
            <text:p>0.25</text:p>
          </table:table-cell>
          <table:table-cell office:value-type="float" office:value="13.75">
            <text:p>13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string">
            <text:p>Y respondiÃ³ la doncella: - No lo sÃ©, pero me sentÃ­a muy triste y ahora estoy alegre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166666666666667">
            <text:p>0.17</text:p>
          </table:table-cell>
          <table:table-cell office:value-type="float" office:value="16.6666666666667">
            <text:p>16.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string">
            <text:p>Me parece como si hubiese llegado mi legÃ­timo esposo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166666666666667">
            <text:p>0.17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string">
            <text:p>- Y le contÃ³ todo lo que le habÃ­a sucedido, a pesar de las amenazas de muerte que le habÃ­an hecho los dos hermanos, si los descubrÃ­a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0.166666666666667">
            <text:p>0.17</text:p>
          </table:table-cell>
          <table:table-cell office:value-type="float" office:value="72.5">
            <text:p>72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string">
            <text:p>El Rey convocÃ³ a todos los que se hallaban en el palacio, y, asÃ­, compareciÃ³ tambiÃ©n su hijo menor, vestido de harapos como un pordiosero; pero la princesa lo reconociÃ³ en seguida y se le arrojÃ³ al cuello.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864">
            <text:p>864</text:p>
          </table:table-cell>
          <table:table-cell office:value-type="float" office:value="0.166666666666667">
            <text:p>0.17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string">
            <text:p>Los perversos hermanos fueron detenidos y ajusticiados, y Ã©l se casÃ³ con la princesa y fue el heredero del Rey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0.166666666666667">
            <text:p>0.17</text:p>
          </table:table-cell>
          <table:table-cell office:value-type="float" office:value="20.1666666666667">
            <text:p>20.1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string">
            <text:p>Pero, Â¿y quÃ© fue de la zorra?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string">
            <text:p>Lo vais a saber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string">
            <text:p>AlgÃºn tiempo despuÃ©s, el prÃ­ncipe volviÃ³ al bosque y se encontrÃ³ con la zorra, la cual le dijo: - Tienes ya todo cuanto pudiste ambicionar; en cambio, mi desgracia no tiene fin, a pesar de que estÃ¡ en tus manos el salvarme.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601">
            <text:p>601</text:p>
          </table:table-cell>
          <table:table-cell office:value-type="float" office:value="0.25">
            <text:p>0.25</text:p>
          </table:table-cell>
          <table:table-cell office:value-type="float" office:value="150.25">
            <text:p>150.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string">
            <text:p>Y nuevamente le suplicÃ³ que la matase de un tiro y le cortase la cabeza y las patas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25">
            <text:p>0.25</text:p>
          </table:table-cell>
          <table:table-cell office:value-type="float" office:value="42.75">
            <text:p>42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string">
            <text:p>HÃ­zolo asÃ­ el prÃ­ncipe, y en el mismo instante se transformÃ³ la zorra en un hombre, que no era otro sino el hermano de la bella princesa, el cual, de este modo, quedÃ³ libre del hechizo que sobre Ã©l pesaba.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0.25">
            <text:p>0.25</text:p>
          </table:table-cell>
          <table:table-cell office:value-type="float" office:value="132.75">
            <text:p>132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string">
            <text:p>Y ya nada faltÃ³ a la felicidad de todos, mientras vivieron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25">
            <text:p>0.25</text:p>
          </table:table-cell>
          <table:table-cell office:value-type="float" office:value="12.75">
            <text:p>12.7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En aquellos remotos tiempos, en que bastaba desear una cosa para tenerla, vivÃ­a un rey que tenÃ­a unas hijas lindÃ­simas, especialmente la menor, la cual era tan hermosa que hasta el sol, que tantas cosas habÃ­a visto, se maravillaba cada vez que sus rayos se posaban en el rostro de la muchacha.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970">
            <text:p>970</text:p>
          </table:table-cell>
          <table:table-cell office:value-type="float" office:value="0.2">
            <text:p>0.2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Junto al palacio real extendÃ­ase un bosque grande y oscuro, y en Ã©l, bajo un viejo tilo, fluÃ­a un manantial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2">
            <text:p>0.2</text:p>
          </table:table-cell>
          <table:table-cell office:value-type="float" office:value="55.2">
            <text:p>55.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En las horas de mÃ¡s calor, la princesita solÃ­a ir al bosque y sentarse a la orilla de la fuente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0.2">
            <text:p>0.2</text:p>
          </table:table-cell>
          <table:table-cell office:value-type="float" office:value="26.6">
            <text:p>26.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Cuando se aburrÃ­a, ponÃ­ase a jugar con una pelota de oro, arrojÃ¡ndola al aire y recogiÃ©ndola, con la mano, al caer; era su juguete favorito.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0.2">
            <text:p>0.2</text:p>
          </table:table-cell>
          <table:table-cell office:value-type="float" office:value="72.2">
            <text:p>72.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OcurriÃ³ una vez que la pelota, en lugar de caer en la manita que la niÃ±a tenÃ­a levantada, hÃ­zolo en el suelo y, rodando, fue a parar dentro del agua.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0.0588235294117647">
            <text:p>0.06</text:p>
          </table:table-cell>
          <table:table-cell office:value-type="float" office:value="25.1176470588235">
            <text:p>25.1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a princesita la siguiÃ³ con la mirada, pero la pelota desapareciÃ³, pues el manantial era tan profundo, tan profundo, que no se podÃ­a ver su fondo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0.0588235294117647">
            <text:p>0.06</text:p>
          </table:table-cell>
          <table:table-cell office:value-type="float" office:value="14.1764705882353">
            <text:p>14.1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a niÃ±a se echÃ³ a llorar; y lo hacÃ­a cada vez mÃ¡s fuerte, sin poder consolarse, cuando, en medio de sus lamentaciones, oyÃ³ una voz que decÃ­a: "Â¿QuÃ© te ocurre, princesita?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  <table:table-cell office:value-type="float" office:value="0.0588235294117647">
            <text:p>0.06</text:p>
          </table:table-cell>
          <table:table-cell office:value-type="float" office:value="31.2941176470588">
            <text:p>31.2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Â¡Lloras como para ablandar las piedras!"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0588235294117647">
            <text:p>0.06</text:p>
          </table:table-cell>
          <table:table-cell office:value-type="float" office:value="1.29411764705882">
            <text:p>1.2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a niÃ±a mirÃ³ en torno suyo, buscando la procedencia de aquella voz, y descubriÃ³ una rana que asomaba su gruesa y fea cabezota por la superficie del agua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0.0588235294117647">
            <text:p>0.06</text:p>
          </table:table-cell>
          <table:table-cell office:value-type="float" office:value="27.3529411764706">
            <text:p>27.3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"Â¡Ah!, Â¿eres tÃº, viejo chapoteador?"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588235294117647">
            <text:p>0.06</text:p>
          </table:table-cell>
          <table:table-cell office:value-type="float" office:value="1.82352941176471">
            <text:p>1.8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dijo, "pues lloro por mi pelota de oro, que se me cayÃ³ en la fuente."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0.0588235294117647">
            <text:p>0.06</text:p>
          </table:table-cell>
          <table:table-cell office:value-type="float" office:value="7.64705882352941">
            <text:p>7.6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- "CÃ¡lmate y no llores mÃ¡s," replicÃ³ la rana, "yo puedo arreglarlo.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0.0588235294117647">
            <text:p>0.06</text:p>
          </table:table-cell>
          <table:table-cell office:value-type="float" office:value="5.11764705882353">
            <text:p>5.1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Pero, Â¿quÃ© me darÃ¡s si te devuelvo tu juguete?"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.0588235294117647">
            <text:p>0.06</text:p>
          </table:table-cell>
          <table:table-cell office:value-type="float" office:value="2.23529411764706">
            <text:p>2.2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- "Lo que quieras, mi buena rana," respondiÃ³ la niÃ±a, "mis vestidos, mis perlas y piedras preciosas; hasta la corona de oro que llevo."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0.0588235294117647">
            <text:p>0.06</text:p>
          </table:table-cell>
          <table:table-cell office:value-type="float" office:value="18.7647058823529">
            <text:p>18.7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Mas la rana contestÃ³: "No me interesan tus vestidos, ni tus perlas y piedras preciosas, ni tu corona de oro; pero si estÃ¡s dispuesta a quererme, si me aceptas por tu amiga y compaÃ±era de juegos; si dejas que me siente a la mesa a tu lado y coma de tu platito de oro y beba de tu vasito y duerma en tu camita; si me prometes todo esto, bajarÃ© al fondo y te traerÃ© la pelota de oro."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2895">
            <text:p>2895</text:p>
          </table:table-cell>
          <table:table-cell office:value-type="float" office:value="0.0588235294117647">
            <text:p>0.06</text:p>
          </table:table-cell>
          <table:table-cell office:value-type="float" office:value="170.294117647059">
            <text:p>170.2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â "Â¡Oh, sÃ­!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588235294117647">
            <text:p>0.06</text:p>
          </table:table-cell>
          <table:table-cell office:value-type="float" office:value="1.23529411764706">
            <text:p>1.2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exclamÃ³ ella, "te prometo cuanto quieras con tal que me devuelvas la pelota."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.0588235294117647">
            <text:p>0.06</text:p>
          </table:table-cell>
          <table:table-cell office:value-type="float" office:value="5.17647058823529">
            <text:p>5.1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Mas pensaba para sus adentros: Â¡QuÃ© tonterÃ­as se le ocurren a este animalejo!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588235294117647">
            <text:p>0.06</text:p>
          </table:table-cell>
          <table:table-cell office:value-type="float" office:value="3.52941176470588">
            <text:p>3.5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Tiene que estarse en el agua con sus semejantes, croa que te cro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.0588235294117647">
            <text:p>0.06</text:p>
          </table:table-cell>
          <table:table-cell office:value-type="float" office:value="3.35294117647059">
            <text:p>3.3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Â¿CÃ³mo puede ser compaÃ±era de las personas?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588235294117647">
            <text:p>0.06</text:p>
          </table:table-cell>
          <table:table-cell office:value-type="float" office:value="1.64705882352941">
            <text:p>1.6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Obtenida la promesa, la rana se zambullÃ³ en el agua, y al poco rato volviÃ³ a salir, nadando a grandes zancadas, con la pelota en la boca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0.142857142857143">
            <text:p>0.14</text:p>
          </table:table-cell>
          <table:table-cell office:value-type="float" office:value="70.8571428571428">
            <text:p>70.8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SoltÃ³la en la hierba, y la princesita, loca de alegrÃ­a al ver nuevamente su hermoso juguete, lo recogiÃ³ y echÃ³ a correr con Ã©l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0.142857142857143">
            <text:p>0.14</text:p>
          </table:table-cell>
          <table:table-cell office:value-type="float" office:value="38.2857142857143">
            <text:p>38.2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"Â¡Aguarda, aguarda!"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142857142857143">
            <text:p>0.14</text:p>
          </table:table-cell>
          <table:table-cell office:value-type="float" office:value="2.14285714285714">
            <text:p>2.1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gritÃ³le la rana, "llÃ©vame contigo; no puedo alcanzarte; no puedo correr tanto como tÃº!"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142857142857143">
            <text:p>0.14</text:p>
          </table:table-cell>
          <table:table-cell office:value-type="float" office:value="27.1428571428571">
            <text:p>27.1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Pero de nada le sirviÃ³ desgaÃ±itarse y gritar 'cro cro' con todas sus fuerzas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142857142857143">
            <text:p>0.14</text:p>
          </table:table-cell>
          <table:table-cell office:value-type="float" office:value="13.4285714285714">
            <text:p>13.4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La niÃ±a, sin atender a sus gritos, seguÃ­a corriendo hacia el palacio, y no tardÃ³ en olvidarse de la pobre rana, la cual no tuvo mÃ¡s remedio que volver a zambullirse en su charca.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0.142857142857143">
            <text:p>0.14</text:p>
          </table:table-cell>
          <table:table-cell office:value-type="float" office:value="56.5714285714286">
            <text:p>56.5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Al dÃ­a siguiente, estando la princesita a la mesa junto con el Rey y todos los cortesanos, comiendo en su platito de oro, he aquÃ­ que plis, plas, plis, plas se oyÃ³ que algo subÃ­a fatigosamente las escaleras de mÃ¡rmol de palacio y, una vez arriba, llamaba a la puerta: "Â¡Princesita, la menor de las princesitas, Ã¡breme!"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2101">
            <text:p>2101</text:p>
          </table:table-cell>
          <table:table-cell office:value-type="float" office:value="0.0714285714285714">
            <text:p>0.07</text:p>
          </table:table-cell>
          <table:table-cell office:value-type="float" office:value="150.071428571429">
            <text:p>150.0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Ella corriÃ³ a la puerta para ver quiÃ©n llamaba y, al abrir, encontrase con la rana allÃ­ plantada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0.0714285714285714">
            <text:p>0.07</text:p>
          </table:table-cell>
          <table:table-cell office:value-type="float" office:value="13.6428571428571">
            <text:p>13.6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errÃ³ de un portazo y volviese a la mesa, llena de zozobra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714285714285714">
            <text:p>0.07</text:p>
          </table:table-cell>
          <table:table-cell office:value-type="float" office:value="6.5">
            <text:p>6.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Al observar el Rey cÃ³mo le latÃ­a el corazÃ³n, le dijo: "Hija mÃ­a, Â¿de quÃ© tienes miedo?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0.0714285714285714">
            <text:p>0.07</text:p>
          </table:table-cell>
          <table:table-cell office:value-type="float" office:value="13.7857142857143">
            <text:p>13.7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Â¿Acaso hay a la puerta algÃºn gigante que quiere llevarte?"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0.0714285714285714">
            <text:p>0.0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- "No," respondiÃ³ ella, "no es un gigante, sino una rana asquerosa."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0714285714285714">
            <text:p>0.07</text:p>
          </table:table-cell>
          <table:table-cell office:value-type="float" office:value="13.5714285714286">
            <text:p>13.5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- "Y Â¿quÃ© quiere de ti esa rana?"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714285714285714">
            <text:p>0.07</text:p>
          </table:table-cell>
          <table:table-cell office:value-type="float" office:value="3.92857142857143">
            <text:p>3.9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- "Â¡Ay, padre querido!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714285714285714">
            <text:p>0.07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Ayer estaba en el bosque jugando junto a la fuente, y se me cayÃ³ al agua la pelota de oro.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0.0714285714285714">
            <text:p>0.07</text:p>
          </table:table-cell>
          <table:table-cell office:value-type="float" office:value="15.0714285714286">
            <text:p>15.0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Y mientras yo lloraba, la rana me la trajo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0714285714285714">
            <text:p>0.07</text:p>
          </table:table-cell>
          <table:table-cell office:value-type="float" office:value="2.42857142857143">
            <text:p>2.4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Yo le prometÃ­, pues me lo exigiÃ³, que serÃ­a mi compaÃ±era; pero jamÃ¡s pensÃ© que pudiese alejarse de su charca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0714285714285714">
            <text:p>0.07</text:p>
          </table:table-cell>
          <table:table-cell office:value-type="float" office:value="19.7142857142857">
            <text:p>19.7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Ahora estÃ¡ ahÃ­ afuera y quiere entrar."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714285714285714">
            <text:p>0.07</text:p>
          </table:table-cell>
          <table:table-cell office:value-type="float" office:value="2.57142857142857">
            <text:p>2.5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Entretanto, llamaron por segunda vez y se oyÃ³ una voz que decÃ­a:"Â¡Princesita, la mÃ¡s niÃ±a,Ãbreme!Â¿No sabes lo queAyer me dijisteJunto a la fresca fuente?Â¡Princesita, la mÃ¡s niÃ±a,Ãbreme!"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office:value-type="float" office:value="0.0714285714285714">
            <text:p>0.07</text:p>
          </table:table-cell>
          <table:table-cell office:value-type="float" office:value="64.5">
            <text:p>64.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Dijo entonces el Rey: "Lo que prometiste debes cumplirlo.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0.0625">
            <text:p>0.0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Ve y Ã¡brele la puerta.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625">
            <text:p>0.06</text:p>
          </table:table-cell>
          <table:table-cell office:value-type="float" office:value="1.3125">
            <text:p>1.3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La niÃ±a fue a abrir, y la rana saltÃ³ dentro y la siguiÃ³ hasta su silla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0.0625">
            <text:p>0.06</text:p>
          </table:table-cell>
          <table:table-cell office:value-type="float" office:value="7.6875">
            <text:p>7.6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Al sentarse la princesa, la rana se plantÃ³ ante sus pies y le gritÃ³: "Â¡SÃºbeme a tu silla!"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0.0625">
            <text:p>0.06</text:p>
          </table:table-cell>
          <table:table-cell office:value-type="float" office:value="8.3125">
            <text:p>8.3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La princesita vacilaba, pero el Rey le ordenÃ³ que lo hiciese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.0625">
            <text:p>0.06</text:p>
          </table:table-cell>
          <table:table-cell office:value-type="float" office:value="2.6875">
            <text:p>2.6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De la silla, el animalito quiso pasar a la mesa, y, ya acomodado en ella, dijo: "Ahora acÃ©rcame tu platito de oro para que podamos comer juntas."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0.0625">
            <text:p>0.06</text:p>
          </table:table-cell>
          <table:table-cell office:value-type="float" office:value="19.375">
            <text:p>19.3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La niÃ±a la complaciÃ³, pero veÃ­ase a las claras que obedecÃ­a a regaÃ±adientes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0625">
            <text:p>0.06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La rana engullÃ­a muy a gusto, mientras a la princesa se le atragantaban todos los bocados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0.0625">
            <text:p>0.06</text:p>
          </table:table-cell>
          <table:table-cell office:value-type="float" office:value="8.5625">
            <text:p>8.5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Finalmente, dijo la bestezuela: "Â¡Ay!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625">
            <text:p>0.06</text:p>
          </table:table-cell>
          <table:table-cell office:value-type="float" office:value="2.25">
            <text:p>2.2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Estoy ahÃ­ta y me siento cansada; llÃ©vame a tu cuartito y arregla tu camita de seda: dormiremos juntas."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0625">
            <text:p>0.06</text:p>
          </table:table-cell>
          <table:table-cell office:value-type="float" office:value="14.4375">
            <text:p>14.4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La princesita se echÃ³ a llorar; le repugnaba aquel bicho frÃ­o, que ni siquiera se atrevÃ­a a tocar; y he aquÃ­ que ahora se empeÃ±aba en dormir en su cama.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471">
            <text:p>471</text:p>
          </table:table-cell>
          <table:table-cell office:value-type="float" office:value="0.0625">
            <text:p>0.06</text:p>
          </table:table-cell>
          <table:table-cell office:value-type="float" office:value="29.4375">
            <text:p>29.4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Pero el Rey, enojado, le dijo: "No debes despreciar a quien te ayudÃ³ cuando te encontrabas necesitada."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0.0625">
            <text:p>0.06</text:p>
          </table:table-cell>
          <table:table-cell office:value-type="float" office:value="8.3125">
            <text:p>8.3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CogiÃ³la, pues, con dos dedos, llevÃ³la arriba y la depositÃ³ en un rincÃ³n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0625">
            <text:p>0.06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Mas cuando ya se habÃ­a acostado, acercÃ³se la rana a saltitos y exclamÃ³: "Estoy cansada y quiero dormir tan bien como tÃº; conque sÃºbeme a tu cama, o se lo dirÃ© a tu padre."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0.0625">
            <text:p>0.06</text:p>
          </table:table-cell>
          <table:table-cell office:value-type="float" office:value="51.25">
            <text:p>51.2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La princesita acabÃ³ la paciencia, cogiÃ³ a la rana del suelo y, con toda su fuerza, la arrojÃ³ contra la pared: "Â¡Ahora descansarÃ¡s, asquerosa!"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0.0625">
            <text:p>0.06</text:p>
          </table:table-cell>
          <table:table-cell office:value-type="float" office:value="21.625">
            <text:p>21.6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Pero en cuanto la rana cayÃ³ al suelo, dejÃ³ de ser rana, y convirtiÃ³se en un prÃ­ncipe, un apuesto prÃ­ncipe de bellos ojos y dulce mirada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0.111111111111111">
            <text:p>0.11</text:p>
          </table:table-cell>
          <table:table-cell office:value-type="float" office:value="48.3333333333333">
            <text:p>48.3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Y el Rey lo aceptÃ³ como compaÃ±ero y esposo de su hija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111111111111111">
            <text:p>0.11</text:p>
          </table:table-cell>
          <table:table-cell office:value-type="float" office:value="5.66666666666667">
            <text:p>5.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ContÃ³le entonces que una bruja malvada lo habÃ­a encantado, y que nadie sino ella podÃ­a desencantarlo y sacarlo de la charca; dÃ­jole que al dÃ­a siguiente se marcharÃ­an a su reino.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29">
            <text:p>529</text:p>
          </table:table-cell>
          <table:table-cell office:value-type="float" office:value="0.111111111111111">
            <text:p>0.11</text:p>
          </table:table-cell>
          <table:table-cell office:value-type="float" office:value="58.7777777777778">
            <text:p>58.7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DurmiÃ©ron se, y a la maÃ±ana, al despertarlos el sol, llegÃ³ una carroza tirada por ocho caballos blancos, adornados con penachos de blancas plumas de avestruz y cadenas de oro.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0.111111111111111">
            <text:p>0.11</text:p>
          </table:table-cell>
          <table:table-cell office:value-type="float" office:value="55.7777777777778">
            <text:p>55.7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DetrÃ¡s iba, de pie, el criado del joven Rey, el fiel Enrique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111111111111111">
            <text:p>0.11</text:p>
          </table:table-cell>
          <table:table-cell office:value-type="float" office:value="13.3333333333333">
            <text:p>13.3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Este leal servidor habÃ­a sentido tal pena al ver a su seÃ±or transformado en rana, que se mandÃ³ colocar tres aros de hierro en tomo al corazÃ³n para evitar que le estallase de dolor y de tristeza.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0.111111111111111">
            <text:p>0.11</text:p>
          </table:table-cell>
          <table:table-cell office:value-type="float" office:value="42.6666666666667">
            <text:p>42.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La carroza debÃ­a conducir al joven Rey a su reino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111111111111111">
            <text:p>0.11</text:p>
          </table:table-cell>
          <table:table-cell office:value-type="float" office:value="3.44444444444444">
            <text:p>3.4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El fiel Enrique acomodÃ³ en ella a la pareja y volviÃ³ a montar en el pescante posterior</text:p>
          </table:table-cell>
          <table:table-cell office:value-type="string">
            <text:p><text:s/>no cabÃ­a en sÃ­ de gozo por la liberaciÃ³n de su seÃ±or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0.111111111111111">
            <text:p>0.1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Cuando ya habÃ­an recorrido una parte del camino, oyÃ³ el prÃ­ncipe un estallido a su espalda, como si algo se rompiese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0.25">
            <text:p>0.25</text:p>
          </table:table-cell>
          <table:table-cell office:value-type="float" office:value="58.5">
            <text:p>58.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VolviÃ©ndose, dijo:"Â¡Enrique, que el coche estalla!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25">
            <text:p>0.25</text:p>
          </table:table-cell>
          <table:table-cell office:value-type="float" office:value="16.5">
            <text:p>16.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""No, no es el coche lo que falla,Es un aro de mi corazÃ³n,Que ha estado lleno de aflicciÃ³nMientras viviste en la fontanaConvertido en rana."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0.25">
            <text:p>0.25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Por segunda y tercera vez oyÃ³se aquel chasquido durante el camino, y siempre creyÃ³ el prÃ­ncipe que la carroza se rompÃ­a; pero no eran sino los aros que saltaban del corazÃ³n del fiel Enrique al ver a su amo redimido y feliz.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702">
            <text:p>702</text:p>
          </table:table-cell>
          <table:table-cell office:value-type="float" office:value="0.5">
            <text:p>0.5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Ãrase una vez un viejo castillo, que se levantaba en lo mÃ¡s fragoso de un vasto y espeso bosque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24390243902439">
            <text:p>0.02</text:p>
          </table:table-cell>
          <table:table-cell office:value-type="float" office:value="5.1219512195122">
            <text:p>5.1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Lo habitaba una vieja bruja, que vivÃ­a completamente sol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24390243902439">
            <text:p>0.02</text:p>
          </table:table-cell>
          <table:table-cell office:value-type="float" office:value="1.34146341463415">
            <text:p>1.3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De dÃ­a tomaba la figura de un gato o de una lechuza, y al llegar la noche recuperaba de nuevo su forma humana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024390243902439">
            <text:p>0.02</text:p>
          </table:table-cell>
          <table:table-cell office:value-type="float" office:value="7.31707317073171">
            <text:p>7.3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PoseÃ­a la virtud de atraer a toda clase de aves y animales silvestres, de los que se alimentaba.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024390243902439">
            <text:p>0.02</text:p>
          </table:table-cell>
          <table:table-cell office:value-type="float" office:value="2.4390243902439">
            <text:p>2.4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Todo aquel que se acercaba a cien pasos del castillo quedaba detenido, sin poder moverse del lugar hasta que ella se lo permitÃ­a; y siempre que entraba en aquel estrecho cÃ­rculo una doncella, la vieja la transformaba en pÃ¡jaro y, metiÃ©ndola en una cesta, la guardaba en un aposento del castillo.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388">
            <text:p>1388</text:p>
          </table:table-cell>
          <table:table-cell office:value-type="float" office:value="0.024390243902439">
            <text:p>0.02</text:p>
          </table:table-cell>
          <table:table-cell office:value-type="float" office:value="33.8536585365854">
            <text:p>33.8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TendrÃ­a quizÃ¡s unas siete mil cestas de esta clase.VivÃ­a tambiÃ©n por aquel entonces una doncella llamada Yorinda, mÃ¡s hermosa que ninguna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24390243902439">
            <text:p>0.02</text:p>
          </table:table-cell>
          <table:table-cell office:value-type="float" office:value="6.17073170731707">
            <text:p>6.1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Era la prometida de un doncel, muy apuesto tambiÃ©n, que tenÃ­a por nombre Yoringuel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024390243902439">
            <text:p>0.02</text:p>
          </table:table-cell>
          <table:table-cell office:value-type="float" office:value="3.31707317073171">
            <text:p>3.3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HallÃ¡banse en lo mejor de su noviazgo, y nada les gustaba tanto como estar juntos.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0.024390243902439">
            <text:p>0.02</text:p>
          </table:table-cell>
          <table:table-cell office:value-type="float" office:value="2.95121951219512">
            <text:p>2.9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Para poder hablar a solas, se fueron un dÃ­a a pasear por el bosque.- Â¡GuÃ¡rdate bien - dijo Yoringuel - de acercarte demasiado al castillo!Era un bello atardecer; el sol brillaba entre las ramas de los Ã¡rboles, baÃ±ando con su luz el verde de la selva, y una tÃ³rtola cantaba su lamento desde lo alto de la vieja haya.De pronto, a Yorinda se le saltaron las lÃ¡grimas; sentÃ³se al sol, y se echÃ³ a llorar; y tambiÃ©n lloraba Yoringuel.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3285">
            <text:p>3285</text:p>
          </table:table-cell>
          <table:table-cell office:value-type="float" office:value="0.024390243902439">
            <text:p>0.02</text:p>
          </table:table-cell>
          <table:table-cell office:value-type="float" office:value="80.1219512195122">
            <text:p>80.1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Ambos se sentÃ­an presa de una extraÃ±a angustia, como si presintieran la proximidad de la muerte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0.024390243902439">
            <text:p>0.02</text:p>
          </table:table-cell>
          <table:table-cell office:value-type="float" office:value="3.34146341463415">
            <text:p>3.3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Miraban a su alrededor, desconcertados, y no sabÃ­an cÃ³mo volver a casa.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0.024390243902439">
            <text:p>0.02</text:p>
          </table:table-cell>
          <table:table-cell office:value-type="float" office:value="1.36585365853659">
            <text:p>1.3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El sol se ocultaba; sÃ³lo la mitad de su disco sobresalÃ­a de la cima de la montaÃ±a cuando Yoringuel, al dirigir la mirada a travÃ©s de la maleza, descubriÃ³, a muy poca distancia, el viejo muro del castillo.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0.024390243902439">
            <text:p>0.02</text:p>
          </table:table-cell>
          <table:table-cell office:value-type="float" office:value="11.9512195121951">
            <text:p>11.9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Aterrorizado, sintiÃ³ una angustia de muerte, mientras Yorinda cantaba:"Mi pajarillo del rojo anillocanta tristeza, tristeza, tristeza,canta la muerte a su pichoncillo,canta tristeza, Â¡tirit, tirit, tirit!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float" office:value="0.024390243902439">
            <text:p>0.02</text:p>
          </table:table-cell>
          <table:table-cell office:value-type="float" office:value="10.7804878048781">
            <text:p>10.7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".Yoringuel se volviÃ³ a mirar a Yorinda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24390243902439">
            <text:p>0.02</text:p>
          </table:table-cell>
          <table:table-cell office:value-type="float" office:value="0.878048780487805">
            <text:p>0.8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La doncella se habÃ­a transformado en un ruiseÃ±or y cantaba: "Â¡Tirit, tirit!"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024390243902439">
            <text:p>0.02</text:p>
          </table:table-cell>
          <table:table-cell office:value-type="float" office:value="3.73170731707317">
            <text:p>3.7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Una lechuza de ojos ardientes pasÃ³ tres veces volando sobre sus cabezas, gritando cada vez: "Â¡Chu, chu, ju, ju!".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0.024390243902439">
            <text:p>0.02</text:p>
          </table:table-cell>
          <table:table-cell office:value-type="float" office:value="6.53658536585366">
            <text:p>6.5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Yoringuel no podÃ­a moverse; se sentÃ­a como petrificado, sin poder llorar, ni hablar, ni mover manos ni pies.El sol acabÃ³ de desaparecer, la lechuza volÃ³ a un arbusto, e inmediatamente saliÃ³ del follaje una vieja encorvado, flaca y macilenta, de grandes ojos encarnados y corva nariz que casi tocaba con la puntiaguda barbilla.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561">
            <text:p>1561</text:p>
          </table:table-cell>
          <table:table-cell office:value-type="float" office:value="0.024390243902439">
            <text:p>0.02</text:p>
          </table:table-cell>
          <table:table-cell office:value-type="float" office:value="38.0731707317073">
            <text:p>38.0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RefunfuÃ±ando, cogiÃ³ al ruiseÃ±or y se lo llevÃ³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24390243902439">
            <text:p>0.02</text:p>
          </table:table-cell>
          <table:table-cell office:value-type="float" office:value="1.09756097560976">
            <text:p>1.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Yoringuel no podÃ­a pronunciar una palabra ni moverse del lugar</text:p>
          </table:table-cell>
          <table:table-cell office:value-type="string">
            <text:p><text:s/>el ruiseÃ±or habÃ­a desaparecido.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0.024390243902439">
            <text:p>0.0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Finalmente, volviÃ³ la bruja y, con voz sorda, dijo:- Â¡Hola, Zaquiel!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024390243902439">
            <text:p>0.02</text:p>
          </table:table-cell>
          <table:table-cell office:value-type="float" office:value="3.73170731707317">
            <text:p>3.7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uando brille la lunita en su cestita, desata, Zaquiel, en buena hora.Y Yoringuel quedÃ³ desencantado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024390243902439">
            <text:p>0.02</text:p>
          </table:table-cell>
          <table:table-cell office:value-type="float" office:value="4.17073170731707">
            <text:p>4.1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PostrÃ¡ndose a los pies de la vieja, suplicÃ³le que le devolviese a su Yorinda.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0.024390243902439">
            <text:p>0.02</text:p>
          </table:table-cell>
          <table:table-cell office:value-type="float" office:value="2.92682926829268">
            <text:p>2.9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Pero ella le respondiÃ³ que jamÃ¡s volverÃ­a a verla, y desapareciÃ³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24390243902439">
            <text:p>0.02</text:p>
          </table:table-cell>
          <table:table-cell office:value-type="float" office:value="1.90243902439024">
            <text:p>1.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El mozo llorÃ³, clamÃ³, se lamentÃ³, pero todo en van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24390243902439">
            <text:p>0.02</text:p>
          </table:table-cell>
          <table:table-cell office:value-type="float" office:value="2.21951219512195">
            <text:p>2.2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"Â¿QuÃ© serÃ¡ de mÃ­?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24390243902439">
            <text:p>0.02</text:p>
          </table:table-cell>
          <table:table-cell office:value-type="float" office:value="0.365853658536585">
            <text:p>0.3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", se decÃ­a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24390243902439">
            <text:p>0.02</text:p>
          </table:table-cell>
          <table:table-cell office:value-type="float" office:value="0.24390243902439">
            <text:p>0.2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Anduvo a la ventura, y, al fin, llegÃ³ a un pueblo desconocido, en el que residiÃ³ durante largo tiempo, trabajando como pastor de ovejas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0.024390243902439">
            <text:p>0.02</text:p>
          </table:table-cell>
          <table:table-cell office:value-type="float" office:value="5.97560975609756">
            <text:p>5.9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on frecuencia iba a rodar por los parajes del castillo, pero sin aventurarse nunca a acercarse demasiado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0.024390243902439">
            <text:p>0.02</text:p>
          </table:table-cell>
          <table:table-cell office:value-type="float" office:value="3.39024390243902">
            <text:p>3.3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SoÃ±Ã³ una noche que encontraba una flor roja como la sangre, en cuyo centro habÃ­a una hermosa perla de gran tamaÃ±o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0.024390243902439">
            <text:p>0.02</text:p>
          </table:table-cell>
          <table:table-cell office:value-type="float" office:value="4.41463414634146">
            <text:p>4.4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ArrancÃ³ la flor y se dirigiÃ³ con ella al castillo; todo lo que tocaba con la flor, quedaba al momento desencantado; al fin recuperaba tambiÃ©n a su Yorinda.Al levantarse por la maÃ±ana se puso a buscar por montes y valles la flor soÃ±ada, hasta que, al llegar la madrugada del dÃ­a noveno, la encontrÃ³.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254">
            <text:p>1254</text:p>
          </table:table-cell>
          <table:table-cell office:value-type="float" office:value="0.024390243902439">
            <text:p>0.02</text:p>
          </table:table-cell>
          <table:table-cell office:value-type="float" office:value="30.5853658536585">
            <text:p>30.5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TenÃ­a en el centro una gota de rocÃ­o, grande y hermosa como una perl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24390243902439">
            <text:p>0.02</text:p>
          </table:table-cell>
          <table:table-cell office:value-type="float" office:value="2.92682926829268">
            <text:p>2.9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ortÃ³la y la llevÃ³ hasta el castillo; cuando llegÃ³ a cien pasos de Ã©l no se quedÃ³ petrificado, sino que pudo continuar hasta la puerta.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0.024390243902439">
            <text:p>0.0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ontentÃ­simo, tocÃ³ con la flor el portal y Ã©ste se abriÃ³ bruscamente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24390243902439">
            <text:p>0.02</text:p>
          </table:table-cell>
          <table:table-cell office:value-type="float" office:value="2.21951219512195">
            <text:p>2.2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AtravesÃ³ el patio, agudizando el oÃ­do para localizar el aposento de las aves, y, al fin, las oyÃ³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24390243902439">
            <text:p>0.02</text:p>
          </table:table-cell>
          <table:table-cell office:value-type="float" office:value="6.17073170731707">
            <text:p>6.1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Al entrar en Ã©l encontrÃ³se con la bruja, que estaba dando de comer a los pÃ¡jaros encerrados en las siete mil cestas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024390243902439">
            <text:p>0.02</text:p>
          </table:table-cell>
          <table:table-cell office:value-type="float" office:value="6.73170731707317">
            <text:p>6.7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Al ver la vieja a Yoringuel, encolerizÃ³se terriblemente y se puso a increparle y a escupirle bilis y veneno; pero no podÃ­a acercÃ¡rsele a mÃ¡s de dos pasos.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0.024390243902439">
            <text:p>0.02</text:p>
          </table:table-cell>
          <table:table-cell office:value-type="float" office:value="7.41463414634146">
            <text:p>7.4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Ãl, sin hacerle caso, se dirigiÃ³ a las cestas que contenÃ­an los pÃ¡jaros; pero, entre tantos centenares de ruiseÃ±ores, Â¿cÃ³mo iba a reconocer a su Yorinda?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0.024390243902439">
            <text:p>0.0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Mientras seguÃ­a buscando, observÃ³ que la vieja se llevaba disimuladamente una cesta, y con ella se encaminaba hacia la puerta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24390243902439">
            <text:p>0.02</text:p>
          </table:table-cell>
          <table:table-cell office:value-type="float" office:value="6.17073170731707">
            <text:p>6.1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PrecipitÃ¡ndose sobre la bruja, con la flor tocÃ³ la cesta y, al mismo tiempo, a la mujer, la cual perdiÃ³ en el acto todo su poder de brujerÃ­a, mientras reaparecÃ­a Yorinda, tan hermosa como antes, y se arrojaba en sus brazos.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176">
            <text:p>1176</text:p>
          </table:table-cell>
          <table:table-cell office:value-type="float" office:value="0.024390243902439">
            <text:p>0.02</text:p>
          </table:table-cell>
          <table:table-cell office:value-type="float" office:value="28.6829268292683">
            <text:p>28.6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RedimiÃ³ Ã©l entonces a todas las demÃ¡s doncellas transformadas en aves y, con Yorinda, regresaron a su casa, donde ya vivieron muchos aÃ±os con toda felicidad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0.024390243902439">
            <text:p>0.02</text:p>
          </table:table-cell>
          <table:table-cell office:value-type="float" office:value="9.29268292682927">
            <text:p>9.2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Ãrase un pobre campesino que estaba una noche junto al hogar atizando el fuego, mientras su mujer hilaba, sentada a su lado.Dijo el hombre: - Â¡QuÃ© triste es no tener hijos!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450">
            <text:p>450</text:p>
          </table:table-cell>
          <table:table-cell office:value-type="float" office:value="0.0078125">
            <text:p>0.01</text:p>
          </table:table-cell>
          <table:table-cell office:value-type="float" office:value="3.515625">
            <text:p>3.5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Â¡QuÃ© silencio en esta casa, mientras en las otras todo es ruido y alegrÃ­a!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078125">
            <text:p>0.01</text:p>
          </table:table-cell>
          <table:table-cell office:value-type="float" office:value="0.9375">
            <text:p>0.9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SÃ­ -respondiÃ³ la mujer, suspirando-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078125">
            <text:p>0.01</text:p>
          </table:table-cell>
          <table:table-cell office:value-type="float" office:value="0.21875">
            <text:p>0.2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unque fuese uno solo, y aunque fuese pequeÃ±o como el pulgar, me darÃ­a por satisfecha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0.0078125">
            <text:p>0.01</text:p>
          </table:table-cell>
          <table:table-cell office:value-type="float" office:value="0.8671875">
            <text:p>0.8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Lo querrÃ­amos mÃ¡s que nuestra vida.SucediÃ³ que la mujer se sintiÃ³ descompuesta, y al cabo de siete meses trajo al mundo un niÃ±o que, si bien perfectamente conformado en todos sus miembros, no era mÃ¡s largo que un dedo pulgar.Y dijeron los padres: - Es tal como lo habÃ­amos deseado, y lo querremos con toda el alma.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136">
            <text:p>1136</text:p>
          </table:table-cell>
          <table:table-cell office:value-type="float" office:value="0.0078125">
            <text:p>0.01</text:p>
          </table:table-cell>
          <table:table-cell office:value-type="float" office:value="8.875">
            <text:p>8.8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En consideraciÃ³n a su tamaÃ±o, le pusieron por nombre Pulgarcito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0078125">
            <text:p>0.01</text:p>
          </table:table-cell>
          <table:table-cell office:value-type="float" office:value="0.4375">
            <text:p>0.4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Lo alimentaban tan bien como podÃ­an, pero el niÃ±o no crecÃ­a, sino que seguÃ­a tan pequeÃ±o como al principio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0078125">
            <text:p>0.01</text:p>
          </table:table-cell>
          <table:table-cell office:value-type="float" office:value="1.8046875">
            <text:p>1.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De todos modos, su mirada era avispada y vivaracha, y pronto mostrÃ³ ser listo como el que mÃ¡s, y muy capaz de salirse con la suya en cualquier cosa que emprendiera.Un dÃ­a en que el leÃ±ador se disponÃ­a a ir al bosque a buscar leÃ±a, dijo para sÃ­, hablando a media voz: "Â¡Si tuviese a alguien para llevarme el carro!".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2155">
            <text:p>2155</text:p>
          </table:table-cell>
          <table:table-cell office:value-type="float" office:value="0.0078125">
            <text:p>0.01</text:p>
          </table:table-cell>
          <table:table-cell office:value-type="float" office:value="16.8359375">
            <text:p>16.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¡Padre!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78125">
            <text:p>0.01</text:p>
          </table:table-cell>
          <table:table-cell office:value-type="float" office:value="0.0234375">
            <text:p>0.0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exclamÃ³ Pulgarcito-, yo te llevarÃ© el carr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078125">
            <text:p>0.01</text:p>
          </table:table-cell>
          <table:table-cell office:value-type="float" office:value="0.15625">
            <text:p>0.1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Puedes estar tranquilo</text:p>
          </table:table-cell>
          <table:table-cell office:value-type="string">
            <text:p><text:s/>a la hora debida estarÃ¡ en el bosque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078125">
            <text:p>0.0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e puso el hombre a reÃ­r, diciendo: - Â¿CÃ³mo te las arreglarÃ¡s?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0078125">
            <text:p>0.01</text:p>
          </table:table-cell>
          <table:table-cell office:value-type="float" office:value="0.5625">
            <text:p>0.5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Â¿No ves que eres demasiado pequeÃ±o para manejar las riendas?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078125">
            <text:p>0.01</text:p>
          </table:table-cell>
          <table:table-cell office:value-type="float" office:value="0.2421875">
            <text:p>0.2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No importa, padre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078125">
            <text:p>0.01</text:p>
          </table:table-cell>
          <table:table-cell office:value-type="float" office:value="0.1171875">
            <text:p>0.1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Ã³lo con que madre enganche, yo me instalarÃ© en la oreja del caballo y lo conducirÃ© adonde tÃº quieras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0.0078125">
            <text:p>0.01</text:p>
          </table:table-cell>
          <table:table-cell office:value-type="float" office:value="0.984375">
            <text:p>0.9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"Bueno -pensÃ³ el hombre-, no se perderÃ¡ nada con probarlo".Cuando sonÃ³ la hora convenida, la madre enganchÃ³ el caballo y puso a Pulgarcito en su oreja; y asÃ­ iba el pequeÃ±o dando Ã³rdenes al animal: "Â¡Arre!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867">
            <text:p>867</text:p>
          </table:table-cell>
          <table:table-cell office:value-type="float" office:value="0.0078125">
            <text:p>0.01</text:p>
          </table:table-cell>
          <table:table-cell office:value-type="float" office:value="6.7734375">
            <text:p>6.7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Â¡Soo!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0078125">
            <text:p>0.0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Â¡Tras!"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78125">
            <text:p>0.01</text:p>
          </table:table-cell>
          <table:table-cell office:value-type="float" office:value="0.046875">
            <text:p>0.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Todo marchÃ³ a pedir de boca, como si el pequeÃ±o hubiese sido un carretero consumado, y el carro tomÃ³ el camino del bosque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0.0078125">
            <text:p>0.01</text:p>
          </table:table-cell>
          <table:table-cell office:value-type="float" office:value="2.3515625">
            <text:p>2.3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Pero he aquÃ­ que cuando, al doblar la esquina, el rapazuelo gritÃ³: "Â¡Arre, arre!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0.0078125">
            <text:p>0.01</text:p>
          </table:table-cell>
          <table:table-cell office:value-type="float" office:value="1.21875">
            <text:p>1.2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", acertaban a pasar dos forasteros.- Â¡Toma!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078125">
            <text:p>0.01</text:p>
          </table:table-cell>
          <table:table-cell office:value-type="float" office:value="0.1875">
            <text:p>0.1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exclamÃ³ uno-, Â¿quÃ© es esto?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078125">
            <text:p>0.01</text:p>
          </table:table-cell>
          <table:table-cell office:value-type="float" office:value="0.1640625">
            <text:p>0.1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hÃ­ va un carro, el carretero le grita al caballo y, sin embargo, no se le ve por ninguna parte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0.0078125">
            <text:p>0.01</text:p>
          </table:table-cell>
          <table:table-cell office:value-type="float" office:value="1.453125">
            <text:p>1.4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¡AquÃ­ hay algÃºn misterio!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078125">
            <text:p>0.01</text:p>
          </table:table-cell>
          <table:table-cell office:value-type="float" office:value="0.1171875">
            <text:p>0.1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asintiÃ³ el otro-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78125">
            <text:p>0.01</text:p>
          </table:table-cell>
          <table:table-cell office:value-type="float" office:value="0.046875">
            <text:p>0.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igamos el carro y veamos adÃ³nde va. Pero el carro entrÃ³ en el bosque, dirigiÃ©ndose en lÃ­nea recta al sitio en que el padre estaba cortando leÃ±a.Al verlo Pulgarcito, gritÃ³: - Â¡Padre, aquÃ­ estoy, con el carro, bÃ¡jame a tierra!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0.0078125">
            <text:p>0.01</text:p>
          </table:table-cell>
          <table:table-cell office:value-type="float" office:value="4.8125">
            <text:p>4.8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El hombre sujetÃ³ el caballo con la mano izquierda, mientras con la derecha sacaba de la oreja del rocÃ­n a su hijito, el cual se sentÃ³ sobre una brizna de hierba.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0.0078125">
            <text:p>0.01</text:p>
          </table:table-cell>
          <table:table-cell office:value-type="float" office:value="2.3046875">
            <text:p>2.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l ver los dos forasteros a Pulgarcito quedaron mudos de asombro, hasta que, al fin, llevando uno aparte al otro, le dijo: - Oye, esta menudencia podrÃ­a hacer nuestra fortuna si lo exhibiÃ©semos de ciudad en ciudad.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0.0078125">
            <text:p>0.01</text:p>
          </table:table-cell>
          <table:table-cell office:value-type="float" office:value="6.171875">
            <text:p>6.1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ComprÃ©moslo.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0078125">
            <text:p>0.0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Y, dirigiÃ©ndose al leÃ±ador, dijeron: - Vendenos este hombrecillo, lo pasarÃ¡ bien con nosotros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078125">
            <text:p>0.01</text:p>
          </table:table-cell>
          <table:table-cell office:value-type="float" office:value="0.7109375">
            <text:p>0.7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No -respondiÃ³ el padre-, es la luz de mis ojos, y no lo darÃ­a por todo el oro del mundo.Pero Pulgarcito, que habÃ­a oÃ­do la proposiciÃ³n, agarrÃ¡ndose a un pliegue de los calzones de su padre, se encaramÃ³ hasta su hombro y le murmurÃ³ al oÃ­do: - Padre, dejame que vaya; ya volverÃ©.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316">
            <text:p>1316</text:p>
          </table:table-cell>
          <table:table-cell office:value-type="float" office:value="0.0078125">
            <text:p>0.01</text:p>
          </table:table-cell>
          <table:table-cell office:value-type="float" office:value="10.28125">
            <text:p>10.2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Entonces el leÃ±ador lo cediÃ³ a los hombres por una bonita pieza de oro.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0.0078125">
            <text:p>0.01</text:p>
          </table:table-cell>
          <table:table-cell office:value-type="float" office:value="0.71875">
            <text:p>0.7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¿DÃ³nde quieres sentarte?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0078125">
            <text:p>0.01</text:p>
          </table:table-cell>
          <table:table-cell office:value-type="float" office:value="0.0546875">
            <text:p>0.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le preguntaron.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78125">
            <text:p>0.01</text:p>
          </table:table-cell>
          <table:table-cell office:value-type="float" office:value="0.0234375">
            <text:p>0.0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Ponme en el ala de vuestro sombrero</text:p>
          </table:table-cell>
          <table:table-cell office:value-type="string">
            <text:p><text:s/>podrÃ© pasearme por ella y contemplar el paisaje: ya tendrÃ© cuidado de no caerme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0.0078125">
            <text:p>0.0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Hicieron ellos lo que les pedÃ­a, y, una vez Pulgarcito se hubo despedido de su padre, los forasteros partieron con Ã©l y anduvieron hasta el anochecer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0.0078125">
            <text:p>0.01</text:p>
          </table:table-cell>
          <table:table-cell office:value-type="float" office:value="2.6171875">
            <text:p>2.6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Entonces dijo el pequeÃ±o: - Dejame bajar, lo necesito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0078125">
            <text:p>0.01</text:p>
          </table:table-cell>
          <table:table-cell office:value-type="float" office:value="0.4375">
            <text:p>0.4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¡Bah!, no te muevas -le replicÃ³ el hombre en cuyo sombrero viajaba el enanillo-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0.0078125">
            <text:p>0.01</text:p>
          </table:table-cell>
          <table:table-cell office:value-type="float" office:value="0.9609375">
            <text:p>0.9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No voy a enfadarme</text:p>
          </table:table-cell>
          <table:table-cell office:value-type="string">
            <text:p><text:s/>tambiÃ©n los pajaritos sueltan algo de vez en cuando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.0078125">
            <text:p>0.0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No, no -protestÃ³ Pulgarcito-, yo soy un chico bien educado; bajame, Â¡deprisa!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.0078125">
            <text:p>0.01</text:p>
          </table:table-cell>
          <table:table-cell office:value-type="float" office:value="0.6328125">
            <text:p>0.6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El hombre se quitÃ³ el sombrero y depositÃ³ al pequeÃ±uelo en un campo que se extendÃ­a al borde del camino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078125">
            <text:p>0.01</text:p>
          </table:table-cell>
          <table:table-cell office:value-type="float" office:value="1.640625">
            <text:p>1.6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PegÃ³ Ã©l unos brincos entre unos terruÃ±os y, de pronto, escabullÃ³se en una gazapera que habÃ­a estado buscando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078125">
            <text:p>0.01</text:p>
          </table:table-cell>
          <table:table-cell office:value-type="float" office:value="1.640625">
            <text:p>1.6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¡Buenas noches, seÃ±ores, pueden seguir sin mÃ­!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078125">
            <text:p>0.01</text:p>
          </table:table-cell>
          <table:table-cell office:value-type="float" office:value="0.4296875">
            <text:p>0.4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les gritÃ³ desde su refugio, en tono de burl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.0078125">
            <text:p>0.01</text:p>
          </table:table-cell>
          <table:table-cell office:value-type="float" office:value="0.359375">
            <text:p>0.3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cudieron ellos al agujero y estuvieron hurgando en Ã©l con palos, pero en vano; Pulgarcito se metÃ­a cada vez mÃ¡s adentro; y como la noche no tardÃ³ en cerrar, hubieron de reemprender su camino enfurruÃ±ados y con las bolsas vacÃ­as.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515">
            <text:p>515</text:p>
          </table:table-cell>
          <table:table-cell office:value-type="float" office:value="0.0078125">
            <text:p>0.01</text:p>
          </table:table-cell>
          <table:table-cell office:value-type="float" office:value="4.0234375">
            <text:p>4.0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Cuando Pulgarcito estuvo seguro de que se habÃ­an marchado, saliÃ³ de su escondrijo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0078125">
            <text:p>0.01</text:p>
          </table:table-cell>
          <table:table-cell office:value-type="float" office:value="0.8203125">
            <text:p>0.8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"Eso de andar por el campo a oscuras es peligroso -dÃ­jo-; al menor descuido te rompes la crisma".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0.0078125">
            <text:p>0.01</text:p>
          </table:table-cell>
          <table:table-cell office:value-type="float" office:value="1.1015625">
            <text:p>1.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Por fortuna dio con una valva de caracol vacÃ­a: "Â¡Bendito sea Dios!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0078125">
            <text:p>0.01</text:p>
          </table:table-cell>
          <table:table-cell office:value-type="float" office:value="0.8203125">
            <text:p>0.8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exclamÃ³-.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0078125">
            <text:p>0.0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quÃ­ puedo pasar la noche seguro"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078125">
            <text:p>0.01</text:p>
          </table:table-cell>
          <table:table-cell office:value-type="float" office:value="0.21875">
            <text:p>0.2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Y se metiÃ³ en ella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0078125">
            <text:p>0.01</text:p>
          </table:table-cell>
          <table:table-cell office:value-type="float" office:value="0.0859375">
            <text:p>0.0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l poco rato, a punto ya de dormirse, oyÃ³ que pasaban dos hombres y que uno de ellos decÃ­a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0.0078125">
            <text:p>0.01</text:p>
          </table:table-cell>
          <table:table-cell office:value-type="float" office:value="1.0390625">
            <text:p>1.0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¿CÃ³mo nos las compondremos para hacernos con el dinero y la plata del cura?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0.0078125">
            <text:p>0.01</text:p>
          </table:table-cell>
          <table:table-cell office:value-type="float" office:value="0.59375">
            <text:p>0.5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Yo puedo decÃ­rtelo -gritÃ³ Pulgacito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078125">
            <text:p>0.01</text:p>
          </table:table-cell>
          <table:table-cell office:value-type="float" office:value="0.1640625">
            <text:p>0.1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¿QuÃ© es esto?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078125">
            <text:p>0.01</text:p>
          </table:table-cell>
          <table:table-cell office:value-type="float" office:value="0.078125">
            <text:p>0.0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preguntÃ³, asustado, uno de los ladrones-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078125">
            <text:p>0.01</text:p>
          </table:table-cell>
          <table:table-cell office:value-type="float" office:value="0.28125">
            <text:p>0.2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He oÃ­do hablar a alguien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0078125">
            <text:p>0.01</text:p>
          </table:table-cell>
          <table:table-cell office:value-type="float" office:value="0.0703125">
            <text:p>0.0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a pararon los dos a escuchar, y Pulgarcito prosiguiÃ³: -Llevenme con ustedes, yo los ayudarÃ©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0.0078125">
            <text:p>0.01</text:p>
          </table:table-cell>
          <table:table-cell office:value-type="float" office:value="0.984375">
            <text:p>0.9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¿DÃ³nde estÃ¡s?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78125">
            <text:p>0.01</text:p>
          </table:table-cell>
          <table:table-cell office:value-type="float" office:value="0.046875">
            <text:p>0.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Busca por el suelo, fijate de dÃ³nde viene la voz -respondiÃ³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078125">
            <text:p>0.01</text:p>
          </table:table-cell>
          <table:table-cell office:value-type="float" office:value="0.7109375">
            <text:p>0.7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l fin lo descubrieron los ladrones y la levantaron en el aire: - Â¡Infeliz microbio!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0078125">
            <text:p>0.01</text:p>
          </table:table-cell>
          <table:table-cell office:value-type="float" office:value="0.59375">
            <text:p>0.5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Â¿TÃº pretendes ayudarnos?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78125">
            <text:p>0.01</text:p>
          </table:table-cell>
          <table:table-cell office:value-type="float" office:value="0.046875">
            <text:p>0.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Mira -respondiÃ³ Ã©l-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078125">
            <text:p>0.01</text:p>
          </table:table-cell>
          <table:table-cell office:value-type="float" office:value="0.078125">
            <text:p>0.0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Me meterÃ© entre los barrotes de la reja, en el cuarto del cura, y les pasarÃ© todo lo que quieran llevar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0.0078125">
            <text:p>0.01</text:p>
          </table:table-cell>
          <table:table-cell office:value-type="float" office:value="1.5625">
            <text:p>1.5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EstÃ¡ bien -dijeron los ladrones-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078125">
            <text:p>0.01</text:p>
          </table:table-cell>
          <table:table-cell office:value-type="float" office:value="0.1015625">
            <text:p>0.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Veremos cÃ³mo te portas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078125">
            <text:p>0.01</text:p>
          </table:table-cell>
          <table:table-cell office:value-type="float" office:value="0.078125">
            <text:p>0.0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l llegar a la casa del cura, Pulgarcito se deslizÃ³ en el interior del cuarto, y, ya dentro, gritÃ³ con todas sus fuerzas: - Â¿Quieren llevarse todo lo que hay aquÃ­?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31">
            <text:p>631</text:p>
          </table:table-cell>
          <table:table-cell office:value-type="float" office:value="0.0078125">
            <text:p>0.01</text:p>
          </table:table-cell>
          <table:table-cell office:value-type="float" office:value="4.9296875">
            <text:p>4.9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Los rateros, asustados, dijeron: - Â¡Habla bajito, no vayas a despertar a alguien!Mas Pulgarcito, como si no les hubiese oÃ­do, repitiÃ³ a grito pelado: - Â¿QuÃ© quieren?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float" office:value="0.0078125">
            <text:p>0.01</text:p>
          </table:table-cell>
          <table:table-cell office:value-type="float" office:value="3.453125">
            <text:p>3.4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Â¿Van a llevarse todo lo que hay?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078125">
            <text:p>0.01</text:p>
          </table:table-cell>
          <table:table-cell office:value-type="float" office:value="0.21875">
            <text:p>0.2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OyÃ³le la cocinera, que dormÃ­a en una habitaciÃ³n contigua, e, incorporÃ¡ndose en la cama, se puso a escuchar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078125">
            <text:p>0.01</text:p>
          </table:table-cell>
          <table:table-cell office:value-type="float" office:value="1.9765625">
            <text:p>1.9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Los ladrones, asustados, habÃ­an echado a correr; pero al cabo de un trecho recobraron Ã¡nimos, y pensando que aquel diablillo sÃ³lo querÃ­a gastarles una broma, retrocedieron y le dijeron: - Vamos, no juegues y pÃ¡sanos algo.Entonces Pulgarcito se puso a gritar por tercera vez con toda la fuerza de sus pulmones: - Â¡Se los darÃ© todo enseguida; sÃ³lo tienen que alargar las manos!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2232">
            <text:p>2232</text:p>
          </table:table-cell>
          <table:table-cell office:value-type="float" office:value="0.0078125">
            <text:p>0.01</text:p>
          </table:table-cell>
          <table:table-cell office:value-type="float" office:value="17.4375">
            <text:p>17.4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La criada, que seguÃ­a al acecho, oyÃ³ con toda claridad sus palabras y, saltando de la cama, precipitÃ³se a la puerta, ante lo cual los ladrones echaron a correr como alma que lleva el diablo.La criada, al no ver nada sospechoso, saliÃ³ a encender una vela, y Pulgarcito se aprovechÃ³ de su momentÃ¡nea ausencia para irse al pajar sin ser visto por nadie.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506">
            <text:p>1506</text:p>
          </table:table-cell>
          <table:table-cell office:value-type="float" office:value="0.0078125">
            <text:p>0.01</text:p>
          </table:table-cell>
          <table:table-cell office:value-type="float" office:value="11.765625">
            <text:p>11.7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La domÃ©stica, despuÃ©s de explorar todos los rincones, volviÃ³ a la cama convencida de que habÃ­a estado soÃ±ando despierta.Pulgarcito trepÃ³ por los tallitos de heno y acabÃ³ por encontrar un lugar a propÃ³sito para dormir.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703">
            <text:p>703</text:p>
          </table:table-cell>
          <table:table-cell office:value-type="float" office:value="0.0078125">
            <text:p>0.01</text:p>
          </table:table-cell>
          <table:table-cell office:value-type="float" office:value="5.4921875">
            <text:p>5.4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Deseaba descansar hasta que amaneciese, y encaminarse luego a la casa de sus padres.Pero aÃºn le quedaban por pasar muchas otras aventuras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0.0078125">
            <text:p>0.01</text:p>
          </table:table-cell>
          <table:table-cell office:value-type="float" office:value="1.21875">
            <text:p>1.2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Â¡Nunca se acaban las penas y tribulaciones en este bajo mundo!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.0078125">
            <text:p>0.01</text:p>
          </table:table-cell>
          <table:table-cell office:value-type="float" office:value="0.296875">
            <text:p>0.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l rayar el alba, la criada saltÃ³ de la cama para ir a alimentar al ganado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0.0078125">
            <text:p>0.01</text:p>
          </table:table-cell>
          <table:table-cell office:value-type="float" office:value="0.7265625">
            <text:p>0.7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EntrÃ³ primero en el pajar y tomÃ³ un brazado de hierba, precisamente aquella en que el pobre Pulgarcito estaba durmiendo.Y es el caso que su sueÃ±o era tan profundo, que no se dio cuenta de nada ni se despertÃ³ hasta hallarse ya en la boca de la vaca, que lo habÃ­a arrebatado junto con la hierba.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010">
            <text:p>1010</text:p>
          </table:table-cell>
          <table:table-cell office:value-type="float" office:value="0.0078125">
            <text:p>0.01</text:p>
          </table:table-cell>
          <table:table-cell office:value-type="float" office:value="7.890625">
            <text:p>7.8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¡VÃ¡lgame Dios!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78125">
            <text:p>0.01</text:p>
          </table:table-cell>
          <table:table-cell office:value-type="float" office:value="0.046875">
            <text:p>0.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exclamÃ³-.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0078125">
            <text:p>0.0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Â¿CÃ³mo habrÃ© ido a parar a este molino?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078125">
            <text:p>0.01</text:p>
          </table:table-cell>
          <table:table-cell office:value-type="float" office:value="0.28125">
            <text:p>0.2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Pero pronto comprendiÃ³ dÃ³nde se habÃ­a metido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078125">
            <text:p>0.01</text:p>
          </table:table-cell>
          <table:table-cell office:value-type="float" office:value="0.21875">
            <text:p>0.2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Era cosa de prestar atenciÃ³n para no meterse entre los dientes y quedar reducido a papilla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.0078125">
            <text:p>0.01</text:p>
          </table:table-cell>
          <table:table-cell office:value-type="float" office:value="0.6328125">
            <text:p>0.6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Luego hubo de deslizarse con la hierba hasta el estÃ³mago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078125">
            <text:p>0.01</text:p>
          </table:table-cell>
          <table:table-cell office:value-type="float" office:value="0.4296875">
            <text:p>0.4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En este cuartito se han olvidado de las ventanas -dijo-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078125">
            <text:p>0.01</text:p>
          </table:table-cell>
          <table:table-cell office:value-type="float" office:value="0.515625">
            <text:p>0.5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quÃ­ el sol no entra, ni encienden una lucecita siquiera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078125">
            <text:p>0.01</text:p>
          </table:table-cell>
          <table:table-cell office:value-type="float" office:value="0.515625">
            <text:p>0.5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El aposento no le gustaba, y lo peor era que, como cada vez entraba mÃ¡s heno por la puerta, el espacio se reducÃ­a continuamente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0.0078125">
            <text:p>0.01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l fin, asustado de veras, pse puso a gritar con todas sus fuerzas: - Â¡Basta de forraje, basta de forraje!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0.0078125">
            <text:p>0.01</text:p>
          </table:table-cell>
          <table:table-cell office:value-type="float" office:value="1.34375">
            <text:p>1.3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La criada, que estaba ordeÃ±ando la vaca, al oÃ­r hablar sin ver a nadie y observando que era la misma voz de la noche pasada, se espantÃ³ tanto que cayÃ³ de su taburete y vertiÃ³ toda la leche.CorriÃ³ hacia el seÃ±or cura y le dijo, alborotada: - Â¡Santo Dios, seÃ±or pÃ¡rroco, la vaca ha hablado!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float" office:value="0.0078125">
            <text:p>0.01</text:p>
          </table:table-cell>
          <table:table-cell office:value-type="float" office:value="15.2578125">
            <text:p>15.2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¿EstÃ¡s loca?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78125">
            <text:p>0.01</text:p>
          </table:table-cell>
          <table:table-cell office:value-type="float" office:value="0.046875">
            <text:p>0.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respondiÃ³ el cura; pero, con todo, bajÃ³ al establo a ver quÃ© ocurrÃ­a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.0078125">
            <text:p>0.01</text:p>
          </table:table-cell>
          <table:table-cell office:value-type="float" office:value="0.6328125">
            <text:p>0.6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penas puesto el pie en Ã©l, Pulgarcito volviÃ³ a gritar: - Â¡Basta de forraje, basta de forraje!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0.0078125">
            <text:p>0.01</text:p>
          </table:table-cell>
          <table:table-cell office:value-type="float" office:value="0.890625">
            <text:p>0.8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e pasmÃ³ el cura a su vez, pensando que algÃºn mal espÃ­ritu se habÃ­a introducido en la vaca, y dio orden de que la mataran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0.0078125">
            <text:p>0.01</text:p>
          </table:table-cell>
          <table:table-cell office:value-type="float" office:value="2.390625">
            <text:p>2.3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sÃ­ lo hicieron; pero el estÃ³mago, en el que se hallaba encerrado Pulgarcito, fue arrojado al estercolero.AllÃ­ tratÃ³ el pequeÃ±Ã­n de abrirse paso hacia el exterior, y, aunque le costÃ³ mucho, por fin pudo llegar a la entrada.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947">
            <text:p>947</text:p>
          </table:table-cell>
          <table:table-cell office:value-type="float" office:value="0.0078125">
            <text:p>0.01</text:p>
          </table:table-cell>
          <table:table-cell office:value-type="float" office:value="7.3984375">
            <text:p>7.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Ya iba a asomar la cabeza cuando le sobrevino una nueva desgracia, en forma de un lobo hambriento que se tragÃ³ el estÃ³mago de un bocado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0.0078125">
            <text:p>0.01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Pulgarcito no se desanimÃ³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078125">
            <text:p>0.01</text:p>
          </table:table-cell>
          <table:table-cell office:value-type="float" office:value="0.078125">
            <text:p>0.0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"Tal vez pueda entenderme con el lobo", pensÃ³, y, desde su panza, le dijo: - Amigo lobo, sÃ© de un lugar donde podrÃ¡s comer a gusto.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0.0078125">
            <text:p>0.01</text:p>
          </table:table-cell>
          <table:table-cell office:value-type="float" office:value="4.6484375">
            <text:p>4.6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¿DÃ³nde estÃ¡?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78125">
            <text:p>0.01</text:p>
          </table:table-cell>
          <table:table-cell office:value-type="float" office:value="0.046875">
            <text:p>0.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preguntÃ³ el lobo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78125">
            <text:p>0.01</text:p>
          </table:table-cell>
          <table:table-cell office:value-type="float" office:value="0.046875">
            <text:p>0.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En tal y tal casa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078125">
            <text:p>0.01</text:p>
          </table:table-cell>
          <table:table-cell office:value-type="float" office:value="0.1640625">
            <text:p>0.1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TendrÃ¡s que entrar por la alcantarilla y encontrarÃ¡s bollos, tocino y embutidos para darte un hartazgo -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0078125">
            <text:p>0.01</text:p>
          </table:table-cell>
          <table:table-cell office:value-type="float" office:value="1.3359375">
            <text:p>1.3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Y le dio las seÃ±as de la casa de sus padres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078125">
            <text:p>0.01</text:p>
          </table:table-cell>
          <table:table-cell office:value-type="float" office:value="0.515625">
            <text:p>0.5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El lobo no se lo hizo repetir; se escurriÃ³ por la alcantarilla, y, entrando en la despensa, se hinchÃ³ hasta el hartarse.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0.0078125">
            <text:p>0.01</text:p>
          </table:table-cell>
          <table:table-cell office:value-type="float" office:value="2.546875">
            <text:p>2.5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Ya harto, quiso marcharse; pero se habÃ­a llenado de tal modo, que no podÃ­a salir por el mismo camino.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0.0078125">
            <text:p>0.01</text:p>
          </table:table-cell>
          <table:table-cell office:value-type="float" office:value="1.15625">
            <text:p>1.1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Con esto habÃ­a contado Pulgarcito, el cual, dentro del vientre del lobo, se puso a gritar y alborotar con todo el vigor de sus pulmones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0078125">
            <text:p>0.01</text:p>
          </table:table-cell>
          <table:table-cell office:value-type="float" office:value="3.171875">
            <text:p>3.1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¡CÃ¡llate!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78125">
            <text:p>0.01</text:p>
          </table:table-cell>
          <table:table-cell office:value-type="float" office:value="0.0234375">
            <text:p>0.0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le decÃ­a el lobo-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78125">
            <text:p>0.01</text:p>
          </table:table-cell>
          <table:table-cell office:value-type="float" office:value="0.046875">
            <text:p>0.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Vas a despertar a la gente de la casa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078125">
            <text:p>0.01</text:p>
          </table:table-cell>
          <table:table-cell office:value-type="float" office:value="0.3515625">
            <text:p>0.3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¡Y quÃ©!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78125">
            <text:p>0.01</text:p>
          </table:table-cell>
          <table:table-cell office:value-type="float" office:value="0.046875">
            <text:p>0.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replicÃ³ el pequeÃ±uelo-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78125">
            <text:p>0.01</text:p>
          </table:table-cell>
          <table:table-cell office:value-type="float" office:value="0.046875">
            <text:p>0.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TÃº bien te has llenado, ahora me toca a mÃ­ divertirme -y reanudÃ³ el griterÃ­o.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0.0078125">
            <text:p>0.01</text:p>
          </table:table-cell>
          <table:table-cell office:value-type="float" office:value="0.7578125">
            <text:p>0.7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Despertaron, por fin, su padre y su madre y corrieron a la despensa, mirando al interior por una rendija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0.0078125">
            <text:p>0.01</text:p>
          </table:table-cell>
          <table:table-cell office:value-type="float" office:value="1.03125">
            <text:p>1.0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l ver que dentro habÃ­a un lobo, volvieron a buscar, el hombre, un hacha, y la mujer, una hoz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0078125">
            <text:p>0.01</text:p>
          </table:table-cell>
          <table:table-cell office:value-type="float" office:value="2.34375">
            <text:p>2.3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QuÃ©date tÃº detrÃ¡s -dijo el hombre al entrar en el cuarto-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.0078125">
            <text:p>0.01</text:p>
          </table:table-cell>
          <table:table-cell office:value-type="float" office:value="0.3359375">
            <text:p>0.3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Yo le pegarÃ© un hachazo, y si no lo mato, entonces le abres tÃº la barriga con la hoz.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11">
            <text:p>211</text:p>
          </table:table-cell>
          <table:table-cell office:value-type="float" office:value="0.0078125">
            <text:p>0.01</text:p>
          </table:table-cell>
          <table:table-cell office:value-type="float" office:value="1.6484375">
            <text:p>1.6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OyÃ³ Pulgarcito la voz de su padre y gritÃ³: - Padre mÃ­o, estoy aquÃ­, en la panza del lobo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078125">
            <text:p>0.01</text:p>
          </table:table-cell>
          <table:table-cell office:value-type="float" office:value="1.9765625">
            <text:p>1.9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Y exclamÃ³ entonces el hombre, gozoso: - Â¡Alabado sea Dios, ha aparecido nuestro hijo!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0.0078125">
            <text:p>0.01</text:p>
          </table:table-cell>
          <table:table-cell office:value-type="float" office:value="0.8671875">
            <text:p>0.8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y mandÃ³ a su mujer que dejase la hoz, para no herir a Pulgarcito.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0.0078125">
            <text:p>0.01</text:p>
          </table:table-cell>
          <table:table-cell office:value-type="float" office:value="0.828125">
            <text:p>0.8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Levantando el brazo, asestÃ³ un golpe tal en la cabeza de la fiera, que Ã©sta se desplomÃ³, muerta en el acto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0078125">
            <text:p>0.01</text:p>
          </table:table-cell>
          <table:table-cell office:value-type="float" office:value="2.34375">
            <text:p>2.3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ubieron entonces a buscar cuchillo y tijeras, y, abriendo la barriga del animal, sacaron de ella a su hijito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0.0078125">
            <text:p>0.01</text:p>
          </table:table-cell>
          <table:table-cell office:value-type="float" office:value="1.8125">
            <text:p>1.8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¡Ay!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78125">
            <text:p>0.01</text:p>
          </table:table-cell>
          <table:table-cell office:value-type="float" office:value="0.0234375">
            <text:p>0.0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exclamÃ³ el padre-, Â¡cuÃ¡nta angustia nos has hecho pasar!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0078125">
            <text:p>0.01</text:p>
          </table:table-cell>
          <table:table-cell office:value-type="float" office:value="0.265625">
            <text:p>0.2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SÃ­, padre, he corrido mucho mundo; a Dios gracias vuelvo a respirar el aire puro.- Â¿Y dÃ³nde estuviste?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0.0078125">
            <text:p>0.01</text:p>
          </table:table-cell>
          <table:table-cell office:value-type="float" office:value="1.2265625">
            <text:p>1.2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Â¡Ay, padre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078125">
            <text:p>0.01</text:p>
          </table:table-cell>
          <table:table-cell office:value-type="float" office:value="0.078125">
            <text:p>0.0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Estuve en una gazapera, en el estÃ³mago de una vaca y en la panza de un lobo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0.0078125">
            <text:p>0.01</text:p>
          </table:table-cell>
          <table:table-cell office:value-type="float" office:value="1.3359375">
            <text:p>1.3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Pero desde hoy me quedarÃ© con ustedes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078125">
            <text:p>0.01</text:p>
          </table:table-cell>
          <table:table-cell office:value-type="float" office:value="0.21875">
            <text:p>0.2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- Y no volveremos a venderte por todos los tesoros del mundo -dijeron los padres, acariciando y besando a su querido Pulgarcito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0.0078125">
            <text:p>0.01</text:p>
          </table:table-cell>
          <table:table-cell office:value-type="float" office:value="1.453125">
            <text:p>1.4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Le dieron de comer y de beber y le encargaron vestidos nuevos, pues los que llevaba se habÃ­an estropeado durante sus correrÃ­as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0078125">
            <text:p>0.01</text:p>
          </table:table-cell>
          <table:table-cell office:value-type="float" office:value="1.171875">
            <text:p>1.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Un hombre muy pobre tenÃ­a doce hijos; y aunque trabajaba dÃ­a y noche, no alcanzaba a darles mÃ¡s que pan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454545454545455">
            <text:p>0.05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Cuando naciÃ³ su hijo nÃºmero trece, no sabÃ­a quÃ© hacer; saliÃ³ a la carretera y decidiÃ³ que al primero que pasara le harÃ­a padrino de su hijito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0.0454545454545455">
            <text:p>0.05</text:p>
          </table:table-cell>
          <table:table-cell office:value-type="float" office:value="19.7727272727273">
            <text:p>19.7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Y el primero que pasÃ³ fue Dios Nuestro SeÃ±or; Ã©l ya conocÃ­a los apuros del pobre y le dijo: "Hijo mÃ­o, me das mucha pena.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0.0454545454545455">
            <text:p>0.05</text:p>
          </table:table-cell>
          <table:table-cell office:value-type="float" office:value="10.5">
            <text:p>10.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Quiero ser el padrino de tu Ãºltimo hijito y cuidarÃ© de Ã©l para que sea feliz."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0454545454545455">
            <text:p>0.05</text:p>
          </table:table-cell>
          <table:table-cell office:value-type="float" office:value="6.95454545454546">
            <text:p>6.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El hombre le preguntÃ³: "Â¿QuiÃ©n eres?"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454545454545455">
            <text:p>0.05</text:p>
          </table:table-cell>
          <table:table-cell office:value-type="float" office:value="2.04545454545455">
            <text:p>2.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- "Soy tu Dios.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454545454545455">
            <text:p>0.05</text:p>
          </table:table-cell>
          <table:table-cell office:value-type="float" office:value="0.954545454545455">
            <text:p>0.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- "Pues no quiero que seas padrino de mi hijo; no, no quiero que seas el padrino, porque tÃº das mucho a los ricos y dejas que los pobres pasemos hambre."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598">
            <text:p>598</text:p>
          </table:table-cell>
          <table:table-cell office:value-type="float" office:value="0.0454545454545455">
            <text:p>0.05</text:p>
          </table:table-cell>
          <table:table-cell office:value-type="float" office:value="27.1818181818182">
            <text:p>27.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El hombre contestÃ³ asÃ­ al SeÃ±or, porque no comprendÃ­a con quÃ© sabidurÃ­a reparte Dios la riqueza y la pobreza; y el desgraciado se apartÃ³ de Dios y siguiÃ³ su camino.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0.0454545454545455">
            <text:p>0.0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e encontrÃ³ luego con el diablo, que le preguntÃ³: "Â¿QuÃ© buscas?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.0454545454545455">
            <text:p>0.05</text:p>
          </table:table-cell>
          <table:table-cell office:value-type="float" office:value="3.68181818181818">
            <text:p>3.6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i me escoges para padrino de tu hijo, le darÃ© muchÃ­simo dinero y tendrÃ¡ todo lo que quiera en este mundo."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0.0454545454545455">
            <text:p>0.05</text:p>
          </table:table-cell>
          <table:table-cell office:value-type="float" office:value="10.6363636363636">
            <text:p>10.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El hombre preguntÃ³: "Â¿QuiÃ©n eres tÃº?"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0454545454545455">
            <text:p>0.05</text:p>
          </table:table-cell>
          <table:table-cell office:value-type="float" office:value="1.22727272727273">
            <text:p>1.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- "Soy el demonio.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454545454545455">
            <text:p>0.05</text:p>
          </table:table-cell>
          <table:table-cell office:value-type="float" office:value="0.954545454545455">
            <text:p>0.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- "No, no quiero que seas el padrino de mi niÃ±o; eres malo y engaÃ±as siempre a los hombres."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0.0454545454545455">
            <text:p>0.05</text:p>
          </table:table-cell>
          <table:table-cell office:value-type="float" office:value="7.09090909090909">
            <text:p>7.0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iguiÃ³ andando, y se encontrÃ³ con la muerte, que estaba flaca y en los huesos; y la muerte le dijo: "Quiero ser madrina de tu hijo."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0.0454545454545455">
            <text:p>0.05</text:p>
          </table:table-cell>
          <table:table-cell office:value-type="float" office:value="12.7727272727273">
            <text:p>12.7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- "Â¿QuiÃ©n eres?"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454545454545455">
            <text:p>0.05</text:p>
          </table:table-cell>
          <table:table-cell office:value-type="float" office:value="0.681818181818182">
            <text:p>0.6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- "Soy la muerte, que hace iguales a todos los hombres."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.0454545454545455">
            <text:p>0.05</text:p>
          </table:table-cell>
          <table:table-cell office:value-type="float" office:value="2.59090909090909">
            <text:p>2.5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Y el hombre dijo: "Me convienes; tÃº te llevas a los ricos igual que a los pobres, sin hacer diferencias.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0.0454545454545455">
            <text:p>0.05</text:p>
          </table:table-cell>
          <table:table-cell office:value-type="float" office:value="7.27272727272727">
            <text:p>7.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erÃ¡s la madrina."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454545454545455">
            <text:p>0.05</text:p>
          </table:table-cell>
          <table:table-cell office:value-type="float" office:value="0.454545454545455">
            <text:p>0.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La muerte dijo entonces: "Yo harÃ© rico y famoso a tu hijo; a mis amigos no les falta nunca nada."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0.0454545454545455">
            <text:p>0.05</text:p>
          </table:table-cell>
          <table:table-cell office:value-type="float" office:value="7.27272727272727">
            <text:p>7.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Y el hombre dijo: "El prÃ³cimo domingo serÃ¡ el bautizo; no dejes de ir a tiempo."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454545454545455">
            <text:p>0.05</text:p>
          </table:table-cell>
          <table:table-cell office:value-type="float" office:value="9.54545454545455">
            <text:p>9.5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La muerte vino como habÃ­a prometido y se hizo madrin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454545454545455">
            <text:p>0.05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El niÃ±ito creciÃ³ y se hizo un muchacho; y , un dÃ­a, su madrina entrÃ³ en la casa y dijo que la siguiera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142857142857143">
            <text:p>0.14</text:p>
          </table:table-cell>
          <table:table-cell office:value-type="float" office:value="46.4285714285714">
            <text:p>46.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LlevÃ³ al chico a un bosque, le enseÃ±Ã³ una planta que crecÃ­a allÃ­ y le dijo: "Voy a darte ahora mi regalo de madrina: te harÃ© un mÃ©dico famoso.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529">
            <text:p>529</text:p>
          </table:table-cell>
          <table:table-cell office:value-type="float" office:value="0.142857142857143">
            <text:p>0.14</text:p>
          </table:table-cell>
          <table:table-cell office:value-type="float" office:value="75.5714285714286">
            <text:p>75.5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Cuando te llamen a visitar un enfermo, me encontrarÃ¡s siempre al lado de su cama.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0.142857142857143">
            <text:p>0.14</text:p>
          </table:table-cell>
          <table:table-cell office:value-type="float" office:value="17.2857142857143">
            <text:p>17.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i estoy a la cabecera, podrÃ¡s asegurar que le curarÃ¡s; le darÃ¡s esta hierba y se pondrÃ¡ bueno.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0.142857142857143">
            <text:p>0.14</text:p>
          </table:table-cell>
          <table:table-cell office:value-type="float" office:value="27.2857142857143">
            <text:p>27.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Pero si me ves a los pies de la cama, el enfermo me pertenecerÃ¡, y tÃº dirÃ¡s que no tiene remedio y que ningÃºn mÃ©dico le podrÃ¡ salvar.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436">
            <text:p>436</text:p>
          </table:table-cell>
          <table:table-cell office:value-type="float" office:value="0.142857142857143">
            <text:p>0.14</text:p>
          </table:table-cell>
          <table:table-cell office:value-type="float" office:value="62.2857142857143">
            <text:p>62.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No des a ningÃºn enfermo la hierba contra mi voluntad, porque lo pagarÃ­as caro."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0.142857142857143">
            <text:p>0.14</text:p>
          </table:table-cell>
          <table:table-cell office:value-type="float" office:value="17.2857142857143">
            <text:p>17.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Al poco tiempo, el muchacho era ya un mÃ©dico famoso en todo el mundo; la gente decÃ­a: "En cuanto ve a un enfermo, puede decir si se curarÃ¡ o no.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434">
            <text:p>434</text:p>
          </table:table-cell>
          <table:table-cell office:value-type="float" office:value="0.0769230769230769">
            <text:p>0.08</text:p>
          </table:table-cell>
          <table:table-cell office:value-type="float" office:value="33.3846153846154">
            <text:p>33.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Es un gran mÃ©dico."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769230769230769">
            <text:p>0.08</text:p>
          </table:table-cell>
          <table:table-cell office:value-type="float" office:value="1.15384615384615">
            <text:p>1.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Y le llamaban de muchos paÃ­ses para que fuera a visitar a los enfermos y le daban mucho dinero, asÃ­ que se hizo rico muy pronto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0.0769230769230769">
            <text:p>0.08</text:p>
          </table:table-cell>
          <table:table-cell office:value-type="float" office:value="19.3846153846154">
            <text:p>19.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OcurriÃ³ que el rey se puso malo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769230769230769">
            <text:p>0.08</text:p>
          </table:table-cell>
          <table:table-cell office:value-type="float" office:value="2.15384615384615">
            <text:p>2.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Llamaron al mÃ©dico famoso para que dijera si se podÃ­a curar; pero en cuanto se acercÃ³ al rey, vio que la Muerte estaba a los pies de la cama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0.0769230769230769">
            <text:p>0.08</text:p>
          </table:table-cell>
          <table:table-cell office:value-type="float" office:value="25.2307692307692">
            <text:p>25.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AllÃ­ no valÃ­an hierbas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769230769230769">
            <text:p>0.08</text:p>
          </table:table-cell>
          <table:table-cell office:value-type="float" office:value="0.769230769230769">
            <text:p>0.7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Y el mÃ©dico pensÃ³: "Â¡Si yo pudiera engaÃ±ar a la Muerte siquiera una vez!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0.0769230769230769">
            <text:p>0.08</text:p>
          </table:table-cell>
          <table:table-cell office:value-type="float" office:value="9.30769230769231">
            <text:p>9.3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Claro que lo tomarÃ¡ a mal, pero como soy su ahijado, puede que haga la vista gorda.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0.0769230769230769">
            <text:p>0.08</text:p>
          </table:table-cell>
          <table:table-cell office:value-type="float" office:value="10.9230769230769">
            <text:p>10.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Voy a probar."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769230769230769">
            <text:p>0.08</text:p>
          </table:table-cell>
          <table:table-cell office:value-type="float" office:value="0.769230769230769">
            <text:p>0.7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CogiÃ³ al rey y le dio la vuelta en la cama, y le puso con los pies en la almohada y la cabeza a los pies; y asÃ­, la Muerte se quedÃ³ junto a la cabeza; entonces le dio la hierba y el rey convaleciÃ³ y recobrÃ³ la salud.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801">
            <text:p>801</text:p>
          </table:table-cell>
          <table:table-cell office:value-type="float" office:value="0.0769230769230769">
            <text:p>0.08</text:p>
          </table:table-cell>
          <table:table-cell office:value-type="float" office:value="61.6153846153846">
            <text:p>61.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Pero la Muerte fue a casa del mÃ©dico muy enfadada, le amenazÃ³ con el dedo y dijo: "Â¡Me has tomado el pelo!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59">
            <text:p>259</text:p>
          </table:table-cell>
          <table:table-cell office:value-type="float" office:value="0.0769230769230769">
            <text:p>0.08</text:p>
          </table:table-cell>
          <table:table-cell office:value-type="float" office:value="19.9230769230769">
            <text:p>19.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Por una vez, te lo perdono, porque eres mi ahijado; pero como lo vuelvas a hacer, ya verÃ¡s: te llevarÃ© a ti."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0.0769230769230769">
            <text:p>0.08</text:p>
          </table:table-cell>
          <table:table-cell office:value-type="float" office:value="17.3846153846154">
            <text:p>17.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Y al poco tiempo, la hija del rey se puso muy enferma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125">
            <text:p>0.13</text:p>
          </table:table-cell>
          <table:table-cell office:value-type="float" office:value="11.375">
            <text:p>11.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Era hija Ãºnica, y su padre estaba tan desesperado que no hacÃ­a mÃ¡s que llorar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.125">
            <text:p>0.13</text:p>
          </table:table-cell>
          <table:table-cell office:value-type="float" office:value="10.125">
            <text:p>1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MandÃ³ decir que al que salvara a su hija le casarÃ­a con ella y le harÃ­a su heredero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0.125">
            <text:p>0.13</text:p>
          </table:table-cell>
          <table:table-cell office:value-type="float" office:value="13.25">
            <text:p>13.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El mÃ©dico, al entrar en la habitaciÃ³n de la princesa, vio que la Muerte estaba a los pies de la cama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0.125">
            <text:p>0.13</text:p>
          </table:table-cell>
          <table:table-cell office:value-type="float" office:value="20.5">
            <text:p>20.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Â¡Que el muchacho habrÃ­a recordado la amenaza de su madrina!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125">
            <text:p>0.13</text:p>
          </table:table-cell>
          <table:table-cell office:value-type="float" office:value="6.875">
            <text:p>6.8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Pero la gran blleza de la princesa y la felicidad de casarse con ella le trastornaron tanto que se desechÃ³ a todos los pensamientos.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125">
            <text:p>0.13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No vio las miradas encolerizadas que le echaba la Muerte, ni cÃ³mo le amenazaba con el puÃ±o cerrado: cogiÃ³ en brazos a la princesa y la puso con los pies en la almohada y la cabeza a los pies, le dio la hierba mÃ¡gica, y al poco rato la cara de la princesa se animÃ³ y empezÃ³ a mejorar.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894">
            <text:p>1894</text:p>
          </table:table-cell>
          <table:table-cell office:value-type="float" office:value="0.125">
            <text:p>0.13</text:p>
          </table:table-cell>
          <table:table-cell office:value-type="float" office:value="236.75">
            <text:p>236.7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Y la Muerte, furiosa porque la habÃ­an engaÃ±ado otra vez, fue a grandes zancadas a casa del mÃ©dico y le dijo: "Â¡Se acabÃ³!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0.0434782608695652">
            <text:p>0.04</text:p>
          </table:table-cell>
          <table:table-cell office:value-type="float" office:value="8.60869565217391">
            <text:p>8.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Â¡Ahora te llevarÃ© a ti!"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434782608695652">
            <text:p>0.04</text:p>
          </table:table-cell>
          <table:table-cell office:value-type="float" office:value="0.695652173913043">
            <text:p>0.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Le agarrÃ³ con su mano frÃ­a, le agarrÃ³ con tanta fuerza, que el pobre muchacho no se podÃ­a soltar, y se lo llevÃ³ a una cueva muy honda.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0.0434782608695652">
            <text:p>0.04</text:p>
          </table:table-cell>
          <table:table-cell office:value-type="float" office:value="20.2608695652174">
            <text:p>20.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Y el mÃ©dico vio en la cueva miles y miles de luces, filas de velas que no se acababan nunca; unas velas eran grandes, otras medianas y otras pequeÃ±as.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497">
            <text:p>497</text:p>
          </table:table-cell>
          <table:table-cell office:value-type="float" office:value="0.0434782608695652">
            <text:p>0.04</text:p>
          </table:table-cell>
          <table:table-cell office:value-type="float" office:value="21.6086956521739">
            <text:p>21.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Y cada momento unas se apagaban, y otras se estaban encendiendo otra vez; era como si las lucesitas estuvieran brincando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0.0434782608695652">
            <text:p>0.04</text:p>
          </table:table-cell>
          <table:table-cell office:value-type="float" office:value="9.26086956521739">
            <text:p>9.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La Muerte le dijo: "Mira, esas velas que ves son las vidas de los hombres.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0.0434782608695652">
            <text:p>0.04</text:p>
          </table:table-cell>
          <table:table-cell office:value-type="float" office:value="6.04347826086957">
            <text:p>6.0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Las grandes son las vidas de los niÃ±os; las medianas son las vidas de los cÃ³nyuges, y las pequeÃ±as las de los ancianos.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0.0434782608695652">
            <text:p>0.04</text:p>
          </table:table-cell>
          <table:table-cell office:value-type="float" office:value="12.1304347826087">
            <text:p>12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Pero hay tambiÃ©n niÃ±os y jÃ³venes que no tienen mÃ¡s que una velita pequeÃ±a."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434782608695652">
            <text:p>0.04</text:p>
          </table:table-cell>
          <table:table-cell office:value-type="float" office:value="2.8695652173913">
            <text:p>2.8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- "Â¡Dime cuÃ¡l es mi luz!"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434782608695652">
            <text:p>0.04</text:p>
          </table:table-cell>
          <table:table-cell office:value-type="float" office:value="1.56521739130435">
            <text:p>1.5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dijo el mÃ©dico, pensando que era todavÃ­a una vela bien grande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434782608695652">
            <text:p>0.04</text:p>
          </table:table-cell>
          <table:table-cell office:value-type="float" office:value="3.39130434782609">
            <text:p>3.3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Y la Muerte le enseÃ±Ã³ un cabito de vela, casi consumido: "AhÃ­ la tienes."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0.0434782608695652">
            <text:p>0.04</text:p>
          </table:table-cell>
          <table:table-cell office:value-type="float" office:value="5.47826086956522">
            <text:p>5.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- "Â¡Ay, madrina, madrina mÃ­a!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434782608695652">
            <text:p>0.04</text:p>
          </table:table-cell>
          <table:table-cell office:value-type="float" office:value="1.56521739130435">
            <text:p>1.5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Â¡EnciÃ©ndeme una luz nueva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434782608695652">
            <text:p>0.04</text:p>
          </table:table-cell>
          <table:table-cell office:value-type="float" office:value="0.434782608695652">
            <text:p>0.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Â¡Por favor, hazlo por mÃ­!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434782608695652">
            <text:p>0.04</text:p>
          </table:table-cell>
          <table:table-cell office:value-type="float" office:value="0.91304347826087">
            <text:p>0.9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Â¡Mira que todavÃ­a no he disfrutado de la vida, que me van a hacer rey y me voy a casar con la princesa!"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0.0434782608695652">
            <text:p>0.04</text:p>
          </table:table-cell>
          <table:table-cell office:value-type="float" office:value="12.1304347826087">
            <text:p>12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- "No puede ser," dijo la Muerte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0434782608695652">
            <text:p>0.04</text:p>
          </table:table-cell>
          <table:table-cell office:value-type="float" office:value="1.47826086956522">
            <text:p>1.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"No puedo encender una luz mientras no se haya apagado otra."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.0434782608695652">
            <text:p>0.04</text:p>
          </table:table-cell>
          <table:table-cell office:value-type="float" office:value="2.1304347826087">
            <text:p>2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- "Â¡Pues enciende una vela nueva con la que se estÃ¡ apagando!"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0434782608695652">
            <text:p>0.04</text:p>
          </table:table-cell>
          <table:table-cell office:value-type="float" office:value="3.1304347826087">
            <text:p>3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uplicÃ³ el mÃ©dico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434782608695652">
            <text:p>0.04</text:p>
          </table:table-cell>
          <table:table-cell office:value-type="float" office:value="0.260869565217391">
            <text:p>0.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La Muerte hizo como si fuera a obedecerle</text:p>
          </table:table-cell>
          <table:table-cell office:value-type="string">
            <text:p><text:s/>llevÃ³ una vela nueva y larg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434782608695652">
            <text:p>0.0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Pero como querÃ­a vengarse, a sabiendas tirÃ³ el cabito de vela al suelo, y la lucecita se apagÃ³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434782608695652">
            <text:p>0.04</text:p>
          </table:table-cell>
          <table:table-cell office:value-type="float" office:value="9.1304347826087">
            <text:p>9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Y en el mismo momento, el mÃ©dico se cayÃ³ al suelo, y dio ya en manos de la Muerte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0434782608695652">
            <text:p>0.04</text:p>
          </table:table-cell>
          <table:table-cell office:value-type="float" office:value="10.0434782608696">
            <text:p>10.0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HabÃ­a una vez un pobre muy viejo que no veÃ­a apenas, tenÃ­a el oÃ­do muy torpe y le temblaban las rodillas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125">
            <text:p>0.13</text:p>
          </table:table-cell>
          <table:table-cell office:value-type="float" office:value="31.625">
            <text:p>31.6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Cuando estaba a la mesa, apenas podÃ­a sostener su cuchara, dejaba caer la copa en el mantel, y aun algunas veces escapar la baba.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0.125">
            <text:p>0.13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La mujer de su hijo y su mismo hijo estaban muy disgustados con Ã©l, hasta que, por Ãºltimo, le dejaron en un rincÃ³n de un cuarto, donde le llevaban su escasa comida en un plato viejo de barro.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office:value-type="float" office:value="0.125">
            <text:p>0.13</text:p>
          </table:table-cell>
          <table:table-cell office:value-type="float" office:value="112.875">
            <text:p>112.8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El anciano lloraba con frecuencia y miraba con tristeza hacia la mesa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125">
            <text:p>0.13</text:p>
          </table:table-cell>
          <table:table-cell office:value-type="float" office:value="9.75">
            <text:p>9.7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Un dÃ­a se cayÃ³ al suelo, y se le rompiÃ³ la escudilla que apenas podÃ­a sostener en sus temblorosas manos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0.125">
            <text:p>0.13</text:p>
          </table:table-cell>
          <table:table-cell office:value-type="float" office:value="17.625">
            <text:p>17.6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Su nuera le llenÃ³ de improperios a que no se atreviÃ³ a responder, y bajÃ³ la cabeza suspirando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125">
            <text:p>0.13</text:p>
          </table:table-cell>
          <table:table-cell office:value-type="float" office:value="12.5">
            <text:p>12.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ComprÃ¡ronle por un cuarto una tarterilla de madera, en la que se le dio de comer de allÃ­ en adelante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0.125">
            <text:p>0.13</text:p>
          </table:table-cell>
          <table:table-cell office:value-type="float" office:value="28.875">
            <text:p>28.8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Algunos dÃ­as despuÃ©s, su hijo y su nuera vieron a su niÃ±o, que tenÃ­a algunos aÃ±os, muy ocupado en reunir algunos pedazos de madera que habÃ­a en el suelo.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0.5">
            <text:p>0.5</text:p>
          </table:table-cell>
          <table:table-cell office:value-type="float" office:value="136.5">
            <text:p>136.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-Â¿QuÃ© haces?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333333333333333">
            <text:p>0.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preguntÃ³ su padre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-Una tartera, contestÃ³, para dar de comer a papÃ¡ y a mamÃ¡ cuando sean viejos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5">
            <text:p>0.5</text:p>
          </table:table-cell>
          <table:table-cell office:value-type="float" office:value="76.5">
            <text:p>76.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El marido y la mujer se miraron por un momento sin decirse una palabr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333333333333333">
            <text:p>0.33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DespuÃ©s se echaron a llorar, volvieron a poner al abuelo a la mesa; y comiÃ³ siempre con ellos, siendo tratado con la mayor amabilidad.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52">
            <text:p>352</text:p>
          </table:table-cell>
          <table:table-cell office:value-type="float" office:value="0.333333333333333">
            <text:p>0.33</text:p>
          </table:table-cell>
          <table:table-cell office:value-type="float" office:value="117.333333333333">
            <text:p>117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HabÃ­a una vez un rey que tenÃ­a una hija cuya belleza fÃ­sica excedÃ­a cualquier comparaciÃ³n, pero era tan horrible en su espÃ­ritu, tan orgullosa y tan arrogante, que ningÃºn pretendiente lo consideraba adecuado para ella.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0.2">
            <text:p>0.2</text:p>
          </table:table-cell>
          <table:table-cell office:value-type="float" office:value="85.8">
            <text:p>85.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Los rechazaba uno tras otro, y los ridiculizaba lo mÃ¡s que podÃ­a.En una ocasiÃ³n el rey hizo una gran fiesta y repartiÃ³ muchas invitaciones para los jÃ³venes que estuvieran en condiciÃ³n de casarse, ya fuera vecinos cercanos o visitantes de lejos.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694">
            <text:p>694</text:p>
          </table:table-cell>
          <table:table-cell office:value-type="float" office:value="0.2">
            <text:p>0.2</text:p>
          </table:table-cell>
          <table:table-cell office:value-type="float" office:value="138.8">
            <text:p>138.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El dÃ­a de la fiesta, los jÃ³venes fueron colocados en filas de acuerdo a su rango y posiciÃ³n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.2">
            <text:p>0.2</text:p>
          </table:table-cell>
          <table:table-cell office:value-type="float" office:value="20.4">
            <text:p>20.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Primero iban los reyes, luego los grandes duques, despuÃ©s los prÃ­ncipes, los condes, los barones y por Ãºltimo la clase alta pero no cortesana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0.2">
            <text:p>0.2</text:p>
          </table:table-cell>
          <table:table-cell office:value-type="float" office:value="49.2">
            <text:p>49.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Y la hija del rey fue llevada a travÃ©s de las filas, y para cada joven ella tenÃ­a alguna objeciÃ³n que hacer: que muy gordo y parece un cerdo, que muy flaco y parece una caÃ±a, que muy blanco y parece de cal, que muy alto y parece una varilla, que calvo y parece una bola, que muy... , que...y que...., y siempre inventaba algo para criticar y humillar.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2941">
            <text:p>2941</text:p>
          </table:table-cell>
          <table:table-cell office:value-type="float" office:value="0.5">
            <text:p>0.5</text:p>
          </table:table-cell>
          <table:table-cell office:value-type="float" office:value="1470.5">
            <text:p>1470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AsÃ­ que siempre tenÃ­a algo que decir en contra de cada uno, pero a ella le simpatizÃ³ especialmente un buen rey que sobresalÃ­a alto en la fila, pero cuya mandÃ­bula le habÃ­a crecido un poco en demasÃ­a.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float" office:value="0.5">
            <text:p>0.5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-"Â¡Bien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"- gritaba y reÃ­a, -"ese tiene una barbilla como la de un tordo!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25">
            <text:p>0.25</text:p>
          </table:table-cell>
          <table:table-cell office:value-type="float" office:value="38.25">
            <text:p>38.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Y desde entonces le dejaron el sobrenombre de Rey Pico de Tordo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5">
            <text:p>0.5</text:p>
          </table:table-cell>
          <table:table-cell office:value-type="float" office:value="25.5">
            <text:p>25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Pero el viejo rey, al ver que su hija no hacÃ­a mÃ¡s que mofarse de la gente, y ofender a los pretendientes que allÃ­ se habÃ­an reunido, se puso furioso, y prometiÃ³ que ella tendrÃ­a por esposo al primer mendigo que llegara a sus puertas.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05">
            <text:p>1005</text:p>
          </table:table-cell>
          <table:table-cell office:value-type="float" office:value="0.5">
            <text:p>0.5</text:p>
          </table:table-cell>
          <table:table-cell office:value-type="float" office:value="502.5">
            <text:p>502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Pocos dÃ­as despuÃ©s, un mÃºsico llegÃ³ y cantÃ³ bajo las ventanas, tratando de ganar alguito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333333333333333">
            <text:p>0.3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Cuando el rey lo oyÃ³, ordenÃ³ a su criado: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333333333333333">
            <text:p>0.33</text:p>
          </table:table-cell>
          <table:table-cell office:value-type="float" office:value="10.3333333333333">
            <text:p>10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-"DÃ©jalo entrar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33333333333333">
            <text:p>0.33</text:p>
          </table:table-cell>
          <table:table-cell office:value-type="float" office:value="3.33333333333333">
            <text:p>3.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AsÃ­ el mÃºsico entrÃ³, con su sucio y roto vestido, y cantÃ³ delante del rey y de su hija, y cuando terminÃ³ pidiÃ³ por algÃºn pequeÃ±o regalo.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  <table:table-cell office:value-type="float" office:value="0.333333333333333">
            <text:p>0.33</text:p>
          </table:table-cell>
          <table:table-cell office:value-type="float" office:value="145.333333333333">
            <text:p>145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El rey dijo: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3333333333333">
            <text:p>0.33</text:p>
          </table:table-cell>
          <table:table-cell office:value-type="float" office:value="1.33333333333333">
            <text:p>1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-"Tu canciÃ³n me ha complacido muchÃ­simo, y por lo tanto te darÃ© a mi hija para que sea tu esposa."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0.5">
            <text:p>0.5</text:p>
          </table:table-cell>
          <table:table-cell office:value-type="float" office:value="118.5">
            <text:p>118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La hija del rey se estremeciÃ³, pero el rey dijo: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.5">
            <text:p>0.5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string">
            <text:p>-"Yo hice un juramento de darte en matrimonio al primer mendigo, y lo mantengo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333333333333333">
            <text:p>0.3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string">
            <text:p>Todo lo que ella dijo fue en van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string">
            <text:p>El obispo fue traÃ­do y ella tuvo que dejarse casar con el mÃºsico en el acto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0.25">
            <text:p>0.25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string">
            <text:p>Cuando todo terminÃ³, el rey dijo: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25">
            <text:p>0.2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string">
            <text:p>-"Ya no es correcto para tÃ­, esposa de mÃºsico, permanecer de ahora en adelante dentro de mi palacio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0.25">
            <text:p>0.25</text:p>
          </table:table-cell>
          <table:table-cell office:value-type="float" office:value="53.25">
            <text:p>53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string">
            <text:p>Debes de irte junto con tu marido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25">
            <text:p>0.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string">
            <text:p>El mendigo la tomÃ³ de la mano, y ella se vio obligada a caminar a pie con Ã©l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333333333333333">
            <text:p>0.33</text:p>
          </table:table-cell>
          <table:table-cell office:value-type="float" office:value="63.3333333333333">
            <text:p>63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string">
            <text:p>Cuando ya habÃ­an caminado un largo trecho llegaron a un bosque, y ella preguntÃ³: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0.333333333333333">
            <text:p>0.33</text:p>
          </table:table-cell>
          <table:table-cell office:value-type="float" office:value="31.3333333333333">
            <text:p>31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string">
            <text:p>-"Â¿De quiÃ©n serÃ¡ tan lindo bosque?"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office:value-type="float" office:value="15.5">
            <text:p>15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string">
            <text:p>-"Pertenece al rey Pico de Tord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5">
            <text:p>0.25</text:p>
          </table:table-cell>
          <table:table-cell office:value-type="float" office:value="5.25">
            <text:p>5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string">
            <text:p>Si lo hubieras aceptado, todo eso serÃ­a tuyo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25">
            <text:p>0.25</text:p>
          </table:table-cell>
          <table:table-cell office:value-type="float" office:value="11.25">
            <text:p>11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string">
            <text:p>"- respondiÃ³ el mÃºsico mendigo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5">
            <text:p>0.25</text:p>
          </table:table-cell>
          <table:table-cell office:value-type="float" office:value="5.25">
            <text:p>5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string">
            <text:p>-"Â¡Ay, que muchacha mÃ¡s infeliz soy, si sÃ³lo hubiera aceptado al rey Pico de Tordo!"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5">
            <text:p>0.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string">
            <text:p>MÃ¡s adelante llegaron a una pradera, y ella preguntÃ³ de nuevo: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.5">
            <text:p>0.5</text:p>
          </table:table-cell>
          <table:table-cell office:value-type="float" office:value="33.5">
            <text:p>33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string">
            <text:p>-"Â¿De quiÃ©n serÃ¡n estas hermosas y verdes praderas?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0.333333333333333">
            <text:p>0.3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-"Pertenecen al rey Pico de Tord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5">
            <text:p>0.25</text:p>
          </table:table-cell>
          <table:table-cell office:value-type="float" office:value="5.25">
            <text:p>5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Si lo hubieras aceptado, todo eso serÃ­a tuyo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25">
            <text:p>0.25</text:p>
          </table:table-cell>
          <table:table-cell office:value-type="float" office:value="11.25">
            <text:p>11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"- respondiÃ³ otra vez el mÃºsico mendig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number-columns-repeated="2" office:value-type="float" office:value="22">
            <text:p>22</text:p>
          </table:table-cell>
          <table:table-cell office:value-type="string">
            <text:p>-"Â¡Ay, que muchacha mÃ¡s infeliz soy, si sÃ³lo hubiera aceptado al rey Pico de Tordo!"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5">
            <text:p>0.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Y luego llegaron a un gran pueblo, y ella volviÃ³ a preguntar: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0.5">
            <text:p>0.5</text:p>
          </table:table-cell>
          <table:table-cell office:value-type="float" office:value="34.5">
            <text:p>34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string">
            <text:p>-"Â¿A quiÃ©n pertenecerÃ¡ este lindo y gran pueblo?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333333333333333">
            <text:p>0.3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string">
            <text:p>-"Pertenece al rey Pico de Tord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5">
            <text:p>0.25</text:p>
          </table:table-cell>
          <table:table-cell office:value-type="float" office:value="5.25">
            <text:p>5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string">
            <text:p>Si lo hubieras aceptado, todo eso serÃ­a tuyo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25">
            <text:p>0.25</text:p>
          </table:table-cell>
          <table:table-cell office:value-type="float" office:value="11.25">
            <text:p>11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string">
            <text:p>"- respondiÃ³ el mÃºsico mendigo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5">
            <text:p>0.25</text:p>
          </table:table-cell>
          <table:table-cell office:value-type="float" office:value="5.25">
            <text:p>5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string">
            <text:p>-"Â¡Ay, que muchacha mÃ¡s infeliz soy, si sÃ³lo hubiera aceptado al rey Pico de Tordo!"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5">
            <text:p>0.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string">
            <text:p>-"Eso no me agrada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5">
            <text:p>0.25</text:p>
          </table:table-cell>
          <table:table-cell office:value-type="float" office:value="5.25">
            <text:p>5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string">
            <text:p>"- dijo el mÃºsico, oÃ­rte siempre deseando otro marido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25">
            <text:p>0.25</text:p>
          </table:table-cell>
          <table:table-cell office:value-type="float" office:value="16.5">
            <text:p>16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string">
            <text:p>Â¿No soy suficiente para tÃ­?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5">
            <text:p>0.25</text:p>
          </table:table-cell>
          <table:table-cell office:value-type="float" office:value="5.25">
            <text:p>5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string">
            <text:p>Al fin llegaron a una pequeÃ±a choza, y ella exclamÃ³: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.5">
            <text:p>0.5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string">
            <text:p>-"Â¡Ay Dios!, que casita tan pequeÃ±a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333333333333333">
            <text:p>0.33</text:p>
          </table:table-cell>
          <table:table-cell office:value-type="float" office:value="18.3333333333333">
            <text:p>18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string">
            <text:p>Â¿De quiÃ©n serÃ¡ este miserable tugurio?"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333333333333333">
            <text:p>0.33</text:p>
          </table:table-cell>
          <table:table-cell office:value-type="float" office:value="9.33333333333333">
            <text:p>9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string">
            <text:p>El mÃºsico contestÃ³: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string">
            <text:p>-"Esta es mi casa y la tuya, donde viviremos juntos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333333333333333">
            <text:p>0.33</text:p>
          </table:table-cell>
          <table:table-cell office:value-type="float" office:value="30.3333333333333">
            <text:p>30.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string">
            <text:p>Ella tuvo que agacharse para poder pasar por la pequeÃ±a puerta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5">
            <text:p>0.5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string">
            <text:p>-"Â¿DÃ³nde estÃ¡n los sirvientes?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333333333333333">
            <text:p>0.3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string">
            <text:p>"- dijo la hija del rey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333333333333333">
            <text:p>0.33</text:p>
          </table:table-cell>
          <table:table-cell office:value-type="float" office:value="9.33333333333333">
            <text:p>9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-"Â¿CuÃ¡les sirvientes?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333333333333333">
            <text:p>0.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"- contestÃ³ el mendigo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333333333333333">
            <text:p>0.3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string">
            <text:p>-"TÃº debes hacer por tÃ­ misma lo que quieras que se hag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string">
            <text:p>Para empezar enciende el fuego ahora mismo y pon agua a hervir para hacer la cena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.25">
            <text:p>0.25</text:p>
          </table:table-cell>
          <table:table-cell office:value-type="float" office:value="18.25">
            <text:p>18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string">
            <text:p>Estoy muy cansado."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string">
            <text:p>Pero la hija del rey no sabÃ­a nada de cÃ³mo encender fuegos o cocinar, y el mendigo tuvo que darle una mano para que medio pudiera hacer las cosas.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0.333333333333333">
            <text:p>0.33</text:p>
          </table:table-cell>
          <table:table-cell office:value-type="float" office:value="120.333333333333">
            <text:p>120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string">
            <text:p>Cuando terminaron su raquÃ­tica comida fueron a su cama, y Ã©l la obligÃ³ a que en la maÃ±ana deberÃ­a levantarse temprano para poner en orden la pequeÃ±a casa.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0.333333333333333">
            <text:p>0.33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Por unos dÃ­as ellos vivieron de esa manera lo mejor que podÃ­an, y gastaron todas sus provisiones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0.333333333333333">
            <text:p>0.33</text:p>
          </table:table-cell>
          <table:table-cell office:value-type="float" office:value="46.3333333333333">
            <text:p>46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Entonces el hombre dijo: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333333333333333">
            <text:p>0.33</text:p>
          </table:table-cell>
          <table:table-cell office:value-type="float" office:value="2.33333333333333">
            <text:p>2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-"Esposa, no podemos seguir comiendo y viviendo aquÃ­, sin ganar nada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25">
            <text:p>0.25</text:p>
          </table:table-cell>
          <table:table-cell office:value-type="float" office:value="16.5">
            <text:p>16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Tienes que confeccionar canastas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string">
            <text:p>Ãl saliÃ³, cortÃ³ algunas tiras de mimbre y las llevÃ³ adentro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.333333333333333">
            <text:p>0.33</text:p>
          </table:table-cell>
          <table:table-cell office:value-type="float" office:value="14.3333333333333">
            <text:p>14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string">
            <text:p>Entonces ella comenzÃ³ a tejer, pero las fuertes tiras herÃ­an sus delicadas manos.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0.333333333333333">
            <text:p>0.33</text:p>
          </table:table-cell>
          <table:table-cell office:value-type="float" office:value="30.6666666666667">
            <text:p>30.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string">
            <text:p>-"Ya veo que esto no funciona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333333333333333">
            <text:p>0.3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string">
            <text:p>"- dijo el hombre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333333333333333">
            <text:p>0.3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string">
            <text:p>-"MÃ¡s bien ponte a hilar, talvez lo hagas mejor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333333333333333">
            <text:p>0.3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string">
            <text:p>Ella se sento y tratÃ³ de hilar, pero el duro hilo pronto cortÃ³ sus suaves dedos que hasta sangraron.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0.5">
            <text:p>0.5</text:p>
          </table:table-cell>
          <table:table-cell office:value-type="float" office:value="95.5">
            <text:p>95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string">
            <text:p>-"Ves"- dijo el hombre, -"no calzas con ningÃºn trabajo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166666666666667">
            <text:p>0.17</text:p>
          </table:table-cell>
          <table:table-cell office:value-type="float" office:value="22.6666666666667">
            <text:p>22.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string">
            <text:p>Veo que hice un mal negocio contigo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166666666666667">
            <text:p>0.17</text:p>
          </table:table-cell>
          <table:table-cell office:value-type="float" office:value="4.66666666666667">
            <text:p>4.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string">
            <text:p>Ahora yo tratarÃ© de hacer comercio con ollas y utensilios de barro.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0.166666666666667">
            <text:p>0.17</text:p>
          </table:table-cell>
          <table:table-cell office:value-type="float" office:value="9.66666666666667">
            <text:p>9.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string">
            <text:p>TÃº te sentarÃ¡s en la plaza del mercado y venderÃ¡s los artÃ­culos.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166666666666667">
            <text:p>0.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166666666666667">
            <text:p>0.1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-"Â¡Caray!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"- pensÃ³ ella, -"si alguien del reino de mi padre viene a ese mercado y me ve sentada allÃ­, vendiendo, cÃ³mo se burlarÃ¡ de mÃ­.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25">
            <text:p>0.2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string">
            <text:p>Pero no habÃ­a alternativa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33333333333333">
            <text:p>0.33</text:p>
          </table:table-cell>
          <table:table-cell office:value-type="float" office:value="3.33333333333333">
            <text:p>3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string">
            <text:p>Ella tenÃ­a que estar allÃ¡, a menos que escogiera morir de hambre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333333333333333">
            <text:p>0.33</text:p>
          </table:table-cell>
          <table:table-cell office:value-type="float" office:value="30.3333333333333">
            <text:p>30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string">
            <text:p>La primera vez le fue muy bien, ya que la gente estaba complacida de comprar los utensilios de la mujer porque ella tenÃ­a bonita apariencia, y todos pagaban lo que ella pedÃ­a.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0.2">
            <text:p>0.2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string">
            <text:p>Y algunos hasta le daban el dinero y le dejaban allÃ­ la mercancÃ­a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.2">
            <text:p>0.2</text:p>
          </table:table-cell>
          <table:table-cell office:value-type="float" office:value="15.8">
            <text:p>15.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string">
            <text:p>De modo que ellos vivieron de lo que ella ganaba mientras ese dinero durar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2">
            <text:p>0.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string">
            <text:p>Entonces el esposo comprÃ³ un montÃ³n de vajillas nuevas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.2">
            <text:p>0.2</text:p>
          </table:table-cell>
          <table:table-cell office:value-type="float" office:value="7.4">
            <text:p>7.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string">
            <text:p>Con todo eso, ella se sentÃ³ en la esquina de la plaza del mercado, y las colocÃ³ a su alrededor, listas para la venta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0.25">
            <text:p>0.25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string">
            <text:p>Pero repentinamente apareciÃ³ galopando un jinete aparentemente borracho, y pasÃ³ sobre las vajillas de manera que todas se quebraron en mil pedazos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0.25">
            <text:p>0.25</text:p>
          </table:table-cell>
          <table:table-cell office:value-type="float" office:value="46.5">
            <text:p>46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string">
            <text:p>Ella comenzÃ³ a llorar y no sabÃ­a que hacer por miedo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string">
            <text:p>-"Â¡Ay no!, Â¿QuÃ© serÃ¡ de mÃ­?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25">
            <text:p>0.25</text:p>
          </table:table-cell>
          <table:table-cell office:value-type="float" office:value="9.75">
            <text:p>9.7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string">
            <text:p>"-, gritaba, -"Â¿QuÃ© dirÃ¡ mi esposo de todo esto?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string">
            <text:p>Ella corriÃ³ a la casa y le contÃ³ a Ã©l todo su infortunio.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0.5">
            <text:p>0.5</text:p>
          </table:table-cell>
          <table:table-cell office:value-type="float" office:value="39.5">
            <text:p>39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string">
            <text:p>-"Â¿A quiÃ©n se le ocurre sentarse en la esquina de la plaza del mercado con vajillas?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0.333333333333333">
            <text:p>0.33</text:p>
          </table:table-cell>
          <table:table-cell office:value-type="float" office:value="46.3333333333333">
            <text:p>46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string">
            <text:p>"- dijo Ã©l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333333333333333">
            <text:p>0.33</text:p>
          </table:table-cell>
          <table:table-cell office:value-type="float" office:value="3.33333333333333">
            <text:p>3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-"Deja de llorar, ya veo muy bien que no puedes hacer un trabajo ordinario, de modo que fui al palacio de nuestro rey y le pedÃ­ si no podrÃ­a encontrar un campo de criada en la cocina, y me prometieron que te tomarÃ­an, y asÃ­ tendrÃ¡s la comida de gratis.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1253">
            <text:p>1253</text:p>
          </table:table-cell>
          <table:table-cell office:value-type="float" office:value="0.333333333333333">
            <text:p>0.33</text:p>
          </table:table-cell>
          <table:table-cell office:value-type="float" office:value="417.666666666667">
            <text:p>417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string">
            <text:p>La hija del rey era ahora criada de la cocina, y tenÃ­a que estar en el fregadero y hacer los mandados, y realizar los trabajos mÃ¡s sucios.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0.333333333333333">
            <text:p>0.33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string">
            <text:p>En ambas bolsas de su ropa ella siempre llevaba una pequeÃ±a jarra, en las cuales echaba lo que le correspondÃ­a de su comida para llevarla a casa, y asÃ­ se mantuvieron.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0.333333333333333">
            <text:p>0.33</text:p>
          </table:table-cell>
          <table:table-cell office:value-type="float" office:value="96.3333333333333">
            <text:p>96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string">
            <text:p>SucediÃ³ que anunciaron que se iba a celebrar la boda del hijo mayor del rey, asÃ­ que la pobre mujer subiÃ³ y se colocÃ³ cerca de la puerta del salÃ³n para poder ver.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.333333333333333">
            <text:p>0.33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string">
            <text:p>Cuando se encendieron todas las candelas, y la gente, cada una mÃ¡s elegante que la otra, entrÃ³, y todo se llenÃ³ de pompa y esplendor, ella pensÃ³ en su destino, con un corazÃ³n triste, y maldijo el orgullo y arrogancia que la dominaron y la llevaron a tanta pobreza.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388">
            <text:p>1388</text:p>
          </table:table-cell>
          <table:table-cell office:value-type="float" office:value="0.333333333333333">
            <text:p>0.33</text:p>
          </table:table-cell>
          <table:table-cell office:value-type="float" office:value="462.666666666667">
            <text:p>462.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string">
            <text:p>El olor de los deliciosos platos que se servÃ­an adentro y afuera llegaron a ella, y ahora y entonces, los sirvientes le daban a ella algunos de esos bocadillos que guardaba en sus jarras para llevar a casa.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484">
            <text:p>484</text:p>
          </table:table-cell>
          <table:table-cell office:value-type="float" office:value="0.5">
            <text:p>0.5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string">
            <text:p>En un momento dado entrÃ³ el hijo del rey, vestido en terciopelo y seda, con cadenas de oro en su garganta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1">
            <text:p>0.1</text:p>
          </table:table-cell>
          <table:table-cell office:value-type="float" office:value="27.6">
            <text:p>27.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string">
            <text:p>Y cuando Ã©l vio a la bella criada parada por la puerta, la tomÃ³ de la mano y hubiera bailado con ella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0.1">
            <text:p>0.1</text:p>
          </table:table-cell>
          <table:table-cell office:value-type="float" office:value="21.6">
            <text:p>21.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string">
            <text:p>Pero ella rehusÃ³ y se atemorizÃ³ mucho, ya que vio que era el rey Pico de Tordo, el pretendiente que ella habÃ­a echado con burla.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0.1">
            <text:p>0.1</text:p>
          </table:table-cell>
          <table:table-cell office:value-type="float" office:value="21.6">
            <text:p>21.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string">
            <text:p>Su resistencia era indescriptible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string">
            <text:p>Ãl la llevÃ³ al salÃ³n, pero los hilos que sostenÃ­an sus jarras se rompieron, las jarras cayeron, la sopa se regÃ³, y los bocadillos se esparcieron por todo lado.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float" office:value="0.1">
            <text:p>0.1</text:p>
          </table:table-cell>
          <table:table-cell office:value-type="float" office:value="56.1">
            <text:p>56.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string">
            <text:p>Y cuando la gente vio aquello, se soltÃ³ una risa generalizada y burla por doquier, y ella se sentÃ­a tan avergonzada que desearÃ­a estar kilÃ³metros bajo tierra en ese momento.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0.1">
            <text:p>0.1</text:p>
          </table:table-cell>
          <table:table-cell office:value-type="float" office:value="39.3">
            <text:p>39.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string">
            <text:p>Ella se soltÃ³ y corriÃ³ hacia la puerta y se hubiera ido, pero en las gradas un hombre la sostuvo y la llevÃ³ de regreso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office:value-type="float" office:value="0.1">
            <text:p>0.1</text:p>
          </table:table-cell>
          <table:table-cell office:value-type="float" office:value="32.6">
            <text:p>32.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string">
            <text:p>Se fijÃ³ de nuevo en el rey y confirmÃ³ que era el rey Pico de Tordo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1">
            <text:p>0.1</text:p>
          </table:table-cell>
          <table:table-cell office:value-type="float" office:value="13.6">
            <text:p>13.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string">
            <text:p>Entonce Ã©l le dijo cariÃ±osamente: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string">
            <text:p>-"No tengas temor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166666666666667">
            <text:p>0.17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string">
            <text:p>Yo y el mÃºsico que ha estado viviendo contigo en aquel tugurio, somos la misma persona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0.166666666666667">
            <text:p>0.17</text:p>
          </table:table-cell>
          <table:table-cell office:value-type="float" office:value="20.5">
            <text:p>20.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string">
            <text:p>Por amor a tÃ­, yo me disfracÃ©, y tambiÃ©n yo fui el jinete loco que quebrÃ³ tu vajilla.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91">
            <text:p>191</text:p>
          </table:table-cell>
          <table:table-cell office:value-type="float" office:value="0.166666666666667">
            <text:p>0.17</text:p>
          </table:table-cell>
          <table:table-cell office:value-type="float" office:value="31.8333333333333">
            <text:p>31.8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string">
            <text:p>Todo eso lo hice para abatir al espiritu de orgullo que te poseÃ­a, y castigarte por la insolencia con que te burlaste de mÃ­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166666666666667">
            <text:p>0.17</text:p>
          </table:table-cell>
          <table:table-cell office:value-type="float" office:value="54.1666666666667">
            <text:p>54.1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166666666666667">
            <text:p>0.1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string">
            <text:p>Entonces ella llorÃ³ amargamente y dijo: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string">
            <text:p>-"He cometido un grave error, y no valgo nada para ser tu esposa.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0.333333333333333">
            <text:p>0.33</text:p>
          </table:table-cell>
          <table:table-cell office:value-type="float" office:value="32.3333333333333">
            <text:p>32.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string">
            <text:p>Pero Ã©l respondiÃ³: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string">
            <text:p>-"ConfÃ³rtate, los dÃ­as terribles ya pasaron, ahora celebremos nuestra boda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333333333333333">
            <text:p>0.33</text:p>
          </table:table-cell>
          <table:table-cell office:value-type="float" office:value="21.6666666666667">
            <text:p>21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string">
            <text:p>"-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333333333333333">
            <text:p>0.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string">
            <text:p>Entonces llegaron cortesanas y la vistieron con los mÃ¡s esplÃ©ndidos vestidos, y su padre y la corte entera llegÃ³, y le desearon a ella la mayor felicidad en su matrimonio con el rey Pico de Tordo.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0.25">
            <text:p>0.25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string">
            <text:p>Y que la dicha vaya en crecimiento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25">
            <text:p>0.2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string">
            <text:p>Son mis deseos, pues yo tambiÃ©n estuve allÃ­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25">
            <text:p>0.25</text:p>
          </table:table-cell>
          <table:table-cell office:value-type="float" office:value="6.25">
            <text:p>6.2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Ãrase un hombre que tenÃ­a tres hijos y, por toda fortuna, la casa en que habitaba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0.0416666666666667">
            <text:p>0.04</text:p>
          </table:table-cell>
          <table:table-cell office:value-type="float" office:value="4.41666666666667">
            <text:p>4.4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A cada uno de los tres le hubiera gustado heredarla, mas el padre los querÃ­a a todos por igual y no sabÃ­a cÃ³mo arreglÃ¡rselas para dejar contentos a los tres.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0.0416666666666667">
            <text:p>0.04</text:p>
          </table:table-cell>
          <table:table-cell office:value-type="float" office:value="14.4166666666667">
            <text:p>14.4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Tampoco estaba dispuesto a vender la casa, pues habÃ­a pertenecido ya a sus bisabuelos; de no ser asÃ­, la habrÃ­a convertido en dinero y lo habrÃ­a repartido entre los mozos.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529">
            <text:p>529</text:p>
          </table:table-cell>
          <table:table-cell office:value-type="float" office:value="0.0416666666666667">
            <text:p>0.04</text:p>
          </table:table-cell>
          <table:table-cell office:value-type="float" office:value="22.0416666666667">
            <text:p>22.0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OcurriÃ³sele, al fin, una soluciÃ³n y dijo a los mozos:- Salid a correr mundo y que cada cual aprenda un oficio.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0.0416666666666667">
            <text:p>0.04</text:p>
          </table:table-cell>
          <table:table-cell office:value-type="float" office:value="7.875">
            <text:p>7.8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Cuando regresÃ©is, la casa serÃ¡ para el que demuestre mayor habilidad en su arte.AviniÃ©ronse los hijos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0416666666666667">
            <text:p>0.04</text:p>
          </table:table-cell>
          <table:table-cell office:value-type="float" office:value="6.375">
            <text:p>6.3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El mayor resolviÃ³ aprender la profesiÃ³n de herrador; el segundo quiso hacerse barbero, y el Ãºltimo, profesor de esgrima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0.0416666666666667">
            <text:p>0.04</text:p>
          </table:table-cell>
          <table:table-cell office:value-type="float" office:value="5.54166666666667">
            <text:p>5.5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Luego calcularon el tiempo que tardarÃ­an en volver a su casa, y partieron, cada uno por su lado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0416666666666667">
            <text:p>0.04</text:p>
          </table:table-cell>
          <table:table-cell office:value-type="float" office:value="8.75">
            <text:p>8.7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Tuvieron la suerte de encontrar buenos maestros, y los tres salieron excelentes oficiales.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0.0416666666666667">
            <text:p>0.0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El herrador llegÃ³ a herrar los caballos del Rey, y pensÃ³: "Ya no cabe duda de que la casa serÃ¡ para mÃ­".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0.0416666666666667">
            <text:p>0.04</text:p>
          </table:table-cell>
          <table:table-cell office:value-type="float" office:value="12.625">
            <text:p>12.6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El barbero tenÃ­a entre su clientela a los mÃ¡s distinguidos personajes, y estaba tambiÃ©n seguro de ser el heredero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0.0416666666666667">
            <text:p>0.04</text:p>
          </table:table-cell>
          <table:table-cell office:value-type="float" office:value="5.625">
            <text:p>5.6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En cuanto al profesor de esgrima, hubo de encajar mÃ¡s de una estocada, pero apretÃ³ los dientes y no se desanimÃ³, pensando: "Si temo a las cuchilladas, me quedarÃ© sin casa".Transcurrido el tiempo concertado, volvieron a reunirse los tres con su padre.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732">
            <text:p>732</text:p>
          </table:table-cell>
          <table:table-cell office:value-type="float" office:value="0.0416666666666667">
            <text:p>0.04</text:p>
          </table:table-cell>
          <table:table-cell office:value-type="float" office:value="30.5">
            <text:p>30.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Pero no sabÃ­an cÃ³mo encontrar la ocasiÃ³n de mostrar sus habilidades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416666666666667">
            <text:p>0.04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Mientras estaban deliberando sobre el caso, vieron una liebre que corrÃ­a a campo traviesa.- Â¡Mirad!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0.0416666666666667">
            <text:p>0.04</text:p>
          </table:table-cell>
          <table:table-cell office:value-type="float" office:value="5.04166666666667">
            <text:p>5.0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- dijo el barbero -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416666666666667">
            <text:p>0.04</text:p>
          </table:table-cell>
          <table:table-cell office:value-type="float" office:value="0.625">
            <text:p>0.6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Esta liebre nos viene al dedillo - y, tomando la bacÃ­a y el jabÃ³n, preparÃ³ bien la espuma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0.0416666666666667">
            <text:p>0.04</text:p>
          </table:table-cell>
          <table:table-cell office:value-type="float" office:value="7.95833333333333">
            <text:p>7.9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Cuando llegÃ³ a su altura el animal, lo enjabonÃ³ y afeitÃ³ en plena carrera, dejÃ¡ndole un bigotito, y todo ello sin hacerle un solo corte ni el menor daÃ±o.- Me ha gustado - dijo el padre -; y si tus hermanos no se esmeran mucho, tuya serÃ¡ la casa.Al poco rato llegÃ³ un seÃ±or en coche, a toda velocidad.- Padre, ahora verÃ©is de lo que yo soy capaz - dijo el herrador, y, sin detener al caballo, que iba lanzado al galope, arrancÃ³le las cuatro herraduras y le puso otras nuevas.- Â¡Muy bien!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5357">
            <text:p>5357</text:p>
          </table:table-cell>
          <table:table-cell office:value-type="float" office:value="0.0416666666666667">
            <text:p>0.04</text:p>
          </table:table-cell>
          <table:table-cell office:value-type="float" office:value="223.208333333333">
            <text:p>223.2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- exclamÃ³ el padre -.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416666666666667">
            <text:p>0.04</text:p>
          </table:table-cell>
          <table:table-cell office:value-type="float" office:value="0.625">
            <text:p>0.6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EstÃ¡s a la altura de tu hermano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416666666666667">
            <text:p>0.04</text:p>
          </table:table-cell>
          <table:table-cell office:value-type="float" office:value="1.16666666666667">
            <text:p>1.1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No sÃ© a quiÃ©n de vosotros voy a dejar la casa.Dijo entonces el tercero:- Padre, esperad a que yo os muestre mis habilidades.En esto empezÃ³ a llover, y el mozo, desenvainando la espada, se puso a esgrimirla sobre su cabeza con tal agilidad que no le cayÃ³ encima ni una sola gota de agua.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254">
            <text:p>1254</text:p>
          </table:table-cell>
          <table:table-cell office:value-type="float" office:value="0.0416666666666667">
            <text:p>0.04</text:p>
          </table:table-cell>
          <table:table-cell office:value-type="float" office:value="52.25">
            <text:p>52.2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La lluvia fue arreciando hasta caer a cÃ¡ntaros; pero Ã©l menudeaba las paradas con velocidad siempre creciente, quedando tan seco como si se encontrase bajo techado.Al verlo el padre, no pudo por menos de exclamar:- Te llevas la palma; tuya es la casa.Los otros dos hermanos se conformaron con la sentencia, como se habÃ­an obligado de antemano.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  <table:table-cell office:value-type="float" office:value="0.0416666666666667">
            <text:p>0.04</text:p>
          </table:table-cell>
          <table:table-cell office:value-type="float" office:value="84.0416666666667">
            <text:p>84.0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Pero los tres se querÃ­an tanto, que siguieron viviendo juntos en la casa, practicando cada cual su oficio; y como eran tan buenos maestros, ganaron mucho dinero.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12">
            <text:p>412</text:p>
          </table:table-cell>
          <table:table-cell office:value-type="float" office:value="0.0416666666666667">
            <text:p>0.04</text:p>
          </table:table-cell>
          <table:table-cell office:value-type="float" office:value="17.1666666666667">
            <text:p>17.1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Y asÃ­ vivieron unidos hasta la vejez; y cuando el primero enfermÃ³ y muriÃ³, tuvieron tanta pena los otros, que enfermaron a su vez y no tardaron en seguir al mayor a la tumba.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451">
            <text:p>451</text:p>
          </table:table-cell>
          <table:table-cell office:value-type="float" office:value="0.0416666666666667">
            <text:p>0.04</text:p>
          </table:table-cell>
          <table:table-cell office:value-type="float" office:value="18.7916666666667">
            <text:p>18.79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Y como habÃ­an sido tan hÃ¡biles artÃ­fices y se habÃ­an querido tan entraÃ±ablemente, fueron enterrados juntos en una misma sepultura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0.0416666666666667">
            <text:p>0.04</text:p>
          </table:table-cell>
          <table:table-cell office:value-type="float" office:value="5.29166666666667">
            <text:p>5.2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Hubo una vez un rey que enfermÃ³ gravemente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142857142857143">
            <text:p>0.14</text:p>
          </table:table-cell>
          <table:table-cell office:value-type="float" office:value="5.14285714285714">
            <text:p>5.1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No habÃ­a nada que le aliviara ni calmara su dolor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142857142857143">
            <text:p>0.14</text:p>
          </table:table-cell>
          <table:table-cell office:value-type="float" office:value="7.85714285714286">
            <text:p>7.8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DespuÃ©s de mucho deliberar, los sabios decidieron que sÃ³lo podrÃ­a curarle el agua de la vida, tan difÃ­cil de encontrar que no se conocÃ­a a nadie que lo hubiera logrado.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0.142857142857143">
            <text:p>0.14</text:p>
          </table:table-cell>
          <table:table-cell office:value-type="float" office:value="50.4285714285714">
            <text:p>50.4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Este rey tenÃ­a tres hijos, el mayor de los cuales decidiÃ³ partir en busca de la exÃ³tica medicina.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0.142857142857143">
            <text:p>0.14</text:p>
          </table:table-cell>
          <table:table-cell office:value-type="float" office:value="24.5714285714286">
            <text:p>24.5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- Sin duda, si logro que mejore, mi padre me premiarÃ¡ generosamente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142857142857143">
            <text:p>0.14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- Pensaba, pues le importaba mÃ¡s el oro que la salud de su padre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142857142857143">
            <text:p>0.14</text:p>
          </table:table-cell>
          <table:table-cell office:value-type="float" office:value="10.8571428571429">
            <text:p>10.8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En su camino encontrÃ³ a un pequeÃ±o hombrecillo que le preguntÃ³ su destin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.142857142857143">
            <text:p>0.14</text:p>
          </table:table-cell>
          <table:table-cell office:value-type="float" office:value="8.71428571428571">
            <text:p>8.7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- Â¿QuÃ© ha de importarte eso a ti?, Â¡Enano!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142857142857143">
            <text:p>0.14</text:p>
          </table:table-cell>
          <table:table-cell office:value-type="float" office:value="9.42857142857143">
            <text:p>9.4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DÃ©jame seguir mi camino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42857142857143">
            <text:p>0.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El duende, ofendido por el maleducado prÃ­ncipe, utilizÃ³ sus poderes para desviarle hacia una garganta en las montaÃ±as que cada vez se estrechaba mÃ¡s, hasta que ni el caballo pudo dar la vuelta, y allÃ­ quedÃ³ atrapado.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0.142857142857143">
            <text:p>0.14</text:p>
          </table:table-cell>
          <table:table-cell office:value-type="float" office:value="73.2857142857143">
            <text:p>73.2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Viendo que su hermano no volvÃ­a, el mediano decidiÃ³ ir en busca de la medicina para su padre: "Toda la recompensa serÃ¡ para mÃ­.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142857142857143">
            <text:p>0.14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"- pensaba ambiciosamente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42857142857143">
            <text:p>0.14</text:p>
          </table:table-cell>
          <table:table-cell office:value-type="float" office:value="1.42857142857143">
            <text:p>1.4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No llevaba mucho recorrido, cuando el duende se le apareciÃ³ preguntando a dÃ³nde iba: - Â¡QuÃ© te importarÃ¡ a ti!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0.2">
            <text:p>0.2</text:p>
          </table:table-cell>
          <table:table-cell office:value-type="float" office:value="26.6">
            <text:p>26.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Aparta de mi camino, Â¡Enano!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">
            <text:p>0.2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El duende se hizo a un lado, no sin antes maldecirle para que acabara en la misma trampa que el mayor, atrapado en un paso de las montaÃ±as que cada vez se hizo mÃ¡s estrecho, hasta que caballo y jinete quedaron inmovilizados.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909">
            <text:p>909</text:p>
          </table:table-cell>
          <table:table-cell office:value-type="float" office:value="0.2">
            <text:p>0.2</text:p>
          </table:table-cell>
          <table:table-cell office:value-type="float" office:value="181.8">
            <text:p>181.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Al pasar los dÃ­as y no tener noticias, el menor de los hijos del rey decidiÃ³ ir en busca de sus hermanos y el agua milagrosa para sanar a su padre.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0.2">
            <text:p>0.2</text:p>
          </table:table-cell>
          <table:table-cell office:value-type="float" office:value="64.2">
            <text:p>64.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abalgando, encontrÃ³ al hombrecillo que tambiÃ©n a Ã©l le preguntÃ³ su destino: - Mi padre estÃ¡ muy enfermo, busco el agua de la vida, que es la Ãºnica cura para Ã©l.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64">
            <text:p>564</text:p>
          </table:table-cell>
          <table:table-cell office:value-type="float" office:value="0.125">
            <text:p>0.13</text:p>
          </table:table-cell>
          <table:table-cell office:value-type="float" office:value="70.5">
            <text:p>70.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- Â¿Sabes ya a dÃ³nde debes dirigirte para encontrarla?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125">
            <text:p>0.13</text:p>
          </table:table-cell>
          <table:table-cell office:value-type="float" office:value="3.875">
            <text:p>3.8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â VolviÃ³ a preguntar el enano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25">
            <text:p>0.13</text:p>
          </table:table-cell>
          <table:table-cell office:value-type="float" office:value="2.625">
            <text:p>2.6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- AÃºn no, Â¿me podrÃ­as ayudar, duendecillo?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125">
            <text:p>0.13</text:p>
          </table:table-cell>
          <table:table-cell office:value-type="float" office:value="3.125">
            <text:p>3.1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- Has resultado ser amable y humilde, y mereces mi favor.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0.125">
            <text:p>0.13</text:p>
          </table:table-cell>
          <table:table-cell office:value-type="float" office:value="7.25">
            <text:p>7.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Toma esta varilla y estos dos panes y dirÃ­gete hacia el castillo encantado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125">
            <text:p>0.13</text:p>
          </table:table-cell>
          <table:table-cell office:value-type="float" office:value="11.375">
            <text:p>11.3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Toca la cancela tres veces con la vara, y arroja un pan a cada una de las dos bestias que intentarÃ¡n comerte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0.125">
            <text:p>0.13</text:p>
          </table:table-cell>
          <table:table-cell office:value-type="float" office:value="23.25">
            <text:p>23.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- Busca entonces la fuente del agua de la vida tan rÃ¡pido como puedas, pues si dan las doce, y sigues en el interior del castillo, ya nunca mÃ¡s podrÃ¡s salir.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502">
            <text:p>502</text:p>
          </table:table-cell>
          <table:table-cell office:value-type="float" office:value="0.166666666666667">
            <text:p>0.17</text:p>
          </table:table-cell>
          <table:table-cell office:value-type="float" office:value="83.6666666666667">
            <text:p>83.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â AÃ±adiÃ³ el enanito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66666666666667">
            <text:p>0.17</text:p>
          </table:table-cell>
          <table:table-cell office:value-type="float" office:value="1.66666666666667">
            <text:p>1.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A lomos de su caballo, pasados varios dÃ­as, llegÃ³ el prÃ­ncipe al castillo encantado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166666666666667">
            <text:p>0.17</text:p>
          </table:table-cell>
          <table:table-cell office:value-type="float" office:value="22.6666666666667">
            <text:p>22.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TocÃ³ tres veces la cancela con la vara mÃ¡gica, amansÃ³ a las bestias con los panes y llegÃ³ a una estancia donde habÃ­a una preciosa muchacha: - Â¡Por fin se ha roto el hechizo!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567">
            <text:p>567</text:p>
          </table:table-cell>
          <table:table-cell office:value-type="float" office:value="0.166666666666667">
            <text:p>0.17</text:p>
          </table:table-cell>
          <table:table-cell office:value-type="float" office:value="94.5">
            <text:p>94.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En agradecimiento, me casarÃ© contigo si vuelves dentro de un aÃ±o.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0.166666666666667">
            <text:p>0.17</text:p>
          </table:table-cell>
          <table:table-cell office:value-type="float" office:value="7.66666666666667">
            <text:p>7.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Contento por el ofrecimiento, el muchacho buscÃ³ rÃ¡pidamente la fuente de la que manaba el agua de la vida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125">
            <text:p>0.13</text:p>
          </table:table-cell>
          <table:table-cell office:value-type="float" office:value="26.25">
            <text:p>26.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LlenÃ³ un frasco con ella y saliÃ³ del castillo antes de las doce.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125">
            <text:p>0.13</text:p>
          </table:table-cell>
          <table:table-cell office:value-type="float" office:value="6.875">
            <text:p>6.8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De vuelta a palacio, se encontrÃ³ de nuevo con el duende, a quien relatÃ³ su experiencia y pidiÃ³: - Mis hermanos partieron hace tiempo, y no les he vuelto a ver.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office:value-type="float" office:value="0.125">
            <text:p>0.13</text:p>
          </table:table-cell>
          <table:table-cell office:value-type="float" office:value="44.25">
            <text:p>44.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Â¿No sabrÃ­as dÃ³nde puedo encontrarles?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125">
            <text:p>0.13</text:p>
          </table:table-cell>
          <table:table-cell office:value-type="float" office:value="1.875">
            <text:p>1.8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- EstÃ¡n atrapados por la avaricia y el egoÃ­smo, pero tu bondad les harÃ¡ libres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0.125">
            <text:p>0.13</text:p>
          </table:table-cell>
          <table:table-cell office:value-type="float" office:value="12.125">
            <text:p>12.1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Vuelve a casa y por el camino los encontrarÃ¡s.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125">
            <text:p>0.13</text:p>
          </table:table-cell>
          <table:table-cell office:value-type="float" office:value="5.625">
            <text:p>5.6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Pero Â¡cuÃ­date de ellos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25">
            <text:p>0.13</text:p>
          </table:table-cell>
          <table:table-cell office:value-type="float" office:value="1.25">
            <text:p>1.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Tal como habÃ­a anunciado el duende, el menor encontrÃ³ a sus dos hermanos antes de llegar al castillo del rey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0.166666666666667">
            <text:p>0.17</text:p>
          </table:table-cell>
          <table:table-cell office:value-type="float" office:value="22.1666666666667">
            <text:p>22.1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Los tres fueron a ver a su padre, quien despuÃ©s de tomar el agua de la vida se recuperÃ³ por completo.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0.166666666666667">
            <text:p>0.17</text:p>
          </table:table-cell>
          <table:table-cell office:value-type="float" office:value="38.6666666666667">
            <text:p>38.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Incluso pareciÃ³ rejuvenecer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66666666666667">
            <text:p>0.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El menor de los hermanos le relatÃ³ entonces su compromiso con la princesa, y su padre, orgulloso, le dio su mÃ¡s sincera bendiciÃ³n para la boda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0.166666666666667">
            <text:p>0.17</text:p>
          </table:table-cell>
          <table:table-cell office:value-type="float" office:value="44.5">
            <text:p>44.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AsÃ­ pues, cerca de la fecha pactada, el menor de los prÃ­ncipes se dispuso a partir en busca de su amada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0.166666666666667">
            <text:p>0.17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string">
            <text:p>Ãsta, esperando ansiosa en el castillo, ordenÃ³ extender una carretera de oro, desde su palacio hasta el camino, para dar la bienvenida a su futuro esposo: - Dejad pasar a aquel que venga por el centro de la carretera,- dijo a los guardianes â Cualquier otro serÃ¡ un impostor.- AdvirtiÃ³.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853">
            <text:p>853</text:p>
          </table:table-cell>
          <table:table-cell office:value-type="float" office:value="0.25">
            <text:p>0.25</text:p>
          </table:table-cell>
          <table:table-cell office:value-type="float" office:value="213.25">
            <text:p>213.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string">
            <text:p>Y marchÃ³ a hacer los preparativos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string">
            <text:p>Efectivamente, los dos hermanos mayores, envidiosos, tramaron por separado llegar antes que Ã©l y presentarse a la princesa como sus libertadores: - SuplantarÃ© a mi hermano y desposarÃ© a la princesa - Pensaba cada uno de ellos.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783">
            <text:p>783</text:p>
          </table:table-cell>
          <table:table-cell office:value-type="float" office:value="0.25">
            <text:p>0.25</text:p>
          </table:table-cell>
          <table:table-cell office:value-type="float" office:value="195.75">
            <text:p>195.7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string">
            <text:p>El primero en llegar fue el hermano mayor, que al ver la carretera de oro pensÃ³ que la estropearÃ­a si la pisaba, y dando un rodeo, se presentÃ³ a los guardas de la puerta, por la derecha, como el rescatador de la princesa.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176">
            <text:p>1176</text:p>
          </table:table-cell>
          <table:table-cell office:value-type="float" office:value="0.25">
            <text:p>0.25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string">
            <text:p>Mas Ã©stos, obedientes le negaron el paso.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25">
            <text:p>0.25</text:p>
          </table:table-cell>
          <table:table-cell office:value-type="float" office:value="5.25">
            <text:p>5.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string">
            <text:p>El hermano mediano llegÃ³ despuÃ©s, pero apartÃ³ al caballo de la carretera por miedo a estropearla, y tomÃ³ el camino de la izquierda hasta los guardias, que tampoco le dejaron entrar.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0.25">
            <text:p>0.25</text:p>
          </table:table-cell>
          <table:table-cell office:value-type="float" office:value="78.75">
            <text:p>78.7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Por Ãºltimo llegÃ³ el hermano menor, que ni siquiera notÃ³ cuando el caballo comenzÃ³ a caminar por la carretera de oro, pues iba tan absorto en sus pensamientos sobre la princesa que se podrÃ­a decir que flotaba.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06">
            <text:p>706</text:p>
          </table:table-cell>
          <table:table-cell office:value-type="float" office:value="0.25">
            <text:p>0.25</text:p>
          </table:table-cell>
          <table:table-cell office:value-type="float" office:value="176.5">
            <text:p>176.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Al llegar a la puerta, le abrieron enseguida, y allÃ­ estaba la princesa esperÃ¡ndole con los brazos abiertos, llena de alegrÃ­a y reconociÃ©ndole como su salvador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office:value-type="float" office:value="0.25">
            <text:p>0.25</text:p>
          </table:table-cell>
          <table:table-cell office:value-type="float" office:value="101.75">
            <text:p>101.7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Los esponsales duraron varios dÃ­as, y trajeron mucha felicidad a la pareja, que invitÃ³ tambiÃ©n al padre, que nunca volviÃ³ a enfermar.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float" office:value="0.25">
            <text:p>0.25</text:p>
          </table:table-cell>
          <table:table-cell office:value-type="float" office:value="75.25">
            <text:p>75.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Hace ya de esto mucho tiempo, he aquÃ­ que vivÃ­a un rey, famoso en todo el paÃ­s por su sabidurÃ­a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0.0909090909090909">
            <text:p>0.09</text:p>
          </table:table-cell>
          <table:table-cell office:value-type="float" office:value="12.8181818181818">
            <text:p>12.8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Nada le era oculto</text:p>
          </table:table-cell>
          <table:table-cell office:value-type="string">
            <text:p><text:s/>habrÃ­ase dicho que por el aire le llegaban noticias de las cosas mÃ¡s recÃ³nditas y secretas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0.0909090909090909">
            <text:p>0.0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TenÃ­a, empero, una singular costumbre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909090909090909">
            <text:p>0.09</text:p>
          </table:table-cell>
          <table:table-cell office:value-type="float" office:value="2.54545454545455">
            <text:p>2.5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Cada mediodÃ­a, una vez retirada la mesa y cuando nadie hallaba presente, un criado de confianza le servÃ­a un plato mÃ¡s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0909090909090909">
            <text:p>0.09</text:p>
          </table:table-cell>
          <table:table-cell office:value-type="float" office:value="25.0909090909091">
            <text:p>25.0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Estaba tapado, y nadie sabÃ­a lo que contenÃ­a, ni el mismo servidor, pues el Rey no lo descubrÃ­a ni comÃ­a de Ã©l hasta encontrarse completamente solo.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office:value-type="float" office:value="0.0909090909090909">
            <text:p>0.09</text:p>
          </table:table-cell>
          <table:table-cell office:value-type="float" office:value="20.6363636363636">
            <text:p>20.6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Las cosas siguieron asÃ­ durante mucho tiempo, cuando un dÃ­a picÃ³le al criado una curiosidad irresistible y se llevÃ³ la fuente a su habitaciÃ³n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0.0909090909090909">
            <text:p>0.09</text:p>
          </table:table-cell>
          <table:table-cell office:value-type="float" office:value="21.9090909090909">
            <text:p>21.9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Cerrado que hubo la puerta con todo cuidado, levantÃ³ la tapadera y vio que en la bandeja habÃ­a una serpiente blanca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0.0909090909090909">
            <text:p>0.09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No pudo reprimir el antojo de probarla</text:p>
          </table:table-cell>
          <table:table-cell office:value-type="string">
            <text:p><text:s/>cortÃ³ un pedacito y se lo llevÃ³ a la boca.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0.0909090909090909">
            <text:p>0.0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Apenas lo hubo tocado con la lengua, oyÃ³ un extraÃ±o susurro de melÃ³dicas voces que venÃ­a de la ventana; al acercarse y prestar oÃ­do, observÃ³ que eran gorriones que hablaban entre sÃ­, contÃ¡ndose mil cosas que vieran en campos y bosques.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0.0909090909090909">
            <text:p>0.09</text:p>
          </table:table-cell>
          <table:table-cell office:value-type="float" office:value="53.1818181818182">
            <text:p>53.1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A comer aquel pedacito de serpiente habÃ­a recibido el don de entender el lenguaje de los animales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0909090909090909">
            <text:p>0.09</text:p>
          </table:table-cell>
          <table:table-cell office:value-type="float" office:value="13.9090909090909">
            <text:p>13.9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SucediÃ³ que aquel mismo dÃ­a se extraviÃ³ la sortija mÃ¡s hermosa de la Reina, y la sospecha recayÃ³ sobre el fiel servidor que tenÃ­a acceso a todas las habitaciones.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0.0833333333333333">
            <text:p>0.08</text:p>
          </table:table-cell>
          <table:table-cell office:value-type="float" office:value="20.3333333333333">
            <text:p>20.3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El Rey le mandÃ³ comparecer a su presencia, y, en los tÃ©rminos mÃ¡s duros, le amenazÃ³ con que, si para el dÃ­a siguiente no lograba descubrir al ladrÃ³n, se le tendrÃ­a por tal y serÃ­a ajusticiado.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783">
            <text:p>783</text:p>
          </table:table-cell>
          <table:table-cell office:value-type="float" office:value="0.0833333333333333">
            <text:p>0.08</text:p>
          </table:table-cell>
          <table:table-cell office:value-type="float" office:value="65.25">
            <text:p>65.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De nada sirviÃ³ al leal criado protestar de su inocencia</text:p>
          </table:table-cell>
          <table:table-cell office:value-type="string">
            <text:p><text:s/>el Rey lo hizo salir sin retirar su amenaza.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0.0833333333333333">
            <text:p>0.0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Lleno de temor y congoja, bajÃ³ al patio, siempre cavilando la manera de salir del apuro, cuando observÃ³ tres patos que solazaban tranquilamente en el arroyo, alisÃ¡ndose las plumas con el pico y sosteniendo una animada conversaciÃ³n.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41">
            <text:p>441</text:p>
          </table:table-cell>
          <table:table-cell office:value-type="float" office:value="0.0833333333333333">
            <text:p>0.08</text:p>
          </table:table-cell>
          <table:table-cell office:value-type="float" office:value="36.75">
            <text:p>36.7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El criado se detuvo a escucharlos.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833333333333333">
            <text:p>0.0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Se relataban dÃ³nde habÃ­an pasado la maÃ±ana y lo que habÃ­an encontrado para comer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0833333333333333">
            <text:p>0.08</text:p>
          </table:table-cell>
          <table:table-cell office:value-type="float" office:value="8.75">
            <text:p>8.7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Uno de ellos dijo malhumorado: "Siento un peso en el estÃ³mago; con las prisas me he tragado una sortija que estaba al pie de la ventana de la Reina."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0.0833333333333333">
            <text:p>0.08</text:p>
          </table:table-cell>
          <table:table-cell office:value-type="float" office:value="24.25">
            <text:p>24.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Sin pensarlo mÃ¡s, el criado lo agarrÃ³ por el cuello, lo llevÃ³ a la cocina y dijo al cocinero: "Mata Ã©ste, que ya estÃ¡ bastante cebado."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  <table:table-cell office:value-type="float" office:value="0.0833333333333333">
            <text:p>0.08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- "Dices verdad," asintiÃ³ el cocinero sopesÃ¡ndolo con la mano, "se ha dado buena maÃ±a en engordar y estÃ¡ pidiendo ya que lo pongan en el asador."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0.0833333333333333">
            <text:p>0.08</text:p>
          </table:table-cell>
          <table:table-cell office:value-type="float" office:value="33.25">
            <text:p>33.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CortÃ³le el cuello y, al vaciarlo, apareciÃ³ en su estÃ³mago el anillo de la Reina.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.0833333333333333">
            <text:p>0.08</text:p>
          </table:table-cell>
          <table:table-cell office:value-type="float" office:value="12.75">
            <text:p>12.7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Ã¡cil le fue al criado probar al Rey su inocencia, y, queriendo Ã©ste reparar su injusticia, ofreciÃ³ a su servidor la gracia que Ã©l eligiera, prometiendo darle el cargo que mÃ¡s apeteciera en su Corte.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742">
            <text:p>742</text:p>
          </table:table-cell>
          <table:table-cell office:value-type="float" office:value="0.0833333333333333">
            <text:p>0.08</text:p>
          </table:table-cell>
          <table:table-cell office:value-type="float" office:value="61.8333333333333">
            <text:p>61.8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El criado declinÃ³ este honor y se limitÃ³ a pedir un caballo y dinero para el viaje, pues deseaba ver el mundo y pasarse un tiempo recorriÃ©ndole.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0.0625">
            <text:p>0.06</text:p>
          </table:table-cell>
          <table:table-cell office:value-type="float" office:value="16.1875">
            <text:p>16.1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Otorgada su peticiÃ³n, pÃºsose en camino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625">
            <text:p>0.06</text:p>
          </table:table-cell>
          <table:table-cell office:value-type="float" office:value="1.75">
            <text:p>1.7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y un buen dÃ­a llegÃ³ junto a un estanque, donde observÃ³ tres peces que habÃ­an quedado aprisionados entre las caÃ±as y pugnaban, jadeantes, por volver al agua.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0.0625">
            <text:p>0.06</text:p>
          </table:table-cell>
          <table:table-cell office:value-type="float" office:value="21.25">
            <text:p>21.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Digan lo que digan de que los peces son mudos, lo cierto es que el hombre entendiÃ³ muy bien las quejas de aquellos animales, que se lamentaban de verse condenados a una muerte tan miserable.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667">
            <text:p>667</text:p>
          </table:table-cell>
          <table:table-cell office:value-type="float" office:value="0.0625">
            <text:p>0.06</text:p>
          </table:table-cell>
          <table:table-cell office:value-type="float" office:value="41.6875">
            <text:p>41.6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Siendo, como era, de corazÃ³n compasivo, se apeÃ³ y devolviÃ³ los tres peces al agua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0.0625">
            <text:p>0.06</text:p>
          </table:table-cell>
          <table:table-cell office:value-type="float" office:value="7.875">
            <text:p>7.8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Coleteando de alegrÃ­a y asomando las cabezas, le dijeron: "Nos acordaremos de que nos salvaste la vida, y ocasiÃ³n tendremos de pagÃ¡rtelo."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0.0625">
            <text:p>0.06</text:p>
          </table:table-cell>
          <table:table-cell office:value-type="float" office:value="23.625">
            <text:p>23.6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SiguiÃ³ el mozo cabalgando, y al cabo de un rato pareciÃ³le como si percibiera una voz procedente de la arena, a sus pies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0625">
            <text:p>0.06</text:p>
          </table:table-cell>
          <table:table-cell office:value-type="float" office:value="20.3125">
            <text:p>20.3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Aguzando el oÃ­do, diose cuenta de que era un rey de las hormigas que se quejaba: "Â¡Si al menos esos hombres, con sus torpes animales, nos dejaran tranquilas!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0.0625">
            <text:p>0.06</text:p>
          </table:table-cell>
          <table:table-cell office:value-type="float" office:value="24.9375">
            <text:p>24.9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Este caballo estÃºpido, con sus pesados cascos, estÃ¡ aplastando sin compasiÃ³n a mis gentes."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0.0625">
            <text:p>0.06</text:p>
          </table:table-cell>
          <table:table-cell office:value-type="float" office:value="5.8125">
            <text:p>5.8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El jinete torciÃ³ hacia un camino que seguÃ­a al lado, y el rey de las hormigas le gritÃ³: "Â¡Nos acordaremos y te lo pagaremos!"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0.0625">
            <text:p>0.06</text:p>
          </table:table-cell>
          <table:table-cell office:value-type="float" office:value="25.375">
            <text:p>25.3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La ruta lo condujo a un bosque, y allÃ­ vio una pareja de cuervos que, al borde de su nido, arrojaban de Ã©l a sus hijos: "Â¡Fuera de aquÃ­, truhanes!"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office:value-type="float" office:value="0.0625">
            <text:p>0.06</text:p>
          </table:table-cell>
          <table:table-cell office:value-type="float" office:value="41.6875">
            <text:p>41.6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les gritaban, "no podemos seguir hartÃ¡ndoos; ya tenÃ©is edad para buscaros pitanza."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0.0625">
            <text:p>0.06</text:p>
          </table:table-cell>
          <table:table-cell office:value-type="float" office:value="7.5625">
            <text:p>7.5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Los pobres pequeÃ±uelos estaban en el suelo, agitando sus dÃ©biles alitas y lloriqueando: "Â¡Infelices de nosotros, desvalidos, que hemos de buscarnos la comida y todavÃ­a no sabemos volar!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529">
            <text:p>529</text:p>
          </table:table-cell>
          <table:table-cell office:value-type="float" office:value="0.0625">
            <text:p>0.06</text:p>
          </table:table-cell>
          <table:table-cell office:value-type="float" office:value="33.0625">
            <text:p>33.0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Â¿QuÃ© vamos a hacer, sino morirnos de hambre?"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625">
            <text:p>0.06</text:p>
          </table:table-cell>
          <table:table-cell office:value-type="float" office:value="3.4375">
            <text:p>3.4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ApeÃ³se el mozo, matÃ³ al caballo de un sablazo y dejÃ³ su cuerpo para pasto de los pequeÃ±os cuervos, los cuales lanzÃ¡ronse a saltos sobre la presa y, una vez hartos, dijeron a su bienhechor: "Â¡Nos acordaremos y te lo pagaremos!"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601">
            <text:p>601</text:p>
          </table:table-cell>
          <table:table-cell office:value-type="float" office:value="0.0625">
            <text:p>0.06</text:p>
          </table:table-cell>
          <table:table-cell office:value-type="float" office:value="37.5625">
            <text:p>37.5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El criado hubo de proseguir su ruta a pie, y, al cabo de muchas horas, llegÃ³ a una gran ciudad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0.166666666666667">
            <text:p>0.17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Las calles rebullÃ­an de gente, y se observaba una gran excitaciÃ³n; en esto apareciÃ³ un pregonero montado a caballo, haciendo saber que la hija del rey buscaba esposo.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438">
            <text:p>438</text:p>
          </table:table-cell>
          <table:table-cell office:value-type="float" office:value="0.166666666666667">
            <text:p>0.17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Quien se atreviese a pretenderla debÃ­a, empero, realizar una difÃ­cil hazaÃ±a: si la cumplÃ­a recibirÃ­a la mano de la princesa; pero si fracasaba, perderÃ­a la vida.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66">
            <text:p>466</text:p>
          </table:table-cell>
          <table:table-cell office:value-type="float" office:value="0.166666666666667">
            <text:p>0.17</text:p>
          </table:table-cell>
          <table:table-cell office:value-type="float" office:value="77.6666666666667">
            <text:p>77.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Eran muchos los que lo habÃ­an intentado ya</text:p>
          </table:table-cell>
          <table:table-cell office:value-type="string">
            <text:p><text:s/>mas perecieron en la empresa.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0.166666666666667">
            <text:p>0.1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El joven vio a la princesa y quedÃ³ de tal modo deslumbrado por su hermosura, que, desafiando todo peligro, presentÃ³se ante el Rey a pedir la mano de su hija.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float" office:value="0.166666666666667">
            <text:p>0.17</text:p>
          </table:table-cell>
          <table:table-cell office:value-type="float" office:value="83.1666666666667">
            <text:p>83.1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Lo condujeron mar adentro, y en su presencia arrojaron al fondo un anillo.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037037037037037">
            <text:p>0.04</text:p>
          </table:table-cell>
          <table:table-cell office:value-type="float" office:value="3.88888888888889">
            <text:p>3.8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El Rey le mandÃ³ que recuperase la joya, y aÃ±adiÃ³: "Si vuelves sin ella, serÃ¡s precipitado al mar hasta que mueras ahogado."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328">
            <text:p>328</text:p>
          </table:table-cell>
          <table:table-cell office:value-type="float" office:value="0.037037037037037">
            <text:p>0.04</text:p>
          </table:table-cell>
          <table:table-cell office:value-type="float" office:value="12.1481481481481">
            <text:p>12.1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Todos los presentes se compadecÃ­an del apuesto mozo, a quien dejaron solo en la playa.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0.037037037037037">
            <text:p>0.04</text:p>
          </table:table-cell>
          <table:table-cell office:value-type="float" office:value="3.59259259259259">
            <text:p>3.5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El joven se quedÃ³ allÃ­, pensando en la manera de salir de su apuro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0.037037037037037">
            <text:p>0.04</text:p>
          </table:table-cell>
          <table:table-cell office:value-type="float" office:value="3.48148148148148">
            <text:p>3.4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De pronto vio tres peces que se le acercaban juntos, y que no eran sino aquellos que Ã©l habÃ­a salvado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0.037037037037037">
            <text:p>0.04</text:p>
          </table:table-cell>
          <table:table-cell office:value-type="float" office:value="6.03703703703704">
            <text:p>6.0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El que venÃ­a en medio llevaba en la boca una concha, que depositÃ³ en la playa, a los pies del joven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037037037037037">
            <text:p>0.04</text:p>
          </table:table-cell>
          <table:table-cell office:value-type="float" office:value="10.2222222222222">
            <text:p>10.2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Ãste la recogiÃ³ para abrirla, y en su interior apareciÃ³ el anillo de oro.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37037037037037">
            <text:p>0.04</text:p>
          </table:table-cell>
          <table:table-cell office:value-type="float" office:value="4.44444444444444">
            <text:p>4.4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Saltando de contento, corriÃ³ a llevarlo al rey, con la esperanza de que se le concediese la prometida recompensa.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0.037037037037037">
            <text:p>0.04</text:p>
          </table:table-cell>
          <table:table-cell office:value-type="float" office:value="6.03703703703704">
            <text:p>6.0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Pero la soberbia princesa, al saber que su pretendiente era de linaje inferior, lo rechazÃ³, exigiÃ©ndole la realizaciÃ³n de un nuevo trabajo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0.037037037037037">
            <text:p>0.04</text:p>
          </table:table-cell>
          <table:table-cell office:value-type="float" office:value="12.037037037037">
            <text:p>12.0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SaliÃ³ al jardÃ­n, y esparciÃ³ entre la hierba diez sacos llenos de mijo: "MaÃ±ana, antes de que salga el sol, debes haberlo recogido todo, sin que falte un grano."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0.037037037037037">
            <text:p>0.04</text:p>
          </table:table-cell>
          <table:table-cell office:value-type="float" office:value="12.6666666666667">
            <text:p>12.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SentÃ³se el doncel en el jardÃ­n y se puso a cavilar sobre el modo de cumplir aquel mandato.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.037037037037037">
            <text:p>0.04</text:p>
          </table:table-cell>
          <table:table-cell office:value-type="float" office:value="3.37037037037037">
            <text:p>3.3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Pero no se le ocurrÃ­a nada, y se puso muy triste al pensar que a la maÃ±ana siguiente serÃ­a conducido al patÃ­bulo.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0.037037037037037">
            <text:p>0.0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Pero cuando los primeros rayos del sol iluminaron el jardÃ­n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37037037037037">
            <text:p>0.04</text:p>
          </table:table-cell>
          <table:table-cell office:value-type="float" office:value="2.03703703703704">
            <text:p>2.0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Â¡QuÃ© era aquello que veÃ­a!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37037037037037">
            <text:p>0.04</text:p>
          </table:table-cell>
          <table:table-cell office:value-type="float" office:value="0.555555555555556">
            <text:p>0.5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Â¡Los diez estaban completamente llenos y bien alineados, sin que faltase un grano de mijo!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037037037037037">
            <text:p>0.04</text:p>
          </table:table-cell>
          <table:table-cell office:value-type="float" office:value="5.03703703703704">
            <text:p>5.0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Por la noche habÃ­a acudido el rey de las hormigas con sus miles y miles de sÃºbditos, y los agradecidos animalitos habÃ­an recogido el mijo con gran diligencia, y lo habÃ­an depositado en los sacos.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0.037037037037037">
            <text:p>0.04</text:p>
          </table:table-cell>
          <table:table-cell office:value-type="float" office:value="14.4814814814815">
            <text:p>14.4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BajÃ³ la princesa en persona al jardÃ­n y pudo ver con asombro que el joven habÃ­a salido con bien de la prueba.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.037037037037037">
            <text:p>0.04</text:p>
          </table:table-cell>
          <table:table-cell office:value-type="float" office:value="5.03703703703704">
            <text:p>5.0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Pero su corazÃ³n orgulloso no estaba aplacado aÃºn, y dijo: "Aunque haya realizado los dos trabajos, no serÃ¡ mi esposo hasta que me traiga una manzana del Ãrbol de la Vida."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0.037037037037037">
            <text:p>0.04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El pretendiente ignoraba dÃ³nde crecÃ­a aquel Ã¡rbol.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37037037037037">
            <text:p>0.04</text:p>
          </table:table-cell>
          <table:table-cell office:value-type="float" office:value="1.03703703703704">
            <text:p>1.0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PÃºsose en camino, dispuesto a no detenerse mientras lo sostuviesen las piernas, aunque no abrigaba esperanza alguna de encontrar lo que buscaba.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0.037037037037037">
            <text:p>0.04</text:p>
          </table:table-cell>
          <table:table-cell office:value-type="float" office:value="8.14814814814815">
            <text:p>8.1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Cuando hubo recorrido ya tres reinos, un atardecer llegÃ³ a un bosque y se tendiÃ³ a dormir debajo de un Ã¡rbol; de sÃºbito, oyÃ³ un rumor entre las ramas, al tiempo que una manzana de oro le caÃ­a en la mano.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871">
            <text:p>871</text:p>
          </table:table-cell>
          <table:table-cell office:value-type="float" office:value="0.037037037037037">
            <text:p>0.04</text:p>
          </table:table-cell>
          <table:table-cell office:value-type="float" office:value="32.2592592592593">
            <text:p>32.2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Un instante despuÃ©s bajaron volando tres cuervos, que, posÃ¡ndose sobre sus rodillas, le dijeron: "Somos aquellos cuervos pequeÃ±os que salvaste de morir de hambre.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0.037037037037037">
            <text:p>0.04</text:p>
          </table:table-cell>
          <table:table-cell office:value-type="float" office:value="11.6666666666667">
            <text:p>11.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Cuando, ya crecidos, supimos que andabas en busca de la manzana de oro, cruzamos el mar volando y llegamos hasta el confÃ­n del mundo, donde crece el Ãrbol de la Vida, para traerte la fruta."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  <table:table-cell office:value-type="float" office:value="0.037037037037037">
            <text:p>0.04</text:p>
          </table:table-cell>
          <table:table-cell office:value-type="float" office:value="17.0740740740741">
            <text:p>17.0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Loco de contento, reemprendiÃ³ el mozo el camino de regreso para llevar la manzana de oro a la princesa, la cual no puso ya mÃ¡s dilaciones.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0.037037037037037">
            <text:p>0.04</text:p>
          </table:table-cell>
          <table:table-cell office:value-type="float" office:value="11.4814814814815">
            <text:p>11.4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PartiÃ©ronse la manzana de la vida y se la comieron juntos.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37037037037037">
            <text:p>0.04</text:p>
          </table:table-cell>
          <table:table-cell office:value-type="float" office:value="2.44444444444444">
            <text:p>2.4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Entonces encendiÃ³se en el corazÃ³n de la doncella un gran amor por su prometido, y vivieron felices hasta una edad muy avanzada.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0.037037037037037">
            <text:p>0.04</text:p>
          </table:table-cell>
          <table:table-cell office:value-type="float" office:value="9.40740740740741">
            <text:p>9.4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0">10/07/2024</text:date>, <text:time>10:3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6S</meta:editing-duration>
    <meta:editing-cycles>3</meta:editing-cycles>
    <meta:generator>OpenOffice/4.1.7$Win32 OpenOffice.org_project/417m1$Build-9800</meta:generator>
    <dc:date>2024-07-10T10:34:29.72</dc:date>
    <meta:document-statistic meta:table-count="3" meta:cell-count="16464" meta:object-count="0"/>
    <meta:user-defined meta:name="Info 1"/>
    <meta:user-defined meta:name="Info 2"/>
    <meta:user-defined meta:name="Info 3"/>
    <meta:user-defined meta:name="Info 4"/>
  </office:meta>
</office:document-meta>
</file>